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74pt solid #0000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8" style:family="table-cell" style:parent-style-name="Default">
      <style:table-cell-properties fo:border="0.74pt solid #000000"/>
    </style:style>
    <style:style style:name="ce6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8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9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9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0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1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1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2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2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2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3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3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3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4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4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4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4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5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5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6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6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cess Standard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number-columns-repeated="2"/>
          <table:table-cell table:style-name="ce6" table:number-columns-repeated="16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style-name="ce13" office:value-type="string" calcext:value-type="string" table:number-columns-spanned="13" table:number-rows-spanned="1">
            <text:p>Processing Standard (sans Shared, ni Stream)</text:p>
          </table:table-cell>
          <table:covered-table-cell table:number-columns-repeated="12" table:style-name="ce6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16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           Dim X</text:p>
            <text:p>Dim Y           </text:p>
          </table:table-cell>
          <table:table-cell table:style-name="ce7" office:value-type="float" office:value="64" calcext:value-type="float" table:number-columns-spanned="1" table:number-rows-spanned="2">
            <text:p>64</text:p>
          </table:table-cell>
          <table:table-cell table:style-name="ce14" office:value-type="float" office:value="128" calcext:value-type="float" table:number-columns-spanned="1" table:number-rows-spanned="2">
            <text:p>128</text:p>
          </table:table-cell>
          <table:table-cell table:style-name="ce14" office:value-type="float" office:value="192" calcext:value-type="float" table:number-columns-spanned="1" table:number-rows-spanned="2">
            <text:p>192</text:p>
          </table:table-cell>
          <table:table-cell table:style-name="ce14" office:value-type="float" office:value="256" calcext:value-type="float" table:number-columns-spanned="1" table:number-rows-spanned="2">
            <text:p>256</text:p>
          </table:table-cell>
          <table:table-cell table:style-name="ce14" office:value-type="float" office:value="320" calcext:value-type="float" table:number-columns-spanned="1" table:number-rows-spanned="2">
            <text:p>320</text:p>
          </table:table-cell>
          <table:table-cell table:style-name="ce14" office:value-type="float" office:value="384" calcext:value-type="float" table:number-columns-spanned="1" table:number-rows-spanned="2">
            <text:p>384</text:p>
          </table:table-cell>
          <table:table-cell table:style-name="ce14" office:value-type="float" office:value="448" calcext:value-type="float" table:number-columns-spanned="1" table:number-rows-spanned="2">
            <text:p>448</text:p>
          </table:table-cell>
          <table:table-cell table:style-name="ce14" office:value-type="float" office:value="512" calcext:value-type="float" table:number-columns-spanned="1" table:number-rows-spanned="2">
            <text:p>512</text:p>
          </table:table-cell>
          <table:table-cell table:style-name="ce14" office:value-type="float" office:value="576" calcext:value-type="float" table:number-columns-spanned="1" table:number-rows-spanned="2">
            <text:p>576</text:p>
          </table:table-cell>
          <table:table-cell table:style-name="ce14" office:value-type="float" office:value="640" calcext:value-type="float" table:number-columns-spanned="1" table:number-rows-spanned="2">
            <text:p>640</text:p>
          </table:table-cell>
          <table:table-cell table:style-name="ce14" office:value-type="float" office:value="704" calcext:value-type="float" table:number-columns-spanned="1" table:number-rows-spanned="2">
            <text:p>704</text:p>
          </table:table-cell>
          <table:table-cell table:style-name="ce14" office:value-type="float" office:value="768" calcext:value-type="float" table:number-columns-spanned="1" table:number-rows-spanned="2">
            <text:p>768</text:p>
          </table:table-cell>
          <table:table-cell table:style-name="ce14" office:value-type="float" office:value="832" calcext:value-type="float" table:number-columns-spanned="1" table:number-rows-spanned="2">
            <text:p>832</text:p>
          </table:table-cell>
          <table:table-cell table:style-name="ce14" office:value-type="float" office:value="896" calcext:value-type="float" table:number-columns-spanned="1" table:number-rows-spanned="2">
            <text:p>896</text:p>
          </table:table-cell>
          <table:table-cell table:style-name="ce14" office:value-type="float" office:value="960" calcext:value-type="float" table:number-columns-spanned="1" table:number-rows-spanned="2">
            <text:p>960</text:p>
          </table:table-cell>
          <table:table-cell table:style-name="ce20" office:value-type="float" office:value="1024" calcext:value-type="float" table:number-columns-spanned="1" table:number-rows-spanned="2">
            <text:p>1024</text:p>
          </table:table-cell>
          <table:table-cell table:style-name="ce44" office:value-type="string" calcext:value-type="string" table:number-columns-spanned="1" table:number-rows-spanned="2">
            <text:p>Moyenne Y</text:p>
          </table:table-cell>
          <table:table-cell/>
          <table:table-cell table:style-name="ce44" office:value-type="string" calcext:value-type="string" table:number-columns-spanned="1" table:number-rows-spanned="2">
            <text:p>Pire</text:p>
          </table:table-cell>
          <table:table-cell table:style-name="ce44" office:value-type="string" calcext:value-type="string" table:number-columns-spanned="1" table:number-rows-spanned="2">
            <text:p>Meilleure</text:p>
          </table:table-cell>
        </table:table-row>
        <table:table-row table:style-name="ro1">
          <table:table-cell/>
          <table:covered-table-cell/>
          <table:covered-table-cell table:style-name="ce8"/>
          <table:covered-table-cell table:number-columns-repeated="14" table:style-name="ce15"/>
          <table:covered-table-cell table:style-name="ce21"/>
          <table:covered-table-cell table:style-name="ce6"/>
          <table:table-cell/>
          <table:covered-table-cell table:number-columns-repeated="2" table:style-name="ce68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9" office:value-type="float" office:value="0.006961" calcext:value-type="float">
            <text:p>0.006961</text:p>
          </table:table-cell>
          <table:table-cell table:style-name="ce16" office:value-type="float" office:value="0.00694233" calcext:value-type="float">
            <text:p>0.00694233</text:p>
          </table:table-cell>
          <table:table-cell table:style-name="ce16" office:value-type="float" office:value="0.00685247" calcext:value-type="float">
            <text:p>0.00685247</text:p>
          </table:table-cell>
          <table:table-cell table:style-name="ce16" office:value-type="float" office:value="0.006841" calcext:value-type="float">
            <text:p>0.006841</text:p>
          </table:table-cell>
          <table:table-cell table:style-name="ce16" office:value-type="float" office:value="0.0070014" calcext:value-type="float">
            <text:p>0.0070014</text:p>
          </table:table-cell>
          <table:table-cell table:style-name="ce16" office:value-type="float" office:value="0.00700367" calcext:value-type="float">
            <text:p>0.00700367</text:p>
          </table:table-cell>
          <table:table-cell table:style-name="ce16" office:value-type="float" office:value="0.00701224" calcext:value-type="float">
            <text:p>0.00701224</text:p>
          </table:table-cell>
          <table:table-cell table:style-name="ce16" office:value-type="float" office:value="0.00709127" calcext:value-type="float">
            <text:p>0.00709127</text:p>
          </table:table-cell>
          <table:table-cell table:style-name="ce16" office:value-type="float" office:value="0.00697391" calcext:value-type="float">
            <text:p>0.00697391</text:p>
          </table:table-cell>
          <table:table-cell table:style-name="ce16" office:value-type="float" office:value="0.00698033" calcext:value-type="float">
            <text:p>0.00698033</text:p>
          </table:table-cell>
          <table:table-cell table:style-name="ce16" office:value-type="float" office:value="0.00681176" calcext:value-type="float">
            <text:p>0.00681176</text:p>
          </table:table-cell>
          <table:table-cell table:style-name="ce16" office:value-type="float" office:value="0.00698219" calcext:value-type="float">
            <text:p>0.00698219</text:p>
          </table:table-cell>
          <table:table-cell table:style-name="ce16" office:value-type="float" office:value="0.00701067" calcext:value-type="float">
            <text:p>0.00701067</text:p>
          </table:table-cell>
          <table:table-cell table:style-name="ce16" office:value-type="float" office:value="0.00693322" calcext:value-type="float">
            <text:p>0.00693322</text:p>
          </table:table-cell>
          <table:table-cell table:style-name="ce16" office:value-type="float" office:value="0.00706567" calcext:value-type="float">
            <text:p>0.00706567</text:p>
          </table:table-cell>
          <table:table-cell table:style-name="ce22" office:value-type="float" office:value="0.00710333" calcext:value-type="float">
            <text:p>0.00710333</text:p>
          </table:table-cell>
          <table:table-cell table:style-name="ce26" table:formula="of:=AVERAGE([.C6:.R6])" office:value-type="float" office:value="0.00697290375" calcext:value-type="float">
            <text:p>0.00697290375</text:p>
          </table:table-cell>
          <table:table-cell/>
          <table:table-cell table:style-name="ce69" table:formula="of:=MAX([.C6:.R6])" office:value-type="float" office:value="0.00710333" calcext:value-type="float">
            <text:p>0.00710333</text:p>
          </table:table-cell>
          <table:table-cell table:style-name="ce69" table:formula="of:=MIN([.C6:.R6])" office:value-type="float" office:value="0.00681176" calcext:value-type="float">
            <text:p>0.00681176</text:p>
          </table:table-cell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10" office:value-type="float" office:value="0.00699004" calcext:value-type="float">
            <text:p>0.00699004</text:p>
          </table:table-cell>
          <table:table-cell table:style-name="ce17" office:value-type="float" office:value="0.00702969" calcext:value-type="float">
            <text:p>0.00702969</text:p>
          </table:table-cell>
          <table:table-cell table:style-name="ce17" office:value-type="float" office:value="0.00689519" calcext:value-type="float">
            <text:p>0.00689519</text:p>
          </table:table-cell>
          <table:table-cell table:style-name="ce17" office:value-type="float" office:value="0.00692948" calcext:value-type="float">
            <text:p>0.00692948</text:p>
          </table:table-cell>
          <table:table-cell table:style-name="ce17" office:value-type="float" office:value="0.00701133" calcext:value-type="float">
            <text:p>0.00701133</text:p>
          </table:table-cell>
          <table:table-cell table:style-name="ce17" office:value-type="float" office:value="0.00704627" calcext:value-type="float">
            <text:p>0.00704627</text:p>
          </table:table-cell>
          <table:table-cell table:style-name="ce17" office:value-type="float" office:value="0.00686147" calcext:value-type="float">
            <text:p>0.00686147</text:p>
          </table:table-cell>
          <table:table-cell table:style-name="ce17" office:value-type="float" office:value="0.0068817" calcext:value-type="float">
            <text:p>0.0068817</text:p>
          </table:table-cell>
          <table:table-cell table:style-name="ce17" office:value-type="float" office:value="0.00707657" calcext:value-type="float">
            <text:p>0.00707657</text:p>
          </table:table-cell>
          <table:table-cell table:style-name="ce17" office:value-type="float" office:value="0.00693551" calcext:value-type="float">
            <text:p>0.00693551</text:p>
          </table:table-cell>
          <table:table-cell table:style-name="ce17" office:value-type="float" office:value="0.00695444" calcext:value-type="float">
            <text:p>0.00695444</text:p>
          </table:table-cell>
          <table:table-cell table:style-name="ce17" office:value-type="float" office:value="0.00696647" calcext:value-type="float">
            <text:p>0.00696647</text:p>
          </table:table-cell>
          <table:table-cell table:style-name="ce17" office:value-type="float" office:value="0.00690887" calcext:value-type="float">
            <text:p>0.00690887</text:p>
          </table:table-cell>
          <table:table-cell table:style-name="ce17" office:value-type="float" office:value="0.00708913" calcext:value-type="float">
            <text:p>0.00708913</text:p>
          </table:table-cell>
          <table:table-cell table:style-name="ce17" office:value-type="float" office:value="0.00696219" calcext:value-type="float">
            <text:p>0.00696219</text:p>
          </table:table-cell>
          <table:table-cell table:style-name="ce23" office:value-type="float" office:value="0.00722223" calcext:value-type="float">
            <text:p>0.00722223</text:p>
          </table:table-cell>
          <table:table-cell table:style-name="ce27" table:formula="of:=AVERAGE([.C7:.R7])" office:value-type="float" office:value="0.00698503625" calcext:value-type="float">
            <text:p>0.00698503625</text:p>
          </table:table-cell>
          <table:table-cell/>
          <table:table-cell table:style-name="ce70" table:formula="of:=MAX([.C7:.R7])" office:value-type="float" office:value="0.00722223" calcext:value-type="float">
            <text:p>0.00722223</text:p>
          </table:table-cell>
          <table:table-cell table:style-name="ce70" table:formula="of:=MIN([.C7:.R7])" office:value-type="float" office:value="0.00686147" calcext:value-type="float">
            <text:p>0.00686147</text:p>
          </table:table-cell>
        </table:table-row>
        <table:table-row table:style-name="ro1">
          <table:table-cell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00707068" calcext:value-type="float">
            <text:p>0.00707068</text:p>
          </table:table-cell>
          <table:table-cell table:style-name="ce17" office:value-type="float" office:value="0.006983" calcext:value-type="float">
            <text:p>0.006983</text:p>
          </table:table-cell>
          <table:table-cell table:style-name="ce17" office:value-type="float" office:value="0.00700932" calcext:value-type="float">
            <text:p>0.00700932</text:p>
          </table:table-cell>
          <table:table-cell table:style-name="ce17" office:value-type="float" office:value="0.00707604" calcext:value-type="float">
            <text:p>0.00707604</text:p>
          </table:table-cell>
          <table:table-cell table:style-name="ce17" office:value-type="float" office:value="0.00711291" calcext:value-type="float">
            <text:p>0.00711291</text:p>
          </table:table-cell>
          <table:table-cell table:style-name="ce17" office:value-type="float" office:value="0.007036" calcext:value-type="float">
            <text:p>0.007036</text:p>
          </table:table-cell>
          <table:table-cell table:style-name="ce17" office:value-type="float" office:value="0.00684668" calcext:value-type="float">
            <text:p>0.00684668</text:p>
          </table:table-cell>
          <table:table-cell table:style-name="ce17" office:value-type="float" office:value="0.0069033" calcext:value-type="float">
            <text:p>0.0069033</text:p>
          </table:table-cell>
          <table:table-cell table:style-name="ce17" office:value-type="float" office:value="0.0070466" calcext:value-type="float">
            <text:p>0.0070466</text:p>
          </table:table-cell>
          <table:table-cell table:style-name="ce17" office:value-type="float" office:value="0.00697875" calcext:value-type="float">
            <text:p>0.00697875</text:p>
          </table:table-cell>
          <table:table-cell table:style-name="ce17" office:value-type="float" office:value="0.00691537" calcext:value-type="float">
            <text:p>0.00691537</text:p>
          </table:table-cell>
          <table:table-cell table:style-name="ce17" office:value-type="float" office:value="0.00699248" calcext:value-type="float">
            <text:p>0.00699248</text:p>
          </table:table-cell>
          <table:table-cell table:style-name="ce17" office:value-type="float" office:value="0.00693714" calcext:value-type="float">
            <text:p>0.00693714</text:p>
          </table:table-cell>
          <table:table-cell table:style-name="ce17" office:value-type="float" office:value="0.00681765" calcext:value-type="float">
            <text:p>0.00681765</text:p>
          </table:table-cell>
          <table:table-cell table:style-name="ce17" office:value-type="float" office:value="0.00697303" calcext:value-type="float">
            <text:p>0.00697303</text:p>
          </table:table-cell>
          <table:table-cell table:style-name="ce23" office:value-type="float" office:value="0.00703175" calcext:value-type="float">
            <text:p>0.00703175</text:p>
          </table:table-cell>
          <table:table-cell table:style-name="ce27" table:formula="of:=AVERAGE([.C8:.R8])" office:value-type="float" office:value="0.00698316875" calcext:value-type="float">
            <text:p>0.00698316875</text:p>
          </table:table-cell>
          <table:table-cell/>
          <table:table-cell table:style-name="ce70" table:formula="of:=MAX([.C8:.R8])" office:value-type="float" office:value="0.00711291" calcext:value-type="float">
            <text:p>0.00711291</text:p>
          </table:table-cell>
          <table:table-cell table:style-name="ce70" table:formula="of:=MIN([.C8:.R8])" office:value-type="float" office:value="0.00681765" calcext:value-type="float">
            <text:p>0.00681765</text:p>
          </table:table-cell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10" office:value-type="float" office:value="0.0070786" calcext:value-type="float">
            <text:p>0.0070786</text:p>
          </table:table-cell>
          <table:table-cell table:style-name="ce17" office:value-type="float" office:value="0.00697501" calcext:value-type="float">
            <text:p>0.00697501</text:p>
          </table:table-cell>
          <table:table-cell table:style-name="ce17" office:value-type="float" office:value="0.0069948" calcext:value-type="float">
            <text:p>0.0069948</text:p>
          </table:table-cell>
          <table:table-cell table:style-name="ce17" office:value-type="float" office:value="0.0070687" calcext:value-type="float">
            <text:p>0.0070687</text:p>
          </table:table-cell>
          <table:table-cell table:style-name="ce17" office:value-type="float" office:value="0.00706567" calcext:value-type="float">
            <text:p>0.00706567</text:p>
          </table:table-cell>
          <table:table-cell table:style-name="ce17" office:value-type="float" office:value="0.00692139" calcext:value-type="float">
            <text:p>0.00692139</text:p>
          </table:table-cell>
          <table:table-cell table:style-name="ce17" office:value-type="float" office:value="0.00690998" calcext:value-type="float">
            <text:p>0.00690998</text:p>
          </table:table-cell>
          <table:table-cell table:style-name="ce17" office:value-type="float" office:value="0.0068579" calcext:value-type="float">
            <text:p>0.0068579</text:p>
          </table:table-cell>
          <table:table-cell table:style-name="ce17" office:value-type="float" office:value="0.00694604" calcext:value-type="float">
            <text:p>0.00694604</text:p>
          </table:table-cell>
          <table:table-cell table:style-name="ce17" office:value-type="float" office:value="0.00701373" calcext:value-type="float">
            <text:p>0.00701373</text:p>
          </table:table-cell>
          <table:table-cell table:style-name="ce17" office:value-type="float" office:value="0.00689814" calcext:value-type="float">
            <text:p>0.00689814</text:p>
          </table:table-cell>
          <table:table-cell table:style-name="ce17" office:value-type="float" office:value="0.00698067" calcext:value-type="float">
            <text:p>0.00698067</text:p>
          </table:table-cell>
          <table:table-cell table:style-name="ce17" office:value-type="float" office:value="0.00693277" calcext:value-type="float">
            <text:p>0.00693277</text:p>
          </table:table-cell>
          <table:table-cell table:style-name="ce17" office:value-type="float" office:value="0.00682519" calcext:value-type="float">
            <text:p>0.00682519</text:p>
          </table:table-cell>
          <table:table-cell table:style-name="ce17" office:value-type="float" office:value="0.00693451" calcext:value-type="float">
            <text:p>0.00693451</text:p>
          </table:table-cell>
          <table:table-cell table:style-name="ce23" office:value-type="float" office:value="0.00691918" calcext:value-type="float">
            <text:p>0.00691918</text:p>
          </table:table-cell>
          <table:table-cell table:style-name="ce27" table:formula="of:=AVERAGE([.C9:.R9])" office:value-type="float" office:value="0.0069576425" calcext:value-type="float">
            <text:p>0.0069576425</text:p>
          </table:table-cell>
          <table:table-cell/>
          <table:table-cell table:style-name="ce70" table:formula="of:=MAX([.C9:.R9])" office:value-type="float" office:value="0.0070786" calcext:value-type="float">
            <text:p>0.0070786</text:p>
          </table:table-cell>
          <table:table-cell table:style-name="ce70" table:formula="of:=MIN([.C9:.R9])" office:value-type="float" office:value="0.00682519" calcext:value-type="float">
            <text:p>0.00682519</text:p>
          </table:table-cell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10" office:value-type="float" office:value="0.00694667" calcext:value-type="float">
            <text:p>0.00694667</text:p>
          </table:table-cell>
          <table:table-cell table:style-name="ce17" office:value-type="float" office:value="0.0069482" calcext:value-type="float">
            <text:p>0.0069482</text:p>
          </table:table-cell>
          <table:table-cell table:style-name="ce17" office:value-type="float" office:value="0.00701174" calcext:value-type="float">
            <text:p>0.00701174</text:p>
          </table:table-cell>
          <table:table-cell table:style-name="ce17" office:value-type="float" office:value="0.00699133" calcext:value-type="float">
            <text:p>0.00699133</text:p>
          </table:table-cell>
          <table:table-cell table:style-name="ce17" office:value-type="float" office:value="0.0070178" calcext:value-type="float">
            <text:p>0.0070178</text:p>
          </table:table-cell>
          <table:table-cell table:style-name="ce17" office:value-type="float" office:value="0.007073" calcext:value-type="float">
            <text:p>0.007073</text:p>
          </table:table-cell>
          <table:table-cell table:style-name="ce17" office:value-type="float" office:value="0.00688404" calcext:value-type="float">
            <text:p>0.00688404</text:p>
          </table:table-cell>
          <table:table-cell table:style-name="ce17" office:value-type="float" office:value="0.00697328" calcext:value-type="float">
            <text:p>0.00697328</text:p>
          </table:table-cell>
          <table:table-cell table:style-name="ce17" office:value-type="float" office:value="0.00690873" calcext:value-type="float">
            <text:p>0.00690873</text:p>
          </table:table-cell>
          <table:table-cell table:style-name="ce17" office:value-type="float" office:value="0.00704876" calcext:value-type="float">
            <text:p>0.00704876</text:p>
          </table:table-cell>
          <table:table-cell table:style-name="ce17" office:value-type="float" office:value="0.00691662" calcext:value-type="float">
            <text:p>0.00691662</text:p>
          </table:table-cell>
          <table:table-cell table:style-name="ce17" office:value-type="float" office:value="0.00702955" calcext:value-type="float">
            <text:p>0.00702955</text:p>
          </table:table-cell>
          <table:table-cell table:style-name="ce17" office:value-type="float" office:value="0.00700567" calcext:value-type="float">
            <text:p>0.00700567</text:p>
          </table:table-cell>
          <table:table-cell table:style-name="ce17" office:value-type="float" office:value="0.00701233" calcext:value-type="float">
            <text:p>0.00701233</text:p>
          </table:table-cell>
          <table:table-cell table:style-name="ce17" office:value-type="float" office:value="0.00687967" calcext:value-type="float">
            <text:p>0.00687967</text:p>
          </table:table-cell>
          <table:table-cell table:style-name="ce23" office:value-type="float" office:value="0.00705616" calcext:value-type="float">
            <text:p>0.00705616</text:p>
          </table:table-cell>
          <table:table-cell table:style-name="ce27" table:formula="of:=AVERAGE([.C10:.R10])" office:value-type="float" office:value="0.006981471875" calcext:value-type="float">
            <text:p>0.006981471875</text:p>
          </table:table-cell>
          <table:table-cell/>
          <table:table-cell table:style-name="ce70" table:formula="of:=MAX([.C10:.R10])" office:value-type="float" office:value="0.007073" calcext:value-type="float">
            <text:p>0.007073</text:p>
          </table:table-cell>
          <table:table-cell table:style-name="ce70" table:formula="of:=MIN([.C10:.R10])" office:value-type="float" office:value="0.00687967" calcext:value-type="float">
            <text:p>0.00687967</text:p>
          </table:table-cell>
        </table:table-row>
        <table:table-row table:style-name="ro1">
          <table:table-cell/>
          <table:table-cell table:style-name="ce3" office:value-type="float" office:value="384" calcext:value-type="float">
            <text:p>384</text:p>
          </table:table-cell>
          <table:table-cell table:style-name="ce10" office:value-type="float" office:value="0.00683756" calcext:value-type="float">
            <text:p>0.00683756</text:p>
          </table:table-cell>
          <table:table-cell table:style-name="ce17" office:value-type="float" office:value="0.006902" calcext:value-type="float">
            <text:p>0.006902</text:p>
          </table:table-cell>
          <table:table-cell table:style-name="ce17" office:value-type="float" office:value="0.00696445" calcext:value-type="float">
            <text:p>0.00696445</text:p>
          </table:table-cell>
          <table:table-cell table:style-name="ce17" office:value-type="float" office:value="0.00706733" calcext:value-type="float">
            <text:p>0.00706733</text:p>
          </table:table-cell>
          <table:table-cell table:style-name="ce17" office:value-type="float" office:value="0.00697039" calcext:value-type="float">
            <text:p>0.00697039</text:p>
          </table:table-cell>
          <table:table-cell table:style-name="ce17" office:value-type="float" office:value="0.00706841" calcext:value-type="float">
            <text:p>0.00706841</text:p>
          </table:table-cell>
          <table:table-cell table:style-name="ce17" office:value-type="float" office:value="0.00700153" calcext:value-type="float">
            <text:p>0.00700153</text:p>
          </table:table-cell>
          <table:table-cell table:style-name="ce17" office:value-type="float" office:value="0.00692109" calcext:value-type="float">
            <text:p>0.00692109</text:p>
          </table:table-cell>
          <table:table-cell table:style-name="ce17" office:value-type="float" office:value="0.00692017" calcext:value-type="float">
            <text:p>0.00692017</text:p>
          </table:table-cell>
          <table:table-cell table:style-name="ce17" office:value-type="float" office:value="0.00698304" calcext:value-type="float">
            <text:p>0.00698304</text:p>
          </table:table-cell>
          <table:table-cell table:style-name="ce17" office:value-type="float" office:value="0.00707861" calcext:value-type="float">
            <text:p>0.00707861</text:p>
          </table:table-cell>
          <table:table-cell table:style-name="ce17" office:value-type="float" office:value="0.00709943" calcext:value-type="float">
            <text:p>0.00709943</text:p>
          </table:table-cell>
          <table:table-cell table:style-name="ce17" office:value-type="float" office:value="0.00695324" calcext:value-type="float">
            <text:p>0.00695324</text:p>
          </table:table-cell>
          <table:table-cell table:style-name="ce17" office:value-type="float" office:value="0.00682288" calcext:value-type="float">
            <text:p>0.00682288</text:p>
          </table:table-cell>
          <table:table-cell table:style-name="ce17" office:value-type="float" office:value="0.00697229" calcext:value-type="float">
            <text:p>0.00697229</text:p>
          </table:table-cell>
          <table:table-cell table:style-name="ce23" office:value-type="float" office:value="0.00694631" calcext:value-type="float">
            <text:p>0.00694631</text:p>
          </table:table-cell>
          <table:table-cell table:style-name="ce27" table:formula="of:=AVERAGE([.C11:.R11])" office:value-type="float" office:value="0.006969295625" calcext:value-type="float">
            <text:p>0.006969295625</text:p>
          </table:table-cell>
          <table:table-cell/>
          <table:table-cell table:style-name="ce70" table:formula="of:=MAX([.C11:.R11])" office:value-type="float" office:value="0.00709943" calcext:value-type="float">
            <text:p>0.00709943</text:p>
          </table:table-cell>
          <table:table-cell table:style-name="ce70" table:formula="of:=MIN([.C11:.R11])" office:value-type="float" office:value="0.00682288" calcext:value-type="float">
            <text:p>0.00682288</text:p>
          </table:table-cell>
        </table:table-row>
        <table:table-row table:style-name="ro1">
          <table:table-cell/>
          <table:table-cell table:style-name="ce3" office:value-type="float" office:value="448" calcext:value-type="float">
            <text:p>448</text:p>
          </table:table-cell>
          <table:table-cell table:style-name="ce10" office:value-type="float" office:value="0.00726533" calcext:value-type="float">
            <text:p>0.00726533</text:p>
          </table:table-cell>
          <table:table-cell table:style-name="ce17" office:value-type="float" office:value="0.006981" calcext:value-type="float">
            <text:p>0.006981</text:p>
          </table:table-cell>
          <table:table-cell table:style-name="ce17" office:value-type="float" office:value="0.00693693" calcext:value-type="float">
            <text:p>0.00693693</text:p>
          </table:table-cell>
          <table:table-cell table:style-name="ce17" office:value-type="float" office:value="0.00707068" calcext:value-type="float">
            <text:p>0.00707068</text:p>
          </table:table-cell>
          <table:table-cell table:style-name="ce17" office:value-type="float" office:value="0.00698933" calcext:value-type="float">
            <text:p>0.00698933</text:p>
          </table:table-cell>
          <table:table-cell table:style-name="ce17" office:value-type="float" office:value="0.00709947" calcext:value-type="float">
            <text:p>0.00709947</text:p>
          </table:table-cell>
          <table:table-cell table:style-name="ce17" office:value-type="float" office:value="0.00699265" calcext:value-type="float">
            <text:p>0.00699265</text:p>
          </table:table-cell>
          <table:table-cell table:style-name="ce17" office:value-type="float" office:value="0.00689357" calcext:value-type="float">
            <text:p>0.00689357</text:p>
          </table:table-cell>
          <table:table-cell table:style-name="ce17" office:value-type="float" office:value="0.00704882" calcext:value-type="float">
            <text:p>0.00704882</text:p>
          </table:table-cell>
          <table:table-cell table:style-name="ce17" office:value-type="float" office:value="0.00695608" calcext:value-type="float">
            <text:p>0.00695608</text:p>
          </table:table-cell>
          <table:table-cell table:style-name="ce17" office:value-type="float" office:value="0.00695919" calcext:value-type="float">
            <text:p>0.00695919</text:p>
          </table:table-cell>
          <table:table-cell table:style-name="ce17" office:value-type="float" office:value="0.00704438" calcext:value-type="float">
            <text:p>0.00704438</text:p>
          </table:table-cell>
          <table:table-cell table:style-name="ce17" office:value-type="float" office:value="0.00703478" calcext:value-type="float">
            <text:p>0.00703478</text:p>
          </table:table-cell>
          <table:table-cell table:style-name="ce17" office:value-type="float" office:value="0.00695932" calcext:value-type="float">
            <text:p>0.00695932</text:p>
          </table:table-cell>
          <table:table-cell table:style-name="ce17" office:value-type="float" office:value="0.00709278" calcext:value-type="float">
            <text:p>0.00709278</text:p>
          </table:table-cell>
          <table:table-cell table:style-name="ce23" office:value-type="float" office:value="0.0070016" calcext:value-type="float">
            <text:p>0.0070016</text:p>
          </table:table-cell>
          <table:table-cell table:style-name="ce27" table:formula="of:=AVERAGE([.C12:.R12])" office:value-type="float" office:value="0.007020369375" calcext:value-type="float">
            <text:p>0.007020369375</text:p>
          </table:table-cell>
          <table:table-cell/>
          <table:table-cell table:style-name="ce70" table:formula="of:=MAX([.C12:.R12])" office:value-type="float" office:value="0.00726533" calcext:value-type="float">
            <text:p>0.00726533</text:p>
          </table:table-cell>
          <table:table-cell table:style-name="ce70" table:formula="of:=MIN([.C12:.R12])" office:value-type="float" office:value="0.00689357" calcext:value-type="float">
            <text:p>0.00689357</text:p>
          </table:table-cell>
        </table:table-row>
        <table:table-row table:style-name="ro1">
          <table:table-cell/>
          <table:table-cell table:style-name="ce3" office:value-type="float" office:value="512" calcext:value-type="float">
            <text:p>512</text:p>
          </table:table-cell>
          <table:table-cell table:style-name="ce10" office:value-type="float" office:value="0.00706167" calcext:value-type="float">
            <text:p>0.00706167</text:p>
          </table:table-cell>
          <table:table-cell table:style-name="ce17" office:value-type="float" office:value="0.00701923" calcext:value-type="float">
            <text:p>0.00701923</text:p>
          </table:table-cell>
          <table:table-cell table:style-name="ce17" office:value-type="float" office:value="0.00702518" calcext:value-type="float">
            <text:p>0.00702518</text:p>
          </table:table-cell>
          <table:table-cell table:style-name="ce17" office:value-type="float" office:value="0.00692783" calcext:value-type="float">
            <text:p>0.00692783</text:p>
          </table:table-cell>
          <table:table-cell table:style-name="ce17" office:value-type="float" office:value="0.00701867" calcext:value-type="float">
            <text:p>0.00701867</text:p>
          </table:table-cell>
          <table:table-cell table:style-name="ce17" office:value-type="float" office:value="0.00689864" calcext:value-type="float">
            <text:p>0.00689864</text:p>
          </table:table-cell>
          <table:table-cell table:style-name="ce17" office:value-type="float" office:value="0.00693839" calcext:value-type="float">
            <text:p>0.00693839</text:p>
          </table:table-cell>
          <table:table-cell table:style-name="ce17" office:value-type="float" office:value="0.00699433" calcext:value-type="float">
            <text:p>0.00699433</text:p>
          </table:table-cell>
          <table:table-cell table:style-name="ce17" office:value-type="float" office:value="0.00695123" calcext:value-type="float">
            <text:p>0.00695123</text:p>
          </table:table-cell>
          <table:table-cell table:style-name="ce17" office:value-type="float" office:value="0.00693549" calcext:value-type="float">
            <text:p>0.00693549</text:p>
          </table:table-cell>
          <table:table-cell table:style-name="ce17" office:value-type="float" office:value="0.00691791" calcext:value-type="float">
            <text:p>0.00691791</text:p>
          </table:table-cell>
          <table:table-cell table:style-name="ce17" office:value-type="float" office:value="0.00708025" calcext:value-type="float">
            <text:p>0.00708025</text:p>
          </table:table-cell>
          <table:table-cell table:style-name="ce17" office:value-type="float" office:value="0.00708604" calcext:value-type="float">
            <text:p>0.00708604</text:p>
          </table:table-cell>
          <table:table-cell table:style-name="ce17" office:value-type="float" office:value="0.00698644" calcext:value-type="float">
            <text:p>0.00698644</text:p>
          </table:table-cell>
          <table:table-cell table:style-name="ce17" office:value-type="float" office:value="0.00704291" calcext:value-type="float">
            <text:p>0.00704291</text:p>
          </table:table-cell>
          <table:table-cell table:style-name="ce23" office:value-type="float" office:value="0.00695864" calcext:value-type="float">
            <text:p>0.00695864</text:p>
          </table:table-cell>
          <table:table-cell table:style-name="ce27" table:formula="of:=AVERAGE([.C13:.R13])" office:value-type="float" office:value="0.006990178125" calcext:value-type="float">
            <text:p>0.006990178125</text:p>
          </table:table-cell>
          <table:table-cell/>
          <table:table-cell table:style-name="ce70" table:formula="of:=MAX([.C13:.R13])" office:value-type="float" office:value="0.00708604" calcext:value-type="float">
            <text:p>0.00708604</text:p>
          </table:table-cell>
          <table:table-cell table:style-name="ce70" table:formula="of:=MIN([.C13:.R13])" office:value-type="float" office:value="0.00689864" calcext:value-type="float">
            <text:p>0.00689864</text:p>
          </table:table-cell>
        </table:table-row>
        <table:table-row table:style-name="ro1">
          <table:table-cell/>
          <table:table-cell table:style-name="ce3" office:value-type="float" office:value="576" calcext:value-type="float">
            <text:p>576</text:p>
          </table:table-cell>
          <table:table-cell table:style-name="ce10" office:value-type="float" office:value="0.006943" calcext:value-type="float">
            <text:p>0.006943</text:p>
          </table:table-cell>
          <table:table-cell table:style-name="ce17" office:value-type="float" office:value="0.007042" calcext:value-type="float">
            <text:p>0.007042</text:p>
          </table:table-cell>
          <table:table-cell table:style-name="ce17" office:value-type="float" office:value="0.00701976" calcext:value-type="float">
            <text:p>0.00701976</text:p>
          </table:table-cell>
          <table:table-cell table:style-name="ce17" office:value-type="float" office:value="0.00696667" calcext:value-type="float">
            <text:p>0.00696667</text:p>
          </table:table-cell>
          <table:table-cell table:style-name="ce17" office:value-type="float" office:value="0.00698326" calcext:value-type="float">
            <text:p>0.00698326</text:p>
          </table:table-cell>
          <table:table-cell table:style-name="ce17" office:value-type="float" office:value="0.00693773" calcext:value-type="float">
            <text:p>0.00693773</text:p>
          </table:table-cell>
          <table:table-cell table:style-name="ce17" office:value-type="float" office:value="0.00693467" calcext:value-type="float">
            <text:p>0.00693467</text:p>
          </table:table-cell>
          <table:table-cell table:style-name="ce17" office:value-type="float" office:value="0.00703151" calcext:value-type="float">
            <text:p>0.00703151</text:p>
          </table:table-cell>
          <table:table-cell table:style-name="ce17" office:value-type="float" office:value="0.00688591" calcext:value-type="float">
            <text:p>0.00688591</text:p>
          </table:table-cell>
          <table:table-cell table:style-name="ce17" office:value-type="float" office:value="0.00696082" calcext:value-type="float">
            <text:p>0.00696082</text:p>
          </table:table-cell>
          <table:table-cell table:style-name="ce17" office:value-type="float" office:value="0.00715895" calcext:value-type="float">
            <text:p>0.00715895</text:p>
          </table:table-cell>
          <table:table-cell table:style-name="ce17" office:value-type="float" office:value="0.00697367" calcext:value-type="float">
            <text:p>0.00697367</text:p>
          </table:table-cell>
          <table:table-cell table:style-name="ce17" office:value-type="float" office:value="0.00683965" calcext:value-type="float">
            <text:p>0.00683965</text:p>
          </table:table-cell>
          <table:table-cell table:style-name="ce17" office:value-type="float" office:value="0.00703427" calcext:value-type="float">
            <text:p>0.00703427</text:p>
          </table:table-cell>
          <table:table-cell table:style-name="ce17" office:value-type="float" office:value="0.00701159" calcext:value-type="float">
            <text:p>0.00701159</text:p>
          </table:table-cell>
          <table:table-cell table:style-name="ce23" office:value-type="float" office:value="0.00702125" calcext:value-type="float">
            <text:p>0.00702125</text:p>
          </table:table-cell>
          <table:table-cell table:style-name="ce27" table:formula="of:=AVERAGE([.C14:.R14])" office:value-type="float" office:value="0.006984044375" calcext:value-type="float">
            <text:p>0.006984044375</text:p>
          </table:table-cell>
          <table:table-cell/>
          <table:table-cell table:style-name="ce70" table:formula="of:=MAX([.C14:.R14])" office:value-type="float" office:value="0.00715895" calcext:value-type="float">
            <text:p>0.00715895</text:p>
          </table:table-cell>
          <table:table-cell table:style-name="ce70" table:formula="of:=MIN([.C14:.R14])" office:value-type="float" office:value="0.00683965" calcext:value-type="float">
            <text:p>0.00683965</text:p>
          </table:table-cell>
        </table:table-row>
        <table:table-row table:style-name="ro1">
          <table:table-cell/>
          <table:table-cell table:style-name="ce3" office:value-type="float" office:value="640" calcext:value-type="float">
            <text:p>640</text:p>
          </table:table-cell>
          <table:table-cell table:style-name="ce10" office:value-type="float" office:value="0.00680843" calcext:value-type="float">
            <text:p>0.00680843</text:p>
          </table:table-cell>
          <table:table-cell table:style-name="ce17" office:value-type="float" office:value="0.00696874" calcext:value-type="float">
            <text:p>0.00696874</text:p>
          </table:table-cell>
          <table:table-cell table:style-name="ce17" office:value-type="float" office:value="0.00697867" calcext:value-type="float">
            <text:p>0.00697867</text:p>
          </table:table-cell>
          <table:table-cell table:style-name="ce17" office:value-type="float" office:value="0.00707429" calcext:value-type="float">
            <text:p>0.00707429</text:p>
          </table:table-cell>
          <table:table-cell table:style-name="ce17" office:value-type="float" office:value="0.00703571" calcext:value-type="float">
            <text:p>0.00703571</text:p>
          </table:table-cell>
          <table:table-cell table:style-name="ce17" office:value-type="float" office:value="0.00697371" calcext:value-type="float">
            <text:p>0.00697371</text:p>
          </table:table-cell>
          <table:table-cell table:style-name="ce17" office:value-type="float" office:value="0.00685103" calcext:value-type="float">
            <text:p>0.00685103</text:p>
          </table:table-cell>
          <table:table-cell table:style-name="ce17" office:value-type="float" office:value="0.00694262" calcext:value-type="float">
            <text:p>0.00694262</text:p>
          </table:table-cell>
          <table:table-cell table:style-name="ce17" office:value-type="float" office:value="0.00689667" calcext:value-type="float">
            <text:p>0.00689667</text:p>
          </table:table-cell>
          <table:table-cell table:style-name="ce17" office:value-type="float" office:value="0.00697105" calcext:value-type="float">
            <text:p>0.00697105</text:p>
          </table:table-cell>
          <table:table-cell table:style-name="ce17" office:value-type="float" office:value="0.00686039" calcext:value-type="float">
            <text:p>0.00686039</text:p>
          </table:table-cell>
          <table:table-cell table:style-name="ce17" office:value-type="float" office:value="0.00696588" calcext:value-type="float">
            <text:p>0.00696588</text:p>
          </table:table-cell>
          <table:table-cell table:style-name="ce17" office:value-type="float" office:value="0.00691374" calcext:value-type="float">
            <text:p>0.00691374</text:p>
          </table:table-cell>
          <table:table-cell table:style-name="ce17" office:value-type="float" office:value="0.00690733" calcext:value-type="float">
            <text:p>0.00690733</text:p>
          </table:table-cell>
          <table:table-cell table:style-name="ce17" office:value-type="float" office:value="0.00709159" calcext:value-type="float">
            <text:p>0.00709159</text:p>
          </table:table-cell>
          <table:table-cell table:style-name="ce23" office:value-type="float" office:value="0.00698375" calcext:value-type="float">
            <text:p>0.00698375</text:p>
          </table:table-cell>
          <table:table-cell table:style-name="ce27" table:formula="of:=AVERAGE([.C15:.R15])" office:value-type="float" office:value="0.006951475" calcext:value-type="float">
            <text:p>0.006951475</text:p>
          </table:table-cell>
          <table:table-cell/>
          <table:table-cell table:style-name="ce70" table:formula="of:=MAX([.C15:.R15])" office:value-type="float" office:value="0.00709159" calcext:value-type="float">
            <text:p>0.00709159</text:p>
          </table:table-cell>
          <table:table-cell table:style-name="ce70" table:formula="of:=MIN([.C15:.R15])" office:value-type="float" office:value="0.00680843" calcext:value-type="float">
            <text:p>0.00680843</text:p>
          </table:table-cell>
        </table:table-row>
        <table:table-row table:style-name="ro1">
          <table:table-cell/>
          <table:table-cell table:style-name="ce3" office:value-type="float" office:value="704" calcext:value-type="float">
            <text:p>704</text:p>
          </table:table-cell>
          <table:table-cell table:style-name="ce10" office:value-type="float" office:value="0.00703731" calcext:value-type="float">
            <text:p>0.00703731</text:p>
          </table:table-cell>
          <table:table-cell table:style-name="ce17" office:value-type="float" office:value="0.00706678" calcext:value-type="float">
            <text:p>0.00706678</text:p>
          </table:table-cell>
          <table:table-cell table:style-name="ce17" office:value-type="float" office:value="0.00695882" calcext:value-type="float">
            <text:p>0.00695882</text:p>
          </table:table-cell>
          <table:table-cell table:style-name="ce17" office:value-type="float" office:value="0.00684338" calcext:value-type="float">
            <text:p>0.00684338</text:p>
          </table:table-cell>
          <table:table-cell table:style-name="ce17" office:value-type="float" office:value="0.00699574" calcext:value-type="float">
            <text:p>0.00699574</text:p>
          </table:table-cell>
          <table:table-cell table:style-name="ce17" office:value-type="float" office:value="0.00700967" calcext:value-type="float">
            <text:p>0.00700967</text:p>
          </table:table-cell>
          <table:table-cell table:style-name="ce17" office:value-type="float" office:value="0.00704229" calcext:value-type="float">
            <text:p>0.00704229</text:p>
          </table:table-cell>
          <table:table-cell table:style-name="ce17" office:value-type="float" office:value="0.00687033" calcext:value-type="float">
            <text:p>0.00687033</text:p>
          </table:table-cell>
          <table:table-cell table:style-name="ce17" office:value-type="float" office:value="0.006916" calcext:value-type="float">
            <text:p>0.006916</text:p>
          </table:table-cell>
          <table:table-cell table:style-name="ce17" office:value-type="float" office:value="0.00690111" calcext:value-type="float">
            <text:p>0.00690111</text:p>
          </table:table-cell>
          <table:table-cell table:style-name="ce17" office:value-type="float" office:value="0.00702619" calcext:value-type="float">
            <text:p>0.00702619</text:p>
          </table:table-cell>
          <table:table-cell table:style-name="ce17" office:value-type="float" office:value="0.00697437" calcext:value-type="float">
            <text:p>0.00697437</text:p>
          </table:table-cell>
          <table:table-cell table:style-name="ce17" office:value-type="float" office:value="0.00699808" calcext:value-type="float">
            <text:p>0.00699808</text:p>
          </table:table-cell>
          <table:table-cell table:style-name="ce17" office:value-type="float" office:value="0.00696742" calcext:value-type="float">
            <text:p>0.00696742</text:p>
          </table:table-cell>
          <table:table-cell table:style-name="ce17" office:value-type="float" office:value="0.00684664" calcext:value-type="float">
            <text:p>0.00684664</text:p>
          </table:table-cell>
          <table:table-cell table:style-name="ce23" office:value-type="float" office:value="0.00684477" calcext:value-type="float">
            <text:p>0.00684477</text:p>
          </table:table-cell>
          <table:table-cell table:style-name="ce27" table:formula="of:=AVERAGE([.C16:.R16])" office:value-type="float" office:value="0.00695618125" calcext:value-type="float">
            <text:p>0.00695618125</text:p>
          </table:table-cell>
          <table:table-cell/>
          <table:table-cell table:style-name="ce70" table:formula="of:=MAX([.C16:.R16])" office:value-type="float" office:value="0.00706678" calcext:value-type="float">
            <text:p>0.00706678</text:p>
          </table:table-cell>
          <table:table-cell table:style-name="ce70" table:formula="of:=MIN([.C16:.R16])" office:value-type="float" office:value="0.00684338" calcext:value-type="float">
            <text:p>0.00684338</text:p>
          </table:table-cell>
        </table:table-row>
        <table:table-row table:style-name="ro1">
          <table:table-cell/>
          <table:table-cell table:style-name="ce3" office:value-type="float" office:value="768" calcext:value-type="float">
            <text:p>768</text:p>
          </table:table-cell>
          <table:table-cell table:style-name="ce10" office:value-type="float" office:value="0.00686335" calcext:value-type="float">
            <text:p>0.00686335</text:p>
          </table:table-cell>
          <table:table-cell table:style-name="ce17" office:value-type="float" office:value="0.006935" calcext:value-type="float">
            <text:p>0.006935</text:p>
          </table:table-cell>
          <table:table-cell table:style-name="ce17" office:value-type="float" office:value="0.0067712" calcext:value-type="float">
            <text:p>0.0067712</text:p>
          </table:table-cell>
          <table:table-cell table:style-name="ce17" office:value-type="float" office:value="0.00699116" calcext:value-type="float">
            <text:p>0.00699116</text:p>
          </table:table-cell>
          <table:table-cell table:style-name="ce17" office:value-type="float" office:value="0.006855" calcext:value-type="float">
            <text:p>0.006855</text:p>
          </table:table-cell>
          <table:table-cell table:style-name="ce17" office:value-type="float" office:value="0.00690928" calcext:value-type="float">
            <text:p>0.00690928</text:p>
          </table:table-cell>
          <table:table-cell table:style-name="ce17" office:value-type="float" office:value="0.00690633" calcext:value-type="float">
            <text:p>0.00690633</text:p>
          </table:table-cell>
          <table:table-cell table:style-name="ce17" office:value-type="float" office:value="0.00702041" calcext:value-type="float">
            <text:p>0.00702041</text:p>
          </table:table-cell>
          <table:table-cell table:style-name="ce17" office:value-type="float" office:value="0.00704198" calcext:value-type="float">
            <text:p>0.00704198</text:p>
          </table:table-cell>
          <table:table-cell table:style-name="ce17" office:value-type="float" office:value="0.00687096" calcext:value-type="float">
            <text:p>0.00687096</text:p>
          </table:table-cell>
          <table:table-cell table:style-name="ce17" office:value-type="float" office:value="0.00702563" calcext:value-type="float">
            <text:p>0.00702563</text:p>
          </table:table-cell>
          <table:table-cell table:style-name="ce17" office:value-type="float" office:value="0.00687" calcext:value-type="float">
            <text:p>0.00687</text:p>
          </table:table-cell>
          <table:table-cell table:style-name="ce17" office:value-type="float" office:value="0.006992" calcext:value-type="float">
            <text:p>0.006992</text:p>
          </table:table-cell>
          <table:table-cell table:style-name="ce17" office:value-type="float" office:value="0.00696986" calcext:value-type="float">
            <text:p>0.00696986</text:p>
          </table:table-cell>
          <table:table-cell table:style-name="ce17" office:value-type="float" office:value="0.00699579" calcext:value-type="float">
            <text:p>0.00699579</text:p>
          </table:table-cell>
          <table:table-cell table:style-name="ce23" office:value-type="float" office:value="0.00683271" calcext:value-type="float">
            <text:p>0.00683271</text:p>
          </table:table-cell>
          <table:table-cell table:style-name="ce27" table:formula="of:=AVERAGE([.C17:.R17])" office:value-type="float" office:value="0.00692816625" calcext:value-type="float">
            <text:p>0.00692816625</text:p>
          </table:table-cell>
          <table:table-cell/>
          <table:table-cell table:style-name="ce70" table:formula="of:=MAX([.C17:.R17])" office:value-type="float" office:value="0.00704198" calcext:value-type="float">
            <text:p>0.00704198</text:p>
          </table:table-cell>
          <table:table-cell table:style-name="ce70" table:formula="of:=MIN([.C17:.R17])" office:value-type="float" office:value="0.0067712" calcext:value-type="float">
            <text:p>0.0067712</text:p>
          </table:table-cell>
        </table:table-row>
        <table:table-row table:style-name="ro1">
          <table:table-cell/>
          <table:table-cell table:style-name="ce3" office:value-type="float" office:value="832" calcext:value-type="float">
            <text:p>832</text:p>
          </table:table-cell>
          <table:table-cell table:style-name="ce10" office:value-type="float" office:value="0.00697204" calcext:value-type="float">
            <text:p>0.00697204</text:p>
          </table:table-cell>
          <table:table-cell table:style-name="ce17" office:value-type="float" office:value="0.00694609" calcext:value-type="float">
            <text:p>0.00694609</text:p>
          </table:table-cell>
          <table:table-cell table:style-name="ce17" office:value-type="float" office:value="0.00702515" calcext:value-type="float">
            <text:p>0.00702515</text:p>
          </table:table-cell>
          <table:table-cell table:style-name="ce17" office:value-type="float" office:value="0.00709301" calcext:value-type="float">
            <text:p>0.00709301</text:p>
          </table:table-cell>
          <table:table-cell table:style-name="ce17" office:value-type="float" office:value="0.006971" calcext:value-type="float">
            <text:p>0.006971</text:p>
          </table:table-cell>
          <table:table-cell table:style-name="ce17" office:value-type="float" office:value="0.00709767" calcext:value-type="float">
            <text:p>0.00709767</text:p>
          </table:table-cell>
          <table:table-cell table:style-name="ce17" office:value-type="float" office:value="0.00696238" calcext:value-type="float">
            <text:p>0.00696238</text:p>
          </table:table-cell>
          <table:table-cell table:style-name="ce17" office:value-type="float" office:value="0.00702333" calcext:value-type="float">
            <text:p>0.00702333</text:p>
          </table:table-cell>
          <table:table-cell table:style-name="ce17" office:value-type="float" office:value="0.00697729" calcext:value-type="float">
            <text:p>0.00697729</text:p>
          </table:table-cell>
          <table:table-cell table:style-name="ce17" office:value-type="float" office:value="0.00696" calcext:value-type="float">
            <text:p>0.00696</text:p>
          </table:table-cell>
          <table:table-cell table:style-name="ce17" office:value-type="float" office:value="0.00689967" calcext:value-type="float">
            <text:p>0.00689967</text:p>
          </table:table-cell>
          <table:table-cell table:style-name="ce17" office:value-type="float" office:value="0.00716866" calcext:value-type="float">
            <text:p>0.00716866</text:p>
          </table:table-cell>
          <table:table-cell table:style-name="ce17" office:value-type="float" office:value="0.00693746" calcext:value-type="float">
            <text:p>0.00693746</text:p>
          </table:table-cell>
          <table:table-cell table:style-name="ce17" office:value-type="float" office:value="0.00710629" calcext:value-type="float">
            <text:p>0.00710629</text:p>
          </table:table-cell>
          <table:table-cell table:style-name="ce17" office:value-type="float" office:value="0.00706877" calcext:value-type="float">
            <text:p>0.00706877</text:p>
          </table:table-cell>
          <table:table-cell table:style-name="ce23" office:value-type="float" office:value="0.00702061" calcext:value-type="float">
            <text:p>0.00702061</text:p>
          </table:table-cell>
          <table:table-cell table:style-name="ce27" table:formula="of:=AVERAGE([.C18:.R18])" office:value-type="float" office:value="0.00701433875" calcext:value-type="float">
            <text:p>0.00701433875</text:p>
          </table:table-cell>
          <table:table-cell/>
          <table:table-cell table:style-name="ce70" table:formula="of:=MAX([.C18:.R18])" office:value-type="float" office:value="0.00716866" calcext:value-type="float">
            <text:p>0.00716866</text:p>
          </table:table-cell>
          <table:table-cell table:style-name="ce70" table:formula="of:=MIN([.C18:.R18])" office:value-type="float" office:value="0.00689967" calcext:value-type="float">
            <text:p>0.00689967</text:p>
          </table:table-cell>
        </table:table-row>
        <table:table-row table:style-name="ro1">
          <table:table-cell/>
          <table:table-cell table:style-name="ce3" office:value-type="float" office:value="896" calcext:value-type="float">
            <text:p>896</text:p>
          </table:table-cell>
          <table:table-cell table:style-name="ce10" office:value-type="float" office:value="0.006861" calcext:value-type="float">
            <text:p>0.006861</text:p>
          </table:table-cell>
          <table:table-cell table:style-name="ce17" office:value-type="float" office:value="0.0070462" calcext:value-type="float">
            <text:p>0.0070462</text:p>
          </table:table-cell>
          <table:table-cell table:style-name="ce17" office:value-type="float" office:value="0.00709616" calcext:value-type="float">
            <text:p>0.00709616</text:p>
          </table:table-cell>
          <table:table-cell table:style-name="ce17" office:value-type="float" office:value="0.00692323" calcext:value-type="float">
            <text:p>0.00692323</text:p>
          </table:table-cell>
          <table:table-cell table:style-name="ce17" office:value-type="float" office:value="0.00697703" calcext:value-type="float">
            <text:p>0.00697703</text:p>
          </table:table-cell>
          <table:table-cell table:style-name="ce17" office:value-type="float" office:value="0.00694857" calcext:value-type="float">
            <text:p>0.00694857</text:p>
          </table:table-cell>
          <table:table-cell table:style-name="ce17" office:value-type="float" office:value="0.00699184" calcext:value-type="float">
            <text:p>0.00699184</text:p>
          </table:table-cell>
          <table:table-cell table:style-name="ce17" office:value-type="float" office:value="0.00690033" calcext:value-type="float">
            <text:p>0.00690033</text:p>
          </table:table-cell>
          <table:table-cell table:style-name="ce17" office:value-type="float" office:value="0.00700867" calcext:value-type="float">
            <text:p>0.00700867</text:p>
          </table:table-cell>
          <table:table-cell table:style-name="ce17" office:value-type="float" office:value="0.00689535" calcext:value-type="float">
            <text:p>0.00689535</text:p>
          </table:table-cell>
          <table:table-cell table:style-name="ce17" office:value-type="float" office:value="0.00697" calcext:value-type="float">
            <text:p>0.00697</text:p>
          </table:table-cell>
          <table:table-cell table:style-name="ce17" office:value-type="float" office:value="0.0069694" calcext:value-type="float">
            <text:p>0.0069694</text:p>
          </table:table-cell>
          <table:table-cell table:style-name="ce17" office:value-type="float" office:value="0.00697967" calcext:value-type="float">
            <text:p>0.00697967</text:p>
          </table:table-cell>
          <table:table-cell table:style-name="ce17" office:value-type="float" office:value="0.00716832" calcext:value-type="float">
            <text:p>0.00716832</text:p>
          </table:table-cell>
          <table:table-cell table:style-name="ce17" office:value-type="float" office:value="0.00695291" calcext:value-type="float">
            <text:p>0.00695291</text:p>
          </table:table-cell>
          <table:table-cell table:style-name="ce23" office:value-type="float" office:value="0.00707332" calcext:value-type="float">
            <text:p>0.00707332</text:p>
          </table:table-cell>
          <table:table-cell table:style-name="ce27" table:formula="of:=AVERAGE([.C19:.R19])" office:value-type="float" office:value="0.006985125" calcext:value-type="float">
            <text:p>0.006985125</text:p>
          </table:table-cell>
          <table:table-cell/>
          <table:table-cell table:style-name="ce70" table:formula="of:=MAX([.C19:.R19])" office:value-type="float" office:value="0.00716832" calcext:value-type="float">
            <text:p>0.00716832</text:p>
          </table:table-cell>
          <table:table-cell table:style-name="ce70" table:formula="of:=MIN([.C19:.R19])" office:value-type="float" office:value="0.006861" calcext:value-type="float">
            <text:p>0.006861</text:p>
          </table:table-cell>
        </table:table-row>
        <table:table-row table:style-name="ro1">
          <table:table-cell/>
          <table:table-cell table:style-name="ce3" office:value-type="float" office:value="960" calcext:value-type="float">
            <text:p>960</text:p>
          </table:table-cell>
          <table:table-cell table:style-name="ce10" office:value-type="float" office:value="0.006976" calcext:value-type="float">
            <text:p>0.006976</text:p>
          </table:table-cell>
          <table:table-cell table:style-name="ce17" office:value-type="float" office:value="0.00693" calcext:value-type="float">
            <text:p>0.00693</text:p>
          </table:table-cell>
          <table:table-cell table:style-name="ce17" office:value-type="float" office:value="0.00687433" calcext:value-type="float">
            <text:p>0.00687433</text:p>
          </table:table-cell>
          <table:table-cell table:style-name="ce17" office:value-type="float" office:value="0.00690449" calcext:value-type="float">
            <text:p>0.00690449</text:p>
          </table:table-cell>
          <table:table-cell table:style-name="ce17" office:value-type="float" office:value="0.00681325" calcext:value-type="float">
            <text:p>0.00681325</text:p>
          </table:table-cell>
          <table:table-cell table:style-name="ce17" office:value-type="float" office:value="0.00706998" calcext:value-type="float">
            <text:p>0.00706998</text:p>
          </table:table-cell>
          <table:table-cell table:style-name="ce17" office:value-type="float" office:value="0.00694967" calcext:value-type="float">
            <text:p>0.00694967</text:p>
          </table:table-cell>
          <table:table-cell table:style-name="ce17" office:value-type="float" office:value="0.0068727" calcext:value-type="float">
            <text:p>0.0068727</text:p>
          </table:table-cell>
          <table:table-cell table:style-name="ce17" office:value-type="float" office:value="0.00690844" calcext:value-type="float">
            <text:p>0.00690844</text:p>
          </table:table-cell>
          <table:table-cell table:style-name="ce17" office:value-type="float" office:value="0.00691574" calcext:value-type="float">
            <text:p>0.00691574</text:p>
          </table:table-cell>
          <table:table-cell table:style-name="ce17" office:value-type="float" office:value="0.00696107" calcext:value-type="float">
            <text:p>0.00696107</text:p>
          </table:table-cell>
          <table:table-cell table:style-name="ce17" office:value-type="float" office:value="0.00689123" calcext:value-type="float">
            <text:p>0.00689123</text:p>
          </table:table-cell>
          <table:table-cell table:style-name="ce17" office:value-type="float" office:value="0.00690969" calcext:value-type="float">
            <text:p>0.00690969</text:p>
          </table:table-cell>
          <table:table-cell table:style-name="ce17" office:value-type="float" office:value="0.00701616" calcext:value-type="float">
            <text:p>0.00701616</text:p>
          </table:table-cell>
          <table:table-cell table:style-name="ce17" office:value-type="float" office:value="0.00705228" calcext:value-type="float">
            <text:p>0.00705228</text:p>
          </table:table-cell>
          <table:table-cell table:style-name="ce23" office:value-type="float" office:value="0.00694433" calcext:value-type="float">
            <text:p>0.00694433</text:p>
          </table:table-cell>
          <table:table-cell table:style-name="ce27" table:formula="of:=AVERAGE([.C20:.R20])" office:value-type="float" office:value="0.006936835" calcext:value-type="float">
            <text:p>0.006936835</text:p>
          </table:table-cell>
          <table:table-cell/>
          <table:table-cell table:style-name="ce70" table:formula="of:=MAX([.C20:.R20])" office:value-type="float" office:value="0.00706998" calcext:value-type="float">
            <text:p>0.00706998</text:p>
          </table:table-cell>
          <table:table-cell table:style-name="ce70" table:formula="of:=MIN([.C20:.R20])" office:value-type="float" office:value="0.00681325" calcext:value-type="float">
            <text:p>0.00681325</text:p>
          </table:table-cell>
        </table:table-row>
        <table:table-row table:style-name="ro1">
          <table:table-cell/>
          <table:table-cell table:style-name="ce4" office:value-type="float" office:value="1024" calcext:value-type="float">
            <text:p>1024</text:p>
          </table:table-cell>
          <table:table-cell table:style-name="ce11" office:value-type="float" office:value="0.00713503" calcext:value-type="float">
            <text:p>0.00713503</text:p>
          </table:table-cell>
          <table:table-cell table:style-name="ce18" office:value-type="float" office:value="0.00690787" calcext:value-type="float">
            <text:p>0.00690787</text:p>
          </table:table-cell>
          <table:table-cell table:style-name="ce18" office:value-type="float" office:value="0.00710067" calcext:value-type="float">
            <text:p>0.00710067</text:p>
          </table:table-cell>
          <table:table-cell table:style-name="ce18" office:value-type="float" office:value="0.00697468" calcext:value-type="float">
            <text:p>0.00697468</text:p>
          </table:table-cell>
          <table:table-cell table:style-name="ce18" office:value-type="float" office:value="0.00690198" calcext:value-type="float">
            <text:p>0.00690198</text:p>
          </table:table-cell>
          <table:table-cell table:style-name="ce18" office:value-type="float" office:value="0.0069054" calcext:value-type="float">
            <text:p>0.0069054</text:p>
          </table:table-cell>
          <table:table-cell table:style-name="ce18" office:value-type="float" office:value="0.00699318" calcext:value-type="float">
            <text:p>0.00699318</text:p>
          </table:table-cell>
          <table:table-cell table:style-name="ce18" office:value-type="float" office:value="0.00708223" calcext:value-type="float">
            <text:p>0.00708223</text:p>
          </table:table-cell>
          <table:table-cell table:style-name="ce18" office:value-type="float" office:value="0.00702298" calcext:value-type="float">
            <text:p>0.00702298</text:p>
          </table:table-cell>
          <table:table-cell table:style-name="ce18" office:value-type="float" office:value="0.00711808" calcext:value-type="float">
            <text:p>0.00711808</text:p>
          </table:table-cell>
          <table:table-cell table:style-name="ce18" office:value-type="float" office:value="0.00698667" calcext:value-type="float">
            <text:p>0.00698667</text:p>
          </table:table-cell>
          <table:table-cell table:style-name="ce18" office:value-type="float" office:value="0.00692783" calcext:value-type="float">
            <text:p>0.00692783</text:p>
          </table:table-cell>
          <table:table-cell table:style-name="ce18" office:value-type="float" office:value="0.00695533" calcext:value-type="float">
            <text:p>0.00695533</text:p>
          </table:table-cell>
          <table:table-cell table:style-name="ce18" office:value-type="float" office:value="0.00721122" calcext:value-type="float">
            <text:p>0.00721122</text:p>
          </table:table-cell>
          <table:table-cell table:style-name="ce18" office:value-type="float" office:value="0.00700024" calcext:value-type="float">
            <text:p>0.00700024</text:p>
          </table:table-cell>
          <table:table-cell table:style-name="ce24" office:value-type="float" office:value="0.006946" calcext:value-type="float">
            <text:p>0.006946</text:p>
          </table:table-cell>
          <table:table-cell table:style-name="ce28" table:formula="of:=AVERAGE([.C21:.R21])" office:value-type="float" office:value="0.007010586875" calcext:value-type="float">
            <text:p>0.007010586875</text:p>
          </table:table-cell>
          <table:table-cell/>
          <table:table-cell table:style-name="ce71" table:formula="of:=MAX([.C21:.R21])" office:value-type="float" office:value="0.00721122" calcext:value-type="float">
            <text:p>0.00721122</text:p>
          </table:table-cell>
          <table:table-cell table:style-name="ce71" table:formula="of:=MIN([.C21:.R21])" office:value-type="float" office:value="0.00690198" calcext:value-type="float">
            <text:p>0.00690198</text:p>
          </table:table-cell>
        </table:table-row>
        <table:table-row table:style-name="ro1">
          <table:table-cell/>
          <table:table-cell table:style-name="ce44" office:value-type="string" calcext:value-type="string">
            <text:p>Moyenne X</text:p>
          </table:table-cell>
          <table:table-cell table:style-name="ce12" table:formula="of:=AVERAGE([.C6:.C21])" office:value-type="float" office:value="0.006987981875" calcext:value-type="float">
            <text:p>0.006987981875</text:p>
          </table:table-cell>
          <table:table-cell table:style-name="ce19" table:formula="of:=AVERAGE([.D6:.D21])" office:value-type="float" office:value="0.00697644625" calcext:value-type="float">
            <text:p>0.00697644625</text:p>
          </table:table-cell>
          <table:table-cell table:style-name="ce19" table:formula="of:=AVERAGE([.E6:.E21])" office:value-type="float" office:value="0.0069696775" calcext:value-type="float">
            <text:p>0.0069696775</text:p>
          </table:table-cell>
          <table:table-cell table:style-name="ce19" table:formula="of:=AVERAGE([.F6:.F21])" office:value-type="float" office:value="0.00698395625" calcext:value-type="float">
            <text:p>0.00698395625</text:p>
          </table:table-cell>
          <table:table-cell table:style-name="ce19" table:formula="of:=AVERAGE([.G6:.G21])" office:value-type="float" office:value="0.006982529375" calcext:value-type="float">
            <text:p>0.006982529375</text:p>
          </table:table-cell>
          <table:table-cell table:style-name="ce19" table:formula="of:=AVERAGE([.H6:.H21])" office:value-type="float" office:value="0.00699992875" calcext:value-type="float">
            <text:p>0.00699992875</text:p>
          </table:table-cell>
          <table:table-cell table:style-name="ce19" table:formula="of:=AVERAGE([.I6:.I21])" office:value-type="float" office:value="0.006942398125" calcext:value-type="float">
            <text:p>0.006942398125</text:p>
          </table:table-cell>
          <table:table-cell table:style-name="ce19" table:formula="of:=AVERAGE([.J6:.J21])" office:value-type="float" office:value="0.00695374375" calcext:value-type="float">
            <text:p>0.00695374375</text:p>
          </table:table-cell>
          <table:table-cell table:style-name="ce19" table:formula="of:=AVERAGE([.K6:.K21])" office:value-type="float" office:value="0.006970625625" calcext:value-type="float">
            <text:p>0.006970625625</text:p>
          </table:table-cell>
          <table:table-cell table:style-name="ce19" table:formula="of:=AVERAGE([.L6:.L21])" office:value-type="float" office:value="0.00696405" calcext:value-type="float">
            <text:p>0.00696405</text:p>
          </table:table-cell>
          <table:table-cell table:style-name="ce19" table:formula="of:=AVERAGE([.M6:.M21])" office:value-type="float" office:value="0.006958788125" calcext:value-type="float">
            <text:p>0.006958788125</text:p>
          </table:table-cell>
          <table:table-cell table:style-name="ce19" table:formula="of:=AVERAGE([.N6:.N21])" office:value-type="float" office:value="0.00699477875" calcext:value-type="float">
            <text:p>0.00699477875</text:p>
          </table:table-cell>
          <table:table-cell table:style-name="ce19" table:formula="of:=AVERAGE([.O6:.O21])" office:value-type="float" office:value="0.006962175" calcext:value-type="float">
            <text:p>0.006962175</text:p>
          </table:table-cell>
          <table:table-cell table:style-name="ce19" table:formula="of:=AVERAGE([.P6:.P21])" office:value-type="float" office:value="0.006989189375" calcext:value-type="float">
            <text:p>0.006989189375</text:p>
          </table:table-cell>
          <table:table-cell table:style-name="ce19" table:formula="of:=AVERAGE([.Q6:.Q21])" office:value-type="float" office:value="0.00699642875" calcext:value-type="float">
            <text:p>0.00699642875</text:p>
          </table:table-cell>
          <table:table-cell table:style-name="ce25" table:formula="of:=AVERAGE([.R6:.R21])" office:value-type="float" office:value="0.00699412125" calcext:value-type="float">
            <text:p>0.00699412125</text:p>
          </table:table-cell>
          <table:table-cell table:style-name="ce6" table:formula="of:=AVERAGE([.S6:.S21])" office:value-type="float" office:value="0.006976676171875" calcext:value-type="float">
            <text:p>0.006976676171875</text:p>
          </table:table-cell>
          <table:table-cell/>
          <table:table-cell table:style-name="ce44" table:formula="of:=MAX([.U6:.U21])" office:value-type="float" office:value="0.00726533" calcext:value-type="float">
            <text:p>0.00726533</text:p>
          </table:table-cell>
          <table:table-cell table:style-name="ce44" table:formula="of:=MIN([.V6:.V21])" office:value-type="float" office:value="0.0067712" calcext:value-type="float">
            <text:p>0.0067712</text:p>
          </table:table-cell>
        </table:table-row>
        <table:table-row table:style-name="ro1">
          <table:table-cell table:number-columns-repeated="21"/>
          <table:table-cell table:style-name="ce6"/>
        </table:table-row>
        <table:table-row table:style-name="ro1" table:number-rows-repeated="1048552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Process Standard'.S6:'Process Standard'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tandard'.C6:'Process Standard'.R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tandard'.C22:'Process Standard'.R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rocess Shared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number-columns-repeated="2"/>
          <table:table-cell table:style-name="ce6" table:number-columns-repeated="16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style-name="ce13" office:value-type="string" calcext:value-type="string" table:number-columns-spanned="13" table:number-rows-spanned="1">
            <text:p>Processing Shared</text:p>
          </table:table-cell>
          <table:covered-table-cell table:number-columns-repeated="12" table:style-name="ce6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16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           Dim X</text:p>
            <text:p>Dim Y           </text:p>
          </table:table-cell>
          <table:table-cell table:style-name="ce7" office:value-type="float" office:value="64" calcext:value-type="float" table:number-columns-spanned="1" table:number-rows-spanned="2">
            <text:p>64</text:p>
          </table:table-cell>
          <table:table-cell table:style-name="ce14" office:value-type="float" office:value="128" calcext:value-type="float" table:number-columns-spanned="1" table:number-rows-spanned="2">
            <text:p>128</text:p>
          </table:table-cell>
          <table:table-cell table:style-name="ce14" office:value-type="float" office:value="192" calcext:value-type="float" table:number-columns-spanned="1" table:number-rows-spanned="2">
            <text:p>192</text:p>
          </table:table-cell>
          <table:table-cell table:style-name="ce14" office:value-type="float" office:value="256" calcext:value-type="float" table:number-columns-spanned="1" table:number-rows-spanned="2">
            <text:p>256</text:p>
          </table:table-cell>
          <table:table-cell table:style-name="ce14" office:value-type="float" office:value="320" calcext:value-type="float" table:number-columns-spanned="1" table:number-rows-spanned="2">
            <text:p>320</text:p>
          </table:table-cell>
          <table:table-cell table:style-name="ce14" office:value-type="float" office:value="384" calcext:value-type="float" table:number-columns-spanned="1" table:number-rows-spanned="2">
            <text:p>384</text:p>
          </table:table-cell>
          <table:table-cell table:style-name="ce14" office:value-type="float" office:value="448" calcext:value-type="float" table:number-columns-spanned="1" table:number-rows-spanned="2">
            <text:p>448</text:p>
          </table:table-cell>
          <table:table-cell table:style-name="ce14" office:value-type="float" office:value="512" calcext:value-type="float" table:number-columns-spanned="1" table:number-rows-spanned="2">
            <text:p>512</text:p>
          </table:table-cell>
          <table:table-cell table:style-name="ce14" office:value-type="float" office:value="576" calcext:value-type="float" table:number-columns-spanned="1" table:number-rows-spanned="2">
            <text:p>576</text:p>
          </table:table-cell>
          <table:table-cell table:style-name="ce14" office:value-type="float" office:value="640" calcext:value-type="float" table:number-columns-spanned="1" table:number-rows-spanned="2">
            <text:p>640</text:p>
          </table:table-cell>
          <table:table-cell table:style-name="ce14" office:value-type="float" office:value="704" calcext:value-type="float" table:number-columns-spanned="1" table:number-rows-spanned="2">
            <text:p>704</text:p>
          </table:table-cell>
          <table:table-cell table:style-name="ce14" office:value-type="float" office:value="768" calcext:value-type="float" table:number-columns-spanned="1" table:number-rows-spanned="2">
            <text:p>768</text:p>
          </table:table-cell>
          <table:table-cell table:style-name="ce14" office:value-type="float" office:value="832" calcext:value-type="float" table:number-columns-spanned="1" table:number-rows-spanned="2">
            <text:p>832</text:p>
          </table:table-cell>
          <table:table-cell table:style-name="ce14" office:value-type="float" office:value="896" calcext:value-type="float" table:number-columns-spanned="1" table:number-rows-spanned="2">
            <text:p>896</text:p>
          </table:table-cell>
          <table:table-cell table:style-name="ce14" office:value-type="float" office:value="960" calcext:value-type="float" table:number-columns-spanned="1" table:number-rows-spanned="2">
            <text:p>960</text:p>
          </table:table-cell>
          <table:table-cell table:style-name="ce20" office:value-type="float" office:value="1024" calcext:value-type="float" table:number-columns-spanned="1" table:number-rows-spanned="2">
            <text:p>1024</text:p>
          </table:table-cell>
          <table:table-cell table:style-name="ce44" office:value-type="string" calcext:value-type="string" table:number-columns-spanned="1" table:number-rows-spanned="2">
            <text:p>Moyenne Y</text:p>
          </table:table-cell>
          <table:table-cell/>
          <table:table-cell table:style-name="ce44" office:value-type="string" calcext:value-type="string" table:number-columns-spanned="1" table:number-rows-spanned="2">
            <text:p>Pire</text:p>
          </table:table-cell>
          <table:table-cell table:style-name="ce44" office:value-type="string" calcext:value-type="string" table:number-columns-spanned="1" table:number-rows-spanned="2">
            <text:p>Meilleure</text:p>
          </table:table-cell>
        </table:table-row>
        <table:table-row table:style-name="ro1">
          <table:table-cell/>
          <table:covered-table-cell/>
          <table:covered-table-cell table:style-name="ce8"/>
          <table:covered-table-cell table:number-columns-repeated="14" table:style-name="ce15"/>
          <table:covered-table-cell table:style-name="ce21"/>
          <table:covered-table-cell table:style-name="ce6"/>
          <table:table-cell/>
          <table:covered-table-cell table:number-columns-repeated="2" table:style-name="ce68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9" office:value-type="float" office:value="0.0069661" calcext:value-type="float">
            <text:p>0.0069661</text:p>
          </table:table-cell>
          <table:table-cell table:style-name="ce33" office:value-type="float" office:value="0.00705518" calcext:value-type="float">
            <text:p>0.00705518</text:p>
          </table:table-cell>
          <table:table-cell table:style-name="ce33" office:value-type="float" office:value="0.00704718" calcext:value-type="float">
            <text:p>0.00704718</text:p>
          </table:table-cell>
          <table:table-cell table:style-name="ce33" office:value-type="float" office:value="0.00688953" calcext:value-type="float">
            <text:p>0.00688953</text:p>
          </table:table-cell>
          <table:table-cell table:style-name="ce33" office:value-type="float" office:value="0.00706233" calcext:value-type="float">
            <text:p>0.00706233</text:p>
          </table:table-cell>
          <table:table-cell table:style-name="ce33" office:value-type="float" office:value="0.00705056" calcext:value-type="float">
            <text:p>0.00705056</text:p>
          </table:table-cell>
          <table:table-cell table:style-name="ce33" office:value-type="float" office:value="0.00695385" calcext:value-type="float">
            <text:p>0.00695385</text:p>
          </table:table-cell>
          <table:table-cell table:style-name="ce33" office:value-type="float" office:value="0.007073" calcext:value-type="float">
            <text:p>0.007073</text:p>
          </table:table-cell>
          <table:table-cell table:style-name="ce33" office:value-type="float" office:value="0.00713374" calcext:value-type="float">
            <text:p>0.00713374</text:p>
          </table:table-cell>
          <table:table-cell table:style-name="ce33" office:value-type="float" office:value="0.00697933" calcext:value-type="float">
            <text:p>0.00697933</text:p>
          </table:table-cell>
          <table:table-cell table:style-name="ce33" office:value-type="float" office:value="0.00691868" calcext:value-type="float">
            <text:p>0.00691868</text:p>
          </table:table-cell>
          <table:table-cell table:style-name="ce33" office:value-type="float" office:value="0.00697567" calcext:value-type="float">
            <text:p>0.00697567</text:p>
          </table:table-cell>
          <table:table-cell table:style-name="ce33" office:value-type="float" office:value="0.00694436" calcext:value-type="float">
            <text:p>0.00694436</text:p>
          </table:table-cell>
          <table:table-cell table:style-name="ce33" office:value-type="float" office:value="0.00690553" calcext:value-type="float">
            <text:p>0.00690553</text:p>
          </table:table-cell>
          <table:table-cell table:style-name="ce33" office:value-type="float" office:value="0.00691722" calcext:value-type="float">
            <text:p>0.00691722</text:p>
          </table:table-cell>
          <table:table-cell table:style-name="ce37" office:value-type="float" office:value="0.00683007" calcext:value-type="float">
            <text:p>0.00683007</text:p>
          </table:table-cell>
          <table:table-cell table:style-name="ce41" table:formula="of:=AVERAGE([.C6:.R6])" office:value-type="float" office:value="0.006981395625" calcext:value-type="float">
            <text:p>0.006981395625</text:p>
          </table:table-cell>
          <table:table-cell/>
          <table:table-cell table:style-name="ce69" table:formula="of:=MAX([.C6:.R6])" office:value-type="float" office:value="0.00713374" calcext:value-type="float">
            <text:p>0.00713374</text:p>
          </table:table-cell>
          <table:table-cell table:style-name="ce69" table:formula="of:=MIN([.C6:.R6])" office:value-type="float" office:value="0.00683007" calcext:value-type="float">
            <text:p>0.00683007</text:p>
          </table:table-cell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30" office:value-type="float" office:value="0.00701036" calcext:value-type="float">
            <text:p>0.00701036</text:p>
          </table:table-cell>
          <table:table-cell table:style-name="ce34" office:value-type="float" office:value="0.00711855" calcext:value-type="float">
            <text:p>0.00711855</text:p>
          </table:table-cell>
          <table:table-cell table:style-name="ce34" office:value-type="float" office:value="0.00711984" calcext:value-type="float">
            <text:p>0.00711984</text:p>
          </table:table-cell>
          <table:table-cell table:style-name="ce34" office:value-type="float" office:value="0.00705584" calcext:value-type="float">
            <text:p>0.00705584</text:p>
          </table:table-cell>
          <table:table-cell table:style-name="ce34" office:value-type="float" office:value="0.00691992" calcext:value-type="float">
            <text:p>0.00691992</text:p>
          </table:table-cell>
          <table:table-cell table:style-name="ce34" office:value-type="float" office:value="0.00700367" calcext:value-type="float">
            <text:p>0.00700367</text:p>
          </table:table-cell>
          <table:table-cell table:style-name="ce34" office:value-type="float" office:value="0.00697735" calcext:value-type="float">
            <text:p>0.00697735</text:p>
          </table:table-cell>
          <table:table-cell table:style-name="ce34" office:value-type="float" office:value="0.00693233" calcext:value-type="float">
            <text:p>0.00693233</text:p>
          </table:table-cell>
          <table:table-cell table:style-name="ce34" office:value-type="float" office:value="0.00689009" calcext:value-type="float">
            <text:p>0.00689009</text:p>
          </table:table-cell>
          <table:table-cell table:style-name="ce34" office:value-type="float" office:value="0.00697055" calcext:value-type="float">
            <text:p>0.00697055</text:p>
          </table:table-cell>
          <table:table-cell table:style-name="ce34" office:value-type="float" office:value="0.00696214" calcext:value-type="float">
            <text:p>0.00696214</text:p>
          </table:table-cell>
          <table:table-cell table:style-name="ce34" office:value-type="float" office:value="0.0070261" calcext:value-type="float">
            <text:p>0.0070261</text:p>
          </table:table-cell>
          <table:table-cell table:style-name="ce34" office:value-type="float" office:value="0.00705376" calcext:value-type="float">
            <text:p>0.00705376</text:p>
          </table:table-cell>
          <table:table-cell table:style-name="ce34" office:value-type="float" office:value="0.00702482" calcext:value-type="float">
            <text:p>0.00702482</text:p>
          </table:table-cell>
          <table:table-cell table:style-name="ce34" office:value-type="float" office:value="0.00708865" calcext:value-type="float">
            <text:p>0.00708865</text:p>
          </table:table-cell>
          <table:table-cell table:style-name="ce38" office:value-type="float" office:value="0.00687091" calcext:value-type="float">
            <text:p>0.00687091</text:p>
          </table:table-cell>
          <table:table-cell table:style-name="ce42" table:formula="of:=AVERAGE([.C7:.R7])" office:value-type="float" office:value="0.007001555" calcext:value-type="float">
            <text:p>0.007001555</text:p>
          </table:table-cell>
          <table:table-cell/>
          <table:table-cell table:style-name="ce70" table:formula="of:=MAX([.C7:.R7])" office:value-type="float" office:value="0.00711984" calcext:value-type="float">
            <text:p>0.00711984</text:p>
          </table:table-cell>
          <table:table-cell table:style-name="ce70" table:formula="of:=MIN([.C7:.R7])" office:value-type="float" office:value="0.00687091" calcext:value-type="float">
            <text:p>0.00687091</text:p>
          </table:table-cell>
        </table:table-row>
        <table:table-row table:style-name="ro1">
          <table:table-cell/>
          <table:table-cell table:style-name="ce3" office:value-type="float" office:value="192" calcext:value-type="float">
            <text:p>192</text:p>
          </table:table-cell>
          <table:table-cell table:style-name="ce30" office:value-type="float" office:value="0.00695872" calcext:value-type="float">
            <text:p>0.00695872</text:p>
          </table:table-cell>
          <table:table-cell table:style-name="ce34" office:value-type="float" office:value="0.00707006" calcext:value-type="float">
            <text:p>0.00707006</text:p>
          </table:table-cell>
          <table:table-cell table:style-name="ce34" office:value-type="float" office:value="0.00706155" calcext:value-type="float">
            <text:p>0.00706155</text:p>
          </table:table-cell>
          <table:table-cell table:style-name="ce34" office:value-type="float" office:value="0.00692441" calcext:value-type="float">
            <text:p>0.00692441</text:p>
          </table:table-cell>
          <table:table-cell table:style-name="ce34" office:value-type="float" office:value="0.00712313" calcext:value-type="float">
            <text:p>0.00712313</text:p>
          </table:table-cell>
          <table:table-cell table:style-name="ce34" office:value-type="float" office:value="0.00691705" calcext:value-type="float">
            <text:p>0.00691705</text:p>
          </table:table-cell>
          <table:table-cell table:style-name="ce34" office:value-type="float" office:value="0.00706392" calcext:value-type="float">
            <text:p>0.00706392</text:p>
          </table:table-cell>
          <table:table-cell table:style-name="ce34" office:value-type="float" office:value="0.007032" calcext:value-type="float">
            <text:p>0.007032</text:p>
          </table:table-cell>
          <table:table-cell table:style-name="ce34" office:value-type="float" office:value="0.00704032" calcext:value-type="float">
            <text:p>0.00704032</text:p>
          </table:table-cell>
          <table:table-cell table:style-name="ce34" office:value-type="float" office:value="0.00695258" calcext:value-type="float">
            <text:p>0.00695258</text:p>
          </table:table-cell>
          <table:table-cell table:style-name="ce34" office:value-type="float" office:value="0.006849" calcext:value-type="float">
            <text:p>0.006849</text:p>
          </table:table-cell>
          <table:table-cell table:style-name="ce34" office:value-type="float" office:value="0.00687243" calcext:value-type="float">
            <text:p>0.00687243</text:p>
          </table:table-cell>
          <table:table-cell table:style-name="ce34" office:value-type="float" office:value="0.00699678" calcext:value-type="float">
            <text:p>0.00699678</text:p>
          </table:table-cell>
          <table:table-cell table:style-name="ce34" office:value-type="float" office:value="0.00684834" calcext:value-type="float">
            <text:p>0.00684834</text:p>
          </table:table-cell>
          <table:table-cell table:style-name="ce34" office:value-type="float" office:value="0.00693991" calcext:value-type="float">
            <text:p>0.00693991</text:p>
          </table:table-cell>
          <table:table-cell table:style-name="ce38" office:value-type="float" office:value="0.006871" calcext:value-type="float">
            <text:p>0.006871</text:p>
          </table:table-cell>
          <table:table-cell table:style-name="ce42" table:formula="of:=AVERAGE([.C8:.R8])" office:value-type="float" office:value="0.006970075" calcext:value-type="float">
            <text:p>0.006970075</text:p>
          </table:table-cell>
          <table:table-cell/>
          <table:table-cell table:style-name="ce70" table:formula="of:=MAX([.C8:.R8])" office:value-type="float" office:value="0.00712313" calcext:value-type="float">
            <text:p>0.00712313</text:p>
          </table:table-cell>
          <table:table-cell table:style-name="ce70" table:formula="of:=MIN([.C8:.R8])" office:value-type="float" office:value="0.00684834" calcext:value-type="float">
            <text:p>0.00684834</text:p>
          </table:table-cell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30" office:value-type="float" office:value="0.007056" calcext:value-type="float">
            <text:p>0.007056</text:p>
          </table:table-cell>
          <table:table-cell table:style-name="ce34" office:value-type="float" office:value="0.00726041" calcext:value-type="float">
            <text:p>0.00726041</text:p>
          </table:table-cell>
          <table:table-cell table:style-name="ce34" office:value-type="float" office:value="0.00712533" calcext:value-type="float">
            <text:p>0.00712533</text:p>
          </table:table-cell>
          <table:table-cell table:style-name="ce34" office:value-type="float" office:value="0.00706384" calcext:value-type="float">
            <text:p>0.00706384</text:p>
          </table:table-cell>
          <table:table-cell table:style-name="ce34" office:value-type="float" office:value="0.00692884" calcext:value-type="float">
            <text:p>0.00692884</text:p>
          </table:table-cell>
          <table:table-cell table:style-name="ce34" office:value-type="float" office:value="0.00695081" calcext:value-type="float">
            <text:p>0.00695081</text:p>
          </table:table-cell>
          <table:table-cell table:style-name="ce34" office:value-type="float" office:value="0.00715722" calcext:value-type="float">
            <text:p>0.00715722</text:p>
          </table:table-cell>
          <table:table-cell table:style-name="ce34" office:value-type="float" office:value="0.00706933" calcext:value-type="float">
            <text:p>0.00706933</text:p>
          </table:table-cell>
          <table:table-cell table:style-name="ce34" office:value-type="float" office:value="0.00703127" calcext:value-type="float">
            <text:p>0.00703127</text:p>
          </table:table-cell>
          <table:table-cell table:style-name="ce34" office:value-type="float" office:value="0.00684085" calcext:value-type="float">
            <text:p>0.00684085</text:p>
          </table:table-cell>
          <table:table-cell table:style-name="ce34" office:value-type="float" office:value="0.00704259" calcext:value-type="float">
            <text:p>0.00704259</text:p>
          </table:table-cell>
          <table:table-cell table:style-name="ce34" office:value-type="float" office:value="0.00699265" calcext:value-type="float">
            <text:p>0.00699265</text:p>
          </table:table-cell>
          <table:table-cell table:style-name="ce34" office:value-type="float" office:value="0.00697465" calcext:value-type="float">
            <text:p>0.00697465</text:p>
          </table:table-cell>
          <table:table-cell table:style-name="ce34" office:value-type="float" office:value="0.0069824" calcext:value-type="float">
            <text:p>0.0069824</text:p>
          </table:table-cell>
          <table:table-cell table:style-name="ce34" office:value-type="float" office:value="0.00698467" calcext:value-type="float">
            <text:p>0.00698467</text:p>
          </table:table-cell>
          <table:table-cell table:style-name="ce38" office:value-type="float" office:value="0.0069506" calcext:value-type="float">
            <text:p>0.0069506</text:p>
          </table:table-cell>
          <table:table-cell table:style-name="ce42" table:formula="of:=AVERAGE([.C9:.R9])" office:value-type="float" office:value="0.00702571625" calcext:value-type="float">
            <text:p>0.00702571625</text:p>
          </table:table-cell>
          <table:table-cell/>
          <table:table-cell table:style-name="ce70" table:formula="of:=MAX([.C9:.R9])" office:value-type="float" office:value="0.00726041" calcext:value-type="float">
            <text:p>0.00726041</text:p>
          </table:table-cell>
          <table:table-cell table:style-name="ce70" table:formula="of:=MIN([.C9:.R9])" office:value-type="float" office:value="0.00684085" calcext:value-type="float">
            <text:p>0.00684085</text:p>
          </table:table-cell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0" office:value-type="float" office:value="0.00701676" calcext:value-type="float">
            <text:p>0.00701676</text:p>
          </table:table-cell>
          <table:table-cell table:style-name="ce34" office:value-type="float" office:value="0.00709367" calcext:value-type="float">
            <text:p>0.00709367</text:p>
          </table:table-cell>
          <table:table-cell table:style-name="ce34" office:value-type="float" office:value="0.00711753" calcext:value-type="float">
            <text:p>0.00711753</text:p>
          </table:table-cell>
          <table:table-cell table:style-name="ce34" office:value-type="float" office:value="0.006991" calcext:value-type="float">
            <text:p>0.006991</text:p>
          </table:table-cell>
          <table:table-cell table:style-name="ce34" office:value-type="float" office:value="0.00704588" calcext:value-type="float">
            <text:p>0.00704588</text:p>
          </table:table-cell>
          <table:table-cell table:style-name="ce34" office:value-type="float" office:value="0.00691131" calcext:value-type="float">
            <text:p>0.00691131</text:p>
          </table:table-cell>
          <table:table-cell table:style-name="ce34" office:value-type="float" office:value="0.006957" calcext:value-type="float">
            <text:p>0.006957</text:p>
          </table:table-cell>
          <table:table-cell table:style-name="ce34" office:value-type="float" office:value="0.00717737" calcext:value-type="float">
            <text:p>0.00717737</text:p>
          </table:table-cell>
          <table:table-cell table:style-name="ce34" office:value-type="float" office:value="0.00709792" calcext:value-type="float">
            <text:p>0.00709792</text:p>
          </table:table-cell>
          <table:table-cell table:style-name="ce34" office:value-type="float" office:value="0.00705208" calcext:value-type="float">
            <text:p>0.00705208</text:p>
          </table:table-cell>
          <table:table-cell table:style-name="ce34" office:value-type="float" office:value="0.00693732" calcext:value-type="float">
            <text:p>0.00693732</text:p>
          </table:table-cell>
          <table:table-cell table:style-name="ce34" office:value-type="float" office:value="0.00699886" calcext:value-type="float">
            <text:p>0.00699886</text:p>
          </table:table-cell>
          <table:table-cell table:style-name="ce34" office:value-type="float" office:value="0.007184" calcext:value-type="float">
            <text:p>0.007184</text:p>
          </table:table-cell>
          <table:table-cell table:style-name="ce34" office:value-type="float" office:value="0.00709322" calcext:value-type="float">
            <text:p>0.00709322</text:p>
          </table:table-cell>
          <table:table-cell table:style-name="ce34" office:value-type="float" office:value="0.00724848" calcext:value-type="float">
            <text:p>0.00724848</text:p>
          </table:table-cell>
          <table:table-cell table:style-name="ce38" office:value-type="float" office:value="0.00700833" calcext:value-type="float">
            <text:p>0.00700833</text:p>
          </table:table-cell>
          <table:table-cell table:style-name="ce42" table:formula="of:=AVERAGE([.C10:.R10])" office:value-type="float" office:value="0.007058170625" calcext:value-type="float">
            <text:p>0.007058170625</text:p>
          </table:table-cell>
          <table:table-cell/>
          <table:table-cell table:style-name="ce70" table:formula="of:=MAX([.C10:.R10])" office:value-type="float" office:value="0.00724848" calcext:value-type="float">
            <text:p>0.00724848</text:p>
          </table:table-cell>
          <table:table-cell table:style-name="ce70" table:formula="of:=MIN([.C10:.R10])" office:value-type="float" office:value="0.00691131" calcext:value-type="float">
            <text:p>0.00691131</text:p>
          </table:table-cell>
        </table:table-row>
        <table:table-row table:style-name="ro1">
          <table:table-cell/>
          <table:table-cell table:style-name="ce3" office:value-type="float" office:value="384" calcext:value-type="float">
            <text:p>384</text:p>
          </table:table-cell>
          <table:table-cell table:style-name="ce30" office:value-type="float" office:value="0.00688895" calcext:value-type="float">
            <text:p>0.00688895</text:p>
          </table:table-cell>
          <table:table-cell table:style-name="ce34" office:value-type="float" office:value="0.0069617" calcext:value-type="float">
            <text:p>0.0069617</text:p>
          </table:table-cell>
          <table:table-cell table:style-name="ce34" office:value-type="float" office:value="0.00697501" calcext:value-type="float">
            <text:p>0.00697501</text:p>
          </table:table-cell>
          <table:table-cell table:style-name="ce34" office:value-type="float" office:value="0.00709029" calcext:value-type="float">
            <text:p>0.00709029</text:p>
          </table:table-cell>
          <table:table-cell table:style-name="ce34" office:value-type="float" office:value="0.00699167" calcext:value-type="float">
            <text:p>0.00699167</text:p>
          </table:table-cell>
          <table:table-cell table:style-name="ce34" office:value-type="float" office:value="0.00701127" calcext:value-type="float">
            <text:p>0.00701127</text:p>
          </table:table-cell>
          <table:table-cell table:style-name="ce34" office:value-type="float" office:value="0.00708898" calcext:value-type="float">
            <text:p>0.00708898</text:p>
          </table:table-cell>
          <table:table-cell table:style-name="ce34" office:value-type="float" office:value="0.00691298" calcext:value-type="float">
            <text:p>0.00691298</text:p>
          </table:table-cell>
          <table:table-cell table:style-name="ce34" office:value-type="float" office:value="0.00709233" calcext:value-type="float">
            <text:p>0.00709233</text:p>
          </table:table-cell>
          <table:table-cell table:style-name="ce34" office:value-type="float" office:value="0.00691571" calcext:value-type="float">
            <text:p>0.00691571</text:p>
          </table:table-cell>
          <table:table-cell table:style-name="ce34" office:value-type="float" office:value="0.00693426" calcext:value-type="float">
            <text:p>0.00693426</text:p>
          </table:table-cell>
          <table:table-cell table:style-name="ce34" office:value-type="float" office:value="0.00697974" calcext:value-type="float">
            <text:p>0.00697974</text:p>
          </table:table-cell>
          <table:table-cell table:style-name="ce34" office:value-type="float" office:value="0.0069113" calcext:value-type="float">
            <text:p>0.0069113</text:p>
          </table:table-cell>
          <table:table-cell table:style-name="ce34" office:value-type="float" office:value="0.00708049" calcext:value-type="float">
            <text:p>0.00708049</text:p>
          </table:table-cell>
          <table:table-cell table:style-name="ce34" office:value-type="float" office:value="0.00700441" calcext:value-type="float">
            <text:p>0.00700441</text:p>
          </table:table-cell>
          <table:table-cell table:style-name="ce38" office:value-type="float" office:value="0.00689226" calcext:value-type="float">
            <text:p>0.00689226</text:p>
          </table:table-cell>
          <table:table-cell table:style-name="ce42" table:formula="of:=AVERAGE([.C11:.R11])" office:value-type="float" office:value="0.006983209375" calcext:value-type="float">
            <text:p>0.006983209375</text:p>
          </table:table-cell>
          <table:table-cell/>
          <table:table-cell table:style-name="ce70" table:formula="of:=MAX([.C11:.R11])" office:value-type="float" office:value="0.00709233" calcext:value-type="float">
            <text:p>0.00709233</text:p>
          </table:table-cell>
          <table:table-cell table:style-name="ce70" table:formula="of:=MIN([.C11:.R11])" office:value-type="float" office:value="0.00688895" calcext:value-type="float">
            <text:p>0.00688895</text:p>
          </table:table-cell>
        </table:table-row>
        <table:table-row table:style-name="ro1">
          <table:table-cell/>
          <table:table-cell table:style-name="ce3" office:value-type="float" office:value="448" calcext:value-type="float">
            <text:p>448</text:p>
          </table:table-cell>
          <table:table-cell table:style-name="ce30" office:value-type="float" office:value="0.00702285" calcext:value-type="float">
            <text:p>0.00702285</text:p>
          </table:table-cell>
          <table:table-cell table:style-name="ce34" office:value-type="float" office:value="0.00698004" calcext:value-type="float">
            <text:p>0.00698004</text:p>
          </table:table-cell>
          <table:table-cell table:style-name="ce34" office:value-type="float" office:value="0.00687149" calcext:value-type="float">
            <text:p>0.00687149</text:p>
          </table:table-cell>
          <table:table-cell table:style-name="ce34" office:value-type="float" office:value="0.00704033" calcext:value-type="float">
            <text:p>0.00704033</text:p>
          </table:table-cell>
          <table:table-cell table:style-name="ce34" office:value-type="float" office:value="0.00700899" calcext:value-type="float">
            <text:p>0.00700899</text:p>
          </table:table-cell>
          <table:table-cell table:style-name="ce34" office:value-type="float" office:value="0.0070912" calcext:value-type="float">
            <text:p>0.0070912</text:p>
          </table:table-cell>
          <table:table-cell table:style-name="ce34" office:value-type="float" office:value="0.00695086" calcext:value-type="float">
            <text:p>0.00695086</text:p>
          </table:table-cell>
          <table:table-cell table:style-name="ce34" office:value-type="float" office:value="0.00691234" calcext:value-type="float">
            <text:p>0.00691234</text:p>
          </table:table-cell>
          <table:table-cell table:style-name="ce34" office:value-type="float" office:value="0.00708428" calcext:value-type="float">
            <text:p>0.00708428</text:p>
          </table:table-cell>
          <table:table-cell table:style-name="ce34" office:value-type="float" office:value="0.00711869" calcext:value-type="float">
            <text:p>0.00711869</text:p>
          </table:table-cell>
          <table:table-cell table:style-name="ce34" office:value-type="float" office:value="0.00697833" calcext:value-type="float">
            <text:p>0.00697833</text:p>
          </table:table-cell>
          <table:table-cell table:style-name="ce34" office:value-type="float" office:value="0.0070449" calcext:value-type="float">
            <text:p>0.0070449</text:p>
          </table:table-cell>
          <table:table-cell table:style-name="ce34" office:value-type="float" office:value="0.00699847" calcext:value-type="float">
            <text:p>0.00699847</text:p>
          </table:table-cell>
          <table:table-cell table:style-name="ce34" office:value-type="float" office:value="0.00697923" calcext:value-type="float">
            <text:p>0.00697923</text:p>
          </table:table-cell>
          <table:table-cell table:style-name="ce34" office:value-type="float" office:value="0.00694697" calcext:value-type="float">
            <text:p>0.00694697</text:p>
          </table:table-cell>
          <table:table-cell table:style-name="ce38" office:value-type="float" office:value="0.00687124" calcext:value-type="float">
            <text:p>0.00687124</text:p>
          </table:table-cell>
          <table:table-cell table:style-name="ce42" table:formula="of:=AVERAGE([.C12:.R12])" office:value-type="float" office:value="0.006993763125" calcext:value-type="float">
            <text:p>0.006993763125</text:p>
          </table:table-cell>
          <table:table-cell/>
          <table:table-cell table:style-name="ce70" table:formula="of:=MAX([.C12:.R12])" office:value-type="float" office:value="0.00711869" calcext:value-type="float">
            <text:p>0.00711869</text:p>
          </table:table-cell>
          <table:table-cell table:style-name="ce70" table:formula="of:=MIN([.C12:.R12])" office:value-type="float" office:value="0.00687124" calcext:value-type="float">
            <text:p>0.00687124</text:p>
          </table:table-cell>
        </table:table-row>
        <table:table-row table:style-name="ro1">
          <table:table-cell/>
          <table:table-cell table:style-name="ce3" office:value-type="float" office:value="512" calcext:value-type="float">
            <text:p>512</text:p>
          </table:table-cell>
          <table:table-cell table:style-name="ce30" office:value-type="float" office:value="0.00701345" calcext:value-type="float">
            <text:p>0.00701345</text:p>
          </table:table-cell>
          <table:table-cell table:style-name="ce34" office:value-type="float" office:value="0.00697897" calcext:value-type="float">
            <text:p>0.00697897</text:p>
          </table:table-cell>
          <table:table-cell table:style-name="ce34" office:value-type="float" office:value="0.00685996" calcext:value-type="float">
            <text:p>0.00685996</text:p>
          </table:table-cell>
          <table:table-cell table:style-name="ce34" office:value-type="float" office:value="0.00697208" calcext:value-type="float">
            <text:p>0.00697208</text:p>
          </table:table-cell>
          <table:table-cell table:style-name="ce34" office:value-type="float" office:value="0.00701889" calcext:value-type="float">
            <text:p>0.00701889</text:p>
          </table:table-cell>
          <table:table-cell table:style-name="ce34" office:value-type="float" office:value="0.00694771" calcext:value-type="float">
            <text:p>0.00694771</text:p>
          </table:table-cell>
          <table:table-cell table:style-name="ce34" office:value-type="float" office:value="0.00717156" calcext:value-type="float">
            <text:p>0.00717156</text:p>
          </table:table-cell>
          <table:table-cell table:style-name="ce34" office:value-type="float" office:value="0.00714408" calcext:value-type="float">
            <text:p>0.00714408</text:p>
          </table:table-cell>
          <table:table-cell table:style-name="ce34" office:value-type="float" office:value="0.00692915" calcext:value-type="float">
            <text:p>0.00692915</text:p>
          </table:table-cell>
          <table:table-cell table:style-name="ce34" office:value-type="float" office:value="0.00701608" calcext:value-type="float">
            <text:p>0.00701608</text:p>
          </table:table-cell>
          <table:table-cell table:style-name="ce34" office:value-type="float" office:value="0.00690909" calcext:value-type="float">
            <text:p>0.00690909</text:p>
          </table:table-cell>
          <table:table-cell table:style-name="ce34" office:value-type="float" office:value="0.00700733" calcext:value-type="float">
            <text:p>0.00700733</text:p>
          </table:table-cell>
          <table:table-cell table:style-name="ce34" office:value-type="float" office:value="0.00706939" calcext:value-type="float">
            <text:p>0.00706939</text:p>
          </table:table-cell>
          <table:table-cell table:style-name="ce34" office:value-type="float" office:value="0.00710951" calcext:value-type="float">
            <text:p>0.00710951</text:p>
          </table:table-cell>
          <table:table-cell table:style-name="ce34" office:value-type="float" office:value="0.00697465" calcext:value-type="float">
            <text:p>0.00697465</text:p>
          </table:table-cell>
          <table:table-cell table:style-name="ce38" office:value-type="float" office:value="0.00705155" calcext:value-type="float">
            <text:p>0.00705155</text:p>
          </table:table-cell>
          <table:table-cell table:style-name="ce42" table:formula="of:=AVERAGE([.C13:.R13])" office:value-type="float" office:value="0.007010840625" calcext:value-type="float">
            <text:p>0.007010840625</text:p>
          </table:table-cell>
          <table:table-cell/>
          <table:table-cell table:style-name="ce70" table:formula="of:=MAX([.C13:.R13])" office:value-type="float" office:value="0.00717156" calcext:value-type="float">
            <text:p>0.00717156</text:p>
          </table:table-cell>
          <table:table-cell table:style-name="ce70" table:formula="of:=MIN([.C13:.R13])" office:value-type="float" office:value="0.00685996" calcext:value-type="float">
            <text:p>0.00685996</text:p>
          </table:table-cell>
        </table:table-row>
        <table:table-row table:style-name="ro1">
          <table:table-cell/>
          <table:table-cell table:style-name="ce3" office:value-type="float" office:value="576" calcext:value-type="float">
            <text:p>576</text:p>
          </table:table-cell>
          <table:table-cell table:style-name="ce30" office:value-type="float" office:value="0.00691404" calcext:value-type="float">
            <text:p>0.00691404</text:p>
          </table:table-cell>
          <table:table-cell table:style-name="ce34" office:value-type="float" office:value="0.00707976" calcext:value-type="float">
            <text:p>0.00707976</text:p>
          </table:table-cell>
          <table:table-cell table:style-name="ce34" office:value-type="float" office:value="0.00715313" calcext:value-type="float">
            <text:p>0.00715313</text:p>
          </table:table-cell>
          <table:table-cell table:style-name="ce34" office:value-type="float" office:value="0.00696229" calcext:value-type="float">
            <text:p>0.00696229</text:p>
          </table:table-cell>
          <table:table-cell table:style-name="ce34" office:value-type="float" office:value="0.007012" calcext:value-type="float">
            <text:p>0.007012</text:p>
          </table:table-cell>
          <table:table-cell table:style-name="ce34" office:value-type="float" office:value="0.00711758" calcext:value-type="float">
            <text:p>0.00711758</text:p>
          </table:table-cell>
          <table:table-cell table:style-name="ce34" office:value-type="float" office:value="0.00694029" calcext:value-type="float">
            <text:p>0.00694029</text:p>
          </table:table-cell>
          <table:table-cell table:style-name="ce34" office:value-type="float" office:value="0.00685152" calcext:value-type="float">
            <text:p>0.00685152</text:p>
          </table:table-cell>
          <table:table-cell table:style-name="ce34" office:value-type="float" office:value="0.00690848" calcext:value-type="float">
            <text:p>0.00690848</text:p>
          </table:table-cell>
          <table:table-cell table:style-name="ce34" office:value-type="float" office:value="0.00688136" calcext:value-type="float">
            <text:p>0.00688136</text:p>
          </table:table-cell>
          <table:table-cell table:style-name="ce34" office:value-type="float" office:value="0.00692948" calcext:value-type="float">
            <text:p>0.00692948</text:p>
          </table:table-cell>
          <table:table-cell table:style-name="ce34" office:value-type="float" office:value="0.00697869" calcext:value-type="float">
            <text:p>0.00697869</text:p>
          </table:table-cell>
          <table:table-cell table:style-name="ce34" office:value-type="float" office:value="0.00710366" calcext:value-type="float">
            <text:p>0.00710366</text:p>
          </table:table-cell>
          <table:table-cell table:style-name="ce34" office:value-type="float" office:value="0.00690526" calcext:value-type="float">
            <text:p>0.00690526</text:p>
          </table:table-cell>
          <table:table-cell table:style-name="ce34" office:value-type="float" office:value="0.00701333" calcext:value-type="float">
            <text:p>0.00701333</text:p>
          </table:table-cell>
          <table:table-cell table:style-name="ce38" office:value-type="float" office:value="0.006847" calcext:value-type="float">
            <text:p>0.006847</text:p>
          </table:table-cell>
          <table:table-cell table:style-name="ce42" table:formula="of:=AVERAGE([.C14:.R14])" office:value-type="float" office:value="0.006974866875" calcext:value-type="float">
            <text:p>0.006974866875</text:p>
          </table:table-cell>
          <table:table-cell/>
          <table:table-cell table:style-name="ce70" table:formula="of:=MAX([.C14:.R14])" office:value-type="float" office:value="0.00715313" calcext:value-type="float">
            <text:p>0.00715313</text:p>
          </table:table-cell>
          <table:table-cell table:style-name="ce70" table:formula="of:=MIN([.C14:.R14])" office:value-type="float" office:value="0.006847" calcext:value-type="float">
            <text:p>0.006847</text:p>
          </table:table-cell>
        </table:table-row>
        <table:table-row table:style-name="ro1">
          <table:table-cell/>
          <table:table-cell table:style-name="ce3" office:value-type="float" office:value="640" calcext:value-type="float">
            <text:p>640</text:p>
          </table:table-cell>
          <table:table-cell table:style-name="ce30" office:value-type="float" office:value="0.00693154" calcext:value-type="float">
            <text:p>0.00693154</text:p>
          </table:table-cell>
          <table:table-cell table:style-name="ce34" office:value-type="float" office:value="0.0068259" calcext:value-type="float">
            <text:p>0.0068259</text:p>
          </table:table-cell>
          <table:table-cell table:style-name="ce34" office:value-type="float" office:value="0.0070581" calcext:value-type="float">
            <text:p>0.0070581</text:p>
          </table:table-cell>
          <table:table-cell table:style-name="ce34" office:value-type="float" office:value="0.00701097" calcext:value-type="float">
            <text:p>0.00701097</text:p>
          </table:table-cell>
          <table:table-cell table:style-name="ce34" office:value-type="float" office:value="0.00695357" calcext:value-type="float">
            <text:p>0.00695357</text:p>
          </table:table-cell>
          <table:table-cell table:style-name="ce34" office:value-type="float" office:value="0.00708133" calcext:value-type="float">
            <text:p>0.00708133</text:p>
          </table:table-cell>
          <table:table-cell table:style-name="ce34" office:value-type="float" office:value="0.006933" calcext:value-type="float">
            <text:p>0.006933</text:p>
          </table:table-cell>
          <table:table-cell table:style-name="ce34" office:value-type="float" office:value="0.00695819" calcext:value-type="float">
            <text:p>0.00695819</text:p>
          </table:table-cell>
          <table:table-cell table:style-name="ce34" office:value-type="float" office:value="0.00712647" calcext:value-type="float">
            <text:p>0.00712647</text:p>
          </table:table-cell>
          <table:table-cell table:style-name="ce34" office:value-type="float" office:value="0.00684589" calcext:value-type="float">
            <text:p>0.00684589</text:p>
          </table:table-cell>
          <table:table-cell table:style-name="ce34" office:value-type="float" office:value="0.00723879" calcext:value-type="float">
            <text:p>0.00723879</text:p>
          </table:table-cell>
          <table:table-cell table:style-name="ce34" office:value-type="float" office:value="0.00694033" calcext:value-type="float">
            <text:p>0.00694033</text:p>
          </table:table-cell>
          <table:table-cell table:style-name="ce34" office:value-type="float" office:value="0.00701667" calcext:value-type="float">
            <text:p>0.00701667</text:p>
          </table:table-cell>
          <table:table-cell table:style-name="ce34" office:value-type="float" office:value="0.006937" calcext:value-type="float">
            <text:p>0.006937</text:p>
          </table:table-cell>
          <table:table-cell table:style-name="ce34" office:value-type="float" office:value="0.00689617" calcext:value-type="float">
            <text:p>0.00689617</text:p>
          </table:table-cell>
          <table:table-cell table:style-name="ce38" office:value-type="float" office:value="0.00701123" calcext:value-type="float">
            <text:p>0.00701123</text:p>
          </table:table-cell>
          <table:table-cell table:style-name="ce42" table:formula="of:=AVERAGE([.C15:.R15])" office:value-type="float" office:value="0.006985321875" calcext:value-type="float">
            <text:p>0.006985321875</text:p>
          </table:table-cell>
          <table:table-cell/>
          <table:table-cell table:style-name="ce70" table:formula="of:=MAX([.C15:.R15])" office:value-type="float" office:value="0.00723879" calcext:value-type="float">
            <text:p>0.00723879</text:p>
          </table:table-cell>
          <table:table-cell table:style-name="ce70" table:formula="of:=MIN([.C15:.R15])" office:value-type="float" office:value="0.0068259" calcext:value-type="float">
            <text:p>0.0068259</text:p>
          </table:table-cell>
        </table:table-row>
        <table:table-row table:style-name="ro1">
          <table:table-cell/>
          <table:table-cell table:style-name="ce3" office:value-type="float" office:value="704" calcext:value-type="float">
            <text:p>704</text:p>
          </table:table-cell>
          <table:table-cell table:style-name="ce30" office:value-type="float" office:value="0.00694531" calcext:value-type="float">
            <text:p>0.00694531</text:p>
          </table:table-cell>
          <table:table-cell table:style-name="ce34" office:value-type="float" office:value="0.0070608" calcext:value-type="float">
            <text:p>0.0070608</text:p>
          </table:table-cell>
          <table:table-cell table:style-name="ce34" office:value-type="float" office:value="0.00709443" calcext:value-type="float">
            <text:p>0.00709443</text:p>
          </table:table-cell>
          <table:table-cell table:style-name="ce34" office:value-type="float" office:value="0.00692833" calcext:value-type="float">
            <text:p>0.00692833</text:p>
          </table:table-cell>
          <table:table-cell table:style-name="ce34" office:value-type="float" office:value="0.00700767" calcext:value-type="float">
            <text:p>0.00700767</text:p>
          </table:table-cell>
          <table:table-cell table:style-name="ce34" office:value-type="float" office:value="0.00688378" calcext:value-type="float">
            <text:p>0.00688378</text:p>
          </table:table-cell>
          <table:table-cell table:style-name="ce34" office:value-type="float" office:value="0.00708604" calcext:value-type="float">
            <text:p>0.00708604</text:p>
          </table:table-cell>
          <table:table-cell table:style-name="ce34" office:value-type="float" office:value="0.0069557" calcext:value-type="float">
            <text:p>0.0069557</text:p>
          </table:table-cell>
          <table:table-cell table:style-name="ce34" office:value-type="float" office:value="0.0069103" calcext:value-type="float">
            <text:p>0.0069103</text:p>
          </table:table-cell>
          <table:table-cell table:style-name="ce34" office:value-type="float" office:value="0.0069151" calcext:value-type="float">
            <text:p>0.0069151</text:p>
          </table:table-cell>
          <table:table-cell table:style-name="ce34" office:value-type="float" office:value="0.00691881" calcext:value-type="float">
            <text:p>0.00691881</text:p>
          </table:table-cell>
          <table:table-cell table:style-name="ce34" office:value-type="float" office:value="0.0070257" calcext:value-type="float">
            <text:p>0.0070257</text:p>
          </table:table-cell>
          <table:table-cell table:style-name="ce34" office:value-type="float" office:value="0.00698833" calcext:value-type="float">
            <text:p>0.00698833</text:p>
          </table:table-cell>
          <table:table-cell table:style-name="ce34" office:value-type="float" office:value="0.00687277" calcext:value-type="float">
            <text:p>0.00687277</text:p>
          </table:table-cell>
          <table:table-cell table:style-name="ce34" office:value-type="float" office:value="0.00706295" calcext:value-type="float">
            <text:p>0.00706295</text:p>
          </table:table-cell>
          <table:table-cell table:style-name="ce38" office:value-type="float" office:value="0.007003" calcext:value-type="float">
            <text:p>0.007003</text:p>
          </table:table-cell>
          <table:table-cell table:style-name="ce42" table:formula="of:=AVERAGE([.C16:.R16])" office:value-type="float" office:value="0.00697868875" calcext:value-type="float">
            <text:p>0.00697868875</text:p>
          </table:table-cell>
          <table:table-cell/>
          <table:table-cell table:style-name="ce70" table:formula="of:=MAX([.C16:.R16])" office:value-type="float" office:value="0.00709443" calcext:value-type="float">
            <text:p>0.00709443</text:p>
          </table:table-cell>
          <table:table-cell table:style-name="ce70" table:formula="of:=MIN([.C16:.R16])" office:value-type="float" office:value="0.00687277" calcext:value-type="float">
            <text:p>0.00687277</text:p>
          </table:table-cell>
        </table:table-row>
        <table:table-row table:style-name="ro1">
          <table:table-cell/>
          <table:table-cell table:style-name="ce3" office:value-type="float" office:value="768" calcext:value-type="float">
            <text:p>768</text:p>
          </table:table-cell>
          <table:table-cell table:style-name="ce30" office:value-type="float" office:value="0.00703562" calcext:value-type="float">
            <text:p>0.00703562</text:p>
          </table:table-cell>
          <table:table-cell table:style-name="ce34" office:value-type="float" office:value="0.00676" calcext:value-type="float">
            <text:p>0.00676</text:p>
          </table:table-cell>
          <table:table-cell table:style-name="ce34" office:value-type="float" office:value="0.00699777" calcext:value-type="float">
            <text:p>0.00699777</text:p>
          </table:table-cell>
          <table:table-cell table:style-name="ce34" office:value-type="float" office:value="0.00709721" calcext:value-type="float">
            <text:p>0.00709721</text:p>
          </table:table-cell>
          <table:table-cell table:style-name="ce34" office:value-type="float" office:value="0.00683233" calcext:value-type="float">
            <text:p>0.00683233</text:p>
          </table:table-cell>
          <table:table-cell table:style-name="ce34" office:value-type="float" office:value="0.00689266" calcext:value-type="float">
            <text:p>0.00689266</text:p>
          </table:table-cell>
          <table:table-cell table:style-name="ce34" office:value-type="float" office:value="0.00710596" calcext:value-type="float">
            <text:p>0.00710596</text:p>
          </table:table-cell>
          <table:table-cell table:style-name="ce34" office:value-type="float" office:value="0.00700929" calcext:value-type="float">
            <text:p>0.00700929</text:p>
          </table:table-cell>
          <table:table-cell table:style-name="ce34" office:value-type="float" office:value="0.0070114" calcext:value-type="float">
            <text:p>0.0070114</text:p>
          </table:table-cell>
          <table:table-cell table:style-name="ce34" office:value-type="float" office:value="0.00713567" calcext:value-type="float">
            <text:p>0.00713567</text:p>
          </table:table-cell>
          <table:table-cell table:style-name="ce34" office:value-type="float" office:value="0.00698906" calcext:value-type="float">
            <text:p>0.00698906</text:p>
          </table:table-cell>
          <table:table-cell table:style-name="ce34" office:value-type="float" office:value="0.00697171" calcext:value-type="float">
            <text:p>0.00697171</text:p>
          </table:table-cell>
          <table:table-cell table:style-name="ce34" office:value-type="float" office:value="0.00700429" calcext:value-type="float">
            <text:p>0.00700429</text:p>
          </table:table-cell>
          <table:table-cell table:style-name="ce34" office:value-type="float" office:value="0.00677043" calcext:value-type="float">
            <text:p>0.00677043</text:p>
          </table:table-cell>
          <table:table-cell table:style-name="ce34" office:value-type="float" office:value="0.00710816" calcext:value-type="float">
            <text:p>0.00710816</text:p>
          </table:table-cell>
          <table:table-cell table:style-name="ce38" office:value-type="float" office:value="0.00689273" calcext:value-type="float">
            <text:p>0.00689273</text:p>
          </table:table-cell>
          <table:table-cell table:style-name="ce42" table:formula="of:=AVERAGE([.C17:.R17])" office:value-type="float" office:value="0.006975893125" calcext:value-type="float">
            <text:p>0.006975893125</text:p>
          </table:table-cell>
          <table:table-cell/>
          <table:table-cell table:style-name="ce70" table:formula="of:=MAX([.C17:.R17])" office:value-type="float" office:value="0.00713567" calcext:value-type="float">
            <text:p>0.00713567</text:p>
          </table:table-cell>
          <table:table-cell table:style-name="ce70" table:formula="of:=MIN([.C17:.R17])" office:value-type="float" office:value="0.00676" calcext:value-type="float">
            <text:p>0.00676</text:p>
          </table:table-cell>
        </table:table-row>
        <table:table-row table:style-name="ro1">
          <table:table-cell/>
          <table:table-cell table:style-name="ce3" office:value-type="float" office:value="832" calcext:value-type="float">
            <text:p>832</text:p>
          </table:table-cell>
          <table:table-cell table:style-name="ce30" office:value-type="float" office:value="0.00698981" calcext:value-type="float">
            <text:p>0.00698981</text:p>
          </table:table-cell>
          <table:table-cell table:style-name="ce34" office:value-type="float" office:value="0.00701262" calcext:value-type="float">
            <text:p>0.00701262</text:p>
          </table:table-cell>
          <table:table-cell table:style-name="ce34" office:value-type="float" office:value="0.00699843" calcext:value-type="float">
            <text:p>0.00699843</text:p>
          </table:table-cell>
          <table:table-cell table:style-name="ce34" office:value-type="float" office:value="0.00694301" calcext:value-type="float">
            <text:p>0.00694301</text:p>
          </table:table-cell>
          <table:table-cell table:style-name="ce34" office:value-type="float" office:value="0.00696691" calcext:value-type="float">
            <text:p>0.00696691</text:p>
          </table:table-cell>
          <table:table-cell table:style-name="ce34" office:value-type="float" office:value="0.00690122" calcext:value-type="float">
            <text:p>0.00690122</text:p>
          </table:table-cell>
          <table:table-cell table:style-name="ce34" office:value-type="float" office:value="0.00690651" calcext:value-type="float">
            <text:p>0.00690651</text:p>
          </table:table-cell>
          <table:table-cell table:style-name="ce34" office:value-type="float" office:value="0.00686843" calcext:value-type="float">
            <text:p>0.00686843</text:p>
          </table:table-cell>
          <table:table-cell table:style-name="ce34" office:value-type="float" office:value="0.00695225" calcext:value-type="float">
            <text:p>0.00695225</text:p>
          </table:table-cell>
          <table:table-cell table:style-name="ce34" office:value-type="float" office:value="0.00698996" calcext:value-type="float">
            <text:p>0.00698996</text:p>
          </table:table-cell>
          <table:table-cell table:style-name="ce34" office:value-type="float" office:value="0.00710499" calcext:value-type="float">
            <text:p>0.00710499</text:p>
          </table:table-cell>
          <table:table-cell table:style-name="ce34" office:value-type="float" office:value="0.007016" calcext:value-type="float">
            <text:p>0.007016</text:p>
          </table:table-cell>
          <table:table-cell table:style-name="ce34" office:value-type="float" office:value="0.00700965" calcext:value-type="float">
            <text:p>0.00700965</text:p>
          </table:table-cell>
          <table:table-cell table:style-name="ce34" office:value-type="float" office:value="0.00693379" calcext:value-type="float">
            <text:p>0.00693379</text:p>
          </table:table-cell>
          <table:table-cell table:style-name="ce34" office:value-type="float" office:value="0.0068898" calcext:value-type="float">
            <text:p>0.0068898</text:p>
          </table:table-cell>
          <table:table-cell table:style-name="ce38" office:value-type="float" office:value="0.00700931" calcext:value-type="float">
            <text:p>0.00700931</text:p>
          </table:table-cell>
          <table:table-cell table:style-name="ce42" table:formula="of:=AVERAGE([.C18:.R18])" office:value-type="float" office:value="0.006968293125" calcext:value-type="float">
            <text:p>0.006968293125</text:p>
          </table:table-cell>
          <table:table-cell/>
          <table:table-cell table:style-name="ce70" table:formula="of:=MAX([.C18:.R18])" office:value-type="float" office:value="0.00710499" calcext:value-type="float">
            <text:p>0.00710499</text:p>
          </table:table-cell>
          <table:table-cell table:style-name="ce70" table:formula="of:=MIN([.C18:.R18])" office:value-type="float" office:value="0.00686843" calcext:value-type="float">
            <text:p>0.00686843</text:p>
          </table:table-cell>
        </table:table-row>
        <table:table-row table:style-name="ro1">
          <table:table-cell/>
          <table:table-cell table:style-name="ce3" office:value-type="float" office:value="896" calcext:value-type="float">
            <text:p>896</text:p>
          </table:table-cell>
          <table:table-cell table:style-name="ce30" office:value-type="float" office:value="0.0069047" calcext:value-type="float">
            <text:p>0.0069047</text:p>
          </table:table-cell>
          <table:table-cell table:style-name="ce34" office:value-type="float" office:value="0.00703604" calcext:value-type="float">
            <text:p>0.00703604</text:p>
          </table:table-cell>
          <table:table-cell table:style-name="ce34" office:value-type="float" office:value="0.00699151" calcext:value-type="float">
            <text:p>0.00699151</text:p>
          </table:table-cell>
          <table:table-cell table:style-name="ce34" office:value-type="float" office:value="0.00690324" calcext:value-type="float">
            <text:p>0.00690324</text:p>
          </table:table-cell>
          <table:table-cell table:style-name="ce34" office:value-type="float" office:value="0.00691629" calcext:value-type="float">
            <text:p>0.00691629</text:p>
          </table:table-cell>
          <table:table-cell table:style-name="ce34" office:value-type="float" office:value="0.00706909" calcext:value-type="float">
            <text:p>0.00706909</text:p>
          </table:table-cell>
          <table:table-cell table:style-name="ce34" office:value-type="float" office:value="0.00697671" calcext:value-type="float">
            <text:p>0.00697671</text:p>
          </table:table-cell>
          <table:table-cell table:style-name="ce34" office:value-type="float" office:value="0.00687047" calcext:value-type="float">
            <text:p>0.00687047</text:p>
          </table:table-cell>
          <table:table-cell table:style-name="ce34" office:value-type="float" office:value="0.00693014" calcext:value-type="float">
            <text:p>0.00693014</text:p>
          </table:table-cell>
          <table:table-cell table:style-name="ce34" office:value-type="float" office:value="0.00688495" calcext:value-type="float">
            <text:p>0.00688495</text:p>
          </table:table-cell>
          <table:table-cell table:style-name="ce34" office:value-type="float" office:value="0.00683802" calcext:value-type="float">
            <text:p>0.00683802</text:p>
          </table:table-cell>
          <table:table-cell table:style-name="ce34" office:value-type="float" office:value="0.00718739" calcext:value-type="float">
            <text:p>0.00718739</text:p>
          </table:table-cell>
          <table:table-cell table:style-name="ce34" office:value-type="float" office:value="0.00700206" calcext:value-type="float">
            <text:p>0.00700206</text:p>
          </table:table-cell>
          <table:table-cell table:style-name="ce34" office:value-type="float" office:value="0.00704549" calcext:value-type="float">
            <text:p>0.00704549</text:p>
          </table:table-cell>
          <table:table-cell table:style-name="ce34" office:value-type="float" office:value="0.00711567" calcext:value-type="float">
            <text:p>0.00711567</text:p>
          </table:table-cell>
          <table:table-cell table:style-name="ce38" office:value-type="float" office:value="0.00708687" calcext:value-type="float">
            <text:p>0.00708687</text:p>
          </table:table-cell>
          <table:table-cell table:style-name="ce42" table:formula="of:=AVERAGE([.C19:.R19])" office:value-type="float" office:value="0.006984915" calcext:value-type="float">
            <text:p>0.006984915</text:p>
          </table:table-cell>
          <table:table-cell/>
          <table:table-cell table:style-name="ce70" table:formula="of:=MAX([.C19:.R19])" office:value-type="float" office:value="0.00718739" calcext:value-type="float">
            <text:p>0.00718739</text:p>
          </table:table-cell>
          <table:table-cell table:style-name="ce70" table:formula="of:=MIN([.C19:.R19])" office:value-type="float" office:value="0.00683802" calcext:value-type="float">
            <text:p>0.00683802</text:p>
          </table:table-cell>
        </table:table-row>
        <table:table-row table:style-name="ro1">
          <table:table-cell/>
          <table:table-cell table:style-name="ce3" office:value-type="float" office:value="960" calcext:value-type="float">
            <text:p>960</text:p>
          </table:table-cell>
          <table:table-cell table:style-name="ce30" office:value-type="float" office:value="0.00706906" calcext:value-type="float">
            <text:p>0.00706906</text:p>
          </table:table-cell>
          <table:table-cell table:style-name="ce34" office:value-type="float" office:value="0.00682092" calcext:value-type="float">
            <text:p>0.00682092</text:p>
          </table:table-cell>
          <table:table-cell table:style-name="ce34" office:value-type="float" office:value="0.00687571" calcext:value-type="float">
            <text:p>0.00687571</text:p>
          </table:table-cell>
          <table:table-cell table:style-name="ce34" office:value-type="float" office:value="0.00703764" calcext:value-type="float">
            <text:p>0.00703764</text:p>
          </table:table-cell>
          <table:table-cell table:style-name="ce34" office:value-type="float" office:value="0.00692881" calcext:value-type="float">
            <text:p>0.00692881</text:p>
          </table:table-cell>
          <table:table-cell table:style-name="ce34" office:value-type="float" office:value="0.00709355" calcext:value-type="float">
            <text:p>0.00709355</text:p>
          </table:table-cell>
          <table:table-cell table:style-name="ce34" office:value-type="float" office:value="0.00696155" calcext:value-type="float">
            <text:p>0.00696155</text:p>
          </table:table-cell>
          <table:table-cell table:style-name="ce34" office:value-type="float" office:value="0.00690133" calcext:value-type="float">
            <text:p>0.00690133</text:p>
          </table:table-cell>
          <table:table-cell table:style-name="ce34" office:value-type="float" office:value="0.00708933" calcext:value-type="float">
            <text:p>0.00708933</text:p>
          </table:table-cell>
          <table:table-cell table:style-name="ce34" office:value-type="float" office:value="0.00694125" calcext:value-type="float">
            <text:p>0.00694125</text:p>
          </table:table-cell>
          <table:table-cell table:style-name="ce34" office:value-type="float" office:value="0.00703967" calcext:value-type="float">
            <text:p>0.00703967</text:p>
          </table:table-cell>
          <table:table-cell table:style-name="ce34" office:value-type="float" office:value="0.00704528" calcext:value-type="float">
            <text:p>0.00704528</text:p>
          </table:table-cell>
          <table:table-cell table:style-name="ce34" office:value-type="float" office:value="0.0069952" calcext:value-type="float">
            <text:p>0.0069952</text:p>
          </table:table-cell>
          <table:table-cell table:style-name="ce34" office:value-type="float" office:value="0.00685123" calcext:value-type="float">
            <text:p>0.00685123</text:p>
          </table:table-cell>
          <table:table-cell table:style-name="ce34" office:value-type="float" office:value="0.00696196" calcext:value-type="float">
            <text:p>0.00696196</text:p>
          </table:table-cell>
          <table:table-cell table:style-name="ce38" office:value-type="float" office:value="0.00681567" calcext:value-type="float">
            <text:p>0.00681567</text:p>
          </table:table-cell>
          <table:table-cell table:style-name="ce42" table:formula="of:=AVERAGE([.C20:.R20])" office:value-type="float" office:value="0.00696426" calcext:value-type="float">
            <text:p>0.00696426</text:p>
          </table:table-cell>
          <table:table-cell/>
          <table:table-cell table:style-name="ce70" table:formula="of:=MAX([.C20:.R20])" office:value-type="float" office:value="0.00709355" calcext:value-type="float">
            <text:p>0.00709355</text:p>
          </table:table-cell>
          <table:table-cell table:style-name="ce70" table:formula="of:=MIN([.C20:.R20])" office:value-type="float" office:value="0.00681567" calcext:value-type="float">
            <text:p>0.00681567</text:p>
          </table:table-cell>
        </table:table-row>
        <table:table-row table:style-name="ro1">
          <table:table-cell/>
          <table:table-cell table:style-name="ce4" office:value-type="float" office:value="1024" calcext:value-type="float">
            <text:p>1024</text:p>
          </table:table-cell>
          <table:table-cell table:style-name="ce31" office:value-type="float" office:value="0.00691097" calcext:value-type="float">
            <text:p>0.00691097</text:p>
          </table:table-cell>
          <table:table-cell table:style-name="ce35" office:value-type="float" office:value="0.00701967" calcext:value-type="float">
            <text:p>0.00701967</text:p>
          </table:table-cell>
          <table:table-cell table:style-name="ce35" office:value-type="float" office:value="0.00709928" calcext:value-type="float">
            <text:p>0.00709928</text:p>
          </table:table-cell>
          <table:table-cell table:style-name="ce35" office:value-type="float" office:value="0.00701649" calcext:value-type="float">
            <text:p>0.00701649</text:p>
          </table:table-cell>
          <table:table-cell table:style-name="ce35" office:value-type="float" office:value="0.00698206" calcext:value-type="float">
            <text:p>0.00698206</text:p>
          </table:table-cell>
          <table:table-cell table:style-name="ce35" office:value-type="float" office:value="0.00709453" calcext:value-type="float">
            <text:p>0.00709453</text:p>
          </table:table-cell>
          <table:table-cell table:style-name="ce35" office:value-type="float" office:value="0.007006" calcext:value-type="float">
            <text:p>0.007006</text:p>
          </table:table-cell>
          <table:table-cell table:style-name="ce35" office:value-type="float" office:value="0.00702433" calcext:value-type="float">
            <text:p>0.00702433</text:p>
          </table:table-cell>
          <table:table-cell table:style-name="ce35" office:value-type="float" office:value="0.00707006" calcext:value-type="float">
            <text:p>0.00707006</text:p>
          </table:table-cell>
          <table:table-cell table:style-name="ce35" office:value-type="float" office:value="0.007025" calcext:value-type="float">
            <text:p>0.007025</text:p>
          </table:table-cell>
          <table:table-cell table:style-name="ce35" office:value-type="float" office:value="0.006948" calcext:value-type="float">
            <text:p>0.006948</text:p>
          </table:table-cell>
          <table:table-cell table:style-name="ce35" office:value-type="float" office:value="0.00696623" calcext:value-type="float">
            <text:p>0.00696623</text:p>
          </table:table-cell>
          <table:table-cell table:style-name="ce35" office:value-type="float" office:value="0.00701238" calcext:value-type="float">
            <text:p>0.00701238</text:p>
          </table:table-cell>
          <table:table-cell table:style-name="ce35" office:value-type="float" office:value="0.00697867" calcext:value-type="float">
            <text:p>0.00697867</text:p>
          </table:table-cell>
          <table:table-cell table:style-name="ce35" office:value-type="float" office:value="0.00695324" calcext:value-type="float">
            <text:p>0.00695324</text:p>
          </table:table-cell>
          <table:table-cell table:style-name="ce39" office:value-type="float" office:value="0.006909" calcext:value-type="float">
            <text:p>0.006909</text:p>
          </table:table-cell>
          <table:table-cell table:style-name="ce43" table:formula="of:=AVERAGE([.C21:.R21])" office:value-type="float" office:value="0.007000994375" calcext:value-type="float">
            <text:p>0.007000994375</text:p>
          </table:table-cell>
          <table:table-cell/>
          <table:table-cell table:style-name="ce71" table:formula="of:=MAX([.C21:.R21])" office:value-type="float" office:value="0.00709928" calcext:value-type="float">
            <text:p>0.00709928</text:p>
          </table:table-cell>
          <table:table-cell table:style-name="ce71" table:formula="of:=MIN([.C21:.R21])" office:value-type="float" office:value="0.006909" calcext:value-type="float">
            <text:p>0.006909</text:p>
          </table:table-cell>
        </table:table-row>
        <table:table-row table:style-name="ro1">
          <table:table-cell/>
          <table:table-cell table:style-name="ce44" office:value-type="string" calcext:value-type="string">
            <text:p>Moyenne X</text:p>
          </table:table-cell>
          <table:table-cell table:style-name="ce80" table:formula="of:=AVERAGE([.C6:.C21])" office:value-type="float" office:value="0.00697714" calcext:value-type="float">
            <text:p>0.00697714</text:p>
          </table:table-cell>
          <table:table-cell table:style-name="ce84" table:formula="of:=AVERAGE([.D6:.D21])" office:value-type="float" office:value="0.007008393125" calcext:value-type="float">
            <text:p>0.007008393125</text:p>
          </table:table-cell>
          <table:table-cell table:style-name="ce84" table:formula="of:=AVERAGE([.E6:.E21])" office:value-type="float" office:value="0.007027890625" calcext:value-type="float">
            <text:p>0.007027890625</text:p>
          </table:table-cell>
          <table:table-cell table:style-name="ce84" table:formula="of:=AVERAGE([.F6:.F21])" office:value-type="float" office:value="0.00699540625" calcext:value-type="float">
            <text:p>0.00699540625</text:p>
          </table:table-cell>
          <table:table-cell table:style-name="ce84" table:formula="of:=AVERAGE([.G6:.G21])" office:value-type="float" office:value="0.006981205625" calcext:value-type="float">
            <text:p>0.006981205625</text:p>
          </table:table-cell>
          <table:table-cell table:style-name="ce84" table:formula="of:=AVERAGE([.H6:.H21])" office:value-type="float" office:value="0.0070010825" calcext:value-type="float">
            <text:p>0.0070010825</text:p>
          </table:table-cell>
          <table:table-cell table:style-name="ce84" table:formula="of:=AVERAGE([.I6:.I21])" office:value-type="float" office:value="0.0070148" calcext:value-type="float">
            <text:p>0.0070148</text:p>
          </table:table-cell>
          <table:table-cell table:style-name="ce84" table:formula="of:=AVERAGE([.J6:.J21])" office:value-type="float" office:value="0.006980793125" calcext:value-type="float">
            <text:p>0.006980793125</text:p>
          </table:table-cell>
          <table:table-cell table:style-name="ce84" table:formula="of:=AVERAGE([.K6:.K21])" office:value-type="float" office:value="0.007018595625" calcext:value-type="float">
            <text:p>0.007018595625</text:p>
          </table:table-cell>
          <table:table-cell table:style-name="ce84" table:formula="of:=AVERAGE([.L6:.L21])" office:value-type="float" office:value="0.006966565625" calcext:value-type="float">
            <text:p>0.006966565625</text:p>
          </table:table-cell>
          <table:table-cell table:style-name="ce84" table:formula="of:=AVERAGE([.M6:.M21])" office:value-type="float" office:value="0.006971139375" calcext:value-type="float">
            <text:p>0.006971139375</text:p>
          </table:table-cell>
          <table:table-cell table:style-name="ce84" table:formula="of:=AVERAGE([.N6:.N21])" office:value-type="float" office:value="0.007001813125" calcext:value-type="float">
            <text:p>0.007001813125</text:p>
          </table:table-cell>
          <table:table-cell table:style-name="ce84" table:formula="of:=AVERAGE([.O6:.O21])" office:value-type="float" office:value="0.007016559375" calcext:value-type="float">
            <text:p>0.007016559375</text:p>
          </table:table-cell>
          <table:table-cell table:style-name="ce84" table:formula="of:=AVERAGE([.P6:.P21])" office:value-type="float" office:value="0.00695738625" calcext:value-type="float">
            <text:p>0.00695738625</text:p>
          </table:table-cell>
          <table:table-cell table:style-name="ce84" table:formula="of:=AVERAGE([.Q6:.Q21])" office:value-type="float" office:value="0.00700664" calcext:value-type="float">
            <text:p>0.00700664</text:p>
          </table:table-cell>
          <table:table-cell table:style-name="ce88" table:formula="of:=AVERAGE([.R6:.R21])" office:value-type="float" office:value="0.006932548125" calcext:value-type="float">
            <text:p>0.006932548125</text:p>
          </table:table-cell>
          <table:table-cell table:style-name="ce6" table:formula="of:=AVERAGE([.S6:.S21])" office:value-type="float" office:value="0.006991122421875" calcext:value-type="float">
            <text:p>0.006991122421875</text:p>
          </table:table-cell>
          <table:table-cell/>
          <table:table-cell table:style-name="ce44" table:formula="of:=MAX([.U6:.U21])" office:value-type="float" office:value="0.00726041" calcext:value-type="float">
            <text:p>0.00726041</text:p>
          </table:table-cell>
          <table:table-cell table:style-name="ce44" table:formula="of:=MIN([.V6:.V21])" office:value-type="float" office:value="0.00676" calcext:value-type="float">
            <text:p>0.00676</text:p>
          </table:table-cell>
        </table:table-row>
        <table:table-row table:style-name="ro1" table:number-rows-repeated="1048553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Process Shared'.C6:'Process Shared'.R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hared'.S6:'Process Shared'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hared'.C22:'Process Shared'.R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rocess Stream_2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number-columns-repeated="2"/>
          <table:table-cell table:style-name="ce6" table:number-columns-repeated="16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style-name="ce13" office:value-type="string" calcext:value-type="string" table:number-columns-spanned="13" table:number-rows-spanned="1">
            <text:p>Processing Stream (avec 2 streams)</text:p>
          </table:table-cell>
          <table:covered-table-cell table:number-columns-repeated="12" table:style-name="ce6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16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           Dim X</text:p>
            <text:p>Dim Y           </text:p>
          </table:table-cell>
          <table:table-cell table:style-name="ce7" office:value-type="float" office:value="64" calcext:value-type="float" table:number-columns-spanned="1" table:number-rows-spanned="2">
            <text:p>64</text:p>
          </table:table-cell>
          <table:table-cell table:style-name="ce14" office:value-type="float" office:value="128" calcext:value-type="float" table:number-columns-spanned="1" table:number-rows-spanned="2">
            <text:p>128</text:p>
          </table:table-cell>
          <table:table-cell table:style-name="ce14" office:value-type="float" office:value="192" calcext:value-type="float" table:number-columns-spanned="1" table:number-rows-spanned="2">
            <text:p>192</text:p>
          </table:table-cell>
          <table:table-cell table:style-name="ce14" office:value-type="float" office:value="256" calcext:value-type="float" table:number-columns-spanned="1" table:number-rows-spanned="2">
            <text:p>256</text:p>
          </table:table-cell>
          <table:table-cell table:style-name="ce14" office:value-type="float" office:value="320" calcext:value-type="float" table:number-columns-spanned="1" table:number-rows-spanned="2">
            <text:p>320</text:p>
          </table:table-cell>
          <table:table-cell table:style-name="ce14" office:value-type="float" office:value="384" calcext:value-type="float" table:number-columns-spanned="1" table:number-rows-spanned="2">
            <text:p>384</text:p>
          </table:table-cell>
          <table:table-cell table:style-name="ce14" office:value-type="float" office:value="448" calcext:value-type="float" table:number-columns-spanned="1" table:number-rows-spanned="2">
            <text:p>448</text:p>
          </table:table-cell>
          <table:table-cell table:style-name="ce14" office:value-type="float" office:value="512" calcext:value-type="float" table:number-columns-spanned="1" table:number-rows-spanned="2">
            <text:p>512</text:p>
          </table:table-cell>
          <table:table-cell table:style-name="ce14" office:value-type="float" office:value="576" calcext:value-type="float" table:number-columns-spanned="1" table:number-rows-spanned="2">
            <text:p>576</text:p>
          </table:table-cell>
          <table:table-cell table:style-name="ce14" office:value-type="float" office:value="640" calcext:value-type="float" table:number-columns-spanned="1" table:number-rows-spanned="2">
            <text:p>640</text:p>
          </table:table-cell>
          <table:table-cell table:style-name="ce14" office:value-type="float" office:value="704" calcext:value-type="float" table:number-columns-spanned="1" table:number-rows-spanned="2">
            <text:p>704</text:p>
          </table:table-cell>
          <table:table-cell table:style-name="ce14" office:value-type="float" office:value="768" calcext:value-type="float" table:number-columns-spanned="1" table:number-rows-spanned="2">
            <text:p>768</text:p>
          </table:table-cell>
          <table:table-cell table:style-name="ce14" office:value-type="float" office:value="832" calcext:value-type="float" table:number-columns-spanned="1" table:number-rows-spanned="2">
            <text:p>832</text:p>
          </table:table-cell>
          <table:table-cell table:style-name="ce14" office:value-type="float" office:value="896" calcext:value-type="float" table:number-columns-spanned="1" table:number-rows-spanned="2">
            <text:p>896</text:p>
          </table:table-cell>
          <table:table-cell table:style-name="ce14" office:value-type="float" office:value="960" calcext:value-type="float" table:number-columns-spanned="1" table:number-rows-spanned="2">
            <text:p>960</text:p>
          </table:table-cell>
          <table:table-cell table:style-name="ce20" office:value-type="float" office:value="1024" calcext:value-type="float" table:number-columns-spanned="1" table:number-rows-spanned="2">
            <text:p>1024</text:p>
          </table:table-cell>
          <table:table-cell table:style-name="ce44" office:value-type="string" calcext:value-type="string" table:number-columns-spanned="1" table:number-rows-spanned="2">
            <text:p>Moyenne Y</text:p>
          </table:table-cell>
          <table:table-cell/>
          <table:table-cell table:style-name="ce44" office:value-type="string" calcext:value-type="string" table:number-columns-spanned="1" table:number-rows-spanned="2">
            <text:p>Pire</text:p>
          </table:table-cell>
          <table:table-cell table:style-name="ce44" office:value-type="string" calcext:value-type="string" table:number-columns-spanned="1" table:number-rows-spanned="2">
            <text:p>Meilleure</text:p>
          </table:table-cell>
        </table:table-row>
        <table:table-row table:style-name="ro1">
          <table:table-cell/>
          <table:covered-table-cell/>
          <table:covered-table-cell table:style-name="ce8"/>
          <table:covered-table-cell table:number-columns-repeated="14" table:style-name="ce15"/>
          <table:covered-table-cell table:style-name="ce21"/>
          <table:covered-table-cell table:style-name="ce6"/>
          <table:table-cell/>
          <table:covered-table-cell table:number-columns-repeated="2" table:style-name="ce68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94" office:value-type="float" office:value="0.00734752" calcext:value-type="float">
            <text:p>0.00734752</text:p>
          </table:table-cell>
          <table:table-cell table:style-name="ce99" office:value-type="float" office:value="0.00728065" calcext:value-type="float">
            <text:p>0.00728065</text:p>
          </table:table-cell>
          <table:table-cell table:style-name="ce99" office:value-type="float" office:value="0.00731072" calcext:value-type="float">
            <text:p>0.00731072</text:p>
          </table:table-cell>
          <table:table-cell table:style-name="ce99" office:value-type="float" office:value="0.00731136" calcext:value-type="float">
            <text:p>0.00731136</text:p>
          </table:table-cell>
          <table:table-cell table:style-name="ce99" office:value-type="float" office:value="0.00733472" calcext:value-type="float">
            <text:p>0.00733472</text:p>
          </table:table-cell>
          <table:table-cell table:style-name="ce99" office:value-type="float" office:value="0.00731104" calcext:value-type="float">
            <text:p>0.00731104</text:p>
          </table:table-cell>
          <table:table-cell table:style-name="ce99" office:value-type="float" office:value="0.00733705" calcext:value-type="float">
            <text:p>0.00733705</text:p>
          </table:table-cell>
          <table:table-cell table:style-name="ce99" office:value-type="float" office:value="0.00728768" calcext:value-type="float">
            <text:p>0.00728768</text:p>
          </table:table-cell>
          <table:table-cell table:style-name="ce99" office:value-type="float" office:value="0.00727855" calcext:value-type="float">
            <text:p>0.00727855</text:p>
          </table:table-cell>
          <table:table-cell table:style-name="ce99" office:value-type="float" office:value="0.0073696" calcext:value-type="float">
            <text:p>0.0073696</text:p>
          </table:table-cell>
          <table:table-cell table:style-name="ce99" office:value-type="float" office:value="0.0073216" calcext:value-type="float">
            <text:p>0.0073216</text:p>
          </table:table-cell>
          <table:table-cell table:style-name="ce99" office:value-type="float" office:value="0.00738496" calcext:value-type="float">
            <text:p>0.00738496</text:p>
          </table:table-cell>
          <table:table-cell table:style-name="ce99" office:value-type="float" office:value="0.00731789" calcext:value-type="float">
            <text:p>0.00731789</text:p>
          </table:table-cell>
          <table:table-cell table:style-name="ce99" office:value-type="float" office:value="0.0073739" calcext:value-type="float">
            <text:p>0.0073739</text:p>
          </table:table-cell>
          <table:table-cell table:style-name="ce99" office:value-type="float" office:value="0.00728608" calcext:value-type="float">
            <text:p>0.00728608</text:p>
          </table:table-cell>
          <table:table-cell table:style-name="ce103" office:value-type="float" office:value="0.00731701" calcext:value-type="float">
            <text:p>0.00731701</text:p>
          </table:table-cell>
          <table:table-cell table:style-name="ce107" table:formula="of:=AVERAGE([.C6:.R6])" office:value-type="float" office:value="0.007323145625" calcext:value-type="float">
            <text:p>0.007323145625</text:p>
          </table:table-cell>
          <table:table-cell/>
          <table:table-cell table:style-name="ce69" table:formula="of:=MAX([.C6:.R6])" office:value-type="float" office:value="0.00738496" calcext:value-type="float">
            <text:p>0.00738496</text:p>
          </table:table-cell>
          <table:table-cell table:style-name="ce69" table:formula="of:=MIN([.C6:.R6])" office:value-type="float" office:value="0.00727855" calcext:value-type="float">
            <text:p>0.00727855</text:p>
          </table:table-cell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96" office:value-type="float" office:value="0.00732032" calcext:value-type="float">
            <text:p>0.00732032</text:p>
          </table:table-cell>
          <table:table-cell table:style-name="ce100" office:value-type="float" office:value="0.00732604" calcext:value-type="float">
            <text:p>0.00732604</text:p>
          </table:table-cell>
          <table:table-cell table:style-name="ce100" office:value-type="float" office:value="0.0074017" calcext:value-type="float">
            <text:p>0.0074017</text:p>
          </table:table-cell>
          <table:table-cell table:style-name="ce100" office:value-type="float" office:value="0.00729503" calcext:value-type="float">
            <text:p>0.00729503</text:p>
          </table:table-cell>
          <table:table-cell table:style-name="ce100" office:value-type="float" office:value="0.00736396" calcext:value-type="float">
            <text:p>0.00736396</text:p>
          </table:table-cell>
          <table:table-cell table:style-name="ce100" office:value-type="float" office:value="0.00733472" calcext:value-type="float">
            <text:p>0.00733472</text:p>
          </table:table-cell>
          <table:table-cell table:style-name="ce100" office:value-type="float" office:value="0.00732703" calcext:value-type="float">
            <text:p>0.00732703</text:p>
          </table:table-cell>
          <table:table-cell table:style-name="ce100" office:value-type="float" office:value="0.00734336" calcext:value-type="float">
            <text:p>0.00734336</text:p>
          </table:table-cell>
          <table:table-cell table:style-name="ce100" office:value-type="float" office:value="0.00735418" calcext:value-type="float">
            <text:p>0.00735418</text:p>
          </table:table-cell>
          <table:table-cell table:style-name="ce100" office:value-type="float" office:value="0.00734944" calcext:value-type="float">
            <text:p>0.00734944</text:p>
          </table:table-cell>
          <table:table-cell table:style-name="ce100" office:value-type="float" office:value="0.00733453" calcext:value-type="float">
            <text:p>0.00733453</text:p>
          </table:table-cell>
          <table:table-cell table:style-name="ce100" office:value-type="float" office:value="0.00739392" calcext:value-type="float">
            <text:p>0.00739392</text:p>
          </table:table-cell>
          <table:table-cell table:style-name="ce100" office:value-type="float" office:value="0.007392" calcext:value-type="float">
            <text:p>0.007392</text:p>
          </table:table-cell>
          <table:table-cell table:style-name="ce100" office:value-type="float" office:value="0.00749285" calcext:value-type="float">
            <text:p>0.00749285</text:p>
          </table:table-cell>
          <table:table-cell table:style-name="ce100" office:value-type="float" office:value="0.00739071" calcext:value-type="float">
            <text:p>0.00739071</text:p>
          </table:table-cell>
          <table:table-cell table:style-name="ce104" office:value-type="float" office:value="0.00734528" calcext:value-type="float">
            <text:p>0.00734528</text:p>
          </table:table-cell>
          <table:table-cell table:style-name="ce108" table:formula="of:=AVERAGE([.C7:.R7])" office:value-type="float" office:value="0.007360316875" calcext:value-type="float">
            <text:p>0.007360316875</text:p>
          </table:table-cell>
          <table:table-cell/>
          <table:table-cell table:style-name="ce70" table:formula="of:=MAX([.C7:.R7])" office:value-type="float" office:value="0.00749285" calcext:value-type="float">
            <text:p>0.00749285</text:p>
          </table:table-cell>
          <table:table-cell table:style-name="ce70" table:formula="of:=MIN([.C7:.R7])" office:value-type="float" office:value="0.00729503" calcext:value-type="float">
            <text:p>0.00729503</text:p>
          </table:table-cell>
        </table:table-row>
        <table:table-row table:style-name="ro1">
          <table:table-cell/>
          <table:table-cell table:style-name="ce3" office:value-type="float" office:value="192" calcext:value-type="float">
            <text:p>192</text:p>
          </table:table-cell>
          <table:table-cell table:style-name="ce96" office:value-type="float" office:value="0.00734158" calcext:value-type="float">
            <text:p>0.00734158</text:p>
          </table:table-cell>
          <table:table-cell table:style-name="ce100" office:value-type="float" office:value="0.00732114" calcext:value-type="float">
            <text:p>0.00732114</text:p>
          </table:table-cell>
          <table:table-cell table:style-name="ce100" office:value-type="float" office:value="0.00729341" calcext:value-type="float">
            <text:p>0.00729341</text:p>
          </table:table-cell>
          <table:table-cell table:style-name="ce100" office:value-type="float" office:value="0.007352" calcext:value-type="float">
            <text:p>0.007352</text:p>
          </table:table-cell>
          <table:table-cell table:style-name="ce100" office:value-type="float" office:value="0.00738069" calcext:value-type="float">
            <text:p>0.00738069</text:p>
          </table:table-cell>
          <table:table-cell table:style-name="ce100" office:value-type="float" office:value="0.00732637" calcext:value-type="float">
            <text:p>0.00732637</text:p>
          </table:table-cell>
          <table:table-cell table:style-name="ce100" office:value-type="float" office:value="0.00732604" calcext:value-type="float">
            <text:p>0.00732604</text:p>
          </table:table-cell>
          <table:table-cell table:style-name="ce100" office:value-type="float" office:value="0.00729176" calcext:value-type="float">
            <text:p>0.00729176</text:p>
          </table:table-cell>
          <table:table-cell table:style-name="ce100" office:value-type="float" office:value="0.00734675" calcext:value-type="float">
            <text:p>0.00734675</text:p>
          </table:table-cell>
          <table:table-cell table:style-name="ce100" office:value-type="float" office:value="0.00737273" calcext:value-type="float">
            <text:p>0.00737273</text:p>
          </table:table-cell>
          <table:table-cell table:style-name="ce100" office:value-type="float" office:value="0.00731733" calcext:value-type="float">
            <text:p>0.00731733</text:p>
          </table:table-cell>
          <table:table-cell table:style-name="ce100" office:value-type="float" office:value="0.0074143" calcext:value-type="float">
            <text:p>0.0074143</text:p>
          </table:table-cell>
          <table:table-cell table:style-name="ce100" office:value-type="float" office:value="0.00731152" calcext:value-type="float">
            <text:p>0.00731152</text:p>
          </table:table-cell>
          <table:table-cell table:style-name="ce100" office:value-type="float" office:value="0.00739712" calcext:value-type="float">
            <text:p>0.00739712</text:p>
          </table:table-cell>
          <table:table-cell table:style-name="ce100" office:value-type="float" office:value="0.00730592" calcext:value-type="float">
            <text:p>0.00730592</text:p>
          </table:table-cell>
          <table:table-cell table:style-name="ce104" office:value-type="float" office:value="0.00736768" calcext:value-type="float">
            <text:p>0.00736768</text:p>
          </table:table-cell>
          <table:table-cell table:style-name="ce108" table:formula="of:=AVERAGE([.C8:.R8])" office:value-type="float" office:value="0.00734164625" calcext:value-type="float">
            <text:p>0.00734164625</text:p>
          </table:table-cell>
          <table:table-cell/>
          <table:table-cell table:style-name="ce70" table:formula="of:=MAX([.C8:.R8])" office:value-type="float" office:value="0.0074143" calcext:value-type="float">
            <text:p>0.0074143</text:p>
          </table:table-cell>
          <table:table-cell table:style-name="ce70" table:formula="of:=MIN([.C8:.R8])" office:value-type="float" office:value="0.00729176" calcext:value-type="float">
            <text:p>0.00729176</text:p>
          </table:table-cell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96" office:value-type="float" office:value="0.00733184" calcext:value-type="float">
            <text:p>0.00733184</text:p>
          </table:table-cell>
          <table:table-cell table:style-name="ce100" office:value-type="float" office:value="0.00730784" calcext:value-type="float">
            <text:p>0.00730784</text:p>
          </table:table-cell>
          <table:table-cell table:style-name="ce100" office:value-type="float" office:value="0.00730939" calcext:value-type="float">
            <text:p>0.00730939</text:p>
          </table:table-cell>
          <table:table-cell table:style-name="ce100" office:value-type="float" office:value="0.00729504" calcext:value-type="float">
            <text:p>0.00729504</text:p>
          </table:table-cell>
          <table:table-cell table:style-name="ce100" office:value-type="float" office:value="0.00727337" calcext:value-type="float">
            <text:p>0.00727337</text:p>
          </table:table-cell>
          <table:table-cell table:style-name="ce100" office:value-type="float" office:value="0.00745212" calcext:value-type="float">
            <text:p>0.00745212</text:p>
          </table:table-cell>
          <table:table-cell table:style-name="ce100" office:value-type="float" office:value="0.00736194" calcext:value-type="float">
            <text:p>0.00736194</text:p>
          </table:table-cell>
          <table:table-cell table:style-name="ce100" office:value-type="float" office:value="0.00732544" calcext:value-type="float">
            <text:p>0.00732544</text:p>
          </table:table-cell>
          <table:table-cell table:style-name="ce100" office:value-type="float" office:value="0.00731363" calcext:value-type="float">
            <text:p>0.00731363</text:p>
          </table:table-cell>
          <table:table-cell table:style-name="ce100" office:value-type="float" office:value="0.00731669" calcext:value-type="float">
            <text:p>0.00731669</text:p>
          </table:table-cell>
          <table:table-cell table:style-name="ce100" office:value-type="float" office:value="0.00741312" calcext:value-type="float">
            <text:p>0.00741312</text:p>
          </table:table-cell>
          <table:table-cell table:style-name="ce100" office:value-type="float" office:value="0.00734432" calcext:value-type="float">
            <text:p>0.00734432</text:p>
          </table:table-cell>
          <table:table-cell table:style-name="ce100" office:value-type="float" office:value="0.00734528" calcext:value-type="float">
            <text:p>0.00734528</text:p>
          </table:table-cell>
          <table:table-cell table:style-name="ce100" office:value-type="float" office:value="0.00727771" calcext:value-type="float">
            <text:p>0.00727771</text:p>
          </table:table-cell>
          <table:table-cell table:style-name="ce100" office:value-type="float" office:value="0.00724736" calcext:value-type="float">
            <text:p>0.00724736</text:p>
          </table:table-cell>
          <table:table-cell table:style-name="ce104" office:value-type="float" office:value="0.00724896" calcext:value-type="float">
            <text:p>0.00724896</text:p>
          </table:table-cell>
          <table:table-cell table:style-name="ce108" table:formula="of:=AVERAGE([.C9:.R9])" office:value-type="float" office:value="0.007322753125" calcext:value-type="float">
            <text:p>0.007322753125</text:p>
          </table:table-cell>
          <table:table-cell/>
          <table:table-cell table:style-name="ce70" table:formula="of:=MAX([.C9:.R9])" office:value-type="float" office:value="0.00745212" calcext:value-type="float">
            <text:p>0.00745212</text:p>
          </table:table-cell>
          <table:table-cell table:style-name="ce70" table:formula="of:=MIN([.C9:.R9])" office:value-type="float" office:value="0.00724736" calcext:value-type="float">
            <text:p>0.00724736</text:p>
          </table:table-cell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96" office:value-type="float" office:value="0.00738392" calcext:value-type="float">
            <text:p>0.00738392</text:p>
          </table:table-cell>
          <table:table-cell table:style-name="ce100" office:value-type="float" office:value="0.00730214" calcext:value-type="float">
            <text:p>0.00730214</text:p>
          </table:table-cell>
          <table:table-cell table:style-name="ce100" office:value-type="float" office:value="0.00727855" calcext:value-type="float">
            <text:p>0.00727855</text:p>
          </table:table-cell>
          <table:table-cell table:style-name="ce100" office:value-type="float" office:value="0.00735935" calcext:value-type="float">
            <text:p>0.00735935</text:p>
          </table:table-cell>
          <table:table-cell table:style-name="ce100" office:value-type="float" office:value="0.00731392" calcext:value-type="float">
            <text:p>0.00731392</text:p>
          </table:table-cell>
          <table:table-cell table:style-name="ce100" office:value-type="float" office:value="0.00734352" calcext:value-type="float">
            <text:p>0.00734352</text:p>
          </table:table-cell>
          <table:table-cell table:style-name="ce100" office:value-type="float" office:value="0.00740719" calcext:value-type="float">
            <text:p>0.00740719</text:p>
          </table:table-cell>
          <table:table-cell table:style-name="ce100" office:value-type="float" office:value="0.00737696" calcext:value-type="float">
            <text:p>0.00737696</text:p>
          </table:table-cell>
          <table:table-cell table:style-name="ce100" office:value-type="float" office:value="0.00730528" calcext:value-type="float">
            <text:p>0.00730528</text:p>
          </table:table-cell>
          <table:table-cell table:style-name="ce100" office:value-type="float" office:value="0.00739265" calcext:value-type="float">
            <text:p>0.00739265</text:p>
          </table:table-cell>
          <table:table-cell table:style-name="ce100" office:value-type="float" office:value="0.00738057" calcext:value-type="float">
            <text:p>0.00738057</text:p>
          </table:table-cell>
          <table:table-cell table:style-name="ce100" office:value-type="float" office:value="0.00732671" calcext:value-type="float">
            <text:p>0.00732671</text:p>
          </table:table-cell>
          <table:table-cell table:style-name="ce100" office:value-type="float" office:value="0.00739904" calcext:value-type="float">
            <text:p>0.00739904</text:p>
          </table:table-cell>
          <table:table-cell table:style-name="ce100" office:value-type="float" office:value="0.00729024" calcext:value-type="float">
            <text:p>0.00729024</text:p>
          </table:table-cell>
          <table:table-cell table:style-name="ce100" office:value-type="float" office:value="0.00740672" calcext:value-type="float">
            <text:p>0.00740672</text:p>
          </table:table-cell>
          <table:table-cell table:style-name="ce104" office:value-type="float" office:value="0.00744192" calcext:value-type="float">
            <text:p>0.00744192</text:p>
          </table:table-cell>
          <table:table-cell table:style-name="ce108" table:formula="of:=AVERAGE([.C10:.R10])" office:value-type="float" office:value="0.0073567925" calcext:value-type="float">
            <text:p>0.0073567925</text:p>
          </table:table-cell>
          <table:table-cell/>
          <table:table-cell table:style-name="ce70" table:formula="of:=MAX([.C10:.R10])" office:value-type="float" office:value="0.00744192" calcext:value-type="float">
            <text:p>0.00744192</text:p>
          </table:table-cell>
          <table:table-cell table:style-name="ce70" table:formula="of:=MIN([.C10:.R10])" office:value-type="float" office:value="0.00727855" calcext:value-type="float">
            <text:p>0.00727855</text:p>
          </table:table-cell>
        </table:table-row>
        <table:table-row table:style-name="ro1">
          <table:table-cell/>
          <table:table-cell table:style-name="ce3" office:value-type="float" office:value="384" calcext:value-type="float">
            <text:p>384</text:p>
          </table:table-cell>
          <table:table-cell table:style-name="ce96" office:value-type="float" office:value="0.00734416" calcext:value-type="float">
            <text:p>0.00734416</text:p>
          </table:table-cell>
          <table:table-cell table:style-name="ce100" office:value-type="float" office:value="0.0073488" calcext:value-type="float">
            <text:p>0.0073488</text:p>
          </table:table-cell>
          <table:table-cell table:style-name="ce100" office:value-type="float" office:value="0.00732315" calcext:value-type="float">
            <text:p>0.00732315</text:p>
          </table:table-cell>
          <table:table-cell table:style-name="ce100" office:value-type="float" office:value="0.00737728" calcext:value-type="float">
            <text:p>0.00737728</text:p>
          </table:table-cell>
          <table:table-cell table:style-name="ce100" office:value-type="float" office:value="0.0072816" calcext:value-type="float">
            <text:p>0.0072816</text:p>
          </table:table-cell>
          <table:table-cell table:style-name="ce100" office:value-type="float" office:value="0.00734272" calcext:value-type="float">
            <text:p>0.00734272</text:p>
          </table:table-cell>
          <table:table-cell table:style-name="ce100" office:value-type="float" office:value="0.00733285" calcext:value-type="float">
            <text:p>0.00733285</text:p>
          </table:table-cell>
          <table:table-cell table:style-name="ce100" office:value-type="float" office:value="0.00730796" calcext:value-type="float">
            <text:p>0.00730796</text:p>
          </table:table-cell>
          <table:table-cell table:style-name="ce100" office:value-type="float" office:value="0.00733408" calcext:value-type="float">
            <text:p>0.00733408</text:p>
          </table:table-cell>
          <table:table-cell table:style-name="ce100" office:value-type="float" office:value="0.00737196" calcext:value-type="float">
            <text:p>0.00737196</text:p>
          </table:table-cell>
          <table:table-cell table:style-name="ce100" office:value-type="float" office:value="0.007376" calcext:value-type="float">
            <text:p>0.007376</text:p>
          </table:table-cell>
          <table:table-cell table:style-name="ce100" office:value-type="float" office:value="0.00733159" calcext:value-type="float">
            <text:p>0.00733159</text:p>
          </table:table-cell>
          <table:table-cell table:style-name="ce100" office:value-type="float" office:value="0.00734432" calcext:value-type="float">
            <text:p>0.00734432</text:p>
          </table:table-cell>
          <table:table-cell table:style-name="ce100" office:value-type="float" office:value="0.00736544" calcext:value-type="float">
            <text:p>0.00736544</text:p>
          </table:table-cell>
          <table:table-cell table:style-name="ce100" office:value-type="float" office:value="0.00733192" calcext:value-type="float">
            <text:p>0.00733192</text:p>
          </table:table-cell>
          <table:table-cell table:style-name="ce104" office:value-type="float" office:value="0.00728048" calcext:value-type="float">
            <text:p>0.00728048</text:p>
          </table:table-cell>
          <table:table-cell table:style-name="ce108" table:formula="of:=AVERAGE([.C11:.R11])" office:value-type="float" office:value="0.007337144375" calcext:value-type="float">
            <text:p>0.007337144375</text:p>
          </table:table-cell>
          <table:table-cell/>
          <table:table-cell table:style-name="ce70" table:formula="of:=MAX([.C11:.R11])" office:value-type="float" office:value="0.00737728" calcext:value-type="float">
            <text:p>0.00737728</text:p>
          </table:table-cell>
          <table:table-cell table:style-name="ce70" table:formula="of:=MIN([.C11:.R11])" office:value-type="float" office:value="0.00728048" calcext:value-type="float">
            <text:p>0.00728048</text:p>
          </table:table-cell>
        </table:table-row>
        <table:table-row table:style-name="ro1">
          <table:table-cell/>
          <table:table-cell table:style-name="ce3" office:value-type="float" office:value="448" calcext:value-type="float">
            <text:p>448</text:p>
          </table:table-cell>
          <table:table-cell table:style-name="ce96" office:value-type="float" office:value="0.0073968" calcext:value-type="float">
            <text:p>0.0073968</text:p>
          </table:table-cell>
          <table:table-cell table:style-name="ce100" office:value-type="float" office:value="0.00741632" calcext:value-type="float">
            <text:p>0.00741632</text:p>
          </table:table-cell>
          <table:table-cell table:style-name="ce100" office:value-type="float" office:value="0.00735808" calcext:value-type="float">
            <text:p>0.00735808</text:p>
          </table:table-cell>
          <table:table-cell table:style-name="ce100" office:value-type="float" office:value="0.00727424" calcext:value-type="float">
            <text:p>0.00727424</text:p>
          </table:table-cell>
          <table:table-cell table:style-name="ce100" office:value-type="float" office:value="0.00777696" calcext:value-type="float">
            <text:p>0.00777696</text:p>
          </table:table-cell>
          <table:table-cell table:style-name="ce100" office:value-type="float" office:value="0.00730764" calcext:value-type="float">
            <text:p>0.00730764</text:p>
          </table:table-cell>
          <table:table-cell table:style-name="ce100" office:value-type="float" office:value="0.00759712" calcext:value-type="float">
            <text:p>0.00759712</text:p>
          </table:table-cell>
          <table:table-cell table:style-name="ce100" office:value-type="float" office:value="0.0074518" calcext:value-type="float">
            <text:p>0.0074518</text:p>
          </table:table-cell>
          <table:table-cell table:style-name="ce100" office:value-type="float" office:value="0.00738263" calcext:value-type="float">
            <text:p>0.00738263</text:p>
          </table:table-cell>
          <table:table-cell table:style-name="ce100" office:value-type="float" office:value="0.0074752" calcext:value-type="float">
            <text:p>0.0074752</text:p>
          </table:table-cell>
          <table:table-cell table:style-name="ce100" office:value-type="float" office:value="0.00742594" calcext:value-type="float">
            <text:p>0.00742594</text:p>
          </table:table-cell>
          <table:table-cell table:style-name="ce100" office:value-type="float" office:value="0.00729115" calcext:value-type="float">
            <text:p>0.00729115</text:p>
          </table:table-cell>
          <table:table-cell table:style-name="ce100" office:value-type="float" office:value="0.0072724" calcext:value-type="float">
            <text:p>0.0072724</text:p>
          </table:table-cell>
          <table:table-cell table:style-name="ce100" office:value-type="float" office:value="0.00734592" calcext:value-type="float">
            <text:p>0.00734592</text:p>
          </table:table-cell>
          <table:table-cell table:style-name="ce100" office:value-type="float" office:value="0.00728128" calcext:value-type="float">
            <text:p>0.00728128</text:p>
          </table:table-cell>
          <table:table-cell table:style-name="ce104" office:value-type="float" office:value="0.00734804" calcext:value-type="float">
            <text:p>0.00734804</text:p>
          </table:table-cell>
          <table:table-cell table:style-name="ce108" table:formula="of:=AVERAGE([.C12:.R12])" office:value-type="float" office:value="0.007400095" calcext:value-type="float">
            <text:p>0.007400095</text:p>
          </table:table-cell>
          <table:table-cell/>
          <table:table-cell table:style-name="ce70" table:formula="of:=MAX([.C12:.R12])" office:value-type="float" office:value="0.00777696" calcext:value-type="float">
            <text:p>0.00777696</text:p>
          </table:table-cell>
          <table:table-cell table:style-name="ce70" table:formula="of:=MIN([.C12:.R12])" office:value-type="float" office:value="0.0072724" calcext:value-type="float">
            <text:p>0.0072724</text:p>
          </table:table-cell>
        </table:table-row>
        <table:table-row table:style-name="ro1">
          <table:table-cell/>
          <table:table-cell table:style-name="ce3" office:value-type="float" office:value="512" calcext:value-type="float">
            <text:p>512</text:p>
          </table:table-cell>
          <table:table-cell table:style-name="ce96" office:value-type="float" office:value="0.00732932" calcext:value-type="float">
            <text:p>0.00732932</text:p>
          </table:table-cell>
          <table:table-cell table:style-name="ce100" office:value-type="float" office:value="0.00733976" calcext:value-type="float">
            <text:p>0.00733976</text:p>
          </table:table-cell>
          <table:table-cell table:style-name="ce100" office:value-type="float" office:value="0.00731733" calcext:value-type="float">
            <text:p>0.00731733</text:p>
          </table:table-cell>
          <table:table-cell table:style-name="ce100" office:value-type="float" office:value="0.00730318" calcext:value-type="float">
            <text:p>0.00730318</text:p>
          </table:table-cell>
          <table:table-cell table:style-name="ce100" office:value-type="float" office:value="0.00735451" calcext:value-type="float">
            <text:p>0.00735451</text:p>
          </table:table-cell>
          <table:table-cell table:style-name="ce100" office:value-type="float" office:value="0.00738188" calcext:value-type="float">
            <text:p>0.00738188</text:p>
          </table:table-cell>
          <table:table-cell table:style-name="ce100" office:value-type="float" office:value="0.00741824" calcext:value-type="float">
            <text:p>0.00741824</text:p>
          </table:table-cell>
          <table:table-cell table:style-name="ce100" office:value-type="float" office:value="0.00736416" calcext:value-type="float">
            <text:p>0.00736416</text:p>
          </table:table-cell>
          <table:table-cell table:style-name="ce100" office:value-type="float" office:value="0.00731572" calcext:value-type="float">
            <text:p>0.00731572</text:p>
          </table:table-cell>
          <table:table-cell table:style-name="ce100" office:value-type="float" office:value="0.00732154" calcext:value-type="float">
            <text:p>0.00732154</text:p>
          </table:table-cell>
          <table:table-cell table:style-name="ce100" office:value-type="float" office:value="0.00734528" calcext:value-type="float">
            <text:p>0.00734528</text:p>
          </table:table-cell>
          <table:table-cell table:style-name="ce100" office:value-type="float" office:value="0.00745824" calcext:value-type="float">
            <text:p>0.00745824</text:p>
          </table:table-cell>
          <table:table-cell table:style-name="ce100" office:value-type="float" office:value="0.0072386" calcext:value-type="float">
            <text:p>0.0072386</text:p>
          </table:table-cell>
          <table:table-cell table:style-name="ce100" office:value-type="float" office:value="0.00734252" calcext:value-type="float">
            <text:p>0.00734252</text:p>
          </table:table-cell>
          <table:table-cell table:style-name="ce100" office:value-type="float" office:value="0.00738336" calcext:value-type="float">
            <text:p>0.00738336</text:p>
          </table:table-cell>
          <table:table-cell table:style-name="ce104" office:value-type="float" office:value="0.0074704" calcext:value-type="float">
            <text:p>0.0074704</text:p>
          </table:table-cell>
          <table:table-cell table:style-name="ce108" table:formula="of:=AVERAGE([.C13:.R13])" office:value-type="float" office:value="0.0073552525" calcext:value-type="float">
            <text:p>0.0073552525</text:p>
          </table:table-cell>
          <table:table-cell/>
          <table:table-cell table:style-name="ce70" table:formula="of:=MAX([.C13:.R13])" office:value-type="float" office:value="0.0074704" calcext:value-type="float">
            <text:p>0.0074704</text:p>
          </table:table-cell>
          <table:table-cell table:style-name="ce70" table:formula="of:=MIN([.C13:.R13])" office:value-type="float" office:value="0.0072386" calcext:value-type="float">
            <text:p>0.0072386</text:p>
          </table:table-cell>
        </table:table-row>
        <table:table-row table:style-name="ro1">
          <table:table-cell/>
          <table:table-cell table:style-name="ce3" office:value-type="float" office:value="576" calcext:value-type="float">
            <text:p>576</text:p>
          </table:table-cell>
          <table:table-cell table:style-name="ce96" office:value-type="float" office:value="0.00735547" calcext:value-type="float">
            <text:p>0.00735547</text:p>
          </table:table-cell>
          <table:table-cell table:style-name="ce100" office:value-type="float" office:value="0.00732024" calcext:value-type="float">
            <text:p>0.00732024</text:p>
          </table:table-cell>
          <table:table-cell table:style-name="ce100" office:value-type="float" office:value="0.00730473" calcext:value-type="float">
            <text:p>0.00730473</text:p>
          </table:table-cell>
          <table:table-cell table:style-name="ce100" office:value-type="float" office:value="0.0073504" calcext:value-type="float">
            <text:p>0.0073504</text:p>
          </table:table-cell>
          <table:table-cell table:style-name="ce100" office:value-type="float" office:value="0.00739808" calcext:value-type="float">
            <text:p>0.00739808</text:p>
          </table:table-cell>
          <table:table-cell table:style-name="ce100" office:value-type="float" office:value="0.00738784" calcext:value-type="float">
            <text:p>0.00738784</text:p>
          </table:table-cell>
          <table:table-cell table:style-name="ce100" office:value-type="float" office:value="0.00736291" calcext:value-type="float">
            <text:p>0.00736291</text:p>
          </table:table-cell>
          <table:table-cell table:style-name="ce100" office:value-type="float" office:value="0.00730602" calcext:value-type="float">
            <text:p>0.00730602</text:p>
          </table:table-cell>
          <table:table-cell table:style-name="ce100" office:value-type="float" office:value="0.00740384" calcext:value-type="float">
            <text:p>0.00740384</text:p>
          </table:table-cell>
          <table:table-cell table:style-name="ce100" office:value-type="float" office:value="0.0073099" calcext:value-type="float">
            <text:p>0.0073099</text:p>
          </table:table-cell>
          <table:table-cell table:style-name="ce100" office:value-type="float" office:value="0.00734304" calcext:value-type="float">
            <text:p>0.00734304</text:p>
          </table:table-cell>
          <table:table-cell table:style-name="ce100" office:value-type="float" office:value="0.00739814" calcext:value-type="float">
            <text:p>0.00739814</text:p>
          </table:table-cell>
          <table:table-cell table:style-name="ce100" office:value-type="float" office:value="0.00733472" calcext:value-type="float">
            <text:p>0.00733472</text:p>
          </table:table-cell>
          <table:table-cell table:style-name="ce100" office:value-type="float" office:value="0.0073872" calcext:value-type="float">
            <text:p>0.0073872</text:p>
          </table:table-cell>
          <table:table-cell table:style-name="ce100" office:value-type="float" office:value="0.00730645" calcext:value-type="float">
            <text:p>0.00730645</text:p>
          </table:table-cell>
          <table:table-cell table:style-name="ce104" office:value-type="float" office:value="0.00739329" calcext:value-type="float">
            <text:p>0.00739329</text:p>
          </table:table-cell>
          <table:table-cell table:style-name="ce108" table:formula="of:=AVERAGE([.C14:.R14])" office:value-type="float" office:value="0.007353891875" calcext:value-type="float">
            <text:p>0.007353891875</text:p>
          </table:table-cell>
          <table:table-cell/>
          <table:table-cell table:style-name="ce70" table:formula="of:=MAX([.C14:.R14])" office:value-type="float" office:value="0.00740384" calcext:value-type="float">
            <text:p>0.00740384</text:p>
          </table:table-cell>
          <table:table-cell table:style-name="ce70" table:formula="of:=MIN([.C14:.R14])" office:value-type="float" office:value="0.00730473" calcext:value-type="float">
            <text:p>0.00730473</text:p>
          </table:table-cell>
        </table:table-row>
        <table:table-row table:style-name="ro1">
          <table:table-cell/>
          <table:table-cell table:style-name="ce3" office:value-type="float" office:value="640" calcext:value-type="float">
            <text:p>640</text:p>
          </table:table-cell>
          <table:table-cell table:style-name="ce96" office:value-type="float" office:value="0.00735776" calcext:value-type="float">
            <text:p>0.00735776</text:p>
          </table:table-cell>
          <table:table-cell table:style-name="ce100" office:value-type="float" office:value="0.00730624" calcext:value-type="float">
            <text:p>0.00730624</text:p>
          </table:table-cell>
          <table:table-cell table:style-name="ce100" office:value-type="float" office:value="0.00726756" calcext:value-type="float">
            <text:p>0.00726756</text:p>
          </table:table-cell>
          <table:table-cell table:style-name="ce100" office:value-type="float" office:value="0.00737472" calcext:value-type="float">
            <text:p>0.00737472</text:p>
          </table:table-cell>
          <table:table-cell table:style-name="ce100" office:value-type="float" office:value="0.00733248" calcext:value-type="float">
            <text:p>0.00733248</text:p>
          </table:table-cell>
          <table:table-cell table:style-name="ce100" office:value-type="float" office:value="0.00740687" calcext:value-type="float">
            <text:p>0.00740687</text:p>
          </table:table-cell>
          <table:table-cell table:style-name="ce100" office:value-type="float" office:value="0.00729374" calcext:value-type="float">
            <text:p>0.00729374</text:p>
          </table:table-cell>
          <table:table-cell table:style-name="ce100" office:value-type="float" office:value="0.00736352" calcext:value-type="float">
            <text:p>0.00736352</text:p>
          </table:table-cell>
          <table:table-cell table:style-name="ce100" office:value-type="float" office:value="0.00742562" calcext:value-type="float">
            <text:p>0.00742562</text:p>
          </table:table-cell>
          <table:table-cell table:style-name="ce100" office:value-type="float" office:value="0.00732352" calcext:value-type="float">
            <text:p>0.00732352</text:p>
          </table:table-cell>
          <table:table-cell table:style-name="ce100" office:value-type="float" office:value="0.00733576" calcext:value-type="float">
            <text:p>0.00733576</text:p>
          </table:table-cell>
          <table:table-cell table:style-name="ce100" office:value-type="float" office:value="0.0073344" calcext:value-type="float">
            <text:p>0.0073344</text:p>
          </table:table-cell>
          <table:table-cell table:style-name="ce100" office:value-type="float" office:value="0.0073568" calcext:value-type="float">
            <text:p>0.0073568</text:p>
          </table:table-cell>
          <table:table-cell table:style-name="ce100" office:value-type="float" office:value="0.00739588" calcext:value-type="float">
            <text:p>0.00739588</text:p>
          </table:table-cell>
          <table:table-cell table:style-name="ce100" office:value-type="float" office:value="0.00735168" calcext:value-type="float">
            <text:p>0.00735168</text:p>
          </table:table-cell>
          <table:table-cell table:style-name="ce104" office:value-type="float" office:value="0.00733312" calcext:value-type="float">
            <text:p>0.00733312</text:p>
          </table:table-cell>
          <table:table-cell table:style-name="ce108" table:formula="of:=AVERAGE([.C15:.R15])" office:value-type="float" office:value="0.007347479375" calcext:value-type="float">
            <text:p>0.007347479375</text:p>
          </table:table-cell>
          <table:table-cell/>
          <table:table-cell table:style-name="ce70" table:formula="of:=MAX([.C15:.R15])" office:value-type="float" office:value="0.00742562" calcext:value-type="float">
            <text:p>0.00742562</text:p>
          </table:table-cell>
          <table:table-cell table:style-name="ce70" table:formula="of:=MIN([.C15:.R15])" office:value-type="float" office:value="0.00726756" calcext:value-type="float">
            <text:p>0.00726756</text:p>
          </table:table-cell>
        </table:table-row>
        <table:table-row table:style-name="ro1">
          <table:table-cell/>
          <table:table-cell table:style-name="ce3" office:value-type="float" office:value="704" calcext:value-type="float">
            <text:p>704</text:p>
          </table:table-cell>
          <table:table-cell table:style-name="ce96" office:value-type="float" office:value="0.00739168" calcext:value-type="float">
            <text:p>0.00739168</text:p>
          </table:table-cell>
          <table:table-cell table:style-name="ce100" office:value-type="float" office:value="0.007352" calcext:value-type="float">
            <text:p>0.007352</text:p>
          </table:table-cell>
          <table:table-cell table:style-name="ce100" office:value-type="float" office:value="0.00731216" calcext:value-type="float">
            <text:p>0.00731216</text:p>
          </table:table-cell>
          <table:table-cell table:style-name="ce100" office:value-type="float" office:value="0.00738272" calcext:value-type="float">
            <text:p>0.00738272</text:p>
          </table:table-cell>
          <table:table-cell table:style-name="ce100" office:value-type="float" office:value="0.00735936" calcext:value-type="float">
            <text:p>0.00735936</text:p>
          </table:table-cell>
          <table:table-cell table:style-name="ce100" office:value-type="float" office:value="0.00733867" calcext:value-type="float">
            <text:p>0.00733867</text:p>
          </table:table-cell>
          <table:table-cell table:style-name="ce100" office:value-type="float" office:value="0.00729435" calcext:value-type="float">
            <text:p>0.00729435</text:p>
          </table:table-cell>
          <table:table-cell table:style-name="ce100" office:value-type="float" office:value="0.00735677" calcext:value-type="float">
            <text:p>0.00735677</text:p>
          </table:table-cell>
          <table:table-cell table:style-name="ce100" office:value-type="float" office:value="0.00734028" calcext:value-type="float">
            <text:p>0.00734028</text:p>
          </table:table-cell>
          <table:table-cell table:style-name="ce100" office:value-type="float" office:value="0.00742077" calcext:value-type="float">
            <text:p>0.00742077</text:p>
          </table:table-cell>
          <table:table-cell table:style-name="ce100" office:value-type="float" office:value="0.00732992" calcext:value-type="float">
            <text:p>0.00732992</text:p>
          </table:table-cell>
          <table:table-cell table:style-name="ce100" office:value-type="float" office:value="0.00732186" calcext:value-type="float">
            <text:p>0.00732186</text:p>
          </table:table-cell>
          <table:table-cell table:style-name="ce100" office:value-type="float" office:value="0.00741216" calcext:value-type="float">
            <text:p>0.00741216</text:p>
          </table:table-cell>
          <table:table-cell table:style-name="ce100" office:value-type="float" office:value="0.00744033" calcext:value-type="float">
            <text:p>0.00744033</text:p>
          </table:table-cell>
          <table:table-cell table:style-name="ce100" office:value-type="float" office:value="0.00728784" calcext:value-type="float">
            <text:p>0.00728784</text:p>
          </table:table-cell>
          <table:table-cell table:style-name="ce104" office:value-type="float" office:value="0.00732441" calcext:value-type="float">
            <text:p>0.00732441</text:p>
          </table:table-cell>
          <table:table-cell table:style-name="ce108" table:formula="of:=AVERAGE([.C16:.R16])" office:value-type="float" office:value="0.00735408" calcext:value-type="float">
            <text:p>0.00735408</text:p>
          </table:table-cell>
          <table:table-cell/>
          <table:table-cell table:style-name="ce70" table:formula="of:=MAX([.C16:.R16])" office:value-type="float" office:value="0.00744033" calcext:value-type="float">
            <text:p>0.00744033</text:p>
          </table:table-cell>
          <table:table-cell table:style-name="ce70" table:formula="of:=MIN([.C16:.R16])" office:value-type="float" office:value="0.00728784" calcext:value-type="float">
            <text:p>0.00728784</text:p>
          </table:table-cell>
        </table:table-row>
        <table:table-row table:style-name="ro1">
          <table:table-cell/>
          <table:table-cell table:style-name="ce3" office:value-type="float" office:value="768" calcext:value-type="float">
            <text:p>768</text:p>
          </table:table-cell>
          <table:table-cell table:style-name="ce96" office:value-type="float" office:value="0.00732768" calcext:value-type="float">
            <text:p>0.00732768</text:p>
          </table:table-cell>
          <table:table-cell table:style-name="ce100" office:value-type="float" office:value="0.00732448" calcext:value-type="float">
            <text:p>0.00732448</text:p>
          </table:table-cell>
          <table:table-cell table:style-name="ce100" office:value-type="float" office:value="0.00736352" calcext:value-type="float">
            <text:p>0.00736352</text:p>
          </table:table-cell>
          <table:table-cell table:style-name="ce100" office:value-type="float" office:value="0.00732736" calcext:value-type="float">
            <text:p>0.00732736</text:p>
          </table:table-cell>
          <table:table-cell table:style-name="ce100" office:value-type="float" office:value="0.00733026" calcext:value-type="float">
            <text:p>0.00733026</text:p>
          </table:table-cell>
          <table:table-cell table:style-name="ce100" office:value-type="float" office:value="0.00734944" calcext:value-type="float">
            <text:p>0.00734944</text:p>
          </table:table-cell>
          <table:table-cell table:style-name="ce100" office:value-type="float" office:value="0.00735456" calcext:value-type="float">
            <text:p>0.00735456</text:p>
          </table:table-cell>
          <table:table-cell table:style-name="ce100" office:value-type="float" office:value="0.00736627" calcext:value-type="float">
            <text:p>0.00736627</text:p>
          </table:table-cell>
          <table:table-cell table:style-name="ce100" office:value-type="float" office:value="0.00731004" calcext:value-type="float">
            <text:p>0.00731004</text:p>
          </table:table-cell>
          <table:table-cell table:style-name="ce100" office:value-type="float" office:value="0.00730376" calcext:value-type="float">
            <text:p>0.00730376</text:p>
          </table:table-cell>
          <table:table-cell table:style-name="ce100" office:value-type="float" office:value="0.00729568" calcext:value-type="float">
            <text:p>0.00729568</text:p>
          </table:table-cell>
          <table:table-cell table:style-name="ce100" office:value-type="float" office:value="0.0072912" calcext:value-type="float">
            <text:p>0.0072912</text:p>
          </table:table-cell>
          <table:table-cell table:style-name="ce100" office:value-type="float" office:value="0.00737824" calcext:value-type="float">
            <text:p>0.00737824</text:p>
          </table:table-cell>
          <table:table-cell table:style-name="ce100" office:value-type="float" office:value="0.00765867" calcext:value-type="float">
            <text:p>0.00765867</text:p>
          </table:table-cell>
          <table:table-cell table:style-name="ce100" office:value-type="float" office:value="0.00734336" calcext:value-type="float">
            <text:p>0.00734336</text:p>
          </table:table-cell>
          <table:table-cell table:style-name="ce104" office:value-type="float" office:value="0.00755488" calcext:value-type="float">
            <text:p>0.00755488</text:p>
          </table:table-cell>
          <table:table-cell table:style-name="ce108" table:formula="of:=AVERAGE([.C17:.R17])" office:value-type="float" office:value="0.0073674625" calcext:value-type="float">
            <text:p>0.0073674625</text:p>
          </table:table-cell>
          <table:table-cell/>
          <table:table-cell table:style-name="ce70" table:formula="of:=MAX([.C17:.R17])" office:value-type="float" office:value="0.00765867" calcext:value-type="float">
            <text:p>0.00765867</text:p>
          </table:table-cell>
          <table:table-cell table:style-name="ce70" table:formula="of:=MIN([.C17:.R17])" office:value-type="float" office:value="0.0072912" calcext:value-type="float">
            <text:p>0.0072912</text:p>
          </table:table-cell>
        </table:table-row>
        <table:table-row table:style-name="ro1">
          <table:table-cell/>
          <table:table-cell table:style-name="ce3" office:value-type="float" office:value="832" calcext:value-type="float">
            <text:p>832</text:p>
          </table:table-cell>
          <table:table-cell table:style-name="ce96" office:value-type="float" office:value="0.00738747" calcext:value-type="float">
            <text:p>0.00738747</text:p>
          </table:table-cell>
          <table:table-cell table:style-name="ce100" office:value-type="float" office:value="0.00732736" calcext:value-type="float">
            <text:p>0.00732736</text:p>
          </table:table-cell>
          <table:table-cell table:style-name="ce100" office:value-type="float" office:value="0.00732994" calcext:value-type="float">
            <text:p>0.00732994</text:p>
          </table:table-cell>
          <table:table-cell table:style-name="ce100" office:value-type="float" office:value="0.00737681" calcext:value-type="float">
            <text:p>0.00737681</text:p>
          </table:table-cell>
          <table:table-cell table:style-name="ce100" office:value-type="float" office:value="0.00739072" calcext:value-type="float">
            <text:p>0.00739072</text:p>
          </table:table-cell>
          <table:table-cell table:style-name="ce100" office:value-type="float" office:value="0.0073183" calcext:value-type="float">
            <text:p>0.0073183</text:p>
          </table:table-cell>
          <table:table-cell table:style-name="ce100" office:value-type="float" office:value="0.0073632" calcext:value-type="float">
            <text:p>0.0073632</text:p>
          </table:table-cell>
          <table:table-cell table:style-name="ce100" office:value-type="float" office:value="0.00736873" calcext:value-type="float">
            <text:p>0.00736873</text:p>
          </table:table-cell>
          <table:table-cell table:style-name="ce100" office:value-type="float" office:value="0.00729408" calcext:value-type="float">
            <text:p>0.00729408</text:p>
          </table:table-cell>
          <table:table-cell table:style-name="ce100" office:value-type="float" office:value="0.00740672" calcext:value-type="float">
            <text:p>0.00740672</text:p>
          </table:table-cell>
          <table:table-cell table:style-name="ce100" office:value-type="float" office:value="0.00733026" calcext:value-type="float">
            <text:p>0.00733026</text:p>
          </table:table-cell>
          <table:table-cell table:style-name="ce100" office:value-type="float" office:value="0.00736608" calcext:value-type="float">
            <text:p>0.00736608</text:p>
          </table:table-cell>
          <table:table-cell table:style-name="ce100" office:value-type="float" office:value="0.00738944" calcext:value-type="float">
            <text:p>0.00738944</text:p>
          </table:table-cell>
          <table:table-cell table:style-name="ce100" office:value-type="float" office:value="0.00734578" calcext:value-type="float">
            <text:p>0.00734578</text:p>
          </table:table-cell>
          <table:table-cell table:style-name="ce100" office:value-type="float" office:value="0.0073664" calcext:value-type="float">
            <text:p>0.0073664</text:p>
          </table:table-cell>
          <table:table-cell table:style-name="ce104" office:value-type="float" office:value="0.00733446" calcext:value-type="float">
            <text:p>0.00733446</text:p>
          </table:table-cell>
          <table:table-cell table:style-name="ce108" table:formula="of:=AVERAGE([.C18:.R18])" office:value-type="float" office:value="0.007355984375" calcext:value-type="float">
            <text:p>0.007355984375</text:p>
          </table:table-cell>
          <table:table-cell/>
          <table:table-cell table:style-name="ce70" table:formula="of:=MAX([.C18:.R18])" office:value-type="float" office:value="0.00740672" calcext:value-type="float">
            <text:p>0.00740672</text:p>
          </table:table-cell>
          <table:table-cell table:style-name="ce70" table:formula="of:=MIN([.C18:.R18])" office:value-type="float" office:value="0.00729408" calcext:value-type="float">
            <text:p>0.00729408</text:p>
          </table:table-cell>
        </table:table-row>
        <table:table-row table:style-name="ro1">
          <table:table-cell/>
          <table:table-cell table:style-name="ce3" office:value-type="float" office:value="896" calcext:value-type="float">
            <text:p>896</text:p>
          </table:table-cell>
          <table:table-cell table:style-name="ce96" office:value-type="float" office:value="0.007392" calcext:value-type="float">
            <text:p>0.007392</text:p>
          </table:table-cell>
          <table:table-cell table:style-name="ce100" office:value-type="float" office:value="0.00739297" calcext:value-type="float">
            <text:p>0.00739297</text:p>
          </table:table-cell>
          <table:table-cell table:style-name="ce100" office:value-type="float" office:value="0.00736226" calcext:value-type="float">
            <text:p>0.00736226</text:p>
          </table:table-cell>
          <table:table-cell table:style-name="ce100" office:value-type="float" office:value="0.00736" calcext:value-type="float">
            <text:p>0.00736</text:p>
          </table:table-cell>
          <table:table-cell table:style-name="ce100" office:value-type="float" office:value="0.00732672" calcext:value-type="float">
            <text:p>0.00732672</text:p>
          </table:table-cell>
          <table:table-cell table:style-name="ce100" office:value-type="float" office:value="0.00747248" calcext:value-type="float">
            <text:p>0.00747248</text:p>
          </table:table-cell>
          <table:table-cell table:style-name="ce100" office:value-type="float" office:value="0.0073264" calcext:value-type="float">
            <text:p>0.0073264</text:p>
          </table:table-cell>
          <table:table-cell table:style-name="ce100" office:value-type="float" office:value="0.00732704" calcext:value-type="float">
            <text:p>0.00732704</text:p>
          </table:table-cell>
          <table:table-cell table:style-name="ce100" office:value-type="float" office:value="0.00733414" calcext:value-type="float">
            <text:p>0.00733414</text:p>
          </table:table-cell>
          <table:table-cell table:style-name="ce100" office:value-type="float" office:value="0.00734304" calcext:value-type="float">
            <text:p>0.00734304</text:p>
          </table:table-cell>
          <table:table-cell table:style-name="ce100" office:value-type="float" office:value="0.00743646" calcext:value-type="float">
            <text:p>0.00743646</text:p>
          </table:table-cell>
          <table:table-cell table:style-name="ce100" office:value-type="float" office:value="0.00735314" calcext:value-type="float">
            <text:p>0.00735314</text:p>
          </table:table-cell>
          <table:table-cell table:style-name="ce100" office:value-type="float" office:value="0.00730279" calcext:value-type="float">
            <text:p>0.00730279</text:p>
          </table:table-cell>
          <table:table-cell table:style-name="ce100" office:value-type="float" office:value="0.0073364" calcext:value-type="float">
            <text:p>0.0073364</text:p>
          </table:table-cell>
          <table:table-cell table:style-name="ce100" office:value-type="float" office:value="0.00743693" calcext:value-type="float">
            <text:p>0.00743693</text:p>
          </table:table-cell>
          <table:table-cell table:style-name="ce104" office:value-type="float" office:value="0.00742529" calcext:value-type="float">
            <text:p>0.00742529</text:p>
          </table:table-cell>
          <table:table-cell table:style-name="ce108" table:formula="of:=AVERAGE([.C19:.R19])" office:value-type="float" office:value="0.00737050375" calcext:value-type="float">
            <text:p>0.00737050375</text:p>
          </table:table-cell>
          <table:table-cell/>
          <table:table-cell table:style-name="ce70" table:formula="of:=MAX([.C19:.R19])" office:value-type="float" office:value="0.00747248" calcext:value-type="float">
            <text:p>0.00747248</text:p>
          </table:table-cell>
          <table:table-cell table:style-name="ce70" table:formula="of:=MIN([.C19:.R19])" office:value-type="float" office:value="0.00730279" calcext:value-type="float">
            <text:p>0.00730279</text:p>
          </table:table-cell>
        </table:table-row>
        <table:table-row table:style-name="ro1">
          <table:table-cell/>
          <table:table-cell table:style-name="ce3" office:value-type="float" office:value="960" calcext:value-type="float">
            <text:p>960</text:p>
          </table:table-cell>
          <table:table-cell table:style-name="ce96" office:value-type="float" office:value="0.00737208" calcext:value-type="float">
            <text:p>0.00737208</text:p>
          </table:table-cell>
          <table:table-cell table:style-name="ce100" office:value-type="float" office:value="0.00728436" calcext:value-type="float">
            <text:p>0.00728436</text:p>
          </table:table-cell>
          <table:table-cell table:style-name="ce100" office:value-type="float" office:value="0.00727184" calcext:value-type="float">
            <text:p>0.00727184</text:p>
          </table:table-cell>
          <table:table-cell table:style-name="ce100" office:value-type="float" office:value="0.00736711" calcext:value-type="float">
            <text:p>0.00736711</text:p>
          </table:table-cell>
          <table:table-cell table:style-name="ce100" office:value-type="float" office:value="0.00730176" calcext:value-type="float">
            <text:p>0.00730176</text:p>
          </table:table-cell>
          <table:table-cell table:style-name="ce100" office:value-type="float" office:value="0.00733792" calcext:value-type="float">
            <text:p>0.00733792</text:p>
          </table:table-cell>
          <table:table-cell table:style-name="ce100" office:value-type="float" office:value="0.00735418" calcext:value-type="float">
            <text:p>0.00735418</text:p>
          </table:table-cell>
          <table:table-cell table:style-name="ce100" office:value-type="float" office:value="0.00736646" calcext:value-type="float">
            <text:p>0.00736646</text:p>
          </table:table-cell>
          <table:table-cell table:style-name="ce100" office:value-type="float" office:value="0.00728816" calcext:value-type="float">
            <text:p>0.00728816</text:p>
          </table:table-cell>
          <table:table-cell table:style-name="ce100" office:value-type="float" office:value="0.00741172" calcext:value-type="float">
            <text:p>0.00741172</text:p>
          </table:table-cell>
          <table:table-cell table:style-name="ce100" office:value-type="float" office:value="0.0073296" calcext:value-type="float">
            <text:p>0.0073296</text:p>
          </table:table-cell>
          <table:table-cell table:style-name="ce100" office:value-type="float" office:value="0.00746912" calcext:value-type="float">
            <text:p>0.00746912</text:p>
          </table:table-cell>
          <table:table-cell table:style-name="ce100" office:value-type="float" office:value="0.00729568" calcext:value-type="float">
            <text:p>0.00729568</text:p>
          </table:table-cell>
          <table:table-cell table:style-name="ce100" office:value-type="float" office:value="0.00731475" calcext:value-type="float">
            <text:p>0.00731475</text:p>
          </table:table-cell>
          <table:table-cell table:style-name="ce100" office:value-type="float" office:value="0.00744192" calcext:value-type="float">
            <text:p>0.00744192</text:p>
          </table:table-cell>
          <table:table-cell table:style-name="ce104" office:value-type="float" office:value="0.0073823" calcext:value-type="float">
            <text:p>0.0073823</text:p>
          </table:table-cell>
          <table:table-cell table:style-name="ce108" table:formula="of:=AVERAGE([.C20:.R20])" office:value-type="float" office:value="0.00734931" calcext:value-type="float">
            <text:p>0.00734931</text:p>
          </table:table-cell>
          <table:table-cell/>
          <table:table-cell table:style-name="ce70" table:formula="of:=MAX([.C20:.R20])" office:value-type="float" office:value="0.00746912" calcext:value-type="float">
            <text:p>0.00746912</text:p>
          </table:table-cell>
          <table:table-cell table:style-name="ce70" table:formula="of:=MIN([.C20:.R20])" office:value-type="float" office:value="0.00727184" calcext:value-type="float">
            <text:p>0.00727184</text:p>
          </table:table-cell>
        </table:table-row>
        <table:table-row table:style-name="ro1">
          <table:table-cell/>
          <table:table-cell table:style-name="ce4" office:value-type="float" office:value="1024" calcext:value-type="float">
            <text:p>1024</text:p>
          </table:table-cell>
          <table:table-cell table:style-name="ce97" office:value-type="float" office:value="0.0073456" calcext:value-type="float">
            <text:p>0.0073456</text:p>
          </table:table-cell>
          <table:table-cell table:style-name="ce101" office:value-type="float" office:value="0.00734848" calcext:value-type="float">
            <text:p>0.00734848</text:p>
          </table:table-cell>
          <table:table-cell table:style-name="ce101" office:value-type="float" office:value="0.00731604" calcext:value-type="float">
            <text:p>0.00731604</text:p>
          </table:table-cell>
          <table:table-cell table:style-name="ce101" office:value-type="float" office:value="0.00736679" calcext:value-type="float">
            <text:p>0.00736679</text:p>
          </table:table-cell>
          <table:table-cell table:style-name="ce101" office:value-type="float" office:value="0.00732089" calcext:value-type="float">
            <text:p>0.00732089</text:p>
          </table:table-cell>
          <table:table-cell table:style-name="ce101" office:value-type="float" office:value="0.00730796" calcext:value-type="float">
            <text:p>0.00730796</text:p>
          </table:table-cell>
          <table:table-cell table:style-name="ce101" office:value-type="float" office:value="0.00730848" calcext:value-type="float">
            <text:p>0.00730848</text:p>
          </table:table-cell>
          <table:table-cell table:style-name="ce101" office:value-type="float" office:value="0.00739968" calcext:value-type="float">
            <text:p>0.00739968</text:p>
          </table:table-cell>
          <table:table-cell table:style-name="ce101" office:value-type="float" office:value="0.0074016" calcext:value-type="float">
            <text:p>0.0074016</text:p>
          </table:table-cell>
          <table:table-cell table:style-name="ce101" office:value-type="float" office:value="0.00730214" calcext:value-type="float">
            <text:p>0.00730214</text:p>
          </table:table-cell>
          <table:table-cell table:style-name="ce101" office:value-type="float" office:value="0.00736384" calcext:value-type="float">
            <text:p>0.00736384</text:p>
          </table:table-cell>
          <table:table-cell table:style-name="ce101" office:value-type="float" office:value="0.00736679" calcext:value-type="float">
            <text:p>0.00736679</text:p>
          </table:table-cell>
          <table:table-cell table:style-name="ce101" office:value-type="float" office:value="0.00734304" calcext:value-type="float">
            <text:p>0.00734304</text:p>
          </table:table-cell>
          <table:table-cell table:style-name="ce101" office:value-type="float" office:value="0.00731233" calcext:value-type="float">
            <text:p>0.00731233</text:p>
          </table:table-cell>
          <table:table-cell table:style-name="ce101" office:value-type="float" office:value="0.00733952" calcext:value-type="float">
            <text:p>0.00733952</text:p>
          </table:table-cell>
          <table:table-cell table:style-name="ce105" office:value-type="float" office:value="0.00729897" calcext:value-type="float">
            <text:p>0.00729897</text:p>
          </table:table-cell>
          <table:table-cell table:style-name="ce109" table:formula="of:=AVERAGE([.C21:.R21])" office:value-type="float" office:value="0.007340134375" calcext:value-type="float">
            <text:p>0.007340134375</text:p>
          </table:table-cell>
          <table:table-cell/>
          <table:table-cell table:style-name="ce71" table:formula="of:=MAX([.C21:.R21])" office:value-type="float" office:value="0.0074016" calcext:value-type="float">
            <text:p>0.0074016</text:p>
          </table:table-cell>
          <table:table-cell table:style-name="ce71" table:formula="of:=MIN([.C21:.R21])" office:value-type="float" office:value="0.00729897" calcext:value-type="float">
            <text:p>0.00729897</text:p>
          </table:table-cell>
        </table:table-row>
        <table:table-row table:style-name="ro1">
          <table:table-cell/>
          <table:table-cell table:style-name="ce44" office:value-type="string" calcext:value-type="string">
            <text:p>Moyenne X</text:p>
          </table:table-cell>
          <table:table-cell table:style-name="ce98" table:formula="of:=AVERAGE([.C6:.C21])" office:value-type="float" office:value="0.007357825" calcext:value-type="float">
            <text:p>0.007357825</text:p>
          </table:table-cell>
          <table:table-cell table:style-name="ce102" table:formula="of:=AVERAGE([.D6:.D21])" office:value-type="float" office:value="0.00733117625" calcext:value-type="float">
            <text:p>0.00733117625</text:p>
          </table:table-cell>
          <table:table-cell table:style-name="ce102" table:formula="of:=AVERAGE([.E6:.E21])" office:value-type="float" office:value="0.00732002375" calcext:value-type="float">
            <text:p>0.00732002375</text:p>
          </table:table-cell>
          <table:table-cell table:style-name="ce102" table:formula="of:=AVERAGE([.F6:.F21])" office:value-type="float" office:value="0.007342086875" calcext:value-type="float">
            <text:p>0.007342086875</text:p>
          </table:table-cell>
          <table:table-cell table:style-name="ce102" table:formula="of:=AVERAGE([.G6:.G21])" office:value-type="float" office:value="0.007365" calcext:value-type="float">
            <text:p>0.007365</text:p>
          </table:table-cell>
          <table:table-cell table:style-name="ce102" table:formula="of:=AVERAGE([.H6:.H21])" office:value-type="float" office:value="0.007357468125" calcext:value-type="float">
            <text:p>0.007357468125</text:p>
          </table:table-cell>
          <table:table-cell table:style-name="ce102" table:formula="of:=AVERAGE([.I6:.I21])" office:value-type="float" office:value="0.00736033" calcext:value-type="float">
            <text:p>0.00736033</text:p>
          </table:table-cell>
          <table:table-cell table:style-name="ce102" table:formula="of:=AVERAGE([.J6:.J21])" office:value-type="float" office:value="0.007350225625" calcext:value-type="float">
            <text:p>0.007350225625</text:p>
          </table:table-cell>
          <table:table-cell table:style-name="ce102" table:formula="of:=AVERAGE([.K6:.K21])" office:value-type="float" office:value="0.00733928625" calcext:value-type="float">
            <text:p>0.00733928625</text:p>
          </table:table-cell>
          <table:table-cell table:style-name="ce102" table:formula="of:=AVERAGE([.L6:.L21])" office:value-type="float" office:value="0.00736196125" calcext:value-type="float">
            <text:p>0.00736196125</text:p>
          </table:table-cell>
          <table:table-cell table:style-name="ce102" table:formula="of:=AVERAGE([.M6:.M21])" office:value-type="float" office:value="0.007354933125" calcext:value-type="float">
            <text:p>0.007354933125</text:p>
          </table:table-cell>
          <table:table-cell table:style-name="ce102" table:formula="of:=AVERAGE([.N6:.N21])" office:value-type="float" office:value="0.00736537" calcext:value-type="float">
            <text:p>0.00736537</text:p>
          </table:table-cell>
          <table:table-cell table:style-name="ce102" table:formula="of:=AVERAGE([.O6:.O21])" office:value-type="float" office:value="0.00733962" calcext:value-type="float">
            <text:p>0.00733962</text:p>
          </table:table-cell>
          <table:table-cell table:style-name="ce102" table:formula="of:=AVERAGE([.P6:.P21])" office:value-type="float" office:value="0.007379815" calcext:value-type="float">
            <text:p>0.007379815</text:p>
          </table:table-cell>
          <table:table-cell table:style-name="ce102" table:formula="of:=AVERAGE([.Q6:.Q21])" office:value-type="float" office:value="0.007344215625" calcext:value-type="float">
            <text:p>0.007344215625</text:p>
          </table:table-cell>
          <table:table-cell table:style-name="ce106" table:formula="of:=AVERAGE([.R6:.R21])" office:value-type="float" office:value="0.007366655625" calcext:value-type="float">
            <text:p>0.007366655625</text:p>
          </table:table-cell>
          <table:table-cell table:style-name="ce6" table:formula="of:=AVERAGE([.S6:.S21])" office:value-type="float" office:value="0.00735224953125" calcext:value-type="float">
            <text:p>0.00735224953125</text:p>
          </table:table-cell>
          <table:table-cell/>
          <table:table-cell table:style-name="ce44" table:formula="of:=MAX([.U6:.U21])" office:value-type="float" office:value="0.00777696" calcext:value-type="float">
            <text:p>0.00777696</text:p>
          </table:table-cell>
          <table:table-cell table:style-name="ce44" table:formula="of:=MIN([.V6:.V21])" office:value-type="float" office:value="0.0072386" calcext:value-type="float">
            <text:p>0.0072386</text:p>
          </table:table-cell>
        </table:table-row>
        <table:table-row table:style-name="ro1" table:number-rows-repeated="1048553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Process Stream_2'.C6:'Process Stream_2'.R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tream_2'.S6:'Process Stream_2'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tream_2'.C22:'Process Stream_2'.R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rocess Stream_4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number-columns-repeated="2"/>
          <table:table-cell table:style-name="ce6" table:number-columns-repeated="16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style-name="ce13" office:value-type="string" calcext:value-type="string" table:number-columns-spanned="13" table:number-rows-spanned="1">
            <text:p>Processing Stream (avec 4 streams)</text:p>
          </table:table-cell>
          <table:covered-table-cell table:number-columns-repeated="12" table:style-name="ce6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16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           Dim X</text:p>
            <text:p>Dim Y           </text:p>
          </table:table-cell>
          <table:table-cell table:style-name="ce7" office:value-type="float" office:value="64" calcext:value-type="float" table:number-columns-spanned="1" table:number-rows-spanned="2">
            <text:p>64</text:p>
          </table:table-cell>
          <table:table-cell table:style-name="ce14" office:value-type="float" office:value="128" calcext:value-type="float" table:number-columns-spanned="1" table:number-rows-spanned="2">
            <text:p>128</text:p>
          </table:table-cell>
          <table:table-cell table:style-name="ce14" office:value-type="float" office:value="192" calcext:value-type="float" table:number-columns-spanned="1" table:number-rows-spanned="2">
            <text:p>192</text:p>
          </table:table-cell>
          <table:table-cell table:style-name="ce14" office:value-type="float" office:value="256" calcext:value-type="float" table:number-columns-spanned="1" table:number-rows-spanned="2">
            <text:p>256</text:p>
          </table:table-cell>
          <table:table-cell table:style-name="ce14" office:value-type="float" office:value="320" calcext:value-type="float" table:number-columns-spanned="1" table:number-rows-spanned="2">
            <text:p>320</text:p>
          </table:table-cell>
          <table:table-cell table:style-name="ce14" office:value-type="float" office:value="384" calcext:value-type="float" table:number-columns-spanned="1" table:number-rows-spanned="2">
            <text:p>384</text:p>
          </table:table-cell>
          <table:table-cell table:style-name="ce14" office:value-type="float" office:value="448" calcext:value-type="float" table:number-columns-spanned="1" table:number-rows-spanned="2">
            <text:p>448</text:p>
          </table:table-cell>
          <table:table-cell table:style-name="ce14" office:value-type="float" office:value="512" calcext:value-type="float" table:number-columns-spanned="1" table:number-rows-spanned="2">
            <text:p>512</text:p>
          </table:table-cell>
          <table:table-cell table:style-name="ce14" office:value-type="float" office:value="576" calcext:value-type="float" table:number-columns-spanned="1" table:number-rows-spanned="2">
            <text:p>576</text:p>
          </table:table-cell>
          <table:table-cell table:style-name="ce14" office:value-type="float" office:value="640" calcext:value-type="float" table:number-columns-spanned="1" table:number-rows-spanned="2">
            <text:p>640</text:p>
          </table:table-cell>
          <table:table-cell table:style-name="ce14" office:value-type="float" office:value="704" calcext:value-type="float" table:number-columns-spanned="1" table:number-rows-spanned="2">
            <text:p>704</text:p>
          </table:table-cell>
          <table:table-cell table:style-name="ce14" office:value-type="float" office:value="768" calcext:value-type="float" table:number-columns-spanned="1" table:number-rows-spanned="2">
            <text:p>768</text:p>
          </table:table-cell>
          <table:table-cell table:style-name="ce14" office:value-type="float" office:value="832" calcext:value-type="float" table:number-columns-spanned="1" table:number-rows-spanned="2">
            <text:p>832</text:p>
          </table:table-cell>
          <table:table-cell table:style-name="ce14" office:value-type="float" office:value="896" calcext:value-type="float" table:number-columns-spanned="1" table:number-rows-spanned="2">
            <text:p>896</text:p>
          </table:table-cell>
          <table:table-cell table:style-name="ce14" office:value-type="float" office:value="960" calcext:value-type="float" table:number-columns-spanned="1" table:number-rows-spanned="2">
            <text:p>960</text:p>
          </table:table-cell>
          <table:table-cell table:style-name="ce20" office:value-type="float" office:value="1024" calcext:value-type="float" table:number-columns-spanned="1" table:number-rows-spanned="2">
            <text:p>1024</text:p>
          </table:table-cell>
          <table:table-cell table:style-name="ce44" office:value-type="string" calcext:value-type="string" table:number-columns-spanned="1" table:number-rows-spanned="2">
            <text:p>Moyenne Y</text:p>
          </table:table-cell>
          <table:table-cell/>
          <table:table-cell table:style-name="ce44" office:value-type="string" calcext:value-type="string" table:number-columns-spanned="1" table:number-rows-spanned="2">
            <text:p>Pire</text:p>
          </table:table-cell>
          <table:table-cell table:style-name="ce44" office:value-type="string" calcext:value-type="string" table:number-columns-spanned="1" table:number-rows-spanned="2">
            <text:p>Meilleure</text:p>
          </table:table-cell>
        </table:table-row>
        <table:table-row table:style-name="ro1">
          <table:table-cell/>
          <table:covered-table-cell/>
          <table:covered-table-cell table:style-name="ce8"/>
          <table:covered-table-cell table:number-columns-repeated="14" table:style-name="ce15"/>
          <table:covered-table-cell table:style-name="ce21"/>
          <table:covered-table-cell table:style-name="ce6"/>
          <table:table-cell/>
          <table:covered-table-cell table:number-columns-repeated="2" table:style-name="ce68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110" office:value-type="float" office:value="0.00743328" calcext:value-type="float">
            <text:p>0.00743328</text:p>
          </table:table-cell>
          <table:table-cell table:style-name="ce114" office:value-type="float" office:value="0.00729241" calcext:value-type="float">
            <text:p>0.00729241</text:p>
          </table:table-cell>
          <table:table-cell table:style-name="ce114" office:value-type="float" office:value="0.00736384" calcext:value-type="float">
            <text:p>0.00736384</text:p>
          </table:table-cell>
          <table:table-cell table:style-name="ce114" office:value-type="float" office:value="0.00725888" calcext:value-type="float">
            <text:p>0.00725888</text:p>
          </table:table-cell>
          <table:table-cell table:style-name="ce114" office:value-type="float" office:value="0.00728416" calcext:value-type="float">
            <text:p>0.00728416</text:p>
          </table:table-cell>
          <table:table-cell table:style-name="ce114" office:value-type="float" office:value="0.00736832" calcext:value-type="float">
            <text:p>0.00736832</text:p>
          </table:table-cell>
          <table:table-cell table:style-name="ce114" office:value-type="float" office:value="0.00732865" calcext:value-type="float">
            <text:p>0.00732865</text:p>
          </table:table-cell>
          <table:table-cell table:style-name="ce114" office:value-type="float" office:value="0.00732544" calcext:value-type="float">
            <text:p>0.00732544</text:p>
          </table:table-cell>
          <table:table-cell table:style-name="ce114" office:value-type="float" office:value="0.00738752" calcext:value-type="float">
            <text:p>0.00738752</text:p>
          </table:table-cell>
          <table:table-cell table:style-name="ce114" office:value-type="float" office:value="0.00749152" calcext:value-type="float">
            <text:p>0.00749152</text:p>
          </table:table-cell>
          <table:table-cell table:style-name="ce93" office:value-type="float" office:value="0.00735543" calcext:value-type="float">
            <text:p>0.00735543</text:p>
          </table:table-cell>
          <table:table-cell table:style-name="ce114" office:value-type="float" office:value="0.00736429" calcext:value-type="float">
            <text:p>0.00736429</text:p>
          </table:table-cell>
          <table:table-cell table:style-name="ce114" office:value-type="float" office:value="0.00733312" calcext:value-type="float">
            <text:p>0.00733312</text:p>
          </table:table-cell>
          <table:table-cell table:style-name="ce114" office:value-type="float" office:value="0.00735741" calcext:value-type="float">
            <text:p>0.00735741</text:p>
          </table:table-cell>
          <table:table-cell table:style-name="ce114" office:value-type="float" office:value="0.00732833" calcext:value-type="float">
            <text:p>0.00732833</text:p>
          </table:table-cell>
          <table:table-cell table:style-name="ce122" office:value-type="float" office:value="0.00732218" calcext:value-type="float">
            <text:p>0.00732218</text:p>
          </table:table-cell>
          <table:table-cell table:style-name="ce126" table:formula="of:=AVERAGE([.C6:.R6])" office:value-type="float" office:value="0.00734967375" calcext:value-type="float">
            <text:p>0.00734967375</text:p>
          </table:table-cell>
          <table:table-cell/>
          <table:table-cell table:style-name="ce69" table:formula="of:=MAX([.C6:.R6])" office:value-type="float" office:value="0.00749152" calcext:value-type="float">
            <text:p>0.00749152</text:p>
          </table:table-cell>
          <table:table-cell table:style-name="ce69" table:formula="of:=MIN([.C6:.R6])" office:value-type="float" office:value="0.00725888" calcext:value-type="float">
            <text:p>0.00725888</text:p>
          </table:table-cell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111" office:value-type="float" office:value="0.00749867" calcext:value-type="float">
            <text:p>0.00749867</text:p>
          </table:table-cell>
          <table:table-cell table:style-name="ce115" office:value-type="float" office:value="0.00729212" calcext:value-type="float">
            <text:p>0.00729212</text:p>
          </table:table-cell>
          <table:table-cell table:style-name="ce115" office:value-type="float" office:value="0.00733536" calcext:value-type="float">
            <text:p>0.00733536</text:p>
          </table:table-cell>
          <table:table-cell table:style-name="ce115" office:value-type="float" office:value="0.00728928" calcext:value-type="float">
            <text:p>0.00728928</text:p>
          </table:table-cell>
          <table:table-cell table:style-name="ce115" office:value-type="float" office:value="0.00731313" calcext:value-type="float">
            <text:p>0.00731313</text:p>
          </table:table-cell>
          <table:table-cell table:style-name="ce115" office:value-type="float" office:value="0.00726752" calcext:value-type="float">
            <text:p>0.00726752</text:p>
          </table:table-cell>
          <table:table-cell table:style-name="ce115" office:value-type="float" office:value="0.0073214" calcext:value-type="float">
            <text:p>0.0073214</text:p>
          </table:table-cell>
          <table:table-cell table:style-name="ce115" office:value-type="float" office:value="0.00733584" calcext:value-type="float">
            <text:p>0.00733584</text:p>
          </table:table-cell>
          <table:table-cell table:style-name="ce115" office:value-type="float" office:value="0.00732512" calcext:value-type="float">
            <text:p>0.00732512</text:p>
          </table:table-cell>
          <table:table-cell table:style-name="ce115" office:value-type="float" office:value="0.00740137" calcext:value-type="float">
            <text:p>0.00740137</text:p>
          </table:table-cell>
          <table:table-cell table:style-name="ce120" office:value-type="float" office:value="0.0073472" calcext:value-type="float">
            <text:p>0.0073472</text:p>
          </table:table-cell>
          <table:table-cell table:style-name="ce115" office:value-type="float" office:value="0.00732768" calcext:value-type="float">
            <text:p>0.00732768</text:p>
          </table:table-cell>
          <table:table-cell table:style-name="ce115" office:value-type="float" office:value="0.0072992" calcext:value-type="float">
            <text:p>0.0072992</text:p>
          </table:table-cell>
          <table:table-cell table:style-name="ce115" office:value-type="float" office:value="0.00729088" calcext:value-type="float">
            <text:p>0.00729088</text:p>
          </table:table-cell>
          <table:table-cell table:style-name="ce115" office:value-type="float" office:value="0.00730496" calcext:value-type="float">
            <text:p>0.00730496</text:p>
          </table:table-cell>
          <table:table-cell table:style-name="ce123" office:value-type="float" office:value="0.00729184" calcext:value-type="float">
            <text:p>0.00729184</text:p>
          </table:table-cell>
          <table:table-cell table:style-name="ce127" table:formula="of:=AVERAGE([.C7:.R7])" office:value-type="float" office:value="0.007327598125" calcext:value-type="float">
            <text:p>0.007327598125</text:p>
          </table:table-cell>
          <table:table-cell/>
          <table:table-cell table:style-name="ce70" table:formula="of:=MAX([.C7:.R7])" office:value-type="float" office:value="0.00749867" calcext:value-type="float">
            <text:p>0.00749867</text:p>
          </table:table-cell>
          <table:table-cell table:style-name="ce70" table:formula="of:=MIN([.C7:.R7])" office:value-type="float" office:value="0.00726752" calcext:value-type="float">
            <text:p>0.00726752</text:p>
          </table:table-cell>
        </table:table-row>
        <table:table-row table:style-name="ro1">
          <table:table-cell/>
          <table:table-cell table:style-name="ce3" office:value-type="float" office:value="192" calcext:value-type="float">
            <text:p>192</text:p>
          </table:table-cell>
          <table:table-cell table:style-name="ce111" office:value-type="float" office:value="0.00731136" calcext:value-type="float">
            <text:p>0.00731136</text:p>
          </table:table-cell>
          <table:table-cell table:style-name="ce115" office:value-type="float" office:value="0.00736453" calcext:value-type="float">
            <text:p>0.00736453</text:p>
          </table:table-cell>
          <table:table-cell table:style-name="ce115" office:value-type="float" office:value="0.00729024" calcext:value-type="float">
            <text:p>0.00729024</text:p>
          </table:table-cell>
          <table:table-cell table:style-name="ce115" office:value-type="float" office:value="0.00734384" calcext:value-type="float">
            <text:p>0.00734384</text:p>
          </table:table-cell>
          <table:table-cell table:style-name="ce115" office:value-type="float" office:value="0.00732832" calcext:value-type="float">
            <text:p>0.00732832</text:p>
          </table:table-cell>
          <table:table-cell table:style-name="ce115" office:value-type="float" office:value="0.0072556" calcext:value-type="float">
            <text:p>0.0072556</text:p>
          </table:table-cell>
          <table:table-cell table:style-name="ce115" office:value-type="float" office:value="0.00730376" calcext:value-type="float">
            <text:p>0.00730376</text:p>
          </table:table-cell>
          <table:table-cell table:style-name="ce115" office:value-type="float" office:value="0.0073684" calcext:value-type="float">
            <text:p>0.0073684</text:p>
          </table:table-cell>
          <table:table-cell table:style-name="ce115" office:value-type="float" office:value="0.00735104" calcext:value-type="float">
            <text:p>0.00735104</text:p>
          </table:table-cell>
          <table:table-cell table:style-name="ce115" office:value-type="float" office:value="0.0073472" calcext:value-type="float">
            <text:p>0.0073472</text:p>
          </table:table-cell>
          <table:table-cell table:style-name="ce120" office:value-type="float" office:value="0.00729665" calcext:value-type="float">
            <text:p>0.00729665</text:p>
          </table:table-cell>
          <table:table-cell table:style-name="ce115" office:value-type="float" office:value="0.00731539" calcext:value-type="float">
            <text:p>0.00731539</text:p>
          </table:table-cell>
          <table:table-cell table:style-name="ce115" office:value-type="float" office:value="0.00736098" calcext:value-type="float">
            <text:p>0.00736098</text:p>
          </table:table-cell>
          <table:table-cell table:style-name="ce115" office:value-type="float" office:value="0.00739491" calcext:value-type="float">
            <text:p>0.00739491</text:p>
          </table:table-cell>
          <table:table-cell table:style-name="ce115" office:value-type="float" office:value="0.00737088" calcext:value-type="float">
            <text:p>0.00737088</text:p>
          </table:table-cell>
          <table:table-cell table:style-name="ce123" office:value-type="float" office:value="0.00728501" calcext:value-type="float">
            <text:p>0.00728501</text:p>
          </table:table-cell>
          <table:table-cell table:style-name="ce127" table:formula="of:=AVERAGE([.C8:.R8])" office:value-type="float" office:value="0.007330506875" calcext:value-type="float">
            <text:p>0.007330506875</text:p>
          </table:table-cell>
          <table:table-cell/>
          <table:table-cell table:style-name="ce70" table:formula="of:=MAX([.C8:.R8])" office:value-type="float" office:value="0.00739491" calcext:value-type="float">
            <text:p>0.00739491</text:p>
          </table:table-cell>
          <table:table-cell table:style-name="ce70" table:formula="of:=MIN([.C8:.R8])" office:value-type="float" office:value="0.0072556" calcext:value-type="float">
            <text:p>0.0072556</text:p>
          </table:table-cell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111" office:value-type="float" office:value="0.00731232" calcext:value-type="float">
            <text:p>0.00731232</text:p>
          </table:table-cell>
          <table:table-cell table:style-name="ce115" office:value-type="float" office:value="0.00732638" calcext:value-type="float">
            <text:p>0.00732638</text:p>
          </table:table-cell>
          <table:table-cell table:style-name="ce115" office:value-type="float" office:value="0.00740832" calcext:value-type="float">
            <text:p>0.00740832</text:p>
          </table:table-cell>
          <table:table-cell table:style-name="ce115" office:value-type="float" office:value="0.00728663" calcext:value-type="float">
            <text:p>0.00728663</text:p>
          </table:table-cell>
          <table:table-cell table:style-name="ce115" office:value-type="float" office:value="0.007336" calcext:value-type="float">
            <text:p>0.007336</text:p>
          </table:table-cell>
          <table:table-cell table:style-name="ce115" office:value-type="float" office:value="0.00731072" calcext:value-type="float">
            <text:p>0.00731072</text:p>
          </table:table-cell>
          <table:table-cell table:style-name="ce115" office:value-type="float" office:value="0.00726336" calcext:value-type="float">
            <text:p>0.00726336</text:p>
          </table:table-cell>
          <table:table-cell table:style-name="ce115" office:value-type="float" office:value="0.0073536" calcext:value-type="float">
            <text:p>0.0073536</text:p>
          </table:table-cell>
          <table:table-cell table:style-name="ce115" office:value-type="float" office:value="0.00730496" calcext:value-type="float">
            <text:p>0.00730496</text:p>
          </table:table-cell>
          <table:table-cell table:style-name="ce115" office:value-type="float" office:value="0.00734656" calcext:value-type="float">
            <text:p>0.00734656</text:p>
          </table:table-cell>
          <table:table-cell table:style-name="ce120" office:value-type="float" office:value="0.00731539" calcext:value-type="float">
            <text:p>0.00731539</text:p>
          </table:table-cell>
          <table:table-cell table:style-name="ce115" office:value-type="float" office:value="0.00732539" calcext:value-type="float">
            <text:p>0.00732539</text:p>
          </table:table-cell>
          <table:table-cell table:style-name="ce115" office:value-type="float" office:value="0.00731766" calcext:value-type="float">
            <text:p>0.00731766</text:p>
          </table:table-cell>
          <table:table-cell table:style-name="ce115" office:value-type="float" office:value="0.0072864" calcext:value-type="float">
            <text:p>0.0072864</text:p>
          </table:table-cell>
          <table:table-cell table:style-name="ce115" office:value-type="float" office:value="0.00730743" calcext:value-type="float">
            <text:p>0.00730743</text:p>
          </table:table-cell>
          <table:table-cell table:style-name="ce123" office:value-type="float" office:value="0.00730986" calcext:value-type="float">
            <text:p>0.00730986</text:p>
          </table:table-cell>
          <table:table-cell table:style-name="ce127" table:formula="of:=AVERAGE([.C9:.R9])" office:value-type="float" office:value="0.00731943625" calcext:value-type="float">
            <text:p>0.00731943625</text:p>
          </table:table-cell>
          <table:table-cell/>
          <table:table-cell table:style-name="ce70" table:formula="of:=MAX([.C9:.R9])" office:value-type="float" office:value="0.00740832" calcext:value-type="float">
            <text:p>0.00740832</text:p>
          </table:table-cell>
          <table:table-cell table:style-name="ce70" table:formula="of:=MIN([.C9:.R9])" office:value-type="float" office:value="0.00726336" calcext:value-type="float">
            <text:p>0.00726336</text:p>
          </table:table-cell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111" office:value-type="float" office:value="0.00731904" calcext:value-type="float">
            <text:p>0.00731904</text:p>
          </table:table-cell>
          <table:table-cell table:style-name="ce115" office:value-type="float" office:value="0.00736" calcext:value-type="float">
            <text:p>0.00736</text:p>
          </table:table-cell>
          <table:table-cell table:style-name="ce115" office:value-type="float" office:value="0.0073558" calcext:value-type="float">
            <text:p>0.0073558</text:p>
          </table:table-cell>
          <table:table-cell table:style-name="ce115" office:value-type="float" office:value="0.00735744" calcext:value-type="float">
            <text:p>0.00735744</text:p>
          </table:table-cell>
          <table:table-cell table:style-name="ce115" office:value-type="float" office:value="0.00731863" calcext:value-type="float">
            <text:p>0.00731863</text:p>
          </table:table-cell>
          <table:table-cell table:style-name="ce115" office:value-type="float" office:value="0.007296" calcext:value-type="float">
            <text:p>0.007296</text:p>
          </table:table-cell>
          <table:table-cell table:style-name="ce115" office:value-type="float" office:value="0.00741024" calcext:value-type="float">
            <text:p>0.00741024</text:p>
          </table:table-cell>
          <table:table-cell table:style-name="ce115" office:value-type="float" office:value="0.00730272" calcext:value-type="float">
            <text:p>0.00730272</text:p>
          </table:table-cell>
          <table:table-cell table:style-name="ce115" office:value-type="float" office:value="0.00732604" calcext:value-type="float">
            <text:p>0.00732604</text:p>
          </table:table-cell>
          <table:table-cell table:style-name="ce115" office:value-type="float" office:value="0.007376" calcext:value-type="float">
            <text:p>0.007376</text:p>
          </table:table-cell>
          <table:table-cell table:style-name="ce120" office:value-type="float" office:value="0.0073488" calcext:value-type="float">
            <text:p>0.0073488</text:p>
          </table:table-cell>
          <table:table-cell table:style-name="ce115" office:value-type="float" office:value="0.00745536" calcext:value-type="float">
            <text:p>0.00745536</text:p>
          </table:table-cell>
          <table:table-cell table:style-name="ce115" office:value-type="float" office:value="0.00734272" calcext:value-type="float">
            <text:p>0.00734272</text:p>
          </table:table-cell>
          <table:table-cell table:style-name="ce115" office:value-type="float" office:value="0.00731701" calcext:value-type="float">
            <text:p>0.00731701</text:p>
          </table:table-cell>
          <table:table-cell table:style-name="ce115" office:value-type="float" office:value="0.0075104" calcext:value-type="float">
            <text:p>0.0075104</text:p>
          </table:table-cell>
          <table:table-cell table:style-name="ce123" office:value-type="float" office:value="0.00730368" calcext:value-type="float">
            <text:p>0.00730368</text:p>
          </table:table-cell>
          <table:table-cell table:style-name="ce127" table:formula="of:=AVERAGE([.C10:.R10])" office:value-type="float" office:value="0.0073562425" calcext:value-type="float">
            <text:p>0.0073562425</text:p>
          </table:table-cell>
          <table:table-cell/>
          <table:table-cell table:style-name="ce70" table:formula="of:=MAX([.C10:.R10])" office:value-type="float" office:value="0.0075104" calcext:value-type="float">
            <text:p>0.0075104</text:p>
          </table:table-cell>
          <table:table-cell table:style-name="ce70" table:formula="of:=MIN([.C10:.R10])" office:value-type="float" office:value="0.007296" calcext:value-type="float">
            <text:p>0.007296</text:p>
          </table:table-cell>
        </table:table-row>
        <table:table-row table:style-name="ro1">
          <table:table-cell/>
          <table:table-cell table:style-name="ce3" office:value-type="float" office:value="384" calcext:value-type="float">
            <text:p>384</text:p>
          </table:table-cell>
          <table:table-cell table:style-name="ce111" office:value-type="float" office:value="0.00733312" calcext:value-type="float">
            <text:p>0.00733312</text:p>
          </table:table-cell>
          <table:table-cell table:style-name="ce115" office:value-type="float" office:value="0.00726498" calcext:value-type="float">
            <text:p>0.00726498</text:p>
          </table:table-cell>
          <table:table-cell table:style-name="ce115" office:value-type="float" office:value="0.00731904" calcext:value-type="float">
            <text:p>0.00731904</text:p>
          </table:table-cell>
          <table:table-cell table:style-name="ce115" office:value-type="float" office:value="0.0073376" calcext:value-type="float">
            <text:p>0.0073376</text:p>
          </table:table-cell>
          <table:table-cell table:style-name="ce115" office:value-type="float" office:value="0.00733568" calcext:value-type="float">
            <text:p>0.00733568</text:p>
          </table:table-cell>
          <table:table-cell table:style-name="ce115" office:value-type="float" office:value="0.00739648" calcext:value-type="float">
            <text:p>0.00739648</text:p>
          </table:table-cell>
          <table:table-cell table:style-name="ce115" office:value-type="float" office:value="0.00738489" calcext:value-type="float">
            <text:p>0.00738489</text:p>
          </table:table-cell>
          <table:table-cell table:style-name="ce115" office:value-type="float" office:value="0.00735739" calcext:value-type="float">
            <text:p>0.00735739</text:p>
          </table:table-cell>
          <table:table-cell table:style-name="ce115" office:value-type="float" office:value="0.00729374" calcext:value-type="float">
            <text:p>0.00729374</text:p>
          </table:table-cell>
          <table:table-cell table:style-name="ce115" office:value-type="float" office:value="0.00728261" calcext:value-type="float">
            <text:p>0.00728261</text:p>
          </table:table-cell>
          <table:table-cell table:style-name="ce120" office:value-type="float" office:value="0.00736198" calcext:value-type="float">
            <text:p>0.00736198</text:p>
          </table:table-cell>
          <table:table-cell table:style-name="ce115" office:value-type="float" office:value="0.00736864" calcext:value-type="float">
            <text:p>0.00736864</text:p>
          </table:table-cell>
          <table:table-cell table:style-name="ce115" office:value-type="float" office:value="0.00729115" calcext:value-type="float">
            <text:p>0.00729115</text:p>
          </table:table-cell>
          <table:table-cell table:style-name="ce115" office:value-type="float" office:value="0.00736832" calcext:value-type="float">
            <text:p>0.00736832</text:p>
          </table:table-cell>
          <table:table-cell table:style-name="ce115" office:value-type="float" office:value="0.00735168" calcext:value-type="float">
            <text:p>0.00735168</text:p>
          </table:table-cell>
          <table:table-cell table:style-name="ce123" office:value-type="float" office:value="0.00735249" calcext:value-type="float">
            <text:p>0.00735249</text:p>
          </table:table-cell>
          <table:table-cell table:style-name="ce127" table:formula="of:=AVERAGE([.C11:.R11])" office:value-type="float" office:value="0.007337486875" calcext:value-type="float">
            <text:p>0.007337486875</text:p>
          </table:table-cell>
          <table:table-cell/>
          <table:table-cell table:style-name="ce70" table:formula="of:=MAX([.C11:.R11])" office:value-type="float" office:value="0.00739648" calcext:value-type="float">
            <text:p>0.00739648</text:p>
          </table:table-cell>
          <table:table-cell table:style-name="ce70" table:formula="of:=MIN([.C11:.R11])" office:value-type="float" office:value="0.00726498" calcext:value-type="float">
            <text:p>0.00726498</text:p>
          </table:table-cell>
        </table:table-row>
        <table:table-row table:style-name="ro1">
          <table:table-cell/>
          <table:table-cell table:style-name="ce3" office:value-type="float" office:value="448" calcext:value-type="float">
            <text:p>448</text:p>
          </table:table-cell>
          <table:table-cell table:style-name="ce111" office:value-type="float" office:value="0.00733559" calcext:value-type="float">
            <text:p>0.00733559</text:p>
          </table:table-cell>
          <table:table-cell table:style-name="ce115" office:value-type="float" office:value="0.00734125" calcext:value-type="float">
            <text:p>0.00734125</text:p>
          </table:table-cell>
          <table:table-cell table:style-name="ce115" office:value-type="float" office:value="0.00732671" calcext:value-type="float">
            <text:p>0.00732671</text:p>
          </table:table-cell>
          <table:table-cell table:style-name="ce115" office:value-type="float" office:value="0.00731776" calcext:value-type="float">
            <text:p>0.00731776</text:p>
          </table:table-cell>
          <table:table-cell table:style-name="ce115" office:value-type="float" office:value="0.00732832" calcext:value-type="float">
            <text:p>0.00732832</text:p>
          </table:table-cell>
          <table:table-cell table:style-name="ce115" office:value-type="float" office:value="0.00741159" calcext:value-type="float">
            <text:p>0.00741159</text:p>
          </table:table-cell>
          <table:table-cell table:style-name="ce115" office:value-type="float" office:value="0.00737536" calcext:value-type="float">
            <text:p>0.00737536</text:p>
          </table:table-cell>
          <table:table-cell table:style-name="ce115" office:value-type="float" office:value="0.0073424" calcext:value-type="float">
            <text:p>0.0073424</text:p>
          </table:table-cell>
          <table:table-cell table:style-name="ce115" office:value-type="float" office:value="0.00735328" calcext:value-type="float">
            <text:p>0.00735328</text:p>
          </table:table-cell>
          <table:table-cell table:style-name="ce115" office:value-type="float" office:value="0.00733964" calcext:value-type="float">
            <text:p>0.00733964</text:p>
          </table:table-cell>
          <table:table-cell table:style-name="ce120" office:value-type="float" office:value="0.00734772" calcext:value-type="float">
            <text:p>0.00734772</text:p>
          </table:table-cell>
          <table:table-cell table:style-name="ce115" office:value-type="float" office:value="0.00737056" calcext:value-type="float">
            <text:p>0.00737056</text:p>
          </table:table-cell>
          <table:table-cell table:style-name="ce115" office:value-type="float" office:value="0.00730188" calcext:value-type="float">
            <text:p>0.00730188</text:p>
          </table:table-cell>
          <table:table-cell table:style-name="ce115" office:value-type="float" office:value="0.00731936" calcext:value-type="float">
            <text:p>0.00731936</text:p>
          </table:table-cell>
          <table:table-cell table:style-name="ce115" office:value-type="float" office:value="0.00733479" calcext:value-type="float">
            <text:p>0.00733479</text:p>
          </table:table-cell>
          <table:table-cell table:style-name="ce123" office:value-type="float" office:value="0.0072896" calcext:value-type="float">
            <text:p>0.0072896</text:p>
          </table:table-cell>
          <table:table-cell table:style-name="ce127" table:formula="of:=AVERAGE([.C12:.R12])" office:value-type="float" office:value="0.007339738125" calcext:value-type="float">
            <text:p>0.007339738125</text:p>
          </table:table-cell>
          <table:table-cell/>
          <table:table-cell table:style-name="ce70" table:formula="of:=MAX([.C12:.R12])" office:value-type="float" office:value="0.00741159" calcext:value-type="float">
            <text:p>0.00741159</text:p>
          </table:table-cell>
          <table:table-cell table:style-name="ce70" table:formula="of:=MIN([.C12:.R12])" office:value-type="float" office:value="0.0072896" calcext:value-type="float">
            <text:p>0.0072896</text:p>
          </table:table-cell>
        </table:table-row>
        <table:table-row table:style-name="ro1">
          <table:table-cell/>
          <table:table-cell table:style-name="ce3" office:value-type="float" office:value="512" calcext:value-type="float">
            <text:p>512</text:p>
          </table:table-cell>
          <table:table-cell table:style-name="ce111" office:value-type="float" office:value="0.00738688" calcext:value-type="float">
            <text:p>0.00738688</text:p>
          </table:table-cell>
          <table:table-cell table:style-name="ce115" office:value-type="float" office:value="0.00731616" calcext:value-type="float">
            <text:p>0.00731616</text:p>
          </table:table-cell>
          <table:table-cell table:style-name="ce115" office:value-type="float" office:value="0.00729794" calcext:value-type="float">
            <text:p>0.00729794</text:p>
          </table:table-cell>
          <table:table-cell table:style-name="ce115" office:value-type="float" office:value="0.00734901" calcext:value-type="float">
            <text:p>0.00734901</text:p>
          </table:table-cell>
          <table:table-cell table:style-name="ce115" office:value-type="float" office:value="0.00732735" calcext:value-type="float">
            <text:p>0.00732735</text:p>
          </table:table-cell>
          <table:table-cell table:style-name="ce115" office:value-type="float" office:value="0.00733472" calcext:value-type="float">
            <text:p>0.00733472</text:p>
          </table:table-cell>
          <table:table-cell table:style-name="ce115" office:value-type="float" office:value="0.00740288" calcext:value-type="float">
            <text:p>0.00740288</text:p>
          </table:table-cell>
          <table:table-cell table:style-name="ce115" office:value-type="float" office:value="0.00729083" calcext:value-type="float">
            <text:p>0.00729083</text:p>
          </table:table-cell>
          <table:table-cell table:style-name="ce115" office:value-type="float" office:value="0.00728857" calcext:value-type="float">
            <text:p>0.00728857</text:p>
          </table:table-cell>
          <table:table-cell table:style-name="ce115" office:value-type="float" office:value="0.00734998" calcext:value-type="float">
            <text:p>0.00734998</text:p>
          </table:table-cell>
          <table:table-cell table:style-name="ce120" office:value-type="float" office:value="0.00737034" calcext:value-type="float">
            <text:p>0.00737034</text:p>
          </table:table-cell>
          <table:table-cell table:style-name="ce115" office:value-type="float" office:value="0.00734772" calcext:value-type="float">
            <text:p>0.00734772</text:p>
          </table:table-cell>
          <table:table-cell table:style-name="ce115" office:value-type="float" office:value="0.0073216" calcext:value-type="float">
            <text:p>0.0073216</text:p>
          </table:table-cell>
          <table:table-cell table:style-name="ce115" office:value-type="float" office:value="0.00742629" calcext:value-type="float">
            <text:p>0.00742629</text:p>
          </table:table-cell>
          <table:table-cell table:style-name="ce115" office:value-type="float" office:value="0.00734944" calcext:value-type="float">
            <text:p>0.00734944</text:p>
          </table:table-cell>
          <table:table-cell table:style-name="ce123" office:value-type="float" office:value="0.00733696" calcext:value-type="float">
            <text:p>0.00733696</text:p>
          </table:table-cell>
          <table:table-cell table:style-name="ce127" table:formula="of:=AVERAGE([.C13:.R13])" office:value-type="float" office:value="0.007343541875" calcext:value-type="float">
            <text:p>0.007343541875</text:p>
          </table:table-cell>
          <table:table-cell/>
          <table:table-cell table:style-name="ce70" table:formula="of:=MAX([.C13:.R13])" office:value-type="float" office:value="0.00742629" calcext:value-type="float">
            <text:p>0.00742629</text:p>
          </table:table-cell>
          <table:table-cell table:style-name="ce70" table:formula="of:=MIN([.C13:.R13])" office:value-type="float" office:value="0.00728857" calcext:value-type="float">
            <text:p>0.00728857</text:p>
          </table:table-cell>
        </table:table-row>
        <table:table-row table:style-name="ro1">
          <table:table-cell/>
          <table:table-cell table:style-name="ce3" office:value-type="float" office:value="576" calcext:value-type="float">
            <text:p>576</text:p>
          </table:table-cell>
          <table:table-cell table:style-name="ce111" office:value-type="float" office:value="0.00728372" calcext:value-type="float">
            <text:p>0.00728372</text:p>
          </table:table-cell>
          <table:table-cell table:style-name="ce115" office:value-type="float" office:value="0.00727488" calcext:value-type="float">
            <text:p>0.00727488</text:p>
          </table:table-cell>
          <table:table-cell table:style-name="ce115" office:value-type="float" office:value="0.00729856" calcext:value-type="float">
            <text:p>0.00729856</text:p>
          </table:table-cell>
          <table:table-cell table:style-name="ce115" office:value-type="float" office:value="0.00731248" calcext:value-type="float">
            <text:p>0.00731248</text:p>
          </table:table-cell>
          <table:table-cell table:style-name="ce115" office:value-type="float" office:value="0.00741152" calcext:value-type="float">
            <text:p>0.00741152</text:p>
          </table:table-cell>
          <table:table-cell table:style-name="ce115" office:value-type="float" office:value="0.00733152" calcext:value-type="float">
            <text:p>0.00733152</text:p>
          </table:table-cell>
          <table:table-cell table:style-name="ce115" office:value-type="float" office:value="0.00751871" calcext:value-type="float">
            <text:p>0.00751871</text:p>
          </table:table-cell>
          <table:table-cell table:style-name="ce115" office:value-type="float" office:value="0.00739329" calcext:value-type="float">
            <text:p>0.00739329</text:p>
          </table:table-cell>
          <table:table-cell table:style-name="ce115" office:value-type="float" office:value="0.00732347" calcext:value-type="float">
            <text:p>0.00732347</text:p>
          </table:table-cell>
          <table:table-cell table:style-name="ce115" office:value-type="float" office:value="0.00731442" calcext:value-type="float">
            <text:p>0.00731442</text:p>
          </table:table-cell>
          <table:table-cell table:style-name="ce120" office:value-type="float" office:value="0.00744727" calcext:value-type="float">
            <text:p>0.00744727</text:p>
          </table:table-cell>
          <table:table-cell table:style-name="ce115" office:value-type="float" office:value="0.0073552" calcext:value-type="float">
            <text:p>0.0073552</text:p>
          </table:table-cell>
          <table:table-cell table:style-name="ce115" office:value-type="float" office:value="0.00735744" calcext:value-type="float">
            <text:p>0.00735744</text:p>
          </table:table-cell>
          <table:table-cell table:style-name="ce115" office:value-type="float" office:value="0.0073504" calcext:value-type="float">
            <text:p>0.0073504</text:p>
          </table:table-cell>
          <table:table-cell table:style-name="ce115" office:value-type="float" office:value="0.00728131" calcext:value-type="float">
            <text:p>0.00728131</text:p>
          </table:table-cell>
          <table:table-cell table:style-name="ce123" office:value-type="float" office:value="0.00723584" calcext:value-type="float">
            <text:p>0.00723584</text:p>
          </table:table-cell>
          <table:table-cell table:style-name="ce127" table:formula="of:=AVERAGE([.C14:.R14])" office:value-type="float" office:value="0.007343126875" calcext:value-type="float">
            <text:p>0.007343126875</text:p>
          </table:table-cell>
          <table:table-cell/>
          <table:table-cell table:style-name="ce70" table:formula="of:=MAX([.C14:.R14])" office:value-type="float" office:value="0.00751871" calcext:value-type="float">
            <text:p>0.00751871</text:p>
          </table:table-cell>
          <table:table-cell table:style-name="ce70" table:formula="of:=MIN([.C14:.R14])" office:value-type="float" office:value="0.00723584" calcext:value-type="float">
            <text:p>0.00723584</text:p>
          </table:table-cell>
        </table:table-row>
        <table:table-row table:style-name="ro1">
          <table:table-cell/>
          <table:table-cell table:style-name="ce3" office:value-type="float" office:value="640" calcext:value-type="float">
            <text:p>640</text:p>
          </table:table-cell>
          <table:table-cell table:style-name="ce111" office:value-type="float" office:value="0.00732064" calcext:value-type="float">
            <text:p>0.00732064</text:p>
          </table:table-cell>
          <table:table-cell table:style-name="ce115" office:value-type="float" office:value="0.00734336" calcext:value-type="float">
            <text:p>0.00734336</text:p>
          </table:table-cell>
          <table:table-cell table:style-name="ce115" office:value-type="float" office:value="0.00734976" calcext:value-type="float">
            <text:p>0.00734976</text:p>
          </table:table-cell>
          <table:table-cell table:style-name="ce115" office:value-type="float" office:value="0.00732638" calcext:value-type="float">
            <text:p>0.00732638</text:p>
          </table:table-cell>
          <table:table-cell table:style-name="ce115" office:value-type="float" office:value="0.00728686" calcext:value-type="float">
            <text:p>0.00728686</text:p>
          </table:table-cell>
          <table:table-cell table:style-name="ce115" office:value-type="float" office:value="0.007296" calcext:value-type="float">
            <text:p>0.007296</text:p>
          </table:table-cell>
          <table:table-cell table:style-name="ce115" office:value-type="float" office:value="0.00736864" calcext:value-type="float">
            <text:p>0.00736864</text:p>
          </table:table-cell>
          <table:table-cell table:style-name="ce115" office:value-type="float" office:value="0.00727984" calcext:value-type="float">
            <text:p>0.00727984</text:p>
          </table:table-cell>
          <table:table-cell table:style-name="ce115" office:value-type="float" office:value="0.00733123" calcext:value-type="float">
            <text:p>0.00733123</text:p>
          </table:table-cell>
          <table:table-cell table:style-name="ce115" office:value-type="float" office:value="0.00734433" calcext:value-type="float">
            <text:p>0.00734433</text:p>
          </table:table-cell>
          <table:table-cell table:style-name="ce120" office:value-type="float" office:value="0.00735168" calcext:value-type="float">
            <text:p>0.00735168</text:p>
          </table:table-cell>
          <table:table-cell table:style-name="ce115" office:value-type="float" office:value="0.00736065" calcext:value-type="float">
            <text:p>0.00736065</text:p>
          </table:table-cell>
          <table:table-cell table:style-name="ce115" office:value-type="float" office:value="0.00734746" calcext:value-type="float">
            <text:p>0.00734746</text:p>
          </table:table-cell>
          <table:table-cell table:style-name="ce115" office:value-type="float" office:value="0.00727661" calcext:value-type="float">
            <text:p>0.00727661</text:p>
          </table:table-cell>
          <table:table-cell table:style-name="ce115" office:value-type="float" office:value="0.00736768" calcext:value-type="float">
            <text:p>0.00736768</text:p>
          </table:table-cell>
          <table:table-cell table:style-name="ce123" office:value-type="float" office:value="0.00731424" calcext:value-type="float">
            <text:p>0.00731424</text:p>
          </table:table-cell>
          <table:table-cell table:style-name="ce127" table:formula="of:=AVERAGE([.C15:.R15])" office:value-type="float" office:value="0.007329085" calcext:value-type="float">
            <text:p>0.007329085</text:p>
          </table:table-cell>
          <table:table-cell/>
          <table:table-cell table:style-name="ce70" table:formula="of:=MAX([.C15:.R15])" office:value-type="float" office:value="0.00736864" calcext:value-type="float">
            <text:p>0.00736864</text:p>
          </table:table-cell>
          <table:table-cell table:style-name="ce70" table:formula="of:=MIN([.C15:.R15])" office:value-type="float" office:value="0.00727661" calcext:value-type="float">
            <text:p>0.00727661</text:p>
          </table:table-cell>
        </table:table-row>
        <table:table-row table:style-name="ro1">
          <table:table-cell/>
          <table:table-cell table:style-name="ce3" office:value-type="float" office:value="704" calcext:value-type="float">
            <text:p>704</text:p>
          </table:table-cell>
          <table:table-cell table:style-name="ce111" office:value-type="float" office:value="0.00739904" calcext:value-type="float">
            <text:p>0.00739904</text:p>
          </table:table-cell>
          <table:table-cell table:style-name="ce115" office:value-type="float" office:value="0.00733888" calcext:value-type="float">
            <text:p>0.00733888</text:p>
          </table:table-cell>
          <table:table-cell table:style-name="ce115" office:value-type="float" office:value="0.00728792" calcext:value-type="float">
            <text:p>0.00728792</text:p>
          </table:table-cell>
          <table:table-cell table:style-name="ce115" office:value-type="float" office:value="0.00739008" calcext:value-type="float">
            <text:p>0.00739008</text:p>
          </table:table-cell>
          <table:table-cell table:style-name="ce115" office:value-type="float" office:value="0.0074004" calcext:value-type="float">
            <text:p>0.0074004</text:p>
          </table:table-cell>
          <table:table-cell table:style-name="ce115" office:value-type="float" office:value="0.00739006" calcext:value-type="float">
            <text:p>0.00739006</text:p>
          </table:table-cell>
          <table:table-cell table:style-name="ce115" office:value-type="float" office:value="0.00731456" calcext:value-type="float">
            <text:p>0.00731456</text:p>
          </table:table-cell>
          <table:table-cell table:style-name="ce115" office:value-type="float" office:value="0.00730408" calcext:value-type="float">
            <text:p>0.00730408</text:p>
          </table:table-cell>
          <table:table-cell table:style-name="ce115" office:value-type="float" office:value="0.00740702" calcext:value-type="float">
            <text:p>0.00740702</text:p>
          </table:table-cell>
          <table:table-cell table:style-name="ce115" office:value-type="float" office:value="0.00730253" calcext:value-type="float">
            <text:p>0.00730253</text:p>
          </table:table-cell>
          <table:table-cell table:style-name="ce120" office:value-type="float" office:value="0.00725624" calcext:value-type="float">
            <text:p>0.00725624</text:p>
          </table:table-cell>
          <table:table-cell table:style-name="ce115" office:value-type="float" office:value="0.00739814" calcext:value-type="float">
            <text:p>0.00739814</text:p>
          </table:table-cell>
          <table:table-cell table:style-name="ce115" office:value-type="float" office:value="0.007288" calcext:value-type="float">
            <text:p>0.007288</text:p>
          </table:table-cell>
          <table:table-cell table:style-name="ce115" office:value-type="float" office:value="0.00732994" calcext:value-type="float">
            <text:p>0.00732994</text:p>
          </table:table-cell>
          <table:table-cell table:style-name="ce115" office:value-type="float" office:value="0.0073296" calcext:value-type="float">
            <text:p>0.0073296</text:p>
          </table:table-cell>
          <table:table-cell table:style-name="ce123" office:value-type="float" office:value="0.00736672" calcext:value-type="float">
            <text:p>0.00736672</text:p>
          </table:table-cell>
          <table:table-cell table:style-name="ce127" table:formula="of:=AVERAGE([.C16:.R16])" office:value-type="float" office:value="0.007343950625" calcext:value-type="float">
            <text:p>0.007343950625</text:p>
          </table:table-cell>
          <table:table-cell/>
          <table:table-cell table:style-name="ce70" table:formula="of:=MAX([.C16:.R16])" office:value-type="float" office:value="0.00740702" calcext:value-type="float">
            <text:p>0.00740702</text:p>
          </table:table-cell>
          <table:table-cell table:style-name="ce70" table:formula="of:=MIN([.C16:.R16])" office:value-type="float" office:value="0.00725624" calcext:value-type="float">
            <text:p>0.00725624</text:p>
          </table:table-cell>
        </table:table-row>
        <table:table-row table:style-name="ro1">
          <table:table-cell/>
          <table:table-cell table:style-name="ce3" office:value-type="float" office:value="768" calcext:value-type="float">
            <text:p>768</text:p>
          </table:table-cell>
          <table:table-cell table:style-name="ce111" office:value-type="float" office:value="0.0074096" calcext:value-type="float">
            <text:p>0.0074096</text:p>
          </table:table-cell>
          <table:table-cell table:style-name="ce115" office:value-type="float" office:value="0.00726976" calcext:value-type="float">
            <text:p>0.00726976</text:p>
          </table:table-cell>
          <table:table-cell table:style-name="ce115" office:value-type="float" office:value="0.00729697" calcext:value-type="float">
            <text:p>0.00729697</text:p>
          </table:table-cell>
          <table:table-cell table:style-name="ce115" office:value-type="float" office:value="0.00733996" calcext:value-type="float">
            <text:p>0.00733996</text:p>
          </table:table-cell>
          <table:table-cell table:style-name="ce115" office:value-type="float" office:value="0.00738457" calcext:value-type="float">
            <text:p>0.00738457</text:p>
          </table:table-cell>
          <table:table-cell table:style-name="ce115" office:value-type="float" office:value="0.00726433" calcext:value-type="float">
            <text:p>0.00726433</text:p>
          </table:table-cell>
          <table:table-cell table:style-name="ce115" office:value-type="float" office:value="0.00735249" calcext:value-type="float">
            <text:p>0.00735249</text:p>
          </table:table-cell>
          <table:table-cell table:style-name="ce115" office:value-type="float" office:value="0.00730016" calcext:value-type="float">
            <text:p>0.00730016</text:p>
          </table:table-cell>
          <table:table-cell table:style-name="ce115" office:value-type="float" office:value="0.00735328" calcext:value-type="float">
            <text:p>0.00735328</text:p>
          </table:table-cell>
          <table:table-cell table:style-name="ce115" office:value-type="float" office:value="0.00734304" calcext:value-type="float">
            <text:p>0.00734304</text:p>
          </table:table-cell>
          <table:table-cell table:style-name="ce120" office:value-type="float" office:value="0.00736873" calcext:value-type="float">
            <text:p>0.00736873</text:p>
          </table:table-cell>
          <table:table-cell table:style-name="ce115" office:value-type="float" office:value="0.0073136" calcext:value-type="float">
            <text:p>0.0073136</text:p>
          </table:table-cell>
          <table:table-cell table:style-name="ce115" office:value-type="float" office:value="0.00737241" calcext:value-type="float">
            <text:p>0.00737241</text:p>
          </table:table-cell>
          <table:table-cell table:style-name="ce115" office:value-type="float" office:value="0.00731282" calcext:value-type="float">
            <text:p>0.00731282</text:p>
          </table:table-cell>
          <table:table-cell table:style-name="ce115" office:value-type="float" office:value="0.00733824" calcext:value-type="float">
            <text:p>0.00733824</text:p>
          </table:table-cell>
          <table:table-cell table:style-name="ce123" office:value-type="float" office:value="0.00730912" calcext:value-type="float">
            <text:p>0.00730912</text:p>
          </table:table-cell>
          <table:table-cell table:style-name="ce127" table:formula="of:=AVERAGE([.C17:.R17])" office:value-type="float" office:value="0.0073330675" calcext:value-type="float">
            <text:p>0.0073330675</text:p>
          </table:table-cell>
          <table:table-cell/>
          <table:table-cell table:style-name="ce70" table:formula="of:=MAX([.C17:.R17])" office:value-type="float" office:value="0.0074096" calcext:value-type="float">
            <text:p>0.0074096</text:p>
          </table:table-cell>
          <table:table-cell table:style-name="ce70" table:formula="of:=MIN([.C17:.R17])" office:value-type="float" office:value="0.00726433" calcext:value-type="float">
            <text:p>0.00726433</text:p>
          </table:table-cell>
        </table:table-row>
        <table:table-row table:style-name="ro1">
          <table:table-cell/>
          <table:table-cell table:style-name="ce3" office:value-type="float" office:value="832" calcext:value-type="float">
            <text:p>832</text:p>
          </table:table-cell>
          <table:table-cell table:style-name="ce111" office:value-type="float" office:value="0.00734269" calcext:value-type="float">
            <text:p>0.00734269</text:p>
          </table:table-cell>
          <table:table-cell table:style-name="ce115" office:value-type="float" office:value="0.00731296" calcext:value-type="float">
            <text:p>0.00731296</text:p>
          </table:table-cell>
          <table:table-cell table:style-name="ce115" office:value-type="float" office:value="0.00732672" calcext:value-type="float">
            <text:p>0.00732672</text:p>
          </table:table-cell>
          <table:table-cell table:style-name="ce115" office:value-type="float" office:value="0.00732574" calcext:value-type="float">
            <text:p>0.00732574</text:p>
          </table:table-cell>
          <table:table-cell table:style-name="ce115" office:value-type="float" office:value="0.00754877" calcext:value-type="float">
            <text:p>0.00754877</text:p>
          </table:table-cell>
          <table:table-cell table:style-name="ce115" office:value-type="float" office:value="0.00732896" calcext:value-type="float">
            <text:p>0.00732896</text:p>
          </table:table-cell>
          <table:table-cell table:style-name="ce115" office:value-type="float" office:value="0.0073024" calcext:value-type="float">
            <text:p>0.0073024</text:p>
          </table:table-cell>
          <table:table-cell table:style-name="ce115" office:value-type="float" office:value="0.00736784" calcext:value-type="float">
            <text:p>0.00736784</text:p>
          </table:table-cell>
          <table:table-cell table:style-name="ce115" office:value-type="float" office:value="0.00731936" calcext:value-type="float">
            <text:p>0.00731936</text:p>
          </table:table-cell>
          <table:table-cell table:style-name="ce115" office:value-type="float" office:value="0.00733747" calcext:value-type="float">
            <text:p>0.00733747</text:p>
          </table:table-cell>
          <table:table-cell table:style-name="ce120" office:value-type="float" office:value="0.00736686" calcext:value-type="float">
            <text:p>0.00736686</text:p>
          </table:table-cell>
          <table:table-cell table:style-name="ce115" office:value-type="float" office:value="0.00732441" calcext:value-type="float">
            <text:p>0.00732441</text:p>
          </table:table-cell>
          <table:table-cell table:style-name="ce115" office:value-type="float" office:value="0.00733867" calcext:value-type="float">
            <text:p>0.00733867</text:p>
          </table:table-cell>
          <table:table-cell table:style-name="ce115" office:value-type="float" office:value="0.00738521" calcext:value-type="float">
            <text:p>0.00738521</text:p>
          </table:table-cell>
          <table:table-cell table:style-name="ce115" office:value-type="float" office:value="0.00729861" calcext:value-type="float">
            <text:p>0.00729861</text:p>
          </table:table-cell>
          <table:table-cell table:style-name="ce123" office:value-type="float" office:value="0.00736646" calcext:value-type="float">
            <text:p>0.00736646</text:p>
          </table:table-cell>
          <table:table-cell table:style-name="ce127" table:formula="of:=AVERAGE([.C18:.R18])" office:value-type="float" office:value="0.007349570625" calcext:value-type="float">
            <text:p>0.007349570625</text:p>
          </table:table-cell>
          <table:table-cell/>
          <table:table-cell table:style-name="ce70" table:formula="of:=MAX([.C18:.R18])" office:value-type="float" office:value="0.00754877" calcext:value-type="float">
            <text:p>0.00754877</text:p>
          </table:table-cell>
          <table:table-cell table:style-name="ce70" table:formula="of:=MIN([.C18:.R18])" office:value-type="float" office:value="0.00729861" calcext:value-type="float">
            <text:p>0.00729861</text:p>
          </table:table-cell>
        </table:table-row>
        <table:table-row table:style-name="ro1">
          <table:table-cell/>
          <table:table-cell table:style-name="ce3" office:value-type="float" office:value="896" calcext:value-type="float">
            <text:p>896</text:p>
          </table:table-cell>
          <table:table-cell table:style-name="ce111" office:value-type="float" office:value="0.0073424" calcext:value-type="float">
            <text:p>0.0073424</text:p>
          </table:table-cell>
          <table:table-cell table:style-name="ce115" office:value-type="float" office:value="0.00738057" calcext:value-type="float">
            <text:p>0.00738057</text:p>
          </table:table-cell>
          <table:table-cell table:style-name="ce115" office:value-type="float" office:value="0.00740978" calcext:value-type="float">
            <text:p>0.00740978</text:p>
          </table:table-cell>
          <table:table-cell table:style-name="ce115" office:value-type="float" office:value="0.00732032" calcext:value-type="float">
            <text:p>0.00732032</text:p>
          </table:table-cell>
          <table:table-cell table:style-name="ce115" office:value-type="float" office:value="0.00736672" calcext:value-type="float">
            <text:p>0.00736672</text:p>
          </table:table-cell>
          <table:table-cell table:style-name="ce115" office:value-type="float" office:value="0.00729083" calcext:value-type="float">
            <text:p>0.00729083</text:p>
          </table:table-cell>
          <table:table-cell table:style-name="ce115" office:value-type="float" office:value="0.00730304" calcext:value-type="float">
            <text:p>0.00730304</text:p>
          </table:table-cell>
          <table:table-cell table:style-name="ce115" office:value-type="float" office:value="0.00729952" calcext:value-type="float">
            <text:p>0.00729952</text:p>
          </table:table-cell>
          <table:table-cell table:style-name="ce115" office:value-type="float" office:value="0.00732865" calcext:value-type="float">
            <text:p>0.00732865</text:p>
          </table:table-cell>
          <table:table-cell table:style-name="ce115" office:value-type="float" office:value="0.00734144" calcext:value-type="float">
            <text:p>0.00734144</text:p>
          </table:table-cell>
          <table:table-cell table:style-name="ce120" office:value-type="float" office:value="0.00737632" calcext:value-type="float">
            <text:p>0.00737632</text:p>
          </table:table-cell>
          <table:table-cell table:style-name="ce115" office:value-type="float" office:value="0.0073456" calcext:value-type="float">
            <text:p>0.0073456</text:p>
          </table:table-cell>
          <table:table-cell table:style-name="ce115" office:value-type="float" office:value="0.0073516" calcext:value-type="float">
            <text:p>0.0073516</text:p>
          </table:table-cell>
          <table:table-cell table:style-name="ce115" office:value-type="float" office:value="0.00734596" calcext:value-type="float">
            <text:p>0.00734596</text:p>
          </table:table-cell>
          <table:table-cell table:style-name="ce115" office:value-type="float" office:value="0.00730796" calcext:value-type="float">
            <text:p>0.00730796</text:p>
          </table:table-cell>
          <table:table-cell table:style-name="ce123" office:value-type="float" office:value="0.00729018" calcext:value-type="float">
            <text:p>0.00729018</text:p>
          </table:table-cell>
          <table:table-cell table:style-name="ce127" table:formula="of:=AVERAGE([.C19:.R19])" office:value-type="float" office:value="0.007337555625" calcext:value-type="float">
            <text:p>0.007337555625</text:p>
          </table:table-cell>
          <table:table-cell/>
          <table:table-cell table:style-name="ce70" table:formula="of:=MAX([.C19:.R19])" office:value-type="float" office:value="0.00740978" calcext:value-type="float">
            <text:p>0.00740978</text:p>
          </table:table-cell>
          <table:table-cell table:style-name="ce70" table:formula="of:=MIN([.C19:.R19])" office:value-type="float" office:value="0.00729018" calcext:value-type="float">
            <text:p>0.00729018</text:p>
          </table:table-cell>
        </table:table-row>
        <table:table-row table:style-name="ro1">
          <table:table-cell/>
          <table:table-cell table:style-name="ce3" office:value-type="float" office:value="960" calcext:value-type="float">
            <text:p>960</text:p>
          </table:table-cell>
          <table:table-cell table:style-name="ce111" office:value-type="float" office:value="0.00729535" calcext:value-type="float">
            <text:p>0.00729535</text:p>
          </table:table-cell>
          <table:table-cell table:style-name="ce115" office:value-type="float" office:value="0.00731396" calcext:value-type="float">
            <text:p>0.00731396</text:p>
          </table:table-cell>
          <table:table-cell table:style-name="ce115" office:value-type="float" office:value="0.00730376" calcext:value-type="float">
            <text:p>0.00730376</text:p>
          </table:table-cell>
          <table:table-cell table:style-name="ce115" office:value-type="float" office:value="0.00744986" calcext:value-type="float">
            <text:p>0.00744986</text:p>
          </table:table-cell>
          <table:table-cell table:style-name="ce115" office:value-type="float" office:value="0.0073072" calcext:value-type="float">
            <text:p>0.0073072</text:p>
          </table:table-cell>
          <table:table-cell table:style-name="ce115" office:value-type="float" office:value="0.00735321" calcext:value-type="float">
            <text:p>0.00735321</text:p>
          </table:table-cell>
          <table:table-cell table:style-name="ce115" office:value-type="float" office:value="0.00731008" calcext:value-type="float">
            <text:p>0.00731008</text:p>
          </table:table-cell>
          <table:table-cell table:style-name="ce115" office:value-type="float" office:value="0.0073424" calcext:value-type="float">
            <text:p>0.0073424</text:p>
          </table:table-cell>
          <table:table-cell table:style-name="ce115" office:value-type="float" office:value="0.00736832" calcext:value-type="float">
            <text:p>0.00736832</text:p>
          </table:table-cell>
          <table:table-cell table:style-name="ce115" office:value-type="float" office:value="0.00733248" calcext:value-type="float">
            <text:p>0.00733248</text:p>
          </table:table-cell>
          <table:table-cell table:style-name="ce120" office:value-type="float" office:value="0.00737088" calcext:value-type="float">
            <text:p>0.00737088</text:p>
          </table:table-cell>
          <table:table-cell table:style-name="ce115" office:value-type="float" office:value="0.0073248" calcext:value-type="float">
            <text:p>0.0073248</text:p>
          </table:table-cell>
          <table:table-cell table:style-name="ce115" office:value-type="float" office:value="0.00754166" calcext:value-type="float">
            <text:p>0.00754166</text:p>
          </table:table-cell>
          <table:table-cell table:style-name="ce115" office:value-type="float" office:value="0.00725088" calcext:value-type="float">
            <text:p>0.00725088</text:p>
          </table:table-cell>
          <table:table-cell table:style-name="ce115" office:value-type="float" office:value="0.00733996" calcext:value-type="float">
            <text:p>0.00733996</text:p>
          </table:table-cell>
          <table:table-cell table:style-name="ce123" office:value-type="float" office:value="0.00744224" calcext:value-type="float">
            <text:p>0.00744224</text:p>
          </table:table-cell>
          <table:table-cell table:style-name="ce127" table:formula="of:=AVERAGE([.C20:.R20])" office:value-type="float" office:value="0.00735294" calcext:value-type="float">
            <text:p>0.00735294</text:p>
          </table:table-cell>
          <table:table-cell/>
          <table:table-cell table:style-name="ce70" table:formula="of:=MAX([.C20:.R20])" office:value-type="float" office:value="0.00754166" calcext:value-type="float">
            <text:p>0.00754166</text:p>
          </table:table-cell>
          <table:table-cell table:style-name="ce70" table:formula="of:=MIN([.C20:.R20])" office:value-type="float" office:value="0.00725088" calcext:value-type="float">
            <text:p>0.00725088</text:p>
          </table:table-cell>
        </table:table-row>
        <table:table-row table:style-name="ro1">
          <table:table-cell/>
          <table:table-cell table:style-name="ce4" office:value-type="float" office:value="1024" calcext:value-type="float">
            <text:p>1024</text:p>
          </table:table-cell>
          <table:table-cell table:style-name="ce112" office:value-type="float" office:value="0.00730496" calcext:value-type="float">
            <text:p>0.00730496</text:p>
          </table:table-cell>
          <table:table-cell table:style-name="ce116" office:value-type="float" office:value="0.00738424" calcext:value-type="float">
            <text:p>0.00738424</text:p>
          </table:table-cell>
          <table:table-cell table:style-name="ce116" office:value-type="float" office:value="0.00733156" calcext:value-type="float">
            <text:p>0.00733156</text:p>
          </table:table-cell>
          <table:table-cell table:style-name="ce116" office:value-type="float" office:value="0.00732671" calcext:value-type="float">
            <text:p>0.00732671</text:p>
          </table:table-cell>
          <table:table-cell table:style-name="ce116" office:value-type="float" office:value="0.00738944" calcext:value-type="float">
            <text:p>0.00738944</text:p>
          </table:table-cell>
          <table:table-cell table:style-name="ce116" office:value-type="float" office:value="0.00742008" calcext:value-type="float">
            <text:p>0.00742008</text:p>
          </table:table-cell>
          <table:table-cell table:style-name="ce116" office:value-type="float" office:value="0.00735904" calcext:value-type="float">
            <text:p>0.00735904</text:p>
          </table:table-cell>
          <table:table-cell table:style-name="ce116" office:value-type="float" office:value="0.00738974" calcext:value-type="float">
            <text:p>0.00738974</text:p>
          </table:table-cell>
          <table:table-cell table:style-name="ce116" office:value-type="float" office:value="0.00734073" calcext:value-type="float">
            <text:p>0.00734073</text:p>
          </table:table-cell>
          <table:table-cell table:style-name="ce116" office:value-type="float" office:value="0.00734545" calcext:value-type="float">
            <text:p>0.00734545</text:p>
          </table:table-cell>
          <table:table-cell table:style-name="ce95" office:value-type="float" office:value="0.00740288" calcext:value-type="float">
            <text:p>0.00740288</text:p>
          </table:table-cell>
          <table:table-cell table:style-name="ce116" office:value-type="float" office:value="0.00736259" calcext:value-type="float">
            <text:p>0.00736259</text:p>
          </table:table-cell>
          <table:table-cell table:style-name="ce116" office:value-type="float" office:value="0.00733724" calcext:value-type="float">
            <text:p>0.00733724</text:p>
          </table:table-cell>
          <table:table-cell table:style-name="ce116" office:value-type="float" office:value="0.00732574" calcext:value-type="float">
            <text:p>0.00732574</text:p>
          </table:table-cell>
          <table:table-cell table:style-name="ce116" office:value-type="float" office:value="0.00731766" calcext:value-type="float">
            <text:p>0.00731766</text:p>
          </table:table-cell>
          <table:table-cell table:style-name="ce124" office:value-type="float" office:value="0.00737131" calcext:value-type="float">
            <text:p>0.00737131</text:p>
          </table:table-cell>
          <table:table-cell table:style-name="ce128" table:formula="of:=AVERAGE([.C21:.R21])" office:value-type="float" office:value="0.007356835625" calcext:value-type="float">
            <text:p>0.007356835625</text:p>
          </table:table-cell>
          <table:table-cell/>
          <table:table-cell table:style-name="ce71" table:formula="of:=MAX([.C21:.R21])" office:value-type="float" office:value="0.00742008" calcext:value-type="float">
            <text:p>0.00742008</text:p>
          </table:table-cell>
          <table:table-cell table:style-name="ce71" table:formula="of:=MIN([.C21:.R21])" office:value-type="float" office:value="0.00730496" calcext:value-type="float">
            <text:p>0.00730496</text:p>
          </table:table-cell>
        </table:table-row>
        <table:table-row table:style-name="ro1">
          <table:table-cell/>
          <table:table-cell table:style-name="ce44" office:value-type="string" calcext:value-type="string">
            <text:p>Moyenne X</text:p>
          </table:table-cell>
          <table:table-cell table:style-name="ce113" table:formula="of:=AVERAGE([.C6:.C21])" office:value-type="float" office:value="0.00735179125" calcext:value-type="float">
            <text:p>0.00735179125</text:p>
          </table:table-cell>
          <table:table-cell table:style-name="ce117" table:formula="of:=AVERAGE([.D6:.D21])" office:value-type="float" office:value="0.0073235275" calcext:value-type="float">
            <text:p>0.0073235275</text:p>
          </table:table-cell>
          <table:table-cell table:style-name="ce117" table:formula="of:=AVERAGE([.E6:.E21])" office:value-type="float" office:value="0.0073313925" calcext:value-type="float">
            <text:p>0.0073313925</text:p>
          </table:table-cell>
          <table:table-cell table:style-name="ce117" table:formula="of:=AVERAGE([.F6:.F21])" office:value-type="float" office:value="0.007333248125" calcext:value-type="float">
            <text:p>0.007333248125</text:p>
          </table:table-cell>
          <table:table-cell table:style-name="ce117" table:formula="of:=AVERAGE([.G6:.G21])" office:value-type="float" office:value="0.007354191875" calcext:value-type="float">
            <text:p>0.007354191875</text:p>
          </table:table-cell>
          <table:table-cell table:style-name="ce117" table:formula="of:=AVERAGE([.H6:.H21])" office:value-type="float" office:value="0.00733224625" calcext:value-type="float">
            <text:p>0.00733224625</text:p>
          </table:table-cell>
          <table:table-cell table:style-name="ce117" table:formula="of:=AVERAGE([.I6:.I21])" office:value-type="float" office:value="0.00735121875" calcext:value-type="float">
            <text:p>0.00735121875</text:p>
          </table:table-cell>
          <table:table-cell table:style-name="ce117" table:formula="of:=AVERAGE([.J6:.J21])" office:value-type="float" office:value="0.007334593125" calcext:value-type="float">
            <text:p>0.007334593125</text:p>
          </table:table-cell>
          <table:table-cell table:style-name="ce117" table:formula="of:=AVERAGE([.K6:.K21])" office:value-type="float" office:value="0.007337645625" calcext:value-type="float">
            <text:p>0.007337645625</text:p>
          </table:table-cell>
          <table:table-cell table:style-name="ce117" table:formula="of:=AVERAGE([.L6:.L21])" office:value-type="float" office:value="0.0073497525" calcext:value-type="float">
            <text:p>0.0073497525</text:p>
          </table:table-cell>
          <table:table-cell table:style-name="ce117" table:formula="of:=AVERAGE([.M6:.M21])" office:value-type="float" office:value="0.007355273125" calcext:value-type="float">
            <text:p>0.007355273125</text:p>
          </table:table-cell>
          <table:table-cell table:style-name="ce117" table:formula="of:=AVERAGE([.N6:.N21])" office:value-type="float" office:value="0.00735375125" calcext:value-type="float">
            <text:p>0.00735375125</text:p>
          </table:table-cell>
          <table:table-cell table:style-name="ce117" table:formula="of:=AVERAGE([.O6:.O21])" office:value-type="float" office:value="0.007343924375" calcext:value-type="float">
            <text:p>0.007343924375</text:p>
          </table:table-cell>
          <table:table-cell table:style-name="ce117" table:formula="of:=AVERAGE([.P6:.P21])" office:value-type="float" office:value="0.00733363375" calcext:value-type="float">
            <text:p>0.00733363375</text:p>
          </table:table-cell>
          <table:table-cell table:style-name="ce117" table:formula="of:=AVERAGE([.Q6:.Q21])" office:value-type="float" office:value="0.007339933125" calcext:value-type="float">
            <text:p>0.007339933125</text:p>
          </table:table-cell>
          <table:table-cell table:style-name="ce125" table:formula="of:=AVERAGE([.R6:.R21])" office:value-type="float" office:value="0.007324233125" calcext:value-type="float">
            <text:p>0.007324233125</text:p>
          </table:table-cell>
          <table:table-cell table:style-name="ce6" table:formula="of:=AVERAGE([.S6:.S21])" office:value-type="float" office:value="0.007340647265625" calcext:value-type="float">
            <text:p>0.007340647265625</text:p>
          </table:table-cell>
          <table:table-cell/>
          <table:table-cell table:style-name="ce44" table:formula="of:=MAX([.U6:.U21])" office:value-type="float" office:value="0.00754877" calcext:value-type="float">
            <text:p>0.00754877</text:p>
          </table:table-cell>
          <table:table-cell table:style-name="ce44" table:formula="of:=MIN([.V6:.V21])" office:value-type="float" office:value="0.00723584" calcext:value-type="float">
            <text:p>0.00723584</text:p>
          </table:table-cell>
        </table:table-row>
        <table:table-row table:style-name="ro1" table:number-rows-repeated="1048553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Process Stream_4'.N6:'Process Stream_4'.R21 'Process Stream_4'.C6:'Process Stream_4'.L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tream_4'.S6:'Process Stream_4'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tream_4'.C22:'Process Stream_4'.R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tream_4'.M6:'Process Stream_4'.M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rocess Shared &amp; Stream_4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number-columns-repeated="2"/>
          <table:table-cell table:style-name="ce6" table:number-columns-repeated="16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style-name="ce13" office:value-type="string" calcext:value-type="string" table:number-columns-spanned="13" table:number-rows-spanned="1">
            <text:p>Processing Shared &amp; Stream</text:p>
          </table:table-cell>
          <table:covered-table-cell table:number-columns-repeated="12" table:style-name="ce6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16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           Dim X</text:p>
            <text:p>Dim Y           </text:p>
          </table:table-cell>
          <table:table-cell table:style-name="ce7" office:value-type="float" office:value="64" calcext:value-type="float" table:number-columns-spanned="1" table:number-rows-spanned="2">
            <text:p>64</text:p>
          </table:table-cell>
          <table:table-cell table:style-name="ce14" office:value-type="float" office:value="128" calcext:value-type="float" table:number-columns-spanned="1" table:number-rows-spanned="2">
            <text:p>128</text:p>
          </table:table-cell>
          <table:table-cell table:style-name="ce14" office:value-type="float" office:value="192" calcext:value-type="float" table:number-columns-spanned="1" table:number-rows-spanned="2">
            <text:p>192</text:p>
          </table:table-cell>
          <table:table-cell table:style-name="ce14" office:value-type="float" office:value="256" calcext:value-type="float" table:number-columns-spanned="1" table:number-rows-spanned="2">
            <text:p>256</text:p>
          </table:table-cell>
          <table:table-cell table:style-name="ce14" office:value-type="float" office:value="320" calcext:value-type="float" table:number-columns-spanned="1" table:number-rows-spanned="2">
            <text:p>320</text:p>
          </table:table-cell>
          <table:table-cell table:style-name="ce14" office:value-type="float" office:value="384" calcext:value-type="float" table:number-columns-spanned="1" table:number-rows-spanned="2">
            <text:p>384</text:p>
          </table:table-cell>
          <table:table-cell table:style-name="ce14" office:value-type="float" office:value="448" calcext:value-type="float" table:number-columns-spanned="1" table:number-rows-spanned="2">
            <text:p>448</text:p>
          </table:table-cell>
          <table:table-cell table:style-name="ce14" office:value-type="float" office:value="512" calcext:value-type="float" table:number-columns-spanned="1" table:number-rows-spanned="2">
            <text:p>512</text:p>
          </table:table-cell>
          <table:table-cell table:style-name="ce14" office:value-type="float" office:value="576" calcext:value-type="float" table:number-columns-spanned="1" table:number-rows-spanned="2">
            <text:p>576</text:p>
          </table:table-cell>
          <table:table-cell table:style-name="ce14" office:value-type="float" office:value="640" calcext:value-type="float" table:number-columns-spanned="1" table:number-rows-spanned="2">
            <text:p>640</text:p>
          </table:table-cell>
          <table:table-cell table:style-name="ce14" office:value-type="float" office:value="704" calcext:value-type="float" table:number-columns-spanned="1" table:number-rows-spanned="2">
            <text:p>704</text:p>
          </table:table-cell>
          <table:table-cell table:style-name="ce14" office:value-type="float" office:value="768" calcext:value-type="float" table:number-columns-spanned="1" table:number-rows-spanned="2">
            <text:p>768</text:p>
          </table:table-cell>
          <table:table-cell table:style-name="ce14" office:value-type="float" office:value="832" calcext:value-type="float" table:number-columns-spanned="1" table:number-rows-spanned="2">
            <text:p>832</text:p>
          </table:table-cell>
          <table:table-cell table:style-name="ce14" office:value-type="float" office:value="896" calcext:value-type="float" table:number-columns-spanned="1" table:number-rows-spanned="2">
            <text:p>896</text:p>
          </table:table-cell>
          <table:table-cell table:style-name="ce14" office:value-type="float" office:value="960" calcext:value-type="float" table:number-columns-spanned="1" table:number-rows-spanned="2">
            <text:p>960</text:p>
          </table:table-cell>
          <table:table-cell table:style-name="ce20" office:value-type="float" office:value="1024" calcext:value-type="float" table:number-columns-spanned="1" table:number-rows-spanned="2">
            <text:p>1024</text:p>
          </table:table-cell>
          <table:table-cell table:style-name="ce44" office:value-type="string" calcext:value-type="string" table:number-columns-spanned="1" table:number-rows-spanned="2">
            <text:p>Moyenne Y</text:p>
          </table:table-cell>
          <table:table-cell/>
          <table:table-cell table:style-name="ce44" office:value-type="string" calcext:value-type="string" table:number-columns-spanned="1" table:number-rows-spanned="2">
            <text:p>Pire</text:p>
          </table:table-cell>
          <table:table-cell table:style-name="ce44" office:value-type="string" calcext:value-type="string" table:number-columns-spanned="1" table:number-rows-spanned="2">
            <text:p>Meilleure</text:p>
          </table:table-cell>
        </table:table-row>
        <table:table-row table:style-name="ro1">
          <table:table-cell/>
          <table:covered-table-cell/>
          <table:covered-table-cell table:style-name="ce8"/>
          <table:covered-table-cell table:number-columns-repeated="14" table:style-name="ce15"/>
          <table:covered-table-cell table:style-name="ce21"/>
          <table:covered-table-cell table:style-name="ce6"/>
          <table:table-cell/>
          <table:covered-table-cell table:number-columns-repeated="2" table:style-name="ce68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129" office:value-type="float" office:value="0.00718139" calcext:value-type="float">
            <text:p>0.00718139</text:p>
          </table:table-cell>
          <table:table-cell table:style-name="ce133" office:value-type="float" office:value="0.00726432" calcext:value-type="float">
            <text:p>0.00726432</text:p>
          </table:table-cell>
          <table:table-cell table:style-name="ce133" office:value-type="float" office:value="0.00727434" calcext:value-type="float">
            <text:p>0.00727434</text:p>
          </table:table-cell>
          <table:table-cell table:style-name="ce133" office:value-type="float" office:value="0.00728192" calcext:value-type="float">
            <text:p>0.00728192</text:p>
          </table:table-cell>
          <table:table-cell table:style-name="ce133" office:value-type="float" office:value="0.00726949" calcext:value-type="float">
            <text:p>0.00726949</text:p>
          </table:table-cell>
          <table:table-cell table:style-name="ce133" office:value-type="float" office:value="0.00728384" calcext:value-type="float">
            <text:p>0.00728384</text:p>
          </table:table-cell>
          <table:table-cell table:style-name="ce133" office:value-type="float" office:value="0.00724784" calcext:value-type="float">
            <text:p>0.00724784</text:p>
          </table:table-cell>
          <table:table-cell table:style-name="ce133" office:value-type="float" office:value="0.00730117" calcext:value-type="float">
            <text:p>0.00730117</text:p>
          </table:table-cell>
          <table:table-cell table:style-name="ce133" office:value-type="float" office:value="0.00725504" calcext:value-type="float">
            <text:p>0.00725504</text:p>
          </table:table-cell>
          <table:table-cell table:style-name="ce133" office:value-type="float" office:value="0.00724558" calcext:value-type="float">
            <text:p>0.00724558</text:p>
          </table:table-cell>
          <table:table-cell table:style-name="ce133" office:value-type="float" office:value="0.007288" calcext:value-type="float">
            <text:p>0.007288</text:p>
          </table:table-cell>
          <table:table-cell table:style-name="ce133" office:value-type="float" office:value="0.00724396" calcext:value-type="float">
            <text:p>0.00724396</text:p>
          </table:table-cell>
          <table:table-cell table:style-name="ce133" office:value-type="float" office:value="0.00721584" calcext:value-type="float">
            <text:p>0.00721584</text:p>
          </table:table-cell>
          <table:table-cell table:style-name="ce133" office:value-type="float" office:value="0.0072416" calcext:value-type="float">
            <text:p>0.0072416</text:p>
          </table:table-cell>
          <table:table-cell table:style-name="ce133" office:value-type="float" office:value="0.0072896" calcext:value-type="float">
            <text:p>0.0072896</text:p>
          </table:table-cell>
          <table:table-cell table:style-name="ce137" office:value-type="float" office:value="0.00726944" calcext:value-type="float">
            <text:p>0.00726944</text:p>
          </table:table-cell>
          <table:table-cell table:style-name="ce141" table:formula="of:=AVERAGE([.C6:.R6])" office:value-type="float" office:value="0.007259585625" calcext:value-type="float">
            <text:p>0.007259585625</text:p>
          </table:table-cell>
          <table:table-cell/>
          <table:table-cell table:style-name="ce69" table:formula="of:=MAX([.C6:.R6])" office:value-type="float" office:value="0.00730117" calcext:value-type="float">
            <text:p>0.00730117</text:p>
          </table:table-cell>
          <table:table-cell table:style-name="ce69" table:formula="of:=MIN([.C6:.R6])" office:value-type="float" office:value="0.00718139" calcext:value-type="float">
            <text:p>0.00718139</text:p>
          </table:table-cell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130" office:value-type="float" office:value="0.00726432" calcext:value-type="float">
            <text:p>0.00726432</text:p>
          </table:table-cell>
          <table:table-cell table:style-name="ce134" office:value-type="float" office:value="0.00729888" calcext:value-type="float">
            <text:p>0.00729888</text:p>
          </table:table-cell>
          <table:table-cell table:style-name="ce134" office:value-type="float" office:value="0.00754776" calcext:value-type="float">
            <text:p>0.00754776</text:p>
          </table:table-cell>
          <table:table-cell table:style-name="ce134" office:value-type="float" office:value="0.00720352" calcext:value-type="float">
            <text:p>0.00720352</text:p>
          </table:table-cell>
          <table:table-cell table:style-name="ce134" office:value-type="float" office:value="0.00723624" calcext:value-type="float">
            <text:p>0.00723624</text:p>
          </table:table-cell>
          <table:table-cell table:style-name="ce134" office:value-type="float" office:value="0.00718139" calcext:value-type="float">
            <text:p>0.00718139</text:p>
          </table:table-cell>
          <table:table-cell table:style-name="ce134" office:value-type="float" office:value="0.00735151" calcext:value-type="float">
            <text:p>0.00735151</text:p>
          </table:table-cell>
          <table:table-cell table:style-name="ce134" office:value-type="float" office:value="0.00729856" calcext:value-type="float">
            <text:p>0.00729856</text:p>
          </table:table-cell>
          <table:table-cell table:style-name="ce134" office:value-type="float" office:value="0.0072704" calcext:value-type="float">
            <text:p>0.0072704</text:p>
          </table:table-cell>
          <table:table-cell table:style-name="ce134" office:value-type="float" office:value="0.00721664" calcext:value-type="float">
            <text:p>0.00721664</text:p>
          </table:table-cell>
          <table:table-cell table:style-name="ce134" office:value-type="float" office:value="0.00729024" calcext:value-type="float">
            <text:p>0.00729024</text:p>
          </table:table-cell>
          <table:table-cell table:style-name="ce134" office:value-type="float" office:value="0.00732672" calcext:value-type="float">
            <text:p>0.00732672</text:p>
          </table:table-cell>
          <table:table-cell table:style-name="ce134" office:value-type="float" office:value="0.00730958" calcext:value-type="float">
            <text:p>0.00730958</text:p>
          </table:table-cell>
          <table:table-cell table:style-name="ce134" office:value-type="float" office:value="0.00734966" calcext:value-type="float">
            <text:p>0.00734966</text:p>
          </table:table-cell>
          <table:table-cell table:style-name="ce134" office:value-type="float" office:value="0.00721952" calcext:value-type="float">
            <text:p>0.00721952</text:p>
          </table:table-cell>
          <table:table-cell table:style-name="ce138" office:value-type="float" office:value="0.00724192" calcext:value-type="float">
            <text:p>0.00724192</text:p>
          </table:table-cell>
          <table:table-cell table:style-name="ce142" table:formula="of:=AVERAGE([.C7:.R7])" office:value-type="float" office:value="0.00728792875" calcext:value-type="float">
            <text:p>0.00728792875</text:p>
          </table:table-cell>
          <table:table-cell/>
          <table:table-cell table:style-name="ce70" table:formula="of:=MAX([.C7:.R7])" office:value-type="float" office:value="0.00754776" calcext:value-type="float">
            <text:p>0.00754776</text:p>
          </table:table-cell>
          <table:table-cell table:style-name="ce70" table:formula="of:=MIN([.C7:.R7])" office:value-type="float" office:value="0.00718139" calcext:value-type="float">
            <text:p>0.00718139</text:p>
          </table:table-cell>
        </table:table-row>
        <table:table-row table:style-name="ro1">
          <table:table-cell/>
          <table:table-cell table:style-name="ce3" office:value-type="float" office:value="192" calcext:value-type="float">
            <text:p>192</text:p>
          </table:table-cell>
          <table:table-cell table:style-name="ce130" office:value-type="float" office:value="0.00728792" calcext:value-type="float">
            <text:p>0.00728792</text:p>
          </table:table-cell>
          <table:table-cell table:style-name="ce134" office:value-type="float" office:value="0.0072864" calcext:value-type="float">
            <text:p>0.0072864</text:p>
          </table:table-cell>
          <table:table-cell table:style-name="ce134" office:value-type="float" office:value="0.00729956" calcext:value-type="float">
            <text:p>0.00729956</text:p>
          </table:table-cell>
          <table:table-cell table:style-name="ce134" office:value-type="float" office:value="0.00726304" calcext:value-type="float">
            <text:p>0.00726304</text:p>
          </table:table-cell>
          <table:table-cell table:style-name="ce134" office:value-type="float" office:value="0.00725029" calcext:value-type="float">
            <text:p>0.00725029</text:p>
          </table:table-cell>
          <table:table-cell table:style-name="ce134" office:value-type="float" office:value="0.0072362" calcext:value-type="float">
            <text:p>0.0072362</text:p>
          </table:table-cell>
          <table:table-cell table:style-name="ce134" office:value-type="float" office:value="0.00724384" calcext:value-type="float">
            <text:p>0.00724384</text:p>
          </table:table-cell>
          <table:table-cell table:style-name="ce134" office:value-type="float" office:value="0.00726853" calcext:value-type="float">
            <text:p>0.00726853</text:p>
          </table:table-cell>
          <table:table-cell table:style-name="ce134" office:value-type="float" office:value="0.00728896" calcext:value-type="float">
            <text:p>0.00728896</text:p>
          </table:table-cell>
          <table:table-cell table:style-name="ce134" office:value-type="float" office:value="0.00728672" calcext:value-type="float">
            <text:p>0.00728672</text:p>
          </table:table-cell>
          <table:table-cell table:style-name="ce134" office:value-type="float" office:value="0.0072288" calcext:value-type="float">
            <text:p>0.0072288</text:p>
          </table:table-cell>
          <table:table-cell table:style-name="ce134" office:value-type="float" office:value="0.00725453" calcext:value-type="float">
            <text:p>0.00725453</text:p>
          </table:table-cell>
          <table:table-cell table:style-name="ce134" office:value-type="float" office:value="0.00717696" calcext:value-type="float">
            <text:p>0.00717696</text:p>
          </table:table-cell>
          <table:table-cell table:style-name="ce134" office:value-type="float" office:value="0.00725472" calcext:value-type="float">
            <text:p>0.00725472</text:p>
          </table:table-cell>
          <table:table-cell table:style-name="ce134" office:value-type="float" office:value="0.00727232" calcext:value-type="float">
            <text:p>0.00727232</text:p>
          </table:table-cell>
          <table:table-cell table:style-name="ce138" office:value-type="float" office:value="0.00730053" calcext:value-type="float">
            <text:p>0.00730053</text:p>
          </table:table-cell>
          <table:table-cell table:style-name="ce142" table:formula="of:=AVERAGE([.C8:.R8])" office:value-type="float" office:value="0.0072624575" calcext:value-type="float">
            <text:p>0.0072624575</text:p>
          </table:table-cell>
          <table:table-cell/>
          <table:table-cell table:style-name="ce70" table:formula="of:=MAX([.C8:.R8])" office:value-type="float" office:value="0.00730053" calcext:value-type="float">
            <text:p>0.00730053</text:p>
          </table:table-cell>
          <table:table-cell table:style-name="ce70" table:formula="of:=MIN([.C8:.R8])" office:value-type="float" office:value="0.00717696" calcext:value-type="float">
            <text:p>0.00717696</text:p>
          </table:table-cell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130" office:value-type="float" office:value="0.00728032" calcext:value-type="float">
            <text:p>0.00728032</text:p>
          </table:table-cell>
          <table:table-cell table:style-name="ce134" office:value-type="float" office:value="0.00732962" calcext:value-type="float">
            <text:p>0.00732962</text:p>
          </table:table-cell>
          <table:table-cell table:style-name="ce134" office:value-type="float" office:value="0.00726368" calcext:value-type="float">
            <text:p>0.00726368</text:p>
          </table:table-cell>
          <table:table-cell table:style-name="ce134" office:value-type="float" office:value="0.00727499" calcext:value-type="float">
            <text:p>0.00727499</text:p>
          </table:table-cell>
          <table:table-cell table:style-name="ce134" office:value-type="float" office:value="0.00730208" calcext:value-type="float">
            <text:p>0.00730208</text:p>
          </table:table-cell>
          <table:table-cell table:style-name="ce134" office:value-type="float" office:value="0.00721404" calcext:value-type="float">
            <text:p>0.00721404</text:p>
          </table:table-cell>
          <table:table-cell table:style-name="ce134" office:value-type="float" office:value="0.00722586" calcext:value-type="float">
            <text:p>0.00722586</text:p>
          </table:table-cell>
          <table:table-cell table:style-name="ce134" office:value-type="float" office:value="0.00731488" calcext:value-type="float">
            <text:p>0.00731488</text:p>
          </table:table-cell>
          <table:table-cell table:style-name="ce134" office:value-type="float" office:value="0.00724299" calcext:value-type="float">
            <text:p>0.00724299</text:p>
          </table:table-cell>
          <table:table-cell table:style-name="ce134" office:value-type="float" office:value="0.00724525" calcext:value-type="float">
            <text:p>0.00724525</text:p>
          </table:table-cell>
          <table:table-cell table:style-name="ce134" office:value-type="float" office:value="0.00730016" calcext:value-type="float">
            <text:p>0.00730016</text:p>
          </table:table-cell>
          <table:table-cell table:style-name="ce134" office:value-type="float" office:value="0.00718998" calcext:value-type="float">
            <text:p>0.00718998</text:p>
          </table:table-cell>
          <table:table-cell table:style-name="ce134" office:value-type="float" office:value="0.00724105" calcext:value-type="float">
            <text:p>0.00724105</text:p>
          </table:table-cell>
          <table:table-cell table:style-name="ce134" office:value-type="float" office:value="0.00724212" calcext:value-type="float">
            <text:p>0.00724212</text:p>
          </table:table-cell>
          <table:table-cell table:style-name="ce134" office:value-type="float" office:value="0.00726238" calcext:value-type="float">
            <text:p>0.00726238</text:p>
          </table:table-cell>
          <table:table-cell table:style-name="ce138" office:value-type="float" office:value="0.00729312" calcext:value-type="float">
            <text:p>0.00729312</text:p>
          </table:table-cell>
          <table:table-cell table:style-name="ce142" table:formula="of:=AVERAGE([.C9:.R9])" office:value-type="float" office:value="0.0072639075" calcext:value-type="float">
            <text:p>0.0072639075</text:p>
          </table:table-cell>
          <table:table-cell/>
          <table:table-cell table:style-name="ce70" table:formula="of:=MAX([.C9:.R9])" office:value-type="float" office:value="0.00732962" calcext:value-type="float">
            <text:p>0.00732962</text:p>
          </table:table-cell>
          <table:table-cell table:style-name="ce70" table:formula="of:=MIN([.C9:.R9])" office:value-type="float" office:value="0.00718998" calcext:value-type="float">
            <text:p>0.00718998</text:p>
          </table:table-cell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130" office:value-type="float" office:value="0.00721176" calcext:value-type="float">
            <text:p>0.00721176</text:p>
          </table:table-cell>
          <table:table-cell table:style-name="ce134" office:value-type="float" office:value="0.00731216" calcext:value-type="float">
            <text:p>0.00731216</text:p>
          </table:table-cell>
          <table:table-cell table:style-name="ce134" office:value-type="float" office:value="0.00724704" calcext:value-type="float">
            <text:p>0.00724704</text:p>
          </table:table-cell>
          <table:table-cell table:style-name="ce134" office:value-type="float" office:value="0.00721875" calcext:value-type="float">
            <text:p>0.00721875</text:p>
          </table:table-cell>
          <table:table-cell table:style-name="ce134" office:value-type="float" office:value="0.00724016" calcext:value-type="float">
            <text:p>0.00724016</text:p>
          </table:table-cell>
          <table:table-cell table:style-name="ce134" office:value-type="float" office:value="0.00727712" calcext:value-type="float">
            <text:p>0.00727712</text:p>
          </table:table-cell>
          <table:table-cell table:style-name="ce134" office:value-type="float" office:value="0.00733568" calcext:value-type="float">
            <text:p>0.00733568</text:p>
          </table:table-cell>
          <table:table-cell table:style-name="ce134" office:value-type="float" office:value="0.00725632" calcext:value-type="float">
            <text:p>0.00725632</text:p>
          </table:table-cell>
          <table:table-cell table:style-name="ce134" office:value-type="float" office:value="0.007272" calcext:value-type="float">
            <text:p>0.007272</text:p>
          </table:table-cell>
          <table:table-cell table:style-name="ce134" office:value-type="float" office:value="0.00731712" calcext:value-type="float">
            <text:p>0.00731712</text:p>
          </table:table-cell>
          <table:table-cell table:style-name="ce134" office:value-type="float" office:value="0.0072512" calcext:value-type="float">
            <text:p>0.0072512</text:p>
          </table:table-cell>
          <table:table-cell table:style-name="ce134" office:value-type="float" office:value="0.00732704" calcext:value-type="float">
            <text:p>0.00732704</text:p>
          </table:table-cell>
          <table:table-cell table:style-name="ce134" office:value-type="float" office:value="0.00721713" calcext:value-type="float">
            <text:p>0.00721713</text:p>
          </table:table-cell>
          <table:table-cell table:style-name="ce134" office:value-type="float" office:value="0.0072704" calcext:value-type="float">
            <text:p>0.0072704</text:p>
          </table:table-cell>
          <table:table-cell table:style-name="ce134" office:value-type="float" office:value="0.00731104" calcext:value-type="float">
            <text:p>0.00731104</text:p>
          </table:table-cell>
          <table:table-cell table:style-name="ce138" office:value-type="float" office:value="0.00718944" calcext:value-type="float">
            <text:p>0.00718944</text:p>
          </table:table-cell>
          <table:table-cell table:style-name="ce142" table:formula="of:=AVERAGE([.C10:.R10])" office:value-type="float" office:value="0.0072658975" calcext:value-type="float">
            <text:p>0.0072658975</text:p>
          </table:table-cell>
          <table:table-cell/>
          <table:table-cell table:style-name="ce70" table:formula="of:=MAX([.C10:.R10])" office:value-type="float" office:value="0.00733568" calcext:value-type="float">
            <text:p>0.00733568</text:p>
          </table:table-cell>
          <table:table-cell table:style-name="ce70" table:formula="of:=MIN([.C10:.R10])" office:value-type="float" office:value="0.00718944" calcext:value-type="float">
            <text:p>0.00718944</text:p>
          </table:table-cell>
        </table:table-row>
        <table:table-row table:style-name="ro1">
          <table:table-cell/>
          <table:table-cell table:style-name="ce3" office:value-type="float" office:value="384" calcext:value-type="float">
            <text:p>384</text:p>
          </table:table-cell>
          <table:table-cell table:style-name="ce130" office:value-type="float" office:value="0.0072592" calcext:value-type="float">
            <text:p>0.0072592</text:p>
          </table:table-cell>
          <table:table-cell table:style-name="ce134" office:value-type="float" office:value="0.00725915" calcext:value-type="float">
            <text:p>0.00725915</text:p>
          </table:table-cell>
          <table:table-cell table:style-name="ce134" office:value-type="float" office:value="0.0072369" calcext:value-type="float">
            <text:p>0.0072369</text:p>
          </table:table-cell>
          <table:table-cell table:style-name="ce134" office:value-type="float" office:value="0.00727935" calcext:value-type="float">
            <text:p>0.00727935</text:p>
          </table:table-cell>
          <table:table-cell table:style-name="ce134" office:value-type="float" office:value="0.00721728" calcext:value-type="float">
            <text:p>0.00721728</text:p>
          </table:table-cell>
          <table:table-cell table:style-name="ce134" office:value-type="float" office:value="0.00731296" calcext:value-type="float">
            <text:p>0.00731296</text:p>
          </table:table-cell>
          <table:table-cell table:style-name="ce134" office:value-type="float" office:value="0.00732049" calcext:value-type="float">
            <text:p>0.00732049</text:p>
          </table:table-cell>
          <table:table-cell table:style-name="ce134" office:value-type="float" office:value="0.00727264" calcext:value-type="float">
            <text:p>0.00727264</text:p>
          </table:table-cell>
          <table:table-cell table:style-name="ce134" office:value-type="float" office:value="0.00727808" calcext:value-type="float">
            <text:p>0.00727808</text:p>
          </table:table-cell>
          <table:table-cell table:style-name="ce134" office:value-type="float" office:value="0.0072608" calcext:value-type="float">
            <text:p>0.0072608</text:p>
          </table:table-cell>
          <table:table-cell table:style-name="ce134" office:value-type="float" office:value="0.0072816" calcext:value-type="float">
            <text:p>0.0072816</text:p>
          </table:table-cell>
          <table:table-cell table:style-name="ce134" office:value-type="float" office:value="0.00727776" calcext:value-type="float">
            <text:p>0.00727776</text:p>
          </table:table-cell>
          <table:table-cell table:style-name="ce134" office:value-type="float" office:value="0.00725689" calcext:value-type="float">
            <text:p>0.00725689</text:p>
          </table:table-cell>
          <table:table-cell table:style-name="ce134" office:value-type="float" office:value="0.00726688" calcext:value-type="float">
            <text:p>0.00726688</text:p>
          </table:table-cell>
          <table:table-cell table:style-name="ce134" office:value-type="float" office:value="0.00725792" calcext:value-type="float">
            <text:p>0.00725792</text:p>
          </table:table-cell>
          <table:table-cell table:style-name="ce138" office:value-type="float" office:value="0.00726594" calcext:value-type="float">
            <text:p>0.00726594</text:p>
          </table:table-cell>
          <table:table-cell table:style-name="ce142" table:formula="of:=AVERAGE([.C11:.R11])" office:value-type="float" office:value="0.00726899" calcext:value-type="float">
            <text:p>0.00726899</text:p>
          </table:table-cell>
          <table:table-cell/>
          <table:table-cell table:style-name="ce70" table:formula="of:=MAX([.C11:.R11])" office:value-type="float" office:value="0.00732049" calcext:value-type="float">
            <text:p>0.00732049</text:p>
          </table:table-cell>
          <table:table-cell table:style-name="ce70" table:formula="of:=MIN([.C11:.R11])" office:value-type="float" office:value="0.00721728" calcext:value-type="float">
            <text:p>0.00721728</text:p>
          </table:table-cell>
        </table:table-row>
        <table:table-row table:style-name="ro1">
          <table:table-cell/>
          <table:table-cell table:style-name="ce3" office:value-type="float" office:value="448" calcext:value-type="float">
            <text:p>448</text:p>
          </table:table-cell>
          <table:table-cell table:style-name="ce130" office:value-type="float" office:value="0.00724352" calcext:value-type="float">
            <text:p>0.00724352</text:p>
          </table:table-cell>
          <table:table-cell table:style-name="ce134" office:value-type="float" office:value="0.007248" calcext:value-type="float">
            <text:p>0.007248</text:p>
          </table:table-cell>
          <table:table-cell table:style-name="ce134" office:value-type="float" office:value="0.00729696" calcext:value-type="float">
            <text:p>0.00729696</text:p>
          </table:table-cell>
          <table:table-cell table:style-name="ce134" office:value-type="float" office:value="0.00725888" calcext:value-type="float">
            <text:p>0.00725888</text:p>
          </table:table-cell>
          <table:table-cell table:style-name="ce134" office:value-type="float" office:value="0.00733976" calcext:value-type="float">
            <text:p>0.00733976</text:p>
          </table:table-cell>
          <table:table-cell table:style-name="ce134" office:value-type="float" office:value="0.00724032" calcext:value-type="float">
            <text:p>0.00724032</text:p>
          </table:table-cell>
          <table:table-cell table:style-name="ce134" office:value-type="float" office:value="0.007304" calcext:value-type="float">
            <text:p>0.007304</text:p>
          </table:table-cell>
          <table:table-cell table:style-name="ce134" office:value-type="float" office:value="0.00724525" calcext:value-type="float">
            <text:p>0.00724525</text:p>
          </table:table-cell>
          <table:table-cell table:style-name="ce134" office:value-type="float" office:value="0.00726077" calcext:value-type="float">
            <text:p>0.00726077</text:p>
          </table:table-cell>
          <table:table-cell table:style-name="ce134" office:value-type="float" office:value="0.00727216" calcext:value-type="float">
            <text:p>0.00727216</text:p>
          </table:table-cell>
          <table:table-cell table:style-name="ce134" office:value-type="float" office:value="0.00724" calcext:value-type="float">
            <text:p>0.00724</text:p>
          </table:table-cell>
          <table:table-cell table:style-name="ce134" office:value-type="float" office:value="0.00730656" calcext:value-type="float">
            <text:p>0.00730656</text:p>
          </table:table-cell>
          <table:table-cell table:style-name="ce134" office:value-type="float" office:value="0.00729665" calcext:value-type="float">
            <text:p>0.00729665</text:p>
          </table:table-cell>
          <table:table-cell table:style-name="ce134" office:value-type="float" office:value="0.00732638" calcext:value-type="float">
            <text:p>0.00732638</text:p>
          </table:table-cell>
          <table:table-cell table:style-name="ce134" office:value-type="float" office:value="0.00724192" calcext:value-type="float">
            <text:p>0.00724192</text:p>
          </table:table-cell>
          <table:table-cell table:style-name="ce138" office:value-type="float" office:value="0.00726496" calcext:value-type="float">
            <text:p>0.00726496</text:p>
          </table:table-cell>
          <table:table-cell table:style-name="ce142" table:formula="of:=AVERAGE([.C12:.R12])" office:value-type="float" office:value="0.007274130625" calcext:value-type="float">
            <text:p>0.007274130625</text:p>
          </table:table-cell>
          <table:table-cell/>
          <table:table-cell table:style-name="ce70" table:formula="of:=MAX([.C12:.R12])" office:value-type="float" office:value="0.00733976" calcext:value-type="float">
            <text:p>0.00733976</text:p>
          </table:table-cell>
          <table:table-cell table:style-name="ce70" table:formula="of:=MIN([.C12:.R12])" office:value-type="float" office:value="0.00724" calcext:value-type="float">
            <text:p>0.00724</text:p>
          </table:table-cell>
        </table:table-row>
        <table:table-row table:style-name="ro1">
          <table:table-cell/>
          <table:table-cell table:style-name="ce3" office:value-type="float" office:value="512" calcext:value-type="float">
            <text:p>512</text:p>
          </table:table-cell>
          <table:table-cell table:style-name="ce130" office:value-type="float" office:value="0.00721648" calcext:value-type="float">
            <text:p>0.00721648</text:p>
          </table:table-cell>
          <table:table-cell table:style-name="ce134" office:value-type="float" office:value="0.0072624" calcext:value-type="float">
            <text:p>0.0072624</text:p>
          </table:table-cell>
          <table:table-cell table:style-name="ce134" office:value-type="float" office:value="0.00727208" calcext:value-type="float">
            <text:p>0.00727208</text:p>
          </table:table-cell>
          <table:table-cell table:style-name="ce134" office:value-type="float" office:value="0.0073024" calcext:value-type="float">
            <text:p>0.0073024</text:p>
          </table:table-cell>
          <table:table-cell table:style-name="ce134" office:value-type="float" office:value="0.0072688" calcext:value-type="float">
            <text:p>0.0072688</text:p>
          </table:table-cell>
          <table:table-cell table:style-name="ce134" office:value-type="float" office:value="0.00728736" calcext:value-type="float">
            <text:p>0.00728736</text:p>
          </table:table-cell>
          <table:table-cell table:style-name="ce134" office:value-type="float" office:value="0.00729438" calcext:value-type="float">
            <text:p>0.00729438</text:p>
          </table:table-cell>
          <table:table-cell table:style-name="ce134" office:value-type="float" office:value="0.0072992" calcext:value-type="float">
            <text:p>0.0072992</text:p>
          </table:table-cell>
          <table:table-cell table:style-name="ce134" office:value-type="float" office:value="0.00722624" calcext:value-type="float">
            <text:p>0.00722624</text:p>
          </table:table-cell>
          <table:table-cell table:style-name="ce134" office:value-type="float" office:value="0.00726759" calcext:value-type="float">
            <text:p>0.00726759</text:p>
          </table:table-cell>
          <table:table-cell table:style-name="ce134" office:value-type="float" office:value="0.00719136" calcext:value-type="float">
            <text:p>0.00719136</text:p>
          </table:table-cell>
          <table:table-cell table:style-name="ce134" office:value-type="float" office:value="0.0072208" calcext:value-type="float">
            <text:p>0.0072208</text:p>
          </table:table-cell>
          <table:table-cell table:style-name="ce134" office:value-type="float" office:value="0.00725248" calcext:value-type="float">
            <text:p>0.00725248</text:p>
          </table:table-cell>
          <table:table-cell table:style-name="ce134" office:value-type="float" office:value="0.00728768" calcext:value-type="float">
            <text:p>0.00728768</text:p>
          </table:table-cell>
          <table:table-cell table:style-name="ce134" office:value-type="float" office:value="0.00727264" calcext:value-type="float">
            <text:p>0.00727264</text:p>
          </table:table-cell>
          <table:table-cell table:style-name="ce138" office:value-type="float" office:value="0.00723103" calcext:value-type="float">
            <text:p>0.00723103</text:p>
          </table:table-cell>
          <table:table-cell table:style-name="ce142" table:formula="of:=AVERAGE([.C13:.R13])" office:value-type="float" office:value="0.0072595575" calcext:value-type="float">
            <text:p>0.0072595575</text:p>
          </table:table-cell>
          <table:table-cell/>
          <table:table-cell table:style-name="ce70" table:formula="of:=MAX([.C13:.R13])" office:value-type="float" office:value="0.0073024" calcext:value-type="float">
            <text:p>0.0073024</text:p>
          </table:table-cell>
          <table:table-cell table:style-name="ce70" table:formula="of:=MIN([.C13:.R13])" office:value-type="float" office:value="0.00719136" calcext:value-type="float">
            <text:p>0.00719136</text:p>
          </table:table-cell>
        </table:table-row>
        <table:table-row table:style-name="ro1">
          <table:table-cell/>
          <table:table-cell table:style-name="ce3" office:value-type="float" office:value="576" calcext:value-type="float">
            <text:p>576</text:p>
          </table:table-cell>
          <table:table-cell table:style-name="ce130" office:value-type="float" office:value="0.00726917" calcext:value-type="float">
            <text:p>0.00726917</text:p>
          </table:table-cell>
          <table:table-cell table:style-name="ce134" office:value-type="float" office:value="0.00726562" calcext:value-type="float">
            <text:p>0.00726562</text:p>
          </table:table-cell>
          <table:table-cell table:style-name="ce134" office:value-type="float" office:value="0.00731442" calcext:value-type="float">
            <text:p>0.00731442</text:p>
          </table:table-cell>
          <table:table-cell table:style-name="ce134" office:value-type="float" office:value="0.00725204" calcext:value-type="float">
            <text:p>0.00725204</text:p>
          </table:table-cell>
          <table:table-cell table:style-name="ce134" office:value-type="float" office:value="0.00730634" calcext:value-type="float">
            <text:p>0.00730634</text:p>
          </table:table-cell>
          <table:table-cell table:style-name="ce134" office:value-type="float" office:value="0.0072821" calcext:value-type="float">
            <text:p>0.0072821</text:p>
          </table:table-cell>
          <table:table-cell table:style-name="ce134" office:value-type="float" office:value="0.00728224" calcext:value-type="float">
            <text:p>0.00728224</text:p>
          </table:table-cell>
          <table:table-cell table:style-name="ce134" office:value-type="float" office:value="0.00727264" calcext:value-type="float">
            <text:p>0.00727264</text:p>
          </table:table-cell>
          <table:table-cell table:style-name="ce134" office:value-type="float" office:value="0.00731152" calcext:value-type="float">
            <text:p>0.00731152</text:p>
          </table:table-cell>
          <table:table-cell table:style-name="ce134" office:value-type="float" office:value="0.00725056" calcext:value-type="float">
            <text:p>0.00725056</text:p>
          </table:table-cell>
          <table:table-cell table:style-name="ce134" office:value-type="float" office:value="0.00729665" calcext:value-type="float">
            <text:p>0.00729665</text:p>
          </table:table-cell>
          <table:table-cell table:style-name="ce134" office:value-type="float" office:value="0.00732767" calcext:value-type="float">
            <text:p>0.00732767</text:p>
          </table:table-cell>
          <table:table-cell table:style-name="ce134" office:value-type="float" office:value="0.00727232" calcext:value-type="float">
            <text:p>0.00727232</text:p>
          </table:table-cell>
          <table:table-cell table:style-name="ce134" office:value-type="float" office:value="0.0072" calcext:value-type="float">
            <text:p>0.0072</text:p>
          </table:table-cell>
          <table:table-cell table:style-name="ce134" office:value-type="float" office:value="0.00729696" calcext:value-type="float">
            <text:p>0.00729696</text:p>
          </table:table-cell>
          <table:table-cell table:style-name="ce138" office:value-type="float" office:value="0.00727771" calcext:value-type="float">
            <text:p>0.00727771</text:p>
          </table:table-cell>
          <table:table-cell table:style-name="ce142" table:formula="of:=AVERAGE([.C14:.R14])" office:value-type="float" office:value="0.0072798725" calcext:value-type="float">
            <text:p>0.0072798725</text:p>
          </table:table-cell>
          <table:table-cell/>
          <table:table-cell table:style-name="ce70" table:formula="of:=MAX([.C14:.R14])" office:value-type="float" office:value="0.00732767" calcext:value-type="float">
            <text:p>0.00732767</text:p>
          </table:table-cell>
          <table:table-cell table:style-name="ce70" table:formula="of:=MIN([.C14:.R14])" office:value-type="float" office:value="0.0072" calcext:value-type="float">
            <text:p>0.0072</text:p>
          </table:table-cell>
        </table:table-row>
        <table:table-row table:style-name="ro1">
          <table:table-cell/>
          <table:table-cell table:style-name="ce3" office:value-type="float" office:value="640" calcext:value-type="float">
            <text:p>640</text:p>
          </table:table-cell>
          <table:table-cell table:style-name="ce130" office:value-type="float" office:value="0.0073044" calcext:value-type="float">
            <text:p>0.0073044</text:p>
          </table:table-cell>
          <table:table-cell table:style-name="ce134" office:value-type="float" office:value="0.0072369" calcext:value-type="float">
            <text:p>0.0072369</text:p>
          </table:table-cell>
          <table:table-cell table:style-name="ce134" office:value-type="float" office:value="0.00726048" calcext:value-type="float">
            <text:p>0.00726048</text:p>
          </table:table-cell>
          <table:table-cell table:style-name="ce134" office:value-type="float" office:value="0.00728404" calcext:value-type="float">
            <text:p>0.00728404</text:p>
          </table:table-cell>
          <table:table-cell table:style-name="ce134" office:value-type="float" office:value="0.0073904" calcext:value-type="float">
            <text:p>0.0073904</text:p>
          </table:table-cell>
          <table:table-cell table:style-name="ce134" office:value-type="float" office:value="0.00730057" calcext:value-type="float">
            <text:p>0.00730057</text:p>
          </table:table-cell>
          <table:table-cell table:style-name="ce134" office:value-type="float" office:value="0.00725024" calcext:value-type="float">
            <text:p>0.00725024</text:p>
          </table:table-cell>
          <table:table-cell table:style-name="ce134" office:value-type="float" office:value="0.00723782" calcext:value-type="float">
            <text:p>0.00723782</text:p>
          </table:table-cell>
          <table:table-cell table:style-name="ce134" office:value-type="float" office:value="0.00738368" calcext:value-type="float">
            <text:p>0.00738368</text:p>
          </table:table-cell>
          <table:table-cell table:style-name="ce134" office:value-type="float" office:value="0.00725172" calcext:value-type="float">
            <text:p>0.00725172</text:p>
          </table:table-cell>
          <table:table-cell table:style-name="ce134" office:value-type="float" office:value="0.00732128" calcext:value-type="float">
            <text:p>0.00732128</text:p>
          </table:table-cell>
          <table:table-cell table:style-name="ce134" office:value-type="float" office:value="0.00739814" calcext:value-type="float">
            <text:p>0.00739814</text:p>
          </table:table-cell>
          <table:table-cell table:style-name="ce134" office:value-type="float" office:value="0.00731657" calcext:value-type="float">
            <text:p>0.00731657</text:p>
          </table:table-cell>
          <table:table-cell table:style-name="ce134" office:value-type="float" office:value="0.0072816" calcext:value-type="float">
            <text:p>0.0072816</text:p>
          </table:table-cell>
          <table:table-cell table:style-name="ce134" office:value-type="float" office:value="0.00727337" calcext:value-type="float">
            <text:p>0.00727337</text:p>
          </table:table-cell>
          <table:table-cell table:style-name="ce138" office:value-type="float" office:value="0.00721664" calcext:value-type="float">
            <text:p>0.00721664</text:p>
          </table:table-cell>
          <table:table-cell table:style-name="ce142" table:formula="of:=AVERAGE([.C15:.R15])" office:value-type="float" office:value="0.007294240625" calcext:value-type="float">
            <text:p>0.007294240625</text:p>
          </table:table-cell>
          <table:table-cell/>
          <table:table-cell table:style-name="ce70" table:formula="of:=MAX([.C15:.R15])" office:value-type="float" office:value="0.00739814" calcext:value-type="float">
            <text:p>0.00739814</text:p>
          </table:table-cell>
          <table:table-cell table:style-name="ce70" table:formula="of:=MIN([.C15:.R15])" office:value-type="float" office:value="0.00721664" calcext:value-type="float">
            <text:p>0.00721664</text:p>
          </table:table-cell>
        </table:table-row>
        <table:table-row table:style-name="ro1">
          <table:table-cell/>
          <table:table-cell table:style-name="ce3" office:value-type="float" office:value="704" calcext:value-type="float">
            <text:p>704</text:p>
          </table:table-cell>
          <table:table-cell table:style-name="ce130" office:value-type="float" office:value="0.00734688" calcext:value-type="float">
            <text:p>0.00734688</text:p>
          </table:table-cell>
          <table:table-cell table:style-name="ce134" office:value-type="float" office:value="0.00730699" calcext:value-type="float">
            <text:p>0.00730699</text:p>
          </table:table-cell>
          <table:table-cell table:style-name="ce134" office:value-type="float" office:value="0.0072288" calcext:value-type="float">
            <text:p>0.0072288</text:p>
          </table:table-cell>
          <table:table-cell table:style-name="ce134" office:value-type="float" office:value="0.0072404" calcext:value-type="float">
            <text:p>0.0072404</text:p>
          </table:table-cell>
          <table:table-cell table:style-name="ce134" office:value-type="float" office:value="0.00733382" calcext:value-type="float">
            <text:p>0.00733382</text:p>
          </table:table-cell>
          <table:table-cell table:style-name="ce134" office:value-type="float" office:value="0.00728736" calcext:value-type="float">
            <text:p>0.00728736</text:p>
          </table:table-cell>
          <table:table-cell table:style-name="ce134" office:value-type="float" office:value="0.00725888" calcext:value-type="float">
            <text:p>0.00725888</text:p>
          </table:table-cell>
          <table:table-cell table:style-name="ce134" office:value-type="float" office:value="0.00725408" calcext:value-type="float">
            <text:p>0.00725408</text:p>
          </table:table-cell>
          <table:table-cell table:style-name="ce134" office:value-type="float" office:value="0.00731488" calcext:value-type="float">
            <text:p>0.00731488</text:p>
          </table:table-cell>
          <table:table-cell table:style-name="ce134" office:value-type="float" office:value="0.00726335" calcext:value-type="float">
            <text:p>0.00726335</text:p>
          </table:table-cell>
          <table:table-cell table:style-name="ce134" office:value-type="float" office:value="0.00732024" calcext:value-type="float">
            <text:p>0.00732024</text:p>
          </table:table-cell>
          <table:table-cell table:style-name="ce134" office:value-type="float" office:value="0.00722844" calcext:value-type="float">
            <text:p>0.00722844</text:p>
          </table:table-cell>
          <table:table-cell table:style-name="ce134" office:value-type="float" office:value="0.00726271" calcext:value-type="float">
            <text:p>0.00726271</text:p>
          </table:table-cell>
          <table:table-cell table:style-name="ce134" office:value-type="float" office:value="0.00720679" calcext:value-type="float">
            <text:p>0.00720679</text:p>
          </table:table-cell>
          <table:table-cell table:style-name="ce134" office:value-type="float" office:value="0.00749899" calcext:value-type="float">
            <text:p>0.00749899</text:p>
          </table:table-cell>
          <table:table-cell table:style-name="ce138" office:value-type="float" office:value="0.00728032" calcext:value-type="float">
            <text:p>0.00728032</text:p>
          </table:table-cell>
          <table:table-cell table:style-name="ce142" table:formula="of:=AVERAGE([.C16:.R16])" office:value-type="float" office:value="0.007289558125" calcext:value-type="float">
            <text:p>0.007289558125</text:p>
          </table:table-cell>
          <table:table-cell/>
          <table:table-cell table:style-name="ce70" table:formula="of:=MAX([.C16:.R16])" office:value-type="float" office:value="0.00749899" calcext:value-type="float">
            <text:p>0.00749899</text:p>
          </table:table-cell>
          <table:table-cell table:style-name="ce70" table:formula="of:=MIN([.C16:.R16])" office:value-type="float" office:value="0.00720679" calcext:value-type="float">
            <text:p>0.00720679</text:p>
          </table:table-cell>
        </table:table-row>
        <table:table-row table:style-name="ro1">
          <table:table-cell/>
          <table:table-cell table:style-name="ce3" office:value-type="float" office:value="768" calcext:value-type="float">
            <text:p>768</text:p>
          </table:table-cell>
          <table:table-cell table:style-name="ce130" office:value-type="float" office:value="0.00724032" calcext:value-type="float">
            <text:p>0.00724032</text:p>
          </table:table-cell>
          <table:table-cell table:style-name="ce134" office:value-type="float" office:value="0.00724672" calcext:value-type="float">
            <text:p>0.00724672</text:p>
          </table:table-cell>
          <table:table-cell table:style-name="ce134" office:value-type="float" office:value="0.00724881" calcext:value-type="float">
            <text:p>0.00724881</text:p>
          </table:table-cell>
          <table:table-cell table:style-name="ce134" office:value-type="float" office:value="0.00722489" calcext:value-type="float">
            <text:p>0.00722489</text:p>
          </table:table-cell>
          <table:table-cell table:style-name="ce134" office:value-type="float" office:value="0.00726073" calcext:value-type="float">
            <text:p>0.00726073</text:p>
          </table:table-cell>
          <table:table-cell table:style-name="ce134" office:value-type="float" office:value="0.00736768" calcext:value-type="float">
            <text:p>0.00736768</text:p>
          </table:table-cell>
          <table:table-cell table:style-name="ce134" office:value-type="float" office:value="0.00731992" calcext:value-type="float">
            <text:p>0.00731992</text:p>
          </table:table-cell>
          <table:table-cell table:style-name="ce134" office:value-type="float" office:value="0.00727008" calcext:value-type="float">
            <text:p>0.00727008</text:p>
          </table:table-cell>
          <table:table-cell table:style-name="ce134" office:value-type="float" office:value="0.00725888" calcext:value-type="float">
            <text:p>0.00725888</text:p>
          </table:table-cell>
          <table:table-cell table:style-name="ce134" office:value-type="float" office:value="0.0072672" calcext:value-type="float">
            <text:p>0.0072672</text:p>
          </table:table-cell>
          <table:table-cell table:style-name="ce134" office:value-type="float" office:value="0.00726976" calcext:value-type="float">
            <text:p>0.00726976</text:p>
          </table:table-cell>
          <table:table-cell table:style-name="ce134" office:value-type="float" office:value="0.00724992" calcext:value-type="float">
            <text:p>0.00724992</text:p>
          </table:table-cell>
          <table:table-cell table:style-name="ce134" office:value-type="float" office:value="0.00727808" calcext:value-type="float">
            <text:p>0.00727808</text:p>
          </table:table-cell>
          <table:table-cell table:style-name="ce134" office:value-type="float" office:value="0.00721632" calcext:value-type="float">
            <text:p>0.00721632</text:p>
          </table:table-cell>
          <table:table-cell table:style-name="ce134" office:value-type="float" office:value="0.00725152" calcext:value-type="float">
            <text:p>0.00725152</text:p>
          </table:table-cell>
          <table:table-cell table:style-name="ce138" office:value-type="float" office:value="0.00723168" calcext:value-type="float">
            <text:p>0.00723168</text:p>
          </table:table-cell>
          <table:table-cell table:style-name="ce142" table:formula="of:=AVERAGE([.C17:.R17])" office:value-type="float" office:value="0.007262656875" calcext:value-type="float">
            <text:p>0.007262656875</text:p>
          </table:table-cell>
          <table:table-cell/>
          <table:table-cell table:style-name="ce70" table:formula="of:=MAX([.C17:.R17])" office:value-type="float" office:value="0.00736768" calcext:value-type="float">
            <text:p>0.00736768</text:p>
          </table:table-cell>
          <table:table-cell table:style-name="ce70" table:formula="of:=MIN([.C17:.R17])" office:value-type="float" office:value="0.00721632" calcext:value-type="float">
            <text:p>0.00721632</text:p>
          </table:table-cell>
        </table:table-row>
        <table:table-row table:style-name="ro1">
          <table:table-cell/>
          <table:table-cell table:style-name="ce3" office:value-type="float" office:value="832" calcext:value-type="float">
            <text:p>832</text:p>
          </table:table-cell>
          <table:table-cell table:style-name="ce130" office:value-type="float" office:value="0.00725184" calcext:value-type="float">
            <text:p>0.00725184</text:p>
          </table:table-cell>
          <table:table-cell table:style-name="ce134" office:value-type="float" office:value="0.00721907" calcext:value-type="float">
            <text:p>0.00721907</text:p>
          </table:table-cell>
          <table:table-cell table:style-name="ce134" office:value-type="float" office:value="0.00724008" calcext:value-type="float">
            <text:p>0.00724008</text:p>
          </table:table-cell>
          <table:table-cell table:style-name="ce134" office:value-type="float" office:value="0.00721152" calcext:value-type="float">
            <text:p>0.00721152</text:p>
          </table:table-cell>
          <table:table-cell table:style-name="ce134" office:value-type="float" office:value="0.007288" calcext:value-type="float">
            <text:p>0.007288</text:p>
          </table:table-cell>
          <table:table-cell table:style-name="ce134" office:value-type="float" office:value="0.00723808" calcext:value-type="float">
            <text:p>0.00723808</text:p>
          </table:table-cell>
          <table:table-cell table:style-name="ce134" office:value-type="float" office:value="0.007264" calcext:value-type="float">
            <text:p>0.007264</text:p>
          </table:table-cell>
          <table:table-cell table:style-name="ce134" office:value-type="float" office:value="0.00724784" calcext:value-type="float">
            <text:p>0.00724784</text:p>
          </table:table-cell>
          <table:table-cell table:style-name="ce134" office:value-type="float" office:value="0.007344" calcext:value-type="float">
            <text:p>0.007344</text:p>
          </table:table-cell>
          <table:table-cell table:style-name="ce134" office:value-type="float" office:value="0.00740202" calcext:value-type="float">
            <text:p>0.00740202</text:p>
          </table:table-cell>
          <table:table-cell table:style-name="ce134" office:value-type="float" office:value="0.0072464" calcext:value-type="float">
            <text:p>0.0072464</text:p>
          </table:table-cell>
          <table:table-cell table:style-name="ce134" office:value-type="float" office:value="0.00720588" calcext:value-type="float">
            <text:p>0.00720588</text:p>
          </table:table-cell>
          <table:table-cell table:style-name="ce134" office:value-type="float" office:value="0.00724473" calcext:value-type="float">
            <text:p>0.00724473</text:p>
          </table:table-cell>
          <table:table-cell table:style-name="ce134" office:value-type="float" office:value="0.00736064" calcext:value-type="float">
            <text:p>0.00736064</text:p>
          </table:table-cell>
          <table:table-cell table:style-name="ce134" office:value-type="float" office:value="0.00722521" calcext:value-type="float">
            <text:p>0.00722521</text:p>
          </table:table-cell>
          <table:table-cell table:style-name="ce138" office:value-type="float" office:value="0.0072784" calcext:value-type="float">
            <text:p>0.0072784</text:p>
          </table:table-cell>
          <table:table-cell table:style-name="ce142" table:formula="of:=AVERAGE([.C18:.R18])" office:value-type="float" office:value="0.007266731875" calcext:value-type="float">
            <text:p>0.007266731875</text:p>
          </table:table-cell>
          <table:table-cell/>
          <table:table-cell table:style-name="ce70" table:formula="of:=MAX([.C18:.R18])" office:value-type="float" office:value="0.00740202" calcext:value-type="float">
            <text:p>0.00740202</text:p>
          </table:table-cell>
          <table:table-cell table:style-name="ce70" table:formula="of:=MIN([.C18:.R18])" office:value-type="float" office:value="0.00720588" calcext:value-type="float">
            <text:p>0.00720588</text:p>
          </table:table-cell>
        </table:table-row>
        <table:table-row table:style-name="ro1">
          <table:table-cell/>
          <table:table-cell table:style-name="ce3" office:value-type="float" office:value="896" calcext:value-type="float">
            <text:p>896</text:p>
          </table:table-cell>
          <table:table-cell table:style-name="ce130" office:value-type="float" office:value="0.0072928" calcext:value-type="float">
            <text:p>0.0072928</text:p>
          </table:table-cell>
          <table:table-cell table:style-name="ce134" office:value-type="float" office:value="0.00749899" calcext:value-type="float">
            <text:p>0.00749899</text:p>
          </table:table-cell>
          <table:table-cell table:style-name="ce134" office:value-type="float" office:value="0.00731392" calcext:value-type="float">
            <text:p>0.00731392</text:p>
          </table:table-cell>
          <table:table-cell table:style-name="ce134" office:value-type="float" office:value="0.00722457" calcext:value-type="float">
            <text:p>0.00722457</text:p>
          </table:table-cell>
          <table:table-cell table:style-name="ce134" office:value-type="float" office:value="0.00720544" calcext:value-type="float">
            <text:p>0.00720544</text:p>
          </table:table-cell>
          <table:table-cell table:style-name="ce134" office:value-type="float" office:value="0.00725883" calcext:value-type="float">
            <text:p>0.00725883</text:p>
          </table:table-cell>
          <table:table-cell table:style-name="ce134" office:value-type="float" office:value="0.00722514" calcext:value-type="float">
            <text:p>0.00722514</text:p>
          </table:table-cell>
          <table:table-cell table:style-name="ce134" office:value-type="float" office:value="0.00720679" calcext:value-type="float">
            <text:p>0.00720679</text:p>
          </table:table-cell>
          <table:table-cell table:style-name="ce134" office:value-type="float" office:value="0.00733253" calcext:value-type="float">
            <text:p>0.00733253</text:p>
          </table:table-cell>
          <table:table-cell table:style-name="ce134" office:value-type="float" office:value="0.00726955" calcext:value-type="float">
            <text:p>0.00726955</text:p>
          </table:table-cell>
          <table:table-cell table:style-name="ce134" office:value-type="float" office:value="0.00727887" calcext:value-type="float">
            <text:p>0.00727887</text:p>
          </table:table-cell>
          <table:table-cell table:style-name="ce134" office:value-type="float" office:value="0.00724016" calcext:value-type="float">
            <text:p>0.00724016</text:p>
          </table:table-cell>
          <table:table-cell table:style-name="ce134" office:value-type="float" office:value="0.00728576" calcext:value-type="float">
            <text:p>0.00728576</text:p>
          </table:table-cell>
          <table:table-cell table:style-name="ce134" office:value-type="float" office:value="0.00730272" calcext:value-type="float">
            <text:p>0.00730272</text:p>
          </table:table-cell>
          <table:table-cell table:style-name="ce134" office:value-type="float" office:value="0.0073088" calcext:value-type="float">
            <text:p>0.0073088</text:p>
          </table:table-cell>
          <table:table-cell table:style-name="ce138" office:value-type="float" office:value="0.007296" calcext:value-type="float">
            <text:p>0.007296</text:p>
          </table:table-cell>
          <table:table-cell table:style-name="ce142" table:formula="of:=AVERAGE([.C19:.R19])" office:value-type="float" office:value="0.007283804375" calcext:value-type="float">
            <text:p>0.007283804375</text:p>
          </table:table-cell>
          <table:table-cell/>
          <table:table-cell table:style-name="ce70" table:formula="of:=MAX([.C19:.R19])" office:value-type="float" office:value="0.00749899" calcext:value-type="float">
            <text:p>0.00749899</text:p>
          </table:table-cell>
          <table:table-cell table:style-name="ce70" table:formula="of:=MIN([.C19:.R19])" office:value-type="float" office:value="0.00720544" calcext:value-type="float">
            <text:p>0.00720544</text:p>
          </table:table-cell>
        </table:table-row>
        <table:table-row table:style-name="ro1">
          <table:table-cell/>
          <table:table-cell table:style-name="ce3" office:value-type="float" office:value="960" calcext:value-type="float">
            <text:p>960</text:p>
          </table:table-cell>
          <table:table-cell table:style-name="ce130" office:value-type="float" office:value="0.00726304" calcext:value-type="float">
            <text:p>0.00726304</text:p>
          </table:table-cell>
          <table:table-cell table:style-name="ce134" office:value-type="float" office:value="0.00724736" calcext:value-type="float">
            <text:p>0.00724736</text:p>
          </table:table-cell>
          <table:table-cell table:style-name="ce134" office:value-type="float" office:value="0.00724448" calcext:value-type="float">
            <text:p>0.00724448</text:p>
          </table:table-cell>
          <table:table-cell table:style-name="ce134" office:value-type="float" office:value="0.00725088" calcext:value-type="float">
            <text:p>0.00725088</text:p>
          </table:table-cell>
          <table:table-cell table:style-name="ce134" office:value-type="float" office:value="0.00729472" calcext:value-type="float">
            <text:p>0.00729472</text:p>
          </table:table-cell>
          <table:table-cell table:style-name="ce134" office:value-type="float" office:value="0.00728359" calcext:value-type="float">
            <text:p>0.00728359</text:p>
          </table:table-cell>
          <table:table-cell table:style-name="ce134" office:value-type="float" office:value="0.00727456" calcext:value-type="float">
            <text:p>0.00727456</text:p>
          </table:table-cell>
          <table:table-cell table:style-name="ce134" office:value-type="float" office:value="0.00730182" calcext:value-type="float">
            <text:p>0.00730182</text:p>
          </table:table-cell>
          <table:table-cell table:style-name="ce134" office:value-type="float" office:value="0.00729697" calcext:value-type="float">
            <text:p>0.00729697</text:p>
          </table:table-cell>
          <table:table-cell table:style-name="ce134" office:value-type="float" office:value="0.0072512" calcext:value-type="float">
            <text:p>0.0072512</text:p>
          </table:table-cell>
          <table:table-cell table:style-name="ce134" office:value-type="float" office:value="0.00726752" calcext:value-type="float">
            <text:p>0.00726752</text:p>
          </table:table-cell>
          <table:table-cell table:style-name="ce134" office:value-type="float" office:value="0.00721713" calcext:value-type="float">
            <text:p>0.00721713</text:p>
          </table:table-cell>
          <table:table-cell table:style-name="ce134" office:value-type="float" office:value="0.0072864" calcext:value-type="float">
            <text:p>0.0072864</text:p>
          </table:table-cell>
          <table:table-cell table:style-name="ce134" office:value-type="float" office:value="0.00727596" calcext:value-type="float">
            <text:p>0.00727596</text:p>
          </table:table-cell>
          <table:table-cell table:style-name="ce134" office:value-type="float" office:value="0.00725856" calcext:value-type="float">
            <text:p>0.00725856</text:p>
          </table:table-cell>
          <table:table-cell table:style-name="ce138" office:value-type="float" office:value="0.0072672" calcext:value-type="float">
            <text:p>0.0072672</text:p>
          </table:table-cell>
          <table:table-cell table:style-name="ce142" table:formula="of:=AVERAGE([.C20:.R20])" office:value-type="float" office:value="0.007267586875" calcext:value-type="float">
            <text:p>0.007267586875</text:p>
          </table:table-cell>
          <table:table-cell/>
          <table:table-cell table:style-name="ce70" table:formula="of:=MAX([.C20:.R20])" office:value-type="float" office:value="0.00730182" calcext:value-type="float">
            <text:p>0.00730182</text:p>
          </table:table-cell>
          <table:table-cell table:style-name="ce70" table:formula="of:=MIN([.C20:.R20])" office:value-type="float" office:value="0.00721713" calcext:value-type="float">
            <text:p>0.00721713</text:p>
          </table:table-cell>
        </table:table-row>
        <table:table-row table:style-name="ro1">
          <table:table-cell/>
          <table:table-cell table:style-name="ce4" office:value-type="float" office:value="1024" calcext:value-type="float">
            <text:p>1024</text:p>
          </table:table-cell>
          <table:table-cell table:style-name="ce131" office:value-type="float" office:value="0.00723788" calcext:value-type="float">
            <text:p>0.00723788</text:p>
          </table:table-cell>
          <table:table-cell table:style-name="ce135" office:value-type="float" office:value="0.00732832" calcext:value-type="float">
            <text:p>0.00732832</text:p>
          </table:table-cell>
          <table:table-cell table:style-name="ce135" office:value-type="float" office:value="0.00725888" calcext:value-type="float">
            <text:p>0.00725888</text:p>
          </table:table-cell>
          <table:table-cell table:style-name="ce135" office:value-type="float" office:value="0.00725664" calcext:value-type="float">
            <text:p>0.00725664</text:p>
          </table:table-cell>
          <table:table-cell table:style-name="ce135" office:value-type="float" office:value="0.00732931" calcext:value-type="float">
            <text:p>0.00732931</text:p>
          </table:table-cell>
          <table:table-cell table:style-name="ce135" office:value-type="float" office:value="0.00725568" calcext:value-type="float">
            <text:p>0.00725568</text:p>
          </table:table-cell>
          <table:table-cell table:style-name="ce135" office:value-type="float" office:value="0.00724493" calcext:value-type="float">
            <text:p>0.00724493</text:p>
          </table:table-cell>
          <table:table-cell table:style-name="ce135" office:value-type="float" office:value="0.00719604" calcext:value-type="float">
            <text:p>0.00719604</text:p>
          </table:table-cell>
          <table:table-cell table:style-name="ce135" office:value-type="float" office:value="0.00726112" calcext:value-type="float">
            <text:p>0.00726112</text:p>
          </table:table-cell>
          <table:table-cell table:style-name="ce135" office:value-type="float" office:value="0.00722678" calcext:value-type="float">
            <text:p>0.00722678</text:p>
          </table:table-cell>
          <table:table-cell table:style-name="ce135" office:value-type="float" office:value="0.00730925" calcext:value-type="float">
            <text:p>0.00730925</text:p>
          </table:table-cell>
          <table:table-cell table:style-name="ce135" office:value-type="float" office:value="0.00736776" calcext:value-type="float">
            <text:p>0.00736776</text:p>
          </table:table-cell>
          <table:table-cell table:style-name="ce135" office:value-type="float" office:value="0.0072768" calcext:value-type="float">
            <text:p>0.0072768</text:p>
          </table:table-cell>
          <table:table-cell table:style-name="ce135" office:value-type="float" office:value="0.00721713" calcext:value-type="float">
            <text:p>0.00721713</text:p>
          </table:table-cell>
          <table:table-cell table:style-name="ce135" office:value-type="float" office:value="0.00725472" calcext:value-type="float">
            <text:p>0.00725472</text:p>
          </table:table-cell>
          <table:table-cell table:style-name="ce139" office:value-type="float" office:value="0.00725568" calcext:value-type="float">
            <text:p>0.00725568</text:p>
          </table:table-cell>
          <table:table-cell table:style-name="ce143" table:formula="of:=AVERAGE([.C21:.R21])" office:value-type="float" office:value="0.0072673075" calcext:value-type="float">
            <text:p>0.0072673075</text:p>
          </table:table-cell>
          <table:table-cell/>
          <table:table-cell table:style-name="ce71" table:formula="of:=MAX([.C21:.R21])" office:value-type="float" office:value="0.00736776" calcext:value-type="float">
            <text:p>0.00736776</text:p>
          </table:table-cell>
          <table:table-cell table:style-name="ce71" table:formula="of:=MIN([.C21:.R21])" office:value-type="float" office:value="0.00719604" calcext:value-type="float">
            <text:p>0.00719604</text:p>
          </table:table-cell>
        </table:table-row>
        <table:table-row table:style-name="ro1">
          <table:table-cell/>
          <table:table-cell table:style-name="ce44" office:value-type="string" calcext:value-type="string">
            <text:p>Moyenne X</text:p>
          </table:table-cell>
          <table:table-cell table:style-name="ce132" table:formula="of:=AVERAGE([.C6:.C21])" office:value-type="float" office:value="0.0072594525" calcext:value-type="float">
            <text:p>0.0072594525</text:p>
          </table:table-cell>
          <table:table-cell table:style-name="ce136" table:formula="of:=AVERAGE([.D6:.D21])" office:value-type="float" office:value="0.00728818125" calcext:value-type="float">
            <text:p>0.00728818125</text:p>
          </table:table-cell>
          <table:table-cell table:style-name="ce136" table:formula="of:=AVERAGE([.E6:.E21])" office:value-type="float" office:value="0.007284261875" calcext:value-type="float">
            <text:p>0.007284261875</text:p>
          </table:table-cell>
          <table:table-cell table:style-name="ce136" table:formula="of:=AVERAGE([.F6:.F21])" office:value-type="float" office:value="0.007251739375" calcext:value-type="float">
            <text:p>0.007251739375</text:p>
          </table:table-cell>
          <table:table-cell table:style-name="ce136" table:formula="of:=AVERAGE([.G6:.G21])" office:value-type="float" office:value="0.00728330375" calcext:value-type="float">
            <text:p>0.00728330375</text:p>
          </table:table-cell>
          <table:table-cell table:style-name="ce136" table:formula="of:=AVERAGE([.H6:.H21])" office:value-type="float" office:value="0.007269195" calcext:value-type="float">
            <text:p>0.007269195</text:p>
          </table:table-cell>
          <table:table-cell table:style-name="ce136" table:formula="of:=AVERAGE([.I6:.I21])" office:value-type="float" office:value="0.007277719375" calcext:value-type="float">
            <text:p>0.007277719375</text:p>
          </table:table-cell>
          <table:table-cell table:style-name="ce136" table:formula="of:=AVERAGE([.J6:.J21])" office:value-type="float" office:value="0.00726522875" calcext:value-type="float">
            <text:p>0.00726522875</text:p>
          </table:table-cell>
          <table:table-cell table:style-name="ce136" table:formula="of:=AVERAGE([.K6:.K21])" office:value-type="float" office:value="0.00728737875" calcext:value-type="float">
            <text:p>0.00728737875</text:p>
          </table:table-cell>
          <table:table-cell table:style-name="ce136" table:formula="of:=AVERAGE([.L6:.L21])" office:value-type="float" office:value="0.00726839" calcext:value-type="float">
            <text:p>0.00726839</text:p>
          </table:table-cell>
          <table:table-cell table:style-name="ce136" table:formula="of:=AVERAGE([.M6:.M21])" office:value-type="float" office:value="0.007273833125" calcext:value-type="float">
            <text:p>0.007273833125</text:p>
          </table:table-cell>
          <table:table-cell table:style-name="ce136" table:formula="of:=AVERAGE([.N6:.N21])" office:value-type="float" office:value="0.007273903125" calcext:value-type="float">
            <text:p>0.007273903125</text:p>
          </table:table-cell>
          <table:table-cell table:style-name="ce136" table:formula="of:=AVERAGE([.O6:.O21])" office:value-type="float" office:value="0.007261871875" calcext:value-type="float">
            <text:p>0.007261871875</text:p>
          </table:table-cell>
          <table:table-cell table:style-name="ce136" table:formula="of:=AVERAGE([.P6:.P21])" office:value-type="float" office:value="0.0072687875" calcext:value-type="float">
            <text:p>0.0072687875</text:p>
          </table:table-cell>
          <table:table-cell table:style-name="ce136" table:formula="of:=AVERAGE([.Q6:.Q21])" office:value-type="float" office:value="0.007280966875" calcext:value-type="float">
            <text:p>0.007280966875</text:p>
          </table:table-cell>
          <table:table-cell table:style-name="ce140" table:formula="of:=AVERAGE([.R6:.R21])" office:value-type="float" office:value="0.007260000625" calcext:value-type="float">
            <text:p>0.007260000625</text:p>
          </table:table-cell>
          <table:table-cell table:style-name="ce6" table:formula="of:=AVERAGE([.S6:.S21])" office:value-type="float" office:value="0.007272138359375" calcext:value-type="float">
            <text:p>0.007272138359375</text:p>
          </table:table-cell>
          <table:table-cell/>
          <table:table-cell table:style-name="ce44" table:formula="of:=MAX([.U6:.U21])" office:value-type="float" office:value="0.00754776" calcext:value-type="float">
            <text:p>0.00754776</text:p>
          </table:table-cell>
          <table:table-cell table:style-name="ce44" table:formula="of:=MIN([.V6:.V21])" office:value-type="float" office:value="0.00717696" calcext:value-type="float">
            <text:p>0.00717696</text:p>
          </table:table-cell>
        </table:table-row>
        <table:table-row table:style-name="ro1" table:number-rows-repeated="1048553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Process Shared &amp; Stream_4'.C6:'Process Shared &amp; Stream_4'.R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hared &amp; Stream_4'.S6:'Process Shared &amp; Stream_4'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hared &amp; Stream_4'.C22:'Process Shared &amp; Stream_4'.R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Moyenne Finale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number-columns-repeated="2"/>
          <table:table-cell table:style-name="ce6" table:number-columns-repeated="16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style-name="ce13" office:value-type="string" calcext:value-type="string" table:number-columns-spanned="13" table:number-rows-spanned="1">
            <text:p>Processing Shared &amp; Stream</text:p>
          </table:table-cell>
          <table:covered-table-cell table:number-columns-repeated="12" table:style-name="ce6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16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           Dim X</text:p>
            <text:p>Dim Y           </text:p>
          </table:table-cell>
          <table:table-cell table:style-name="ce7" office:value-type="float" office:value="64" calcext:value-type="float" table:number-columns-spanned="1" table:number-rows-spanned="2">
            <text:p>64</text:p>
          </table:table-cell>
          <table:table-cell table:style-name="ce14" office:value-type="float" office:value="128" calcext:value-type="float" table:number-columns-spanned="1" table:number-rows-spanned="2">
            <text:p>128</text:p>
          </table:table-cell>
          <table:table-cell table:style-name="ce14" office:value-type="float" office:value="192" calcext:value-type="float" table:number-columns-spanned="1" table:number-rows-spanned="2">
            <text:p>192</text:p>
          </table:table-cell>
          <table:table-cell table:style-name="ce14" office:value-type="float" office:value="256" calcext:value-type="float" table:number-columns-spanned="1" table:number-rows-spanned="2">
            <text:p>256</text:p>
          </table:table-cell>
          <table:table-cell table:style-name="ce14" office:value-type="float" office:value="320" calcext:value-type="float" table:number-columns-spanned="1" table:number-rows-spanned="2">
            <text:p>320</text:p>
          </table:table-cell>
          <table:table-cell table:style-name="ce14" office:value-type="float" office:value="384" calcext:value-type="float" table:number-columns-spanned="1" table:number-rows-spanned="2">
            <text:p>384</text:p>
          </table:table-cell>
          <table:table-cell table:style-name="ce14" office:value-type="float" office:value="448" calcext:value-type="float" table:number-columns-spanned="1" table:number-rows-spanned="2">
            <text:p>448</text:p>
          </table:table-cell>
          <table:table-cell table:style-name="ce14" office:value-type="float" office:value="512" calcext:value-type="float" table:number-columns-spanned="1" table:number-rows-spanned="2">
            <text:p>512</text:p>
          </table:table-cell>
          <table:table-cell table:style-name="ce14" office:value-type="float" office:value="576" calcext:value-type="float" table:number-columns-spanned="1" table:number-rows-spanned="2">
            <text:p>576</text:p>
          </table:table-cell>
          <table:table-cell table:style-name="ce14" office:value-type="float" office:value="640" calcext:value-type="float" table:number-columns-spanned="1" table:number-rows-spanned="2">
            <text:p>640</text:p>
          </table:table-cell>
          <table:table-cell table:style-name="ce14" office:value-type="float" office:value="704" calcext:value-type="float" table:number-columns-spanned="1" table:number-rows-spanned="2">
            <text:p>704</text:p>
          </table:table-cell>
          <table:table-cell table:style-name="ce14" office:value-type="float" office:value="768" calcext:value-type="float" table:number-columns-spanned="1" table:number-rows-spanned="2">
            <text:p>768</text:p>
          </table:table-cell>
          <table:table-cell table:style-name="ce14" office:value-type="float" office:value="832" calcext:value-type="float" table:number-columns-spanned="1" table:number-rows-spanned="2">
            <text:p>832</text:p>
          </table:table-cell>
          <table:table-cell table:style-name="ce14" office:value-type="float" office:value="896" calcext:value-type="float" table:number-columns-spanned="1" table:number-rows-spanned="2">
            <text:p>896</text:p>
          </table:table-cell>
          <table:table-cell table:style-name="ce14" office:value-type="float" office:value="960" calcext:value-type="float" table:number-columns-spanned="1" table:number-rows-spanned="2">
            <text:p>960</text:p>
          </table:table-cell>
          <table:table-cell table:style-name="ce20" office:value-type="float" office:value="1024" calcext:value-type="float" table:number-columns-spanned="1" table:number-rows-spanned="2">
            <text:p>1024</text:p>
          </table:table-cell>
          <table:table-cell table:style-name="ce44" office:value-type="string" calcext:value-type="string" table:number-columns-spanned="1" table:number-rows-spanned="2">
            <text:p>Moyenne Y</text:p>
          </table:table-cell>
          <table:table-cell/>
          <table:table-cell table:style-name="ce44" office:value-type="string" calcext:value-type="string" table:number-columns-spanned="1" table:number-rows-spanned="2">
            <text:p>Pire</text:p>
          </table:table-cell>
          <table:table-cell table:style-name="ce44" office:value-type="string" calcext:value-type="string" table:number-columns-spanned="1" table:number-rows-spanned="2">
            <text:p>Meilleure</text:p>
          </table:table-cell>
        </table:table-row>
        <table:table-row table:style-name="ro1">
          <table:table-cell/>
          <table:covered-table-cell/>
          <table:covered-table-cell table:style-name="ce8"/>
          <table:covered-table-cell table:number-columns-repeated="14" table:style-name="ce15"/>
          <table:covered-table-cell table:style-name="ce21"/>
          <table:covered-table-cell table:style-name="ce6"/>
          <table:table-cell/>
          <table:covered-table-cell table:number-columns-repeated="2" table:style-name="ce68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89" table:formula="of:=([$'Process Standard'.C6]+[$'Process Shared'.C6]+[$'Process Stream_2'.C6]+[$'Process Stream_4'.C6]+[$'Process Shared &amp; Stream_4'.C6])/5" office:value-type="float" office:value="0.007177858" calcext:value-type="float">
            <text:p>0.007177858</text:p>
          </table:table-cell>
          <table:table-cell table:style-name="ce148" table:formula="of:=([$'Process Standard'.D6]+[$'Process Shared'.D6]+[$'Process Stream_2'.D6]+[$'Process Stream_4'.D6]+[$'Process Shared &amp; Stream_4'.D6])/5" office:value-type="float" office:value="0.007166978" calcext:value-type="float">
            <text:p>0.007166978</text:p>
          </table:table-cell>
          <table:table-cell table:style-name="ce148" table:formula="of:=([$'Process Standard'.E6]+[$'Process Shared'.E6]+[$'Process Stream_2'.E6]+[$'Process Stream_4'.E6]+[$'Process Shared &amp; Stream_4'.E6])/5" office:value-type="float" office:value="0.00716971" calcext:value-type="float">
            <text:p>0.00716971</text:p>
          </table:table-cell>
          <table:table-cell table:style-name="ce148" table:formula="of:=([$'Process Standard'.F6]+[$'Process Shared'.F6]+[$'Process Stream_2'.F6]+[$'Process Stream_4'.F6]+[$'Process Shared &amp; Stream_4'.F6])/5" office:value-type="float" office:value="0.007116538" calcext:value-type="float">
            <text:p>0.007116538</text:p>
          </table:table-cell>
          <table:table-cell table:style-name="ce148" table:formula="of:=([$'Process Standard'.G6]+[$'Process Shared'.G6]+[$'Process Stream_2'.G6]+[$'Process Stream_4'.G6]+[$'Process Shared &amp; Stream_4'.G6])/5" office:value-type="float" office:value="0.00719042" calcext:value-type="float">
            <text:p>0.00719042</text:p>
          </table:table-cell>
          <table:table-cell table:style-name="ce148" table:formula="of:=([$'Process Standard'.H6]+[$'Process Shared'.H6]+[$'Process Stream_2'.H6]+[$'Process Stream_4'.H6]+[$'Process Shared &amp; Stream_4'.H6])/5" office:value-type="float" office:value="0.007203486" calcext:value-type="float">
            <text:p>0.007203486</text:p>
          </table:table-cell>
          <table:table-cell table:style-name="ce148" table:formula="of:=([$'Process Standard'.I6]+[$'Process Shared'.I6]+[$'Process Stream_2'.I6]+[$'Process Stream_4'.I6]+[$'Process Shared &amp; Stream_4'.I6])/5" office:value-type="float" office:value="0.007175926" calcext:value-type="float">
            <text:p>0.007175926</text:p>
          </table:table-cell>
          <table:table-cell table:style-name="ce148" table:formula="of:=([$'Process Standard'.J6]+[$'Process Shared'.J6]+[$'Process Stream_2'.J6]+[$'Process Stream_4'.J6]+[$'Process Shared &amp; Stream_4'.J6])/5" office:value-type="float" office:value="0.007215712" calcext:value-type="float">
            <text:p>0.007215712</text:p>
          </table:table-cell>
          <table:table-cell table:style-name="ce148" table:formula="of:=([$'Process Standard'.K6]+[$'Process Shared'.K6]+[$'Process Stream_2'.K6]+[$'Process Stream_4'.K6]+[$'Process Shared &amp; Stream_4'.K6])/5" office:value-type="float" office:value="0.007205752" calcext:value-type="float">
            <text:p>0.007205752</text:p>
          </table:table-cell>
          <table:table-cell table:style-name="ce148" table:formula="of:=([$'Process Standard'.L6]+[$'Process Shared'.L6]+[$'Process Stream_2'.L6]+[$'Process Stream_4'.L6]+[$'Process Shared &amp; Stream_4'.L6])/5" office:value-type="float" office:value="0.007213272" calcext:value-type="float">
            <text:p>0.007213272</text:p>
          </table:table-cell>
          <table:table-cell table:style-name="ce148" table:formula="of:=([$'Process Standard'.M6]+[$'Process Shared'.M6]+[$'Process Stream_2'.M6]+[$'Process Stream_4'.M6]+[$'Process Shared &amp; Stream_4'.M6])/5" office:value-type="float" office:value="0.007139094" calcext:value-type="float">
            <text:p>0.007139094</text:p>
          </table:table-cell>
          <table:table-cell table:style-name="ce148" table:formula="of:=([$'Process Standard'.N6]+[$'Process Shared'.N6]+[$'Process Stream_2'.N6]+[$'Process Stream_4'.N6]+[$'Process Shared &amp; Stream_4'.N6])/5" office:value-type="float" office:value="0.007190214" calcext:value-type="float">
            <text:p>0.007190214</text:p>
          </table:table-cell>
          <table:table-cell table:style-name="ce148" table:formula="of:=([$'Process Standard'.O6]+[$'Process Shared'.O6]+[$'Process Stream_2'.O6]+[$'Process Stream_4'.O6]+[$'Process Shared &amp; Stream_4'.O6])/5" office:value-type="float" office:value="0.007164376" calcext:value-type="float">
            <text:p>0.007164376</text:p>
          </table:table-cell>
          <table:table-cell table:style-name="ce148" table:formula="of:=([$'Process Standard'.P6]+[$'Process Shared'.P6]+[$'Process Stream_2'.P6]+[$'Process Stream_4'.P6]+[$'Process Shared &amp; Stream_4'.P6])/5" office:value-type="float" office:value="0.007162332" calcext:value-type="float">
            <text:p>0.007162332</text:p>
          </table:table-cell>
          <table:table-cell table:style-name="ce148" table:formula="of:=([$'Process Standard'.Q6]+[$'Process Shared'.Q6]+[$'Process Stream_2'.Q6]+[$'Process Stream_4'.Q6]+[$'Process Shared &amp; Stream_4'.Q6])/5" office:value-type="float" office:value="0.00717738" calcext:value-type="float">
            <text:p>0.00717738</text:p>
          </table:table-cell>
          <table:table-cell table:style-name="ce152" table:formula="of:=([$'Process Standard'.R6]+[$'Process Shared'.R6]+[$'Process Stream_2'.R6]+[$'Process Stream_4'.R6]+[$'Process Shared &amp; Stream_4'.R6])/5" office:value-type="float" office:value="0.007168406" calcext:value-type="float">
            <text:p>0.007168406</text:p>
          </table:table-cell>
          <table:table-cell table:style-name="ce167" table:formula="of:=AVERAGE([.C6:.R6])" office:value-type="float" office:value="0.007177340875" calcext:value-type="float">
            <text:p>0.007177340875</text:p>
          </table:table-cell>
          <table:table-cell/>
          <table:table-cell table:style-name="ce69" table:formula="of:=MAX([.C6:.R6])" office:value-type="float" office:value="0.007215712" calcext:value-type="float">
            <text:p>0.007215712</text:p>
          </table:table-cell>
          <table:table-cell table:style-name="ce69" table:formula="of:=MIN([.C6:.R6])" office:value-type="float" office:value="0.007116538" calcext:value-type="float">
            <text:p>0.007116538</text:p>
          </table:table-cell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145" table:formula="of:=([$'Process Standard'.C7]+[$'Process Shared'.C7]+[$'Process Stream_2'.C7]+[$'Process Stream_4'.C7]+[$'Process Shared &amp; Stream_4'.C7])/5" office:value-type="float" office:value="0.007216742" calcext:value-type="float">
            <text:p>0.007216742</text:p>
          </table:table-cell>
          <table:table-cell table:style-name="ce149" table:formula="of:=([$'Process Standard'.D7]+[$'Process Shared'.D7]+[$'Process Stream_2'.D7]+[$'Process Stream_4'.D7]+[$'Process Shared &amp; Stream_4'.D7])/5" office:value-type="float" office:value="0.007213056" calcext:value-type="float">
            <text:p>0.007213056</text:p>
          </table:table-cell>
          <table:table-cell table:style-name="ce149" table:formula="of:=([$'Process Standard'.E7]+[$'Process Shared'.E7]+[$'Process Stream_2'.E7]+[$'Process Stream_4'.E7]+[$'Process Shared &amp; Stream_4'.E7])/5" office:value-type="float" office:value="0.00725997" calcext:value-type="float">
            <text:p>0.00725997</text:p>
          </table:table-cell>
          <table:table-cell table:style-name="ce149" table:formula="of:=([$'Process Standard'.F7]+[$'Process Shared'.F7]+[$'Process Stream_2'.F7]+[$'Process Stream_4'.F7]+[$'Process Shared &amp; Stream_4'.F7])/5" office:value-type="float" office:value="0.00715463" calcext:value-type="float">
            <text:p>0.00715463</text:p>
          </table:table-cell>
          <table:table-cell table:style-name="ce149" table:formula="of:=([$'Process Standard'.G7]+[$'Process Shared'.G7]+[$'Process Stream_2'.G7]+[$'Process Stream_4'.G7]+[$'Process Shared &amp; Stream_4'.G7])/5" office:value-type="float" office:value="0.007168916" calcext:value-type="float">
            <text:p>0.007168916</text:p>
          </table:table-cell>
          <table:table-cell table:style-name="ce149" table:formula="of:=([$'Process Standard'.H7]+[$'Process Shared'.H7]+[$'Process Stream_2'.H7]+[$'Process Stream_4'.H7]+[$'Process Shared &amp; Stream_4'.H7])/5" office:value-type="float" office:value="0.007166714" calcext:value-type="float">
            <text:p>0.007166714</text:p>
          </table:table-cell>
          <table:table-cell table:style-name="ce149" table:formula="of:=([$'Process Standard'.I7]+[$'Process Shared'.I7]+[$'Process Stream_2'.I7]+[$'Process Stream_4'.I7]+[$'Process Shared &amp; Stream_4'.I7])/5" office:value-type="float" office:value="0.007167752" calcext:value-type="float">
            <text:p>0.007167752</text:p>
          </table:table-cell>
          <table:table-cell table:style-name="ce149" table:formula="of:=([$'Process Standard'.J7]+[$'Process Shared'.J7]+[$'Process Stream_2'.J7]+[$'Process Stream_4'.J7]+[$'Process Shared &amp; Stream_4'.J7])/5" office:value-type="float" office:value="0.007158358" calcext:value-type="float">
            <text:p>0.007158358</text:p>
          </table:table-cell>
          <table:table-cell table:style-name="ce149" table:formula="of:=([$'Process Standard'.K7]+[$'Process Shared'.K7]+[$'Process Stream_2'.K7]+[$'Process Stream_4'.K7]+[$'Process Shared &amp; Stream_4'.K7])/5" office:value-type="float" office:value="0.007183272" calcext:value-type="float">
            <text:p>0.007183272</text:p>
          </table:table-cell>
          <table:table-cell table:style-name="ce149" table:formula="of:=([$'Process Standard'.L7]+[$'Process Shared'.L7]+[$'Process Stream_2'.L7]+[$'Process Stream_4'.L7]+[$'Process Shared &amp; Stream_4'.L7])/5" office:value-type="float" office:value="0.007174702" calcext:value-type="float">
            <text:p>0.007174702</text:p>
          </table:table-cell>
          <table:table-cell table:style-name="ce149" table:formula="of:=([$'Process Standard'.M7]+[$'Process Shared'.M7]+[$'Process Stream_2'.M7]+[$'Process Stream_4'.M7]+[$'Process Shared &amp; Stream_4'.M7])/5" office:value-type="float" office:value="0.00717771" calcext:value-type="float">
            <text:p>0.00717771</text:p>
          </table:table-cell>
          <table:table-cell table:style-name="ce149" table:formula="of:=([$'Process Standard'.N7]+[$'Process Shared'.N7]+[$'Process Stream_2'.N7]+[$'Process Stream_4'.N7]+[$'Process Shared &amp; Stream_4'.N7])/5" office:value-type="float" office:value="0.007208178" calcext:value-type="float">
            <text:p>0.007208178</text:p>
          </table:table-cell>
          <table:table-cell table:style-name="ce149" table:formula="of:=([$'Process Standard'.O7]+[$'Process Shared'.O7]+[$'Process Stream_2'.O7]+[$'Process Stream_4'.O7]+[$'Process Shared &amp; Stream_4'.O7])/5" office:value-type="float" office:value="0.007192682" calcext:value-type="float">
            <text:p>0.007192682</text:p>
          </table:table-cell>
          <table:table-cell table:style-name="ce149" table:formula="of:=([$'Process Standard'.P7]+[$'Process Shared'.P7]+[$'Process Stream_2'.P7]+[$'Process Stream_4'.P7]+[$'Process Shared &amp; Stream_4'.P7])/5" office:value-type="float" office:value="0.007249468" calcext:value-type="float">
            <text:p>0.007249468</text:p>
          </table:table-cell>
          <table:table-cell table:style-name="ce149" table:formula="of:=([$'Process Standard'.Q7]+[$'Process Shared'.Q7]+[$'Process Stream_2'.Q7]+[$'Process Stream_4'.Q7]+[$'Process Shared &amp; Stream_4'.Q7])/5" office:value-type="float" office:value="0.007193206" calcext:value-type="float">
            <text:p>0.007193206</text:p>
          </table:table-cell>
          <table:table-cell table:style-name="ce153" table:formula="of:=([$'Process Standard'.R7]+[$'Process Shared'.R7]+[$'Process Stream_2'.R7]+[$'Process Stream_4'.R7]+[$'Process Shared &amp; Stream_4'.R7])/5" office:value-type="float" office:value="0.007194436" calcext:value-type="float">
            <text:p>0.007194436</text:p>
          </table:table-cell>
          <table:table-cell table:style-name="ce168" table:formula="of:=AVERAGE([.C7:.R7])" office:value-type="float" office:value="0.007192487" calcext:value-type="float">
            <text:p>0.007192487</text:p>
          </table:table-cell>
          <table:table-cell/>
          <table:table-cell table:style-name="ce70" table:formula="of:=MAX([.C7:.R7])" office:value-type="float" office:value="0.00725997" calcext:value-type="float">
            <text:p>0.00725997</text:p>
          </table:table-cell>
          <table:table-cell table:style-name="ce70" table:formula="of:=MIN([.C7:.R7])" office:value-type="float" office:value="0.00715463" calcext:value-type="float">
            <text:p>0.00715463</text:p>
          </table:table-cell>
        </table:table-row>
        <table:table-row table:style-name="ro1">
          <table:table-cell/>
          <table:table-cell table:style-name="ce3" office:value-type="float" office:value="192" calcext:value-type="float">
            <text:p>192</text:p>
          </table:table-cell>
          <table:table-cell table:style-name="ce145" table:formula="of:=([$'Process Standard'.C8]+[$'Process Shared'.C8]+[$'Process Stream_2'.C8]+[$'Process Stream_4'.C8]+[$'Process Shared &amp; Stream_4'.C8])/5" office:value-type="float" office:value="0.007194052" calcext:value-type="float">
            <text:p>0.007194052</text:p>
          </table:table-cell>
          <table:table-cell table:style-name="ce149" table:formula="of:=([$'Process Standard'.D8]+[$'Process Shared'.D8]+[$'Process Stream_2'.D8]+[$'Process Stream_4'.D8]+[$'Process Shared &amp; Stream_4'.D8])/5" office:value-type="float" office:value="0.007205026" calcext:value-type="float">
            <text:p>0.007205026</text:p>
          </table:table-cell>
          <table:table-cell table:style-name="ce149" table:formula="of:=([$'Process Standard'.E8]+[$'Process Shared'.E8]+[$'Process Stream_2'.E8]+[$'Process Stream_4'.E8]+[$'Process Shared &amp; Stream_4'.E8])/5" office:value-type="float" office:value="0.007190816" calcext:value-type="float">
            <text:p>0.007190816</text:p>
          </table:table-cell>
          <table:table-cell table:style-name="ce149" table:formula="of:=([$'Process Standard'.F8]+[$'Process Shared'.F8]+[$'Process Stream_2'.F8]+[$'Process Stream_4'.F8]+[$'Process Shared &amp; Stream_4'.F8])/5" office:value-type="float" office:value="0.007191866" calcext:value-type="float">
            <text:p>0.007191866</text:p>
          </table:table-cell>
          <table:table-cell table:style-name="ce149" table:formula="of:=([$'Process Standard'.G8]+[$'Process Shared'.G8]+[$'Process Stream_2'.G8]+[$'Process Stream_4'.G8]+[$'Process Shared &amp; Stream_4'.G8])/5" office:value-type="float" office:value="0.007239068" calcext:value-type="float">
            <text:p>0.007239068</text:p>
          </table:table-cell>
          <table:table-cell table:style-name="ce149" table:formula="of:=([$'Process Standard'.H8]+[$'Process Shared'.H8]+[$'Process Stream_2'.H8]+[$'Process Stream_4'.H8]+[$'Process Shared &amp; Stream_4'.H8])/5" office:value-type="float" office:value="0.007154244" calcext:value-type="float">
            <text:p>0.007154244</text:p>
          </table:table-cell>
          <table:table-cell table:style-name="ce149" table:formula="of:=([$'Process Standard'.I8]+[$'Process Shared'.I8]+[$'Process Stream_2'.I8]+[$'Process Stream_4'.I8]+[$'Process Shared &amp; Stream_4'.I8])/5" office:value-type="float" office:value="0.007156848" calcext:value-type="float">
            <text:p>0.007156848</text:p>
          </table:table-cell>
          <table:table-cell table:style-name="ce149" table:formula="of:=([$'Process Standard'.J8]+[$'Process Shared'.J8]+[$'Process Stream_2'.J8]+[$'Process Stream_4'.J8]+[$'Process Shared &amp; Stream_4'.J8])/5" office:value-type="float" office:value="0.007172798" calcext:value-type="float">
            <text:p>0.007172798</text:p>
          </table:table-cell>
          <table:table-cell table:style-name="ce149" table:formula="of:=([$'Process Standard'.K8]+[$'Process Shared'.K8]+[$'Process Stream_2'.K8]+[$'Process Stream_4'.K8]+[$'Process Shared &amp; Stream_4'.K8])/5" office:value-type="float" office:value="0.007214734" calcext:value-type="float">
            <text:p>0.007214734</text:p>
          </table:table-cell>
          <table:table-cell table:style-name="ce149" table:formula="of:=([$'Process Standard'.L8]+[$'Process Shared'.L8]+[$'Process Stream_2'.L8]+[$'Process Stream_4'.L8]+[$'Process Shared &amp; Stream_4'.L8])/5" office:value-type="float" office:value="0.007187596" calcext:value-type="float">
            <text:p>0.007187596</text:p>
          </table:table-cell>
          <table:table-cell table:style-name="ce149" table:formula="of:=([$'Process Standard'.M8]+[$'Process Shared'.M8]+[$'Process Stream_2'.M8]+[$'Process Stream_4'.M8]+[$'Process Shared &amp; Stream_4'.M8])/5" office:value-type="float" office:value="0.00712143" calcext:value-type="float">
            <text:p>0.00712143</text:p>
          </table:table-cell>
          <table:table-cell table:style-name="ce149" table:formula="of:=([$'Process Standard'.N8]+[$'Process Shared'.N8]+[$'Process Stream_2'.N8]+[$'Process Stream_4'.N8]+[$'Process Shared &amp; Stream_4'.N8])/5" office:value-type="float" office:value="0.007169826" calcext:value-type="float">
            <text:p>0.007169826</text:p>
          </table:table-cell>
          <table:table-cell table:style-name="ce149" table:formula="of:=([$'Process Standard'.O8]+[$'Process Shared'.O8]+[$'Process Stream_2'.O8]+[$'Process Stream_4'.O8]+[$'Process Shared &amp; Stream_4'.O8])/5" office:value-type="float" office:value="0.007156676" calcext:value-type="float">
            <text:p>0.007156676</text:p>
          </table:table-cell>
          <table:table-cell table:style-name="ce149" table:formula="of:=([$'Process Standard'.P8]+[$'Process Shared'.P8]+[$'Process Stream_2'.P8]+[$'Process Stream_4'.P8]+[$'Process Shared &amp; Stream_4'.P8])/5" office:value-type="float" office:value="0.007142548" calcext:value-type="float">
            <text:p>0.007142548</text:p>
          </table:table-cell>
          <table:table-cell table:style-name="ce149" table:formula="of:=([$'Process Standard'.Q8]+[$'Process Shared'.Q8]+[$'Process Stream_2'.Q8]+[$'Process Stream_4'.Q8]+[$'Process Shared &amp; Stream_4'.Q8])/5" office:value-type="float" office:value="0.007172412" calcext:value-type="float">
            <text:p>0.007172412</text:p>
          </table:table-cell>
          <table:table-cell table:style-name="ce153" table:formula="of:=([$'Process Standard'.R8]+[$'Process Shared'.R8]+[$'Process Stream_2'.R8]+[$'Process Stream_4'.R8]+[$'Process Shared &amp; Stream_4'.R8])/5" office:value-type="float" office:value="0.007171194" calcext:value-type="float">
            <text:p>0.007171194</text:p>
          </table:table-cell>
          <table:table-cell table:style-name="ce168" table:formula="of:=AVERAGE([.C8:.R8])" office:value-type="float" office:value="0.007177570875" calcext:value-type="float">
            <text:p>0.007177570875</text:p>
          </table:table-cell>
          <table:table-cell/>
          <table:table-cell table:style-name="ce70" table:formula="of:=MAX([.C8:.R8])" office:value-type="float" office:value="0.007239068" calcext:value-type="float">
            <text:p>0.007239068</text:p>
          </table:table-cell>
          <table:table-cell table:style-name="ce70" table:formula="of:=MIN([.C8:.R8])" office:value-type="float" office:value="0.00712143" calcext:value-type="float">
            <text:p>0.00712143</text:p>
          </table:table-cell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145" table:formula="of:=([$'Process Standard'.C9]+[$'Process Shared'.C9]+[$'Process Stream_2'.C9]+[$'Process Stream_4'.C9]+[$'Process Shared &amp; Stream_4'.C9])/5" office:value-type="float" office:value="0.007211816" calcext:value-type="float">
            <text:p>0.007211816</text:p>
          </table:table-cell>
          <table:table-cell table:style-name="ce149" table:formula="of:=([$'Process Standard'.D9]+[$'Process Shared'.D9]+[$'Process Stream_2'.D9]+[$'Process Stream_4'.D9]+[$'Process Shared &amp; Stream_4'.D9])/5" office:value-type="float" office:value="0.007239852" calcext:value-type="float">
            <text:p>0.007239852</text:p>
          </table:table-cell>
          <table:table-cell table:style-name="ce149" table:formula="of:=([$'Process Standard'.E9]+[$'Process Shared'.E9]+[$'Process Stream_2'.E9]+[$'Process Stream_4'.E9]+[$'Process Shared &amp; Stream_4'.E9])/5" office:value-type="float" office:value="0.007220304" calcext:value-type="float">
            <text:p>0.007220304</text:p>
          </table:table-cell>
          <table:table-cell table:style-name="ce149" table:formula="of:=([$'Process Standard'.F9]+[$'Process Shared'.F9]+[$'Process Stream_2'.F9]+[$'Process Stream_4'.F9]+[$'Process Shared &amp; Stream_4'.F9])/5" office:value-type="float" office:value="0.00719784" calcext:value-type="float">
            <text:p>0.00719784</text:p>
          </table:table-cell>
          <table:table-cell table:style-name="ce149" table:formula="of:=([$'Process Standard'.G9]+[$'Process Shared'.G9]+[$'Process Stream_2'.G9]+[$'Process Stream_4'.G9]+[$'Process Shared &amp; Stream_4'.G9])/5" office:value-type="float" office:value="0.007181192" calcext:value-type="float">
            <text:p>0.007181192</text:p>
          </table:table-cell>
          <table:table-cell table:style-name="ce149" table:formula="of:=([$'Process Standard'.H9]+[$'Process Shared'.H9]+[$'Process Stream_2'.H9]+[$'Process Stream_4'.H9]+[$'Process Shared &amp; Stream_4'.H9])/5" office:value-type="float" office:value="0.007169816" calcext:value-type="float">
            <text:p>0.007169816</text:p>
          </table:table-cell>
          <table:table-cell table:style-name="ce149" table:formula="of:=([$'Process Standard'.I9]+[$'Process Shared'.I9]+[$'Process Stream_2'.I9]+[$'Process Stream_4'.I9]+[$'Process Shared &amp; Stream_4'.I9])/5" office:value-type="float" office:value="0.007183672" calcext:value-type="float">
            <text:p>0.007183672</text:p>
          </table:table-cell>
          <table:table-cell table:style-name="ce149" table:formula="of:=([$'Process Standard'.J9]+[$'Process Shared'.J9]+[$'Process Stream_2'.J9]+[$'Process Stream_4'.J9]+[$'Process Shared &amp; Stream_4'.J9])/5" office:value-type="float" office:value="0.00718423" calcext:value-type="float">
            <text:p>0.00718423</text:p>
          </table:table-cell>
          <table:table-cell table:style-name="ce149" table:formula="of:=([$'Process Standard'.K9]+[$'Process Shared'.K9]+[$'Process Stream_2'.K9]+[$'Process Stream_4'.K9]+[$'Process Shared &amp; Stream_4'.K9])/5" office:value-type="float" office:value="0.007167778" calcext:value-type="float">
            <text:p>0.007167778</text:p>
          </table:table-cell>
          <table:table-cell table:style-name="ce149" table:formula="of:=([$'Process Standard'.L9]+[$'Process Shared'.L9]+[$'Process Stream_2'.L9]+[$'Process Stream_4'.L9]+[$'Process Shared &amp; Stream_4'.L9])/5" office:value-type="float" office:value="0.007152616" calcext:value-type="float">
            <text:p>0.007152616</text:p>
          </table:table-cell>
          <table:table-cell table:style-name="ce149" table:formula="of:=([$'Process Standard'.M9]+[$'Process Shared'.M9]+[$'Process Stream_2'.M9]+[$'Process Stream_4'.M9]+[$'Process Shared &amp; Stream_4'.M9])/5" office:value-type="float" office:value="0.00719388" calcext:value-type="float">
            <text:p>0.00719388</text:p>
          </table:table-cell>
          <table:table-cell table:style-name="ce149" table:formula="of:=([$'Process Standard'.N9]+[$'Process Shared'.N9]+[$'Process Stream_2'.N9]+[$'Process Stream_4'.N9]+[$'Process Shared &amp; Stream_4'.N9])/5" office:value-type="float" office:value="0.007166602" calcext:value-type="float">
            <text:p>0.007166602</text:p>
          </table:table-cell>
          <table:table-cell table:style-name="ce149" table:formula="of:=([$'Process Standard'.O9]+[$'Process Shared'.O9]+[$'Process Stream_2'.O9]+[$'Process Stream_4'.O9]+[$'Process Shared &amp; Stream_4'.O9])/5" office:value-type="float" office:value="0.007162282" calcext:value-type="float">
            <text:p>0.007162282</text:p>
          </table:table-cell>
          <table:table-cell table:style-name="ce149" table:formula="of:=([$'Process Standard'.P9]+[$'Process Shared'.P9]+[$'Process Stream_2'.P9]+[$'Process Stream_4'.P9]+[$'Process Shared &amp; Stream_4'.P9])/5" office:value-type="float" office:value="0.007122764" calcext:value-type="float">
            <text:p>0.007122764</text:p>
          </table:table-cell>
          <table:table-cell table:style-name="ce149" table:formula="of:=([$'Process Standard'.Q9]+[$'Process Shared'.Q9]+[$'Process Stream_2'.Q9]+[$'Process Stream_4'.Q9]+[$'Process Shared &amp; Stream_4'.Q9])/5" office:value-type="float" office:value="0.00714727" calcext:value-type="float">
            <text:p>0.00714727</text:p>
          </table:table-cell>
          <table:table-cell table:style-name="ce153" table:formula="of:=([$'Process Standard'.R9]+[$'Process Shared'.R9]+[$'Process Stream_2'.R9]+[$'Process Stream_4'.R9]+[$'Process Shared &amp; Stream_4'.R9])/5" office:value-type="float" office:value="0.007144344" calcext:value-type="float">
            <text:p>0.007144344</text:p>
          </table:table-cell>
          <table:table-cell table:style-name="ce168" table:formula="of:=AVERAGE([.C9:.R9])" office:value-type="float" office:value="0.007177891125" calcext:value-type="float">
            <text:p>0.007177891125</text:p>
          </table:table-cell>
          <table:table-cell/>
          <table:table-cell table:style-name="ce70" table:formula="of:=MAX([.C9:.R9])" office:value-type="float" office:value="0.007239852" calcext:value-type="float">
            <text:p>0.007239852</text:p>
          </table:table-cell>
          <table:table-cell table:style-name="ce70" table:formula="of:=MIN([.C9:.R9])" office:value-type="float" office:value="0.007122764" calcext:value-type="float">
            <text:p>0.007122764</text:p>
          </table:table-cell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145" table:formula="of:=([$'Process Standard'.C10]+[$'Process Shared'.C10]+[$'Process Stream_2'.C10]+[$'Process Stream_4'.C10]+[$'Process Shared &amp; Stream_4'.C10])/5" office:value-type="float" office:value="0.00717563" calcext:value-type="float">
            <text:p>0.00717563</text:p>
          </table:table-cell>
          <table:table-cell table:style-name="ce149" table:formula="of:=([$'Process Standard'.D10]+[$'Process Shared'.D10]+[$'Process Stream_2'.D10]+[$'Process Stream_4'.D10]+[$'Process Shared &amp; Stream_4'.D10])/5" office:value-type="float" office:value="0.007203234" calcext:value-type="float">
            <text:p>0.007203234</text:p>
          </table:table-cell>
          <table:table-cell table:style-name="ce149" table:formula="of:=([$'Process Standard'.E10]+[$'Process Shared'.E10]+[$'Process Stream_2'.E10]+[$'Process Stream_4'.E10]+[$'Process Shared &amp; Stream_4'.E10])/5" office:value-type="float" office:value="0.007202132" calcext:value-type="float">
            <text:p>0.007202132</text:p>
          </table:table-cell>
          <table:table-cell table:style-name="ce149" table:formula="of:=([$'Process Standard'.F10]+[$'Process Shared'.F10]+[$'Process Stream_2'.F10]+[$'Process Stream_4'.F10]+[$'Process Shared &amp; Stream_4'.F10])/5" office:value-type="float" office:value="0.007183574" calcext:value-type="float">
            <text:p>0.007183574</text:p>
          </table:table-cell>
          <table:table-cell table:style-name="ce149" table:formula="of:=([$'Process Standard'.G10]+[$'Process Shared'.G10]+[$'Process Stream_2'.G10]+[$'Process Stream_4'.G10]+[$'Process Shared &amp; Stream_4'.G10])/5" office:value-type="float" office:value="0.007187278" calcext:value-type="float">
            <text:p>0.007187278</text:p>
          </table:table-cell>
          <table:table-cell table:style-name="ce149" table:formula="of:=([$'Process Standard'.H10]+[$'Process Shared'.H10]+[$'Process Stream_2'.H10]+[$'Process Stream_4'.H10]+[$'Process Shared &amp; Stream_4'.H10])/5" office:value-type="float" office:value="0.00718019" calcext:value-type="float">
            <text:p>0.00718019</text:p>
          </table:table-cell>
          <table:table-cell table:style-name="ce149" table:formula="of:=([$'Process Standard'.I10]+[$'Process Shared'.I10]+[$'Process Stream_2'.I10]+[$'Process Stream_4'.I10]+[$'Process Shared &amp; Stream_4'.I10])/5" office:value-type="float" office:value="0.00719883" calcext:value-type="float">
            <text:p>0.00719883</text:p>
          </table:table-cell>
          <table:table-cell table:style-name="ce149" table:formula="of:=([$'Process Standard'.J10]+[$'Process Shared'.J10]+[$'Process Stream_2'.J10]+[$'Process Stream_4'.J10]+[$'Process Shared &amp; Stream_4'.J10])/5" office:value-type="float" office:value="0.00721733" calcext:value-type="float">
            <text:p>0.00721733</text:p>
          </table:table-cell>
          <table:table-cell table:style-name="ce149" table:formula="of:=([$'Process Standard'.K10]+[$'Process Shared'.K10]+[$'Process Stream_2'.K10]+[$'Process Stream_4'.K10]+[$'Process Shared &amp; Stream_4'.K10])/5" office:value-type="float" office:value="0.007181994" calcext:value-type="float">
            <text:p>0.007181994</text:p>
          </table:table-cell>
          <table:table-cell table:style-name="ce149" table:formula="of:=([$'Process Standard'.L10]+[$'Process Shared'.L10]+[$'Process Stream_2'.L10]+[$'Process Stream_4'.L10]+[$'Process Shared &amp; Stream_4'.L10])/5" office:value-type="float" office:value="0.007237322" calcext:value-type="float">
            <text:p>0.007237322</text:p>
          </table:table-cell>
          <table:table-cell table:style-name="ce149" table:formula="of:=([$'Process Standard'.M10]+[$'Process Shared'.M10]+[$'Process Stream_2'.M10]+[$'Process Stream_4'.M10]+[$'Process Shared &amp; Stream_4'.M10])/5" office:value-type="float" office:value="0.007166902" calcext:value-type="float">
            <text:p>0.007166902</text:p>
          </table:table-cell>
          <table:table-cell table:style-name="ce149" table:formula="of:=([$'Process Standard'.N10]+[$'Process Shared'.N10]+[$'Process Stream_2'.N10]+[$'Process Stream_4'.N10]+[$'Process Shared &amp; Stream_4'.N10])/5" office:value-type="float" office:value="0.007227504" calcext:value-type="float">
            <text:p>0.007227504</text:p>
          </table:table-cell>
          <table:table-cell table:style-name="ce149" table:formula="of:=([$'Process Standard'.O10]+[$'Process Shared'.O10]+[$'Process Stream_2'.O10]+[$'Process Stream_4'.O10]+[$'Process Shared &amp; Stream_4'.O10])/5" office:value-type="float" office:value="0.007229712" calcext:value-type="float">
            <text:p>0.007229712</text:p>
          </table:table-cell>
          <table:table-cell table:style-name="ce149" table:formula="of:=([$'Process Standard'.P10]+[$'Process Shared'.P10]+[$'Process Stream_2'.P10]+[$'Process Stream_4'.P10]+[$'Process Shared &amp; Stream_4'.P10])/5" office:value-type="float" office:value="0.00719664" calcext:value-type="float">
            <text:p>0.00719664</text:p>
          </table:table-cell>
          <table:table-cell table:style-name="ce149" table:formula="of:=([$'Process Standard'.Q10]+[$'Process Shared'.Q10]+[$'Process Stream_2'.Q10]+[$'Process Stream_4'.Q10]+[$'Process Shared &amp; Stream_4'.Q10])/5" office:value-type="float" office:value="0.007271262" calcext:value-type="float">
            <text:p>0.007271262</text:p>
          </table:table-cell>
          <table:table-cell table:style-name="ce153" table:formula="of:=([$'Process Standard'.R10]+[$'Process Shared'.R10]+[$'Process Stream_2'.R10]+[$'Process Stream_4'.R10]+[$'Process Shared &amp; Stream_4'.R10])/5" office:value-type="float" office:value="0.007199906" calcext:value-type="float">
            <text:p>0.007199906</text:p>
          </table:table-cell>
          <table:table-cell table:style-name="ce168" table:formula="of:=AVERAGE([.C10:.R10])" office:value-type="float" office:value="0.007203715" calcext:value-type="float">
            <text:p>0.007203715</text:p>
          </table:table-cell>
          <table:table-cell/>
          <table:table-cell table:style-name="ce70" table:formula="of:=MAX([.C10:.R10])" office:value-type="float" office:value="0.007271262" calcext:value-type="float">
            <text:p>0.007271262</text:p>
          </table:table-cell>
          <table:table-cell table:style-name="ce70" table:formula="of:=MIN([.C10:.R10])" office:value-type="float" office:value="0.007166902" calcext:value-type="float">
            <text:p>0.007166902</text:p>
          </table:table-cell>
        </table:table-row>
        <table:table-row table:style-name="ro1">
          <table:table-cell/>
          <table:table-cell table:style-name="ce3" office:value-type="float" office:value="384" calcext:value-type="float">
            <text:p>384</text:p>
          </table:table-cell>
          <table:table-cell table:style-name="ce145" table:formula="of:=([$'Process Standard'.C11]+[$'Process Shared'.C11]+[$'Process Stream_2'.C11]+[$'Process Stream_4'.C11]+[$'Process Shared &amp; Stream_4'.C11])/5" office:value-type="float" office:value="0.007132598" calcext:value-type="float">
            <text:p>0.007132598</text:p>
          </table:table-cell>
          <table:table-cell table:style-name="ce149" table:formula="of:=([$'Process Standard'.D11]+[$'Process Shared'.D11]+[$'Process Stream_2'.D11]+[$'Process Stream_4'.D11]+[$'Process Shared &amp; Stream_4'.D11])/5" office:value-type="float" office:value="0.007147326" calcext:value-type="float">
            <text:p>0.007147326</text:p>
          </table:table-cell>
          <table:table-cell table:style-name="ce149" table:formula="of:=([$'Process Standard'.E11]+[$'Process Shared'.E11]+[$'Process Stream_2'.E11]+[$'Process Stream_4'.E11]+[$'Process Shared &amp; Stream_4'.E11])/5" office:value-type="float" office:value="0.00716371" calcext:value-type="float">
            <text:p>0.00716371</text:p>
          </table:table-cell>
          <table:table-cell table:style-name="ce149" table:formula="of:=([$'Process Standard'.F11]+[$'Process Shared'.F11]+[$'Process Stream_2'.F11]+[$'Process Stream_4'.F11]+[$'Process Shared &amp; Stream_4'.F11])/5" office:value-type="float" office:value="0.00723037" calcext:value-type="float">
            <text:p>0.00723037</text:p>
          </table:table-cell>
          <table:table-cell table:style-name="ce149" table:formula="of:=([$'Process Standard'.G11]+[$'Process Shared'.G11]+[$'Process Stream_2'.G11]+[$'Process Stream_4'.G11]+[$'Process Shared &amp; Stream_4'.G11])/5" office:value-type="float" office:value="0.007159324" calcext:value-type="float">
            <text:p>0.007159324</text:p>
          </table:table-cell>
          <table:table-cell table:style-name="ce149" table:formula="of:=([$'Process Standard'.H11]+[$'Process Shared'.H11]+[$'Process Stream_2'.H11]+[$'Process Stream_4'.H11]+[$'Process Shared &amp; Stream_4'.H11])/5" office:value-type="float" office:value="0.007226368" calcext:value-type="float">
            <text:p>0.007226368</text:p>
          </table:table-cell>
          <table:table-cell table:style-name="ce149" table:formula="of:=([$'Process Standard'.I11]+[$'Process Shared'.I11]+[$'Process Stream_2'.I11]+[$'Process Stream_4'.I11]+[$'Process Shared &amp; Stream_4'.I11])/5" office:value-type="float" office:value="0.007225748" calcext:value-type="float">
            <text:p>0.007225748</text:p>
          </table:table-cell>
          <table:table-cell table:style-name="ce149" table:formula="of:=([$'Process Standard'.J11]+[$'Process Shared'.J11]+[$'Process Stream_2'.J11]+[$'Process Stream_4'.J11]+[$'Process Shared &amp; Stream_4'.J11])/5" office:value-type="float" office:value="0.007154412" calcext:value-type="float">
            <text:p>0.007154412</text:p>
          </table:table-cell>
          <table:table-cell table:style-name="ce149" table:formula="of:=([$'Process Standard'.K11]+[$'Process Shared'.K11]+[$'Process Stream_2'.K11]+[$'Process Stream_4'.K11]+[$'Process Shared &amp; Stream_4'.K11])/5" office:value-type="float" office:value="0.00718368" calcext:value-type="float">
            <text:p>0.00718368</text:p>
          </table:table-cell>
          <table:table-cell table:style-name="ce149" table:formula="of:=([$'Process Standard'.L11]+[$'Process Shared'.L11]+[$'Process Stream_2'.L11]+[$'Process Stream_4'.L11]+[$'Process Shared &amp; Stream_4'.L11])/5" office:value-type="float" office:value="0.007162824" calcext:value-type="float">
            <text:p>0.007162824</text:p>
          </table:table-cell>
          <table:table-cell table:style-name="ce149" table:formula="of:=([$'Process Standard'.M11]+[$'Process Shared'.M11]+[$'Process Stream_2'.M11]+[$'Process Stream_4'.M11]+[$'Process Shared &amp; Stream_4'.M11])/5" office:value-type="float" office:value="0.00720649" calcext:value-type="float">
            <text:p>0.00720649</text:p>
          </table:table-cell>
          <table:table-cell table:style-name="ce149" table:formula="of:=([$'Process Standard'.N11]+[$'Process Shared'.N11]+[$'Process Stream_2'.N11]+[$'Process Stream_4'.N11]+[$'Process Shared &amp; Stream_4'.N11])/5" office:value-type="float" office:value="0.007211432" calcext:value-type="float">
            <text:p>0.007211432</text:p>
          </table:table-cell>
          <table:table-cell table:style-name="ce149" table:formula="of:=([$'Process Standard'.O11]+[$'Process Shared'.O11]+[$'Process Stream_2'.O11]+[$'Process Stream_4'.O11]+[$'Process Shared &amp; Stream_4'.O11])/5" office:value-type="float" office:value="0.00715138" calcext:value-type="float">
            <text:p>0.00715138</text:p>
          </table:table-cell>
          <table:table-cell table:style-name="ce149" table:formula="of:=([$'Process Standard'.P11]+[$'Process Shared'.P11]+[$'Process Stream_2'.P11]+[$'Process Stream_4'.P11]+[$'Process Shared &amp; Stream_4'.P11])/5" office:value-type="float" office:value="0.007180802" calcext:value-type="float">
            <text:p>0.007180802</text:p>
          </table:table-cell>
          <table:table-cell table:style-name="ce149" table:formula="of:=([$'Process Standard'.Q11]+[$'Process Shared'.Q11]+[$'Process Stream_2'.Q11]+[$'Process Stream_4'.Q11]+[$'Process Shared &amp; Stream_4'.Q11])/5" office:value-type="float" office:value="0.007183644" calcext:value-type="float">
            <text:p>0.007183644</text:p>
          </table:table-cell>
          <table:table-cell table:style-name="ce153" table:formula="of:=([$'Process Standard'.R11]+[$'Process Shared'.R11]+[$'Process Stream_2'.R11]+[$'Process Stream_4'.R11]+[$'Process Shared &amp; Stream_4'.R11])/5" office:value-type="float" office:value="0.007147496" calcext:value-type="float">
            <text:p>0.007147496</text:p>
          </table:table-cell>
          <table:table-cell table:style-name="ce168" table:formula="of:=AVERAGE([.C11:.R11])" office:value-type="float" office:value="0.00717922525" calcext:value-type="float">
            <text:p>0.00717922525</text:p>
          </table:table-cell>
          <table:table-cell/>
          <table:table-cell table:style-name="ce70" table:formula="of:=MAX([.C11:.R11])" office:value-type="float" office:value="0.00723037" calcext:value-type="float">
            <text:p>0.00723037</text:p>
          </table:table-cell>
          <table:table-cell table:style-name="ce70" table:formula="of:=MIN([.C11:.R11])" office:value-type="float" office:value="0.007132598" calcext:value-type="float">
            <text:p>0.007132598</text:p>
          </table:table-cell>
        </table:table-row>
        <table:table-row table:style-name="ro1">
          <table:table-cell/>
          <table:table-cell table:style-name="ce3" office:value-type="float" office:value="448" calcext:value-type="float">
            <text:p>448</text:p>
          </table:table-cell>
          <table:table-cell table:style-name="ce145" table:formula="of:=([$'Process Standard'.C12]+[$'Process Shared'.C12]+[$'Process Stream_2'.C12]+[$'Process Stream_4'.C12]+[$'Process Shared &amp; Stream_4'.C12])/5" office:value-type="float" office:value="0.007252818" calcext:value-type="float">
            <text:p>0.007252818</text:p>
          </table:table-cell>
          <table:table-cell table:style-name="ce149" table:formula="of:=([$'Process Standard'.D12]+[$'Process Shared'.D12]+[$'Process Stream_2'.D12]+[$'Process Stream_4'.D12]+[$'Process Shared &amp; Stream_4'.D12])/5" office:value-type="float" office:value="0.007193322" calcext:value-type="float">
            <text:p>0.007193322</text:p>
          </table:table-cell>
          <table:table-cell table:style-name="ce149" table:formula="of:=([$'Process Standard'.E12]+[$'Process Shared'.E12]+[$'Process Stream_2'.E12]+[$'Process Stream_4'.E12]+[$'Process Shared &amp; Stream_4'.E12])/5" office:value-type="float" office:value="0.007158034" calcext:value-type="float">
            <text:p>0.007158034</text:p>
          </table:table-cell>
          <table:table-cell table:style-name="ce149" table:formula="of:=([$'Process Standard'.F12]+[$'Process Shared'.F12]+[$'Process Stream_2'.F12]+[$'Process Stream_4'.F12]+[$'Process Shared &amp; Stream_4'.F12])/5" office:value-type="float" office:value="0.007192378" calcext:value-type="float">
            <text:p>0.007192378</text:p>
          </table:table-cell>
          <table:table-cell table:style-name="ce149" table:formula="of:=([$'Process Standard'.G12]+[$'Process Shared'.G12]+[$'Process Stream_2'.G12]+[$'Process Stream_4'.G12]+[$'Process Shared &amp; Stream_4'.G12])/5" office:value-type="float" office:value="0.007288672" calcext:value-type="float">
            <text:p>0.007288672</text:p>
          </table:table-cell>
          <table:table-cell table:style-name="ce149" table:formula="of:=([$'Process Standard'.H12]+[$'Process Shared'.H12]+[$'Process Stream_2'.H12]+[$'Process Stream_4'.H12]+[$'Process Shared &amp; Stream_4'.H12])/5" office:value-type="float" office:value="0.007230044" calcext:value-type="float">
            <text:p>0.007230044</text:p>
          </table:table-cell>
          <table:table-cell table:style-name="ce149" table:formula="of:=([$'Process Standard'.I12]+[$'Process Shared'.I12]+[$'Process Stream_2'.I12]+[$'Process Stream_4'.I12]+[$'Process Shared &amp; Stream_4'.I12])/5" office:value-type="float" office:value="0.007243998" calcext:value-type="float">
            <text:p>0.007243998</text:p>
          </table:table-cell>
          <table:table-cell table:style-name="ce149" table:formula="of:=([$'Process Standard'.J12]+[$'Process Shared'.J12]+[$'Process Stream_2'.J12]+[$'Process Stream_4'.J12]+[$'Process Shared &amp; Stream_4'.J12])/5" office:value-type="float" office:value="0.007169072" calcext:value-type="float">
            <text:p>0.007169072</text:p>
          </table:table-cell>
          <table:table-cell table:style-name="ce149" table:formula="of:=([$'Process Standard'.K12]+[$'Process Shared'.K12]+[$'Process Stream_2'.K12]+[$'Process Stream_4'.K12]+[$'Process Shared &amp; Stream_4'.K12])/5" office:value-type="float" office:value="0.007225956" calcext:value-type="float">
            <text:p>0.007225956</text:p>
          </table:table-cell>
          <table:table-cell table:style-name="ce149" table:formula="of:=([$'Process Standard'.L12]+[$'Process Shared'.L12]+[$'Process Stream_2'.L12]+[$'Process Stream_4'.L12]+[$'Process Shared &amp; Stream_4'.L12])/5" office:value-type="float" office:value="0.007232354" calcext:value-type="float">
            <text:p>0.007232354</text:p>
          </table:table-cell>
          <table:table-cell table:style-name="ce149" table:formula="of:=([$'Process Standard'.M12]+[$'Process Shared'.M12]+[$'Process Stream_2'.M12]+[$'Process Stream_4'.M12]+[$'Process Shared &amp; Stream_4'.M12])/5" office:value-type="float" office:value="0.007190236" calcext:value-type="float">
            <text:p>0.007190236</text:p>
          </table:table-cell>
          <table:table-cell table:style-name="ce149" table:formula="of:=([$'Process Standard'.N12]+[$'Process Shared'.N12]+[$'Process Stream_2'.N12]+[$'Process Stream_4'.N12]+[$'Process Shared &amp; Stream_4'.N12])/5" office:value-type="float" office:value="0.00721151" calcext:value-type="float">
            <text:p>0.00721151</text:p>
          </table:table-cell>
          <table:table-cell table:style-name="ce149" table:formula="of:=([$'Process Standard'.O12]+[$'Process Shared'.O12]+[$'Process Stream_2'.O12]+[$'Process Stream_4'.O12]+[$'Process Shared &amp; Stream_4'.O12])/5" office:value-type="float" office:value="0.007180836" calcext:value-type="float">
            <text:p>0.007180836</text:p>
          </table:table-cell>
          <table:table-cell table:style-name="ce149" table:formula="of:=([$'Process Standard'.P12]+[$'Process Shared'.P12]+[$'Process Stream_2'.P12]+[$'Process Stream_4'.P12]+[$'Process Shared &amp; Stream_4'.P12])/5" office:value-type="float" office:value="0.007186042" calcext:value-type="float">
            <text:p>0.007186042</text:p>
          </table:table-cell>
          <table:table-cell table:style-name="ce149" table:formula="of:=([$'Process Standard'.Q12]+[$'Process Shared'.Q12]+[$'Process Stream_2'.Q12]+[$'Process Stream_4'.Q12]+[$'Process Shared &amp; Stream_4'.Q12])/5" office:value-type="float" office:value="0.007179548" calcext:value-type="float">
            <text:p>0.007179548</text:p>
          </table:table-cell>
          <table:table-cell table:style-name="ce153" table:formula="of:=([$'Process Standard'.R12]+[$'Process Shared'.R12]+[$'Process Stream_2'.R12]+[$'Process Stream_4'.R12]+[$'Process Shared &amp; Stream_4'.R12])/5" office:value-type="float" office:value="0.007155088" calcext:value-type="float">
            <text:p>0.007155088</text:p>
          </table:table-cell>
          <table:table-cell table:style-name="ce168" table:formula="of:=AVERAGE([.C12:.R12])" office:value-type="float" office:value="0.00720561925" calcext:value-type="float">
            <text:p>0.00720561925</text:p>
          </table:table-cell>
          <table:table-cell/>
          <table:table-cell table:style-name="ce70" table:formula="of:=MAX([.C12:.R12])" office:value-type="float" office:value="0.007288672" calcext:value-type="float">
            <text:p>0.007288672</text:p>
          </table:table-cell>
          <table:table-cell table:style-name="ce70" table:formula="of:=MIN([.C12:.R12])" office:value-type="float" office:value="0.007155088" calcext:value-type="float">
            <text:p>0.007155088</text:p>
          </table:table-cell>
        </table:table-row>
        <table:table-row table:style-name="ro1">
          <table:table-cell/>
          <table:table-cell table:style-name="ce3" office:value-type="float" office:value="512" calcext:value-type="float">
            <text:p>512</text:p>
          </table:table-cell>
          <table:table-cell table:style-name="ce145" table:formula="of:=([$'Process Standard'.C13]+[$'Process Shared'.C13]+[$'Process Stream_2'.C13]+[$'Process Stream_4'.C13]+[$'Process Shared &amp; Stream_4'.C13])/5" office:value-type="float" office:value="0.00720156" calcext:value-type="float">
            <text:p>0.00720156</text:p>
          </table:table-cell>
          <table:table-cell table:style-name="ce149" table:formula="of:=([$'Process Standard'.D13]+[$'Process Shared'.D13]+[$'Process Stream_2'.D13]+[$'Process Stream_4'.D13]+[$'Process Shared &amp; Stream_4'.D13])/5" office:value-type="float" office:value="0.007183304" calcext:value-type="float">
            <text:p>0.007183304</text:p>
          </table:table-cell>
          <table:table-cell table:style-name="ce149" table:formula="of:=([$'Process Standard'.E13]+[$'Process Shared'.E13]+[$'Process Stream_2'.E13]+[$'Process Stream_4'.E13]+[$'Process Shared &amp; Stream_4'.E13])/5" office:value-type="float" office:value="0.007154498" calcext:value-type="float">
            <text:p>0.007154498</text:p>
          </table:table-cell>
          <table:table-cell table:style-name="ce149" table:formula="of:=([$'Process Standard'.F13]+[$'Process Shared'.F13]+[$'Process Stream_2'.F13]+[$'Process Stream_4'.F13]+[$'Process Shared &amp; Stream_4'.F13])/5" office:value-type="float" office:value="0.0071709" calcext:value-type="float">
            <text:p>0.0071709</text:p>
          </table:table-cell>
          <table:table-cell table:style-name="ce149" table:formula="of:=([$'Process Standard'.G13]+[$'Process Shared'.G13]+[$'Process Stream_2'.G13]+[$'Process Stream_4'.G13]+[$'Process Shared &amp; Stream_4'.G13])/5" office:value-type="float" office:value="0.007197644" calcext:value-type="float">
            <text:p>0.007197644</text:p>
          </table:table-cell>
          <table:table-cell table:style-name="ce149" table:formula="of:=([$'Process Standard'.H13]+[$'Process Shared'.H13]+[$'Process Stream_2'.H13]+[$'Process Stream_4'.H13]+[$'Process Shared &amp; Stream_4'.H13])/5" office:value-type="float" office:value="0.007170062" calcext:value-type="float">
            <text:p>0.007170062</text:p>
          </table:table-cell>
          <table:table-cell table:style-name="ce149" table:formula="of:=([$'Process Standard'.I13]+[$'Process Shared'.I13]+[$'Process Stream_2'.I13]+[$'Process Stream_4'.I13]+[$'Process Shared &amp; Stream_4'.I13])/5" office:value-type="float" office:value="0.00724509" calcext:value-type="float">
            <text:p>0.00724509</text:p>
          </table:table-cell>
          <table:table-cell table:style-name="ce149" table:formula="of:=([$'Process Standard'.J13]+[$'Process Shared'.J13]+[$'Process Stream_2'.J13]+[$'Process Stream_4'.J13]+[$'Process Shared &amp; Stream_4'.J13])/5" office:value-type="float" office:value="0.00721852" calcext:value-type="float">
            <text:p>0.00721852</text:p>
          </table:table-cell>
          <table:table-cell table:style-name="ce149" table:formula="of:=([$'Process Standard'.K13]+[$'Process Shared'.K13]+[$'Process Stream_2'.K13]+[$'Process Stream_4'.K13]+[$'Process Shared &amp; Stream_4'.K13])/5" office:value-type="float" office:value="0.007142182" calcext:value-type="float">
            <text:p>0.007142182</text:p>
          </table:table-cell>
          <table:table-cell table:style-name="ce149" table:formula="of:=([$'Process Standard'.L13]+[$'Process Shared'.L13]+[$'Process Stream_2'.L13]+[$'Process Stream_4'.L13]+[$'Process Shared &amp; Stream_4'.L13])/5" office:value-type="float" office:value="0.007178136" calcext:value-type="float">
            <text:p>0.007178136</text:p>
          </table:table-cell>
          <table:table-cell table:style-name="ce149" table:formula="of:=([$'Process Standard'.M13]+[$'Process Shared'.M13]+[$'Process Stream_2'.M13]+[$'Process Stream_4'.M13]+[$'Process Shared &amp; Stream_4'.M13])/5" office:value-type="float" office:value="0.007146796" calcext:value-type="float">
            <text:p>0.007146796</text:p>
          </table:table-cell>
          <table:table-cell table:style-name="ce149" table:formula="of:=([$'Process Standard'.N13]+[$'Process Shared'.N13]+[$'Process Stream_2'.N13]+[$'Process Stream_4'.N13]+[$'Process Shared &amp; Stream_4'.N13])/5" office:value-type="float" office:value="0.007222868" calcext:value-type="float">
            <text:p>0.007222868</text:p>
          </table:table-cell>
          <table:table-cell table:style-name="ce149" table:formula="of:=([$'Process Standard'.O13]+[$'Process Shared'.O13]+[$'Process Stream_2'.O13]+[$'Process Stream_4'.O13]+[$'Process Shared &amp; Stream_4'.O13])/5" office:value-type="float" office:value="0.007193622" calcext:value-type="float">
            <text:p>0.007193622</text:p>
          </table:table-cell>
          <table:table-cell table:style-name="ce149" table:formula="of:=([$'Process Standard'.P13]+[$'Process Shared'.P13]+[$'Process Stream_2'.P13]+[$'Process Stream_4'.P13]+[$'Process Shared &amp; Stream_4'.P13])/5" office:value-type="float" office:value="0.007230488" calcext:value-type="float">
            <text:p>0.007230488</text:p>
          </table:table-cell>
          <table:table-cell table:style-name="ce149" table:formula="of:=([$'Process Standard'.Q13]+[$'Process Shared'.Q13]+[$'Process Stream_2'.Q13]+[$'Process Stream_4'.Q13]+[$'Process Shared &amp; Stream_4'.Q13])/5" office:value-type="float" office:value="0.0072046" calcext:value-type="float">
            <text:p>0.0072046</text:p>
          </table:table-cell>
          <table:table-cell table:style-name="ce153" table:formula="of:=([$'Process Standard'.R13]+[$'Process Shared'.R13]+[$'Process Stream_2'.R13]+[$'Process Stream_4'.R13]+[$'Process Shared &amp; Stream_4'.R13])/5" office:value-type="float" office:value="0.007209716" calcext:value-type="float">
            <text:p>0.007209716</text:p>
          </table:table-cell>
          <table:table-cell table:style-name="ce168" table:formula="of:=AVERAGE([.C13:.R13])" office:value-type="float" office:value="0.007191874125" calcext:value-type="float">
            <text:p>0.007191874125</text:p>
          </table:table-cell>
          <table:table-cell/>
          <table:table-cell table:style-name="ce70" table:formula="of:=MAX([.C13:.R13])" office:value-type="float" office:value="0.00724509" calcext:value-type="float">
            <text:p>0.00724509</text:p>
          </table:table-cell>
          <table:table-cell table:style-name="ce70" table:formula="of:=MIN([.C13:.R13])" office:value-type="float" office:value="0.007142182" calcext:value-type="float">
            <text:p>0.007142182</text:p>
          </table:table-cell>
        </table:table-row>
        <table:table-row table:style-name="ro1">
          <table:table-cell/>
          <table:table-cell table:style-name="ce3" office:value-type="float" office:value="576" calcext:value-type="float">
            <text:p>576</text:p>
          </table:table-cell>
          <table:table-cell table:style-name="ce145" table:formula="of:=([$'Process Standard'.C14]+[$'Process Shared'.C14]+[$'Process Stream_2'.C14]+[$'Process Stream_4'.C14]+[$'Process Shared &amp; Stream_4'.C14])/5" office:value-type="float" office:value="0.00715308" calcext:value-type="float">
            <text:p>0.00715308</text:p>
          </table:table-cell>
          <table:table-cell table:style-name="ce149" table:formula="of:=([$'Process Standard'.D14]+[$'Process Shared'.D14]+[$'Process Stream_2'.D14]+[$'Process Stream_4'.D14]+[$'Process Shared &amp; Stream_4'.D14])/5" office:value-type="float" office:value="0.0071965" calcext:value-type="float">
            <text:p>0.0071965</text:p>
          </table:table-cell>
          <table:table-cell table:style-name="ce149" table:formula="of:=([$'Process Standard'.E14]+[$'Process Shared'.E14]+[$'Process Stream_2'.E14]+[$'Process Stream_4'.E14]+[$'Process Shared &amp; Stream_4'.E14])/5" office:value-type="float" office:value="0.00721812" calcext:value-type="float">
            <text:p>0.00721812</text:p>
          </table:table-cell>
          <table:table-cell table:style-name="ce149" table:formula="of:=([$'Process Standard'.F14]+[$'Process Shared'.F14]+[$'Process Stream_2'.F14]+[$'Process Stream_4'.F14]+[$'Process Shared &amp; Stream_4'.F14])/5" office:value-type="float" office:value="0.007168776" calcext:value-type="float">
            <text:p>0.007168776</text:p>
          </table:table-cell>
          <table:table-cell table:style-name="ce149" table:formula="of:=([$'Process Standard'.G14]+[$'Process Shared'.G14]+[$'Process Stream_2'.G14]+[$'Process Stream_4'.G14]+[$'Process Shared &amp; Stream_4'.G14])/5" office:value-type="float" office:value="0.00722224" calcext:value-type="float">
            <text:p>0.00722224</text:p>
          </table:table-cell>
          <table:table-cell table:style-name="ce149" table:formula="of:=([$'Process Standard'.H14]+[$'Process Shared'.H14]+[$'Process Stream_2'.H14]+[$'Process Stream_4'.H14]+[$'Process Shared &amp; Stream_4'.H14])/5" office:value-type="float" office:value="0.007211354" calcext:value-type="float">
            <text:p>0.007211354</text:p>
          </table:table-cell>
          <table:table-cell table:style-name="ce149" table:formula="of:=([$'Process Standard'.I14]+[$'Process Shared'.I14]+[$'Process Stream_2'.I14]+[$'Process Stream_4'.I14]+[$'Process Shared &amp; Stream_4'.I14])/5" office:value-type="float" office:value="0.007207764" calcext:value-type="float">
            <text:p>0.007207764</text:p>
          </table:table-cell>
          <table:table-cell table:style-name="ce149" table:formula="of:=([$'Process Standard'.J14]+[$'Process Shared'.J14]+[$'Process Stream_2'.J14]+[$'Process Stream_4'.J14]+[$'Process Shared &amp; Stream_4'.J14])/5" office:value-type="float" office:value="0.007170996" calcext:value-type="float">
            <text:p>0.007170996</text:p>
          </table:table-cell>
          <table:table-cell table:style-name="ce149" table:formula="of:=([$'Process Standard'.K14]+[$'Process Shared'.K14]+[$'Process Stream_2'.K14]+[$'Process Stream_4'.K14]+[$'Process Shared &amp; Stream_4'.K14])/5" office:value-type="float" office:value="0.007166644" calcext:value-type="float">
            <text:p>0.007166644</text:p>
          </table:table-cell>
          <table:table-cell table:style-name="ce149" table:formula="of:=([$'Process Standard'.L14]+[$'Process Shared'.L14]+[$'Process Stream_2'.L14]+[$'Process Stream_4'.L14]+[$'Process Shared &amp; Stream_4'.L14])/5" office:value-type="float" office:value="0.007143412" calcext:value-type="float">
            <text:p>0.007143412</text:p>
          </table:table-cell>
          <table:table-cell table:style-name="ce149" table:formula="of:=([$'Process Standard'.M14]+[$'Process Shared'.M14]+[$'Process Stream_2'.M14]+[$'Process Stream_4'.M14]+[$'Process Shared &amp; Stream_4'.M14])/5" office:value-type="float" office:value="0.007235078" calcext:value-type="float">
            <text:p>0.007235078</text:p>
          </table:table-cell>
          <table:table-cell table:style-name="ce149" table:formula="of:=([$'Process Standard'.N14]+[$'Process Shared'.N14]+[$'Process Stream_2'.N14]+[$'Process Stream_4'.N14]+[$'Process Shared &amp; Stream_4'.N14])/5" office:value-type="float" office:value="0.007206674" calcext:value-type="float">
            <text:p>0.007206674</text:p>
          </table:table-cell>
          <table:table-cell table:style-name="ce149" table:formula="of:=([$'Process Standard'.O14]+[$'Process Shared'.O14]+[$'Process Stream_2'.O14]+[$'Process Stream_4'.O14]+[$'Process Shared &amp; Stream_4'.O14])/5" office:value-type="float" office:value="0.007181558" calcext:value-type="float">
            <text:p>0.007181558</text:p>
          </table:table-cell>
          <table:table-cell table:style-name="ce149" table:formula="of:=([$'Process Standard'.P14]+[$'Process Shared'.P14]+[$'Process Stream_2'.P14]+[$'Process Stream_4'.P14]+[$'Process Shared &amp; Stream_4'.P14])/5" office:value-type="float" office:value="0.007175426" calcext:value-type="float">
            <text:p>0.007175426</text:p>
          </table:table-cell>
          <table:table-cell table:style-name="ce149" table:formula="of:=([$'Process Standard'.Q14]+[$'Process Shared'.Q14]+[$'Process Stream_2'.Q14]+[$'Process Stream_4'.Q14]+[$'Process Shared &amp; Stream_4'.Q14])/5" office:value-type="float" office:value="0.007181928" calcext:value-type="float">
            <text:p>0.007181928</text:p>
          </table:table-cell>
          <table:table-cell table:style-name="ce153" table:formula="of:=([$'Process Standard'.R14]+[$'Process Shared'.R14]+[$'Process Stream_2'.R14]+[$'Process Stream_4'.R14]+[$'Process Shared &amp; Stream_4'.R14])/5" office:value-type="float" office:value="0.007155018" calcext:value-type="float">
            <text:p>0.007155018</text:p>
          </table:table-cell>
          <table:table-cell table:style-name="ce168" table:formula="of:=AVERAGE([.C14:.R14])" office:value-type="float" office:value="0.0071871605" calcext:value-type="float">
            <text:p>0.0071871605</text:p>
          </table:table-cell>
          <table:table-cell/>
          <table:table-cell table:style-name="ce70" table:formula="of:=MAX([.C14:.R14])" office:value-type="float" office:value="0.007235078" calcext:value-type="float">
            <text:p>0.007235078</text:p>
          </table:table-cell>
          <table:table-cell table:style-name="ce70" table:formula="of:=MIN([.C14:.R14])" office:value-type="float" office:value="0.007143412" calcext:value-type="float">
            <text:p>0.007143412</text:p>
          </table:table-cell>
        </table:table-row>
        <table:table-row table:style-name="ro1">
          <table:table-cell/>
          <table:table-cell table:style-name="ce3" office:value-type="float" office:value="640" calcext:value-type="float">
            <text:p>640</text:p>
          </table:table-cell>
          <table:table-cell table:style-name="ce145" table:formula="of:=([$'Process Standard'.C15]+[$'Process Shared'.C15]+[$'Process Stream_2'.C15]+[$'Process Stream_4'.C15]+[$'Process Shared &amp; Stream_4'.C15])/5" office:value-type="float" office:value="0.007144554" calcext:value-type="float">
            <text:p>0.007144554</text:p>
          </table:table-cell>
          <table:table-cell table:style-name="ce149" table:formula="of:=([$'Process Standard'.D15]+[$'Process Shared'.D15]+[$'Process Stream_2'.D15]+[$'Process Stream_4'.D15]+[$'Process Shared &amp; Stream_4'.D15])/5" office:value-type="float" office:value="0.007136228" calcext:value-type="float">
            <text:p>0.007136228</text:p>
          </table:table-cell>
          <table:table-cell table:style-name="ce149" table:formula="of:=([$'Process Standard'.E15]+[$'Process Shared'.E15]+[$'Process Stream_2'.E15]+[$'Process Stream_4'.E15]+[$'Process Shared &amp; Stream_4'.E15])/5" office:value-type="float" office:value="0.007182914" calcext:value-type="float">
            <text:p>0.007182914</text:p>
          </table:table-cell>
          <table:table-cell table:style-name="ce149" table:formula="of:=([$'Process Standard'.F15]+[$'Process Shared'.F15]+[$'Process Stream_2'.F15]+[$'Process Stream_4'.F15]+[$'Process Shared &amp; Stream_4'.F15])/5" office:value-type="float" office:value="0.00721408" calcext:value-type="float">
            <text:p>0.00721408</text:p>
          </table:table-cell>
          <table:table-cell table:style-name="ce149" table:formula="of:=([$'Process Standard'.G15]+[$'Process Shared'.G15]+[$'Process Stream_2'.G15]+[$'Process Stream_4'.G15]+[$'Process Shared &amp; Stream_4'.G15])/5" office:value-type="float" office:value="0.007199804" calcext:value-type="float">
            <text:p>0.007199804</text:p>
          </table:table-cell>
          <table:table-cell table:style-name="ce149" table:formula="of:=([$'Process Standard'.H15]+[$'Process Shared'.H15]+[$'Process Stream_2'.H15]+[$'Process Stream_4'.H15]+[$'Process Shared &amp; Stream_4'.H15])/5" office:value-type="float" office:value="0.007211696" calcext:value-type="float">
            <text:p>0.007211696</text:p>
          </table:table-cell>
          <table:table-cell table:style-name="ce149" table:formula="of:=([$'Process Standard'.I15]+[$'Process Shared'.I15]+[$'Process Stream_2'.I15]+[$'Process Stream_4'.I15]+[$'Process Shared &amp; Stream_4'.I15])/5" office:value-type="float" office:value="0.00713933" calcext:value-type="float">
            <text:p>0.00713933</text:p>
          </table:table-cell>
          <table:table-cell table:style-name="ce149" table:formula="of:=([$'Process Standard'.J15]+[$'Process Shared'.J15]+[$'Process Stream_2'.J15]+[$'Process Stream_4'.J15]+[$'Process Shared &amp; Stream_4'.J15])/5" office:value-type="float" office:value="0.007156398" calcext:value-type="float">
            <text:p>0.007156398</text:p>
          </table:table-cell>
          <table:table-cell table:style-name="ce149" table:formula="of:=([$'Process Standard'.K15]+[$'Process Shared'.K15]+[$'Process Stream_2'.K15]+[$'Process Stream_4'.K15]+[$'Process Shared &amp; Stream_4'.K15])/5" office:value-type="float" office:value="0.007232734" calcext:value-type="float">
            <text:p>0.007232734</text:p>
          </table:table-cell>
          <table:table-cell table:style-name="ce149" table:formula="of:=([$'Process Standard'.L15]+[$'Process Shared'.L15]+[$'Process Stream_2'.L15]+[$'Process Stream_4'.L15]+[$'Process Shared &amp; Stream_4'.L15])/5" office:value-type="float" office:value="0.007147302" calcext:value-type="float">
            <text:p>0.007147302</text:p>
          </table:table-cell>
          <table:table-cell table:style-name="ce149" table:formula="of:=([$'Process Standard'.M15]+[$'Process Shared'.M15]+[$'Process Stream_2'.M15]+[$'Process Stream_4'.M15]+[$'Process Shared &amp; Stream_4'.M15])/5" office:value-type="float" office:value="0.00722158" calcext:value-type="float">
            <text:p>0.00722158</text:p>
          </table:table-cell>
          <table:table-cell table:style-name="ce149" table:formula="of:=([$'Process Standard'.N15]+[$'Process Shared'.N15]+[$'Process Stream_2'.N15]+[$'Process Stream_4'.N15]+[$'Process Shared &amp; Stream_4'.N15])/5" office:value-type="float" office:value="0.00719988" calcext:value-type="float">
            <text:p>0.00719988</text:p>
          </table:table-cell>
          <table:table-cell table:style-name="ce149" table:formula="of:=([$'Process Standard'.O15]+[$'Process Shared'.O15]+[$'Process Stream_2'.O15]+[$'Process Stream_4'.O15]+[$'Process Shared &amp; Stream_4'.O15])/5" office:value-type="float" office:value="0.007190248" calcext:value-type="float">
            <text:p>0.007190248</text:p>
          </table:table-cell>
          <table:table-cell table:style-name="ce149" table:formula="of:=([$'Process Standard'.P15]+[$'Process Shared'.P15]+[$'Process Stream_2'.P15]+[$'Process Stream_4'.P15]+[$'Process Shared &amp; Stream_4'.P15])/5" office:value-type="float" office:value="0.007159684" calcext:value-type="float">
            <text:p>0.007159684</text:p>
          </table:table-cell>
          <table:table-cell table:style-name="ce149" table:formula="of:=([$'Process Standard'.Q15]+[$'Process Shared'.Q15]+[$'Process Stream_2'.Q15]+[$'Process Stream_4'.Q15]+[$'Process Shared &amp; Stream_4'.Q15])/5" office:value-type="float" office:value="0.007196098" calcext:value-type="float">
            <text:p>0.007196098</text:p>
          </table:table-cell>
          <table:table-cell table:style-name="ce153" table:formula="of:=([$'Process Standard'.R15]+[$'Process Shared'.R15]+[$'Process Stream_2'.R15]+[$'Process Stream_4'.R15]+[$'Process Shared &amp; Stream_4'.R15])/5" office:value-type="float" office:value="0.007171796" calcext:value-type="float">
            <text:p>0.007171796</text:p>
          </table:table-cell>
          <table:table-cell table:style-name="ce168" table:formula="of:=AVERAGE([.C15:.R15])" office:value-type="float" office:value="0.007181520375" calcext:value-type="float">
            <text:p>0.007181520375</text:p>
          </table:table-cell>
          <table:table-cell/>
          <table:table-cell table:style-name="ce70" table:formula="of:=MAX([.C15:.R15])" office:value-type="float" office:value="0.007232734" calcext:value-type="float">
            <text:p>0.007232734</text:p>
          </table:table-cell>
          <table:table-cell table:style-name="ce70" table:formula="of:=MIN([.C15:.R15])" office:value-type="float" office:value="0.007136228" calcext:value-type="float">
            <text:p>0.007136228</text:p>
          </table:table-cell>
        </table:table-row>
        <table:table-row table:style-name="ro1">
          <table:table-cell/>
          <table:table-cell table:style-name="ce3" office:value-type="float" office:value="704" calcext:value-type="float">
            <text:p>704</text:p>
          </table:table-cell>
          <table:table-cell table:style-name="ce145" table:formula="of:=([$'Process Standard'.C16]+[$'Process Shared'.C16]+[$'Process Stream_2'.C16]+[$'Process Stream_4'.C16]+[$'Process Shared &amp; Stream_4'.C16])/5" office:value-type="float" office:value="0.007224044" calcext:value-type="float">
            <text:p>0.007224044</text:p>
          </table:table-cell>
          <table:table-cell table:style-name="ce149" table:formula="of:=([$'Process Standard'.D16]+[$'Process Shared'.D16]+[$'Process Stream_2'.D16]+[$'Process Stream_4'.D16]+[$'Process Shared &amp; Stream_4'.D16])/5" office:value-type="float" office:value="0.00722509" calcext:value-type="float">
            <text:p>0.00722509</text:p>
          </table:table-cell>
          <table:table-cell table:style-name="ce149" table:formula="of:=([$'Process Standard'.E16]+[$'Process Shared'.E16]+[$'Process Stream_2'.E16]+[$'Process Stream_4'.E16]+[$'Process Shared &amp; Stream_4'.E16])/5" office:value-type="float" office:value="0.007176426" calcext:value-type="float">
            <text:p>0.007176426</text:p>
          </table:table-cell>
          <table:table-cell table:style-name="ce149" table:formula="of:=([$'Process Standard'.F16]+[$'Process Shared'.F16]+[$'Process Stream_2'.F16]+[$'Process Stream_4'.F16]+[$'Process Shared &amp; Stream_4'.F16])/5" office:value-type="float" office:value="0.007156982" calcext:value-type="float">
            <text:p>0.007156982</text:p>
          </table:table-cell>
          <table:table-cell table:style-name="ce149" table:formula="of:=([$'Process Standard'.G16]+[$'Process Shared'.G16]+[$'Process Stream_2'.G16]+[$'Process Stream_4'.G16]+[$'Process Shared &amp; Stream_4'.G16])/5" office:value-type="float" office:value="0.007219398" calcext:value-type="float">
            <text:p>0.007219398</text:p>
          </table:table-cell>
          <table:table-cell table:style-name="ce149" table:formula="of:=([$'Process Standard'.H16]+[$'Process Shared'.H16]+[$'Process Stream_2'.H16]+[$'Process Stream_4'.H16]+[$'Process Shared &amp; Stream_4'.H16])/5" office:value-type="float" office:value="0.007181908" calcext:value-type="float">
            <text:p>0.007181908</text:p>
          </table:table-cell>
          <table:table-cell table:style-name="ce149" table:formula="of:=([$'Process Standard'.I16]+[$'Process Shared'.I16]+[$'Process Stream_2'.I16]+[$'Process Stream_4'.I16]+[$'Process Shared &amp; Stream_4'.I16])/5" office:value-type="float" office:value="0.007199224" calcext:value-type="float">
            <text:p>0.007199224</text:p>
          </table:table-cell>
          <table:table-cell table:style-name="ce149" table:formula="of:=([$'Process Standard'.J16]+[$'Process Shared'.J16]+[$'Process Stream_2'.J16]+[$'Process Stream_4'.J16]+[$'Process Shared &amp; Stream_4'.J16])/5" office:value-type="float" office:value="0.007148192" calcext:value-type="float">
            <text:p>0.007148192</text:p>
          </table:table-cell>
          <table:table-cell table:style-name="ce149" table:formula="of:=([$'Process Standard'.K16]+[$'Process Shared'.K16]+[$'Process Stream_2'.K16]+[$'Process Stream_4'.K16]+[$'Process Shared &amp; Stream_4'.K16])/5" office:value-type="float" office:value="0.007177696" calcext:value-type="float">
            <text:p>0.007177696</text:p>
          </table:table-cell>
          <table:table-cell table:style-name="ce149" table:formula="of:=([$'Process Standard'.L16]+[$'Process Shared'.L16]+[$'Process Stream_2'.L16]+[$'Process Stream_4'.L16]+[$'Process Shared &amp; Stream_4'.L16])/5" office:value-type="float" office:value="0.007160572" calcext:value-type="float">
            <text:p>0.007160572</text:p>
          </table:table-cell>
          <table:table-cell table:style-name="ce149" table:formula="of:=([$'Process Standard'.M16]+[$'Process Shared'.M16]+[$'Process Stream_2'.M16]+[$'Process Stream_4'.M16]+[$'Process Shared &amp; Stream_4'.M16])/5" office:value-type="float" office:value="0.00717028" calcext:value-type="float">
            <text:p>0.00717028</text:p>
          </table:table-cell>
          <table:table-cell table:style-name="ce149" table:formula="of:=([$'Process Standard'.N16]+[$'Process Shared'.N16]+[$'Process Stream_2'.N16]+[$'Process Stream_4'.N16]+[$'Process Shared &amp; Stream_4'.N16])/5" office:value-type="float" office:value="0.007189702" calcext:value-type="float">
            <text:p>0.007189702</text:p>
          </table:table-cell>
          <table:table-cell table:style-name="ce149" table:formula="of:=([$'Process Standard'.O16]+[$'Process Shared'.O16]+[$'Process Stream_2'.O16]+[$'Process Stream_4'.O16]+[$'Process Shared &amp; Stream_4'.O16])/5" office:value-type="float" office:value="0.007189856" calcext:value-type="float">
            <text:p>0.007189856</text:p>
          </table:table-cell>
          <table:table-cell table:style-name="ce149" table:formula="of:=([$'Process Standard'.P16]+[$'Process Shared'.P16]+[$'Process Stream_2'.P16]+[$'Process Stream_4'.P16]+[$'Process Shared &amp; Stream_4'.P16])/5" office:value-type="float" office:value="0.00716345" calcext:value-type="float">
            <text:p>0.00716345</text:p>
          </table:table-cell>
          <table:table-cell table:style-name="ce149" table:formula="of:=([$'Process Standard'.Q16]+[$'Process Shared'.Q16]+[$'Process Stream_2'.Q16]+[$'Process Stream_4'.Q16]+[$'Process Shared &amp; Stream_4'.Q16])/5" office:value-type="float" office:value="0.007205204" calcext:value-type="float">
            <text:p>0.007205204</text:p>
          </table:table-cell>
          <table:table-cell table:style-name="ce153" table:formula="of:=([$'Process Standard'.R16]+[$'Process Shared'.R16]+[$'Process Stream_2'.R16]+[$'Process Stream_4'.R16]+[$'Process Shared &amp; Stream_4'.R16])/5" office:value-type="float" office:value="0.007163844" calcext:value-type="float">
            <text:p>0.007163844</text:p>
          </table:table-cell>
          <table:table-cell table:style-name="ce168" table:formula="of:=AVERAGE([.C16:.R16])" office:value-type="float" office:value="0.00718449175" calcext:value-type="float">
            <text:p>0.00718449175</text:p>
          </table:table-cell>
          <table:table-cell/>
          <table:table-cell table:style-name="ce70" table:formula="of:=MAX([.C16:.R16])" office:value-type="float" office:value="0.00722509" calcext:value-type="float">
            <text:p>0.00722509</text:p>
          </table:table-cell>
          <table:table-cell table:style-name="ce70" table:formula="of:=MIN([.C16:.R16])" office:value-type="float" office:value="0.007148192" calcext:value-type="float">
            <text:p>0.007148192</text:p>
          </table:table-cell>
        </table:table-row>
        <table:table-row table:style-name="ro1">
          <table:table-cell/>
          <table:table-cell table:style-name="ce3" office:value-type="float" office:value="768" calcext:value-type="float">
            <text:p>768</text:p>
          </table:table-cell>
          <table:table-cell table:style-name="ce145" table:formula="of:=([$'Process Standard'.C17]+[$'Process Shared'.C17]+[$'Process Stream_2'.C17]+[$'Process Stream_4'.C17]+[$'Process Shared &amp; Stream_4'.C17])/5" office:value-type="float" office:value="0.007175314" calcext:value-type="float">
            <text:p>0.007175314</text:p>
          </table:table-cell>
          <table:table-cell table:style-name="ce149" table:formula="of:=([$'Process Standard'.D17]+[$'Process Shared'.D17]+[$'Process Stream_2'.D17]+[$'Process Stream_4'.D17]+[$'Process Shared &amp; Stream_4'.D17])/5" office:value-type="float" office:value="0.007107192" calcext:value-type="float">
            <text:p>0.007107192</text:p>
          </table:table-cell>
          <table:table-cell table:style-name="ce149" table:formula="of:=([$'Process Standard'.E17]+[$'Process Shared'.E17]+[$'Process Stream_2'.E17]+[$'Process Stream_4'.E17]+[$'Process Shared &amp; Stream_4'.E17])/5" office:value-type="float" office:value="0.007135654" calcext:value-type="float">
            <text:p>0.007135654</text:p>
          </table:table-cell>
          <table:table-cell table:style-name="ce149" table:formula="of:=([$'Process Standard'.F17]+[$'Process Shared'.F17]+[$'Process Stream_2'.F17]+[$'Process Stream_4'.F17]+[$'Process Shared &amp; Stream_4'.F17])/5" office:value-type="float" office:value="0.007196116" calcext:value-type="float">
            <text:p>0.007196116</text:p>
          </table:table-cell>
          <table:table-cell table:style-name="ce149" table:formula="of:=([$'Process Standard'.G17]+[$'Process Shared'.G17]+[$'Process Stream_2'.G17]+[$'Process Stream_4'.G17]+[$'Process Shared &amp; Stream_4'.G17])/5" office:value-type="float" office:value="0.007132578" calcext:value-type="float">
            <text:p>0.007132578</text:p>
          </table:table-cell>
          <table:table-cell table:style-name="ce149" table:formula="of:=([$'Process Standard'.H17]+[$'Process Shared'.H17]+[$'Process Stream_2'.H17]+[$'Process Stream_4'.H17]+[$'Process Shared &amp; Stream_4'.H17])/5" office:value-type="float" office:value="0.007156678" calcext:value-type="float">
            <text:p>0.007156678</text:p>
          </table:table-cell>
          <table:table-cell table:style-name="ce149" table:formula="of:=([$'Process Standard'.I17]+[$'Process Shared'.I17]+[$'Process Stream_2'.I17]+[$'Process Stream_4'.I17]+[$'Process Shared &amp; Stream_4'.I17])/5" office:value-type="float" office:value="0.007207852" calcext:value-type="float">
            <text:p>0.007207852</text:p>
          </table:table-cell>
          <table:table-cell table:style-name="ce149" table:formula="of:=([$'Process Standard'.J17]+[$'Process Shared'.J17]+[$'Process Stream_2'.J17]+[$'Process Stream_4'.J17]+[$'Process Shared &amp; Stream_4'.J17])/5" office:value-type="float" office:value="0.007193242" calcext:value-type="float">
            <text:p>0.007193242</text:p>
          </table:table-cell>
          <table:table-cell table:style-name="ce149" table:formula="of:=([$'Process Standard'.K17]+[$'Process Shared'.K17]+[$'Process Stream_2'.K17]+[$'Process Stream_4'.K17]+[$'Process Shared &amp; Stream_4'.K17])/5" office:value-type="float" office:value="0.007195116" calcext:value-type="float">
            <text:p>0.007195116</text:p>
          </table:table-cell>
          <table:table-cell table:style-name="ce149" table:formula="of:=([$'Process Standard'.L17]+[$'Process Shared'.L17]+[$'Process Stream_2'.L17]+[$'Process Stream_4'.L17]+[$'Process Shared &amp; Stream_4'.L17])/5" office:value-type="float" office:value="0.007184126" calcext:value-type="float">
            <text:p>0.007184126</text:p>
          </table:table-cell>
          <table:table-cell table:style-name="ce149" table:formula="of:=([$'Process Standard'.M17]+[$'Process Shared'.M17]+[$'Process Stream_2'.M17]+[$'Process Stream_4'.M17]+[$'Process Shared &amp; Stream_4'.M17])/5" office:value-type="float" office:value="0.007189772" calcext:value-type="float">
            <text:p>0.007189772</text:p>
          </table:table-cell>
          <table:table-cell table:style-name="ce149" table:formula="of:=([$'Process Standard'.N17]+[$'Process Shared'.N17]+[$'Process Stream_2'.N17]+[$'Process Stream_4'.N17]+[$'Process Shared &amp; Stream_4'.N17])/5" office:value-type="float" office:value="0.007139286" calcext:value-type="float">
            <text:p>0.007139286</text:p>
          </table:table-cell>
          <table:table-cell table:style-name="ce149" table:formula="of:=([$'Process Standard'.O17]+[$'Process Shared'.O17]+[$'Process Stream_2'.O17]+[$'Process Stream_4'.O17]+[$'Process Shared &amp; Stream_4'.O17])/5" office:value-type="float" office:value="0.007205004" calcext:value-type="float">
            <text:p>0.007205004</text:p>
          </table:table-cell>
          <table:table-cell table:style-name="ce149" table:formula="of:=([$'Process Standard'.P17]+[$'Process Shared'.P17]+[$'Process Stream_2'.P17]+[$'Process Stream_4'.P17]+[$'Process Shared &amp; Stream_4'.P17])/5" office:value-type="float" office:value="0.00718562" calcext:value-type="float">
            <text:p>0.00718562</text:p>
          </table:table-cell>
          <table:table-cell table:style-name="ce149" table:formula="of:=([$'Process Standard'.Q17]+[$'Process Shared'.Q17]+[$'Process Stream_2'.Q17]+[$'Process Stream_4'.Q17]+[$'Process Shared &amp; Stream_4'.Q17])/5" office:value-type="float" office:value="0.007207414" calcext:value-type="float">
            <text:p>0.007207414</text:p>
          </table:table-cell>
          <table:table-cell table:style-name="ce153" table:formula="of:=([$'Process Standard'.R17]+[$'Process Shared'.R17]+[$'Process Stream_2'.R17]+[$'Process Stream_4'.R17]+[$'Process Shared &amp; Stream_4'.R17])/5" office:value-type="float" office:value="0.007164224" calcext:value-type="float">
            <text:p>0.007164224</text:p>
          </table:table-cell>
          <table:table-cell table:style-name="ce168" table:formula="of:=AVERAGE([.C17:.R17])" office:value-type="float" office:value="0.00717344925" calcext:value-type="float">
            <text:p>0.00717344925</text:p>
          </table:table-cell>
          <table:table-cell/>
          <table:table-cell table:style-name="ce70" table:formula="of:=MAX([.C17:.R17])" office:value-type="float" office:value="0.007207852" calcext:value-type="float">
            <text:p>0.007207852</text:p>
          </table:table-cell>
          <table:table-cell table:style-name="ce70" table:formula="of:=MIN([.C17:.R17])" office:value-type="float" office:value="0.007107192" calcext:value-type="float">
            <text:p>0.007107192</text:p>
          </table:table-cell>
        </table:table-row>
        <table:table-row table:style-name="ro1">
          <table:table-cell/>
          <table:table-cell table:style-name="ce3" office:value-type="float" office:value="832" calcext:value-type="float">
            <text:p>832</text:p>
          </table:table-cell>
          <table:table-cell table:style-name="ce145" table:formula="of:=([$'Process Standard'.C18]+[$'Process Shared'.C18]+[$'Process Stream_2'.C18]+[$'Process Stream_4'.C18]+[$'Process Shared &amp; Stream_4'.C18])/5" office:value-type="float" office:value="0.00718877" calcext:value-type="float">
            <text:p>0.00718877</text:p>
          </table:table-cell>
          <table:table-cell table:style-name="ce149" table:formula="of:=([$'Process Standard'.D18]+[$'Process Shared'.D18]+[$'Process Stream_2'.D18]+[$'Process Stream_4'.D18]+[$'Process Shared &amp; Stream_4'.D18])/5" office:value-type="float" office:value="0.00716362" calcext:value-type="float">
            <text:p>0.00716362</text:p>
          </table:table-cell>
          <table:table-cell table:style-name="ce149" table:formula="of:=([$'Process Standard'.E18]+[$'Process Shared'.E18]+[$'Process Stream_2'.E18]+[$'Process Stream_4'.E18]+[$'Process Shared &amp; Stream_4'.E18])/5" office:value-type="float" office:value="0.007184064" calcext:value-type="float">
            <text:p>0.007184064</text:p>
          </table:table-cell>
          <table:table-cell table:style-name="ce149" table:formula="of:=([$'Process Standard'.F18]+[$'Process Shared'.F18]+[$'Process Stream_2'.F18]+[$'Process Stream_4'.F18]+[$'Process Shared &amp; Stream_4'.F18])/5" office:value-type="float" office:value="0.007190018" calcext:value-type="float">
            <text:p>0.007190018</text:p>
          </table:table-cell>
          <table:table-cell table:style-name="ce149" table:formula="of:=([$'Process Standard'.G18]+[$'Process Shared'.G18]+[$'Process Stream_2'.G18]+[$'Process Stream_4'.G18]+[$'Process Shared &amp; Stream_4'.G18])/5" office:value-type="float" office:value="0.00723308" calcext:value-type="float">
            <text:p>0.00723308</text:p>
          </table:table-cell>
          <table:table-cell table:style-name="ce149" table:formula="of:=([$'Process Standard'.H18]+[$'Process Shared'.H18]+[$'Process Stream_2'.H18]+[$'Process Stream_4'.H18]+[$'Process Shared &amp; Stream_4'.H18])/5" office:value-type="float" office:value="0.007176846" calcext:value-type="float">
            <text:p>0.007176846</text:p>
          </table:table-cell>
          <table:table-cell table:style-name="ce149" table:formula="of:=([$'Process Standard'.I18]+[$'Process Shared'.I18]+[$'Process Stream_2'.I18]+[$'Process Stream_4'.I18]+[$'Process Shared &amp; Stream_4'.I18])/5" office:value-type="float" office:value="0.007159698" calcext:value-type="float">
            <text:p>0.007159698</text:p>
          </table:table-cell>
          <table:table-cell table:style-name="ce149" table:formula="of:=([$'Process Standard'.J18]+[$'Process Shared'.J18]+[$'Process Stream_2'.J18]+[$'Process Stream_4'.J18]+[$'Process Shared &amp; Stream_4'.J18])/5" office:value-type="float" office:value="0.007175234" calcext:value-type="float">
            <text:p>0.007175234</text:p>
          </table:table-cell>
          <table:table-cell table:style-name="ce149" table:formula="of:=([$'Process Standard'.K18]+[$'Process Shared'.K18]+[$'Process Stream_2'.K18]+[$'Process Stream_4'.K18]+[$'Process Shared &amp; Stream_4'.K18])/5" office:value-type="float" office:value="0.007177396" calcext:value-type="float">
            <text:p>0.007177396</text:p>
          </table:table-cell>
          <table:table-cell table:style-name="ce149" table:formula="of:=([$'Process Standard'.L18]+[$'Process Shared'.L18]+[$'Process Stream_2'.L18]+[$'Process Stream_4'.L18]+[$'Process Shared &amp; Stream_4'.L18])/5" office:value-type="float" office:value="0.007219234" calcext:value-type="float">
            <text:p>0.007219234</text:p>
          </table:table-cell>
          <table:table-cell table:style-name="ce149" table:formula="of:=([$'Process Standard'.M18]+[$'Process Shared'.M18]+[$'Process Stream_2'.M18]+[$'Process Stream_4'.M18]+[$'Process Shared &amp; Stream_4'.M18])/5" office:value-type="float" office:value="0.007189636" calcext:value-type="float">
            <text:p>0.007189636</text:p>
          </table:table-cell>
          <table:table-cell table:style-name="ce149" table:formula="of:=([$'Process Standard'.N18]+[$'Process Shared'.N18]+[$'Process Stream_2'.N18]+[$'Process Stream_4'.N18]+[$'Process Shared &amp; Stream_4'.N18])/5" office:value-type="float" office:value="0.007216206" calcext:value-type="float">
            <text:p>0.007216206</text:p>
          </table:table-cell>
          <table:table-cell table:style-name="ce149" table:formula="of:=([$'Process Standard'.O18]+[$'Process Shared'.O18]+[$'Process Stream_2'.O18]+[$'Process Stream_4'.O18]+[$'Process Shared &amp; Stream_4'.O18])/5" office:value-type="float" office:value="0.00718399" calcext:value-type="float">
            <text:p>0.00718399</text:p>
          </table:table-cell>
          <table:table-cell table:style-name="ce149" table:formula="of:=([$'Process Standard'.P18]+[$'Process Shared'.P18]+[$'Process Stream_2'.P18]+[$'Process Stream_4'.P18]+[$'Process Shared &amp; Stream_4'.P18])/5" office:value-type="float" office:value="0.007226342" calcext:value-type="float">
            <text:p>0.007226342</text:p>
          </table:table-cell>
          <table:table-cell table:style-name="ce149" table:formula="of:=([$'Process Standard'.Q18]+[$'Process Shared'.Q18]+[$'Process Stream_2'.Q18]+[$'Process Stream_4'.Q18]+[$'Process Shared &amp; Stream_4'.Q18])/5" office:value-type="float" office:value="0.007169758" calcext:value-type="float">
            <text:p>0.007169758</text:p>
          </table:table-cell>
          <table:table-cell table:style-name="ce153" table:formula="of:=([$'Process Standard'.R18]+[$'Process Shared'.R18]+[$'Process Stream_2'.R18]+[$'Process Stream_4'.R18]+[$'Process Shared &amp; Stream_4'.R18])/5" office:value-type="float" office:value="0.007201848" calcext:value-type="float">
            <text:p>0.007201848</text:p>
          </table:table-cell>
          <table:table-cell table:style-name="ce168" table:formula="of:=AVERAGE([.C18:.R18])" office:value-type="float" office:value="0.00719098375" calcext:value-type="float">
            <text:p>0.00719098375</text:p>
          </table:table-cell>
          <table:table-cell/>
          <table:table-cell table:style-name="ce70" table:formula="of:=MAX([.C18:.R18])" office:value-type="float" office:value="0.00723308" calcext:value-type="float">
            <text:p>0.00723308</text:p>
          </table:table-cell>
          <table:table-cell table:style-name="ce70" table:formula="of:=MIN([.C18:.R18])" office:value-type="float" office:value="0.007159698" calcext:value-type="float">
            <text:p>0.007159698</text:p>
          </table:table-cell>
        </table:table-row>
        <table:table-row table:style-name="ro1">
          <table:table-cell/>
          <table:table-cell table:style-name="ce3" office:value-type="float" office:value="896" calcext:value-type="float">
            <text:p>896</text:p>
          </table:table-cell>
          <table:table-cell table:style-name="ce145" table:formula="of:=([$'Process Standard'.C19]+[$'Process Shared'.C19]+[$'Process Stream_2'.C19]+[$'Process Stream_4'.C19]+[$'Process Shared &amp; Stream_4'.C19])/5" office:value-type="float" office:value="0.00715858" calcext:value-type="float">
            <text:p>0.00715858</text:p>
          </table:table-cell>
          <table:table-cell table:style-name="ce149" table:formula="of:=([$'Process Standard'.D19]+[$'Process Shared'.D19]+[$'Process Stream_2'.D19]+[$'Process Stream_4'.D19]+[$'Process Shared &amp; Stream_4'.D19])/5" office:value-type="float" office:value="0.007270954" calcext:value-type="float">
            <text:p>0.007270954</text:p>
          </table:table-cell>
          <table:table-cell table:style-name="ce149" table:formula="of:=([$'Process Standard'.E19]+[$'Process Shared'.E19]+[$'Process Stream_2'.E19]+[$'Process Stream_4'.E19]+[$'Process Shared &amp; Stream_4'.E19])/5" office:value-type="float" office:value="0.007234726" calcext:value-type="float">
            <text:p>0.007234726</text:p>
          </table:table-cell>
          <table:table-cell table:style-name="ce149" table:formula="of:=([$'Process Standard'.F19]+[$'Process Shared'.F19]+[$'Process Stream_2'.F19]+[$'Process Stream_4'.F19]+[$'Process Shared &amp; Stream_4'.F19])/5" office:value-type="float" office:value="0.007146272" calcext:value-type="float">
            <text:p>0.007146272</text:p>
          </table:table-cell>
          <table:table-cell table:style-name="ce149" table:formula="of:=([$'Process Standard'.G19]+[$'Process Shared'.G19]+[$'Process Stream_2'.G19]+[$'Process Stream_4'.G19]+[$'Process Shared &amp; Stream_4'.G19])/5" office:value-type="float" office:value="0.00715844" calcext:value-type="float">
            <text:p>0.00715844</text:p>
          </table:table-cell>
          <table:table-cell table:style-name="ce149" table:formula="of:=([$'Process Standard'.H19]+[$'Process Shared'.H19]+[$'Process Stream_2'.H19]+[$'Process Stream_4'.H19]+[$'Process Shared &amp; Stream_4'.H19])/5" office:value-type="float" office:value="0.00720796" calcext:value-type="float">
            <text:p>0.00720796</text:p>
          </table:table-cell>
          <table:table-cell table:style-name="ce149" table:formula="of:=([$'Process Standard'.I19]+[$'Process Shared'.I19]+[$'Process Stream_2'.I19]+[$'Process Stream_4'.I19]+[$'Process Shared &amp; Stream_4'.I19])/5" office:value-type="float" office:value="0.007164626" calcext:value-type="float">
            <text:p>0.007164626</text:p>
          </table:table-cell>
          <table:table-cell table:style-name="ce149" table:formula="of:=([$'Process Standard'.J19]+[$'Process Shared'.J19]+[$'Process Stream_2'.J19]+[$'Process Stream_4'.J19]+[$'Process Shared &amp; Stream_4'.J19])/5" office:value-type="float" office:value="0.00712083" calcext:value-type="float">
            <text:p>0.00712083</text:p>
          </table:table-cell>
          <table:table-cell table:style-name="ce149" table:formula="of:=([$'Process Standard'.K19]+[$'Process Shared'.K19]+[$'Process Stream_2'.K19]+[$'Process Stream_4'.K19]+[$'Process Shared &amp; Stream_4'.K19])/5" office:value-type="float" office:value="0.007186826" calcext:value-type="float">
            <text:p>0.007186826</text:p>
          </table:table-cell>
          <table:table-cell table:style-name="ce149" table:formula="of:=([$'Process Standard'.L19]+[$'Process Shared'.L19]+[$'Process Stream_2'.L19]+[$'Process Stream_4'.L19]+[$'Process Shared &amp; Stream_4'.L19])/5" office:value-type="float" office:value="0.007146866" calcext:value-type="float">
            <text:p>0.007146866</text:p>
          </table:table-cell>
          <table:table-cell table:style-name="ce149" table:formula="of:=([$'Process Standard'.M19]+[$'Process Shared'.M19]+[$'Process Stream_2'.M19]+[$'Process Stream_4'.M19]+[$'Process Shared &amp; Stream_4'.M19])/5" office:value-type="float" office:value="0.007179934" calcext:value-type="float">
            <text:p>0.007179934</text:p>
          </table:table-cell>
          <table:table-cell table:style-name="ce149" table:formula="of:=([$'Process Standard'.N19]+[$'Process Shared'.N19]+[$'Process Stream_2'.N19]+[$'Process Stream_4'.N19]+[$'Process Shared &amp; Stream_4'.N19])/5" office:value-type="float" office:value="0.007219138" calcext:value-type="float">
            <text:p>0.007219138</text:p>
          </table:table-cell>
          <table:table-cell table:style-name="ce149" table:formula="of:=([$'Process Standard'.O19]+[$'Process Shared'.O19]+[$'Process Stream_2'.O19]+[$'Process Stream_4'.O19]+[$'Process Shared &amp; Stream_4'.O19])/5" office:value-type="float" office:value="0.007184376" calcext:value-type="float">
            <text:p>0.007184376</text:p>
          </table:table-cell>
          <table:table-cell table:style-name="ce149" table:formula="of:=([$'Process Standard'.P19]+[$'Process Shared'.P19]+[$'Process Stream_2'.P19]+[$'Process Stream_4'.P19]+[$'Process Shared &amp; Stream_4'.P19])/5" office:value-type="float" office:value="0.007239778" calcext:value-type="float">
            <text:p>0.007239778</text:p>
          </table:table-cell>
          <table:table-cell table:style-name="ce149" table:formula="of:=([$'Process Standard'.Q19]+[$'Process Shared'.Q19]+[$'Process Stream_2'.Q19]+[$'Process Stream_4'.Q19]+[$'Process Shared &amp; Stream_4'.Q19])/5" office:value-type="float" office:value="0.007224454" calcext:value-type="float">
            <text:p>0.007224454</text:p>
          </table:table-cell>
          <table:table-cell table:style-name="ce153" table:formula="of:=([$'Process Standard'.R19]+[$'Process Shared'.R19]+[$'Process Stream_2'.R19]+[$'Process Stream_4'.R19]+[$'Process Shared &amp; Stream_4'.R19])/5" office:value-type="float" office:value="0.007234332" calcext:value-type="float">
            <text:p>0.007234332</text:p>
          </table:table-cell>
          <table:table-cell table:style-name="ce168" table:formula="of:=AVERAGE([.C19:.R19])" office:value-type="float" office:value="0.00719238075" calcext:value-type="float">
            <text:p>0.00719238075</text:p>
          </table:table-cell>
          <table:table-cell/>
          <table:table-cell table:style-name="ce70" table:formula="of:=MAX([.C19:.R19])" office:value-type="float" office:value="0.007270954" calcext:value-type="float">
            <text:p>0.007270954</text:p>
          </table:table-cell>
          <table:table-cell table:style-name="ce70" table:formula="of:=MIN([.C19:.R19])" office:value-type="float" office:value="0.00712083" calcext:value-type="float">
            <text:p>0.00712083</text:p>
          </table:table-cell>
        </table:table-row>
        <table:table-row table:style-name="ro1">
          <table:table-cell/>
          <table:table-cell table:style-name="ce3" office:value-type="float" office:value="960" calcext:value-type="float">
            <text:p>960</text:p>
          </table:table-cell>
          <table:table-cell table:style-name="ce145" table:formula="of:=([$'Process Standard'.C20]+[$'Process Shared'.C20]+[$'Process Stream_2'.C20]+[$'Process Stream_4'.C20]+[$'Process Shared &amp; Stream_4'.C20])/5" office:value-type="float" office:value="0.007195106" calcext:value-type="float">
            <text:p>0.007195106</text:p>
          </table:table-cell>
          <table:table-cell table:style-name="ce149" table:formula="of:=([$'Process Standard'.D20]+[$'Process Shared'.D20]+[$'Process Stream_2'.D20]+[$'Process Stream_4'.D20]+[$'Process Shared &amp; Stream_4'.D20])/5" office:value-type="float" office:value="0.00711932" calcext:value-type="float">
            <text:p>0.00711932</text:p>
          </table:table-cell>
          <table:table-cell table:style-name="ce149" table:formula="of:=([$'Process Standard'.E20]+[$'Process Shared'.E20]+[$'Process Stream_2'.E20]+[$'Process Stream_4'.E20]+[$'Process Shared &amp; Stream_4'.E20])/5" office:value-type="float" office:value="0.007114024" calcext:value-type="float">
            <text:p>0.007114024</text:p>
          </table:table-cell>
          <table:table-cell table:style-name="ce149" table:formula="of:=([$'Process Standard'.F20]+[$'Process Shared'.F20]+[$'Process Stream_2'.F20]+[$'Process Stream_4'.F20]+[$'Process Shared &amp; Stream_4'.F20])/5" office:value-type="float" office:value="0.007201996" calcext:value-type="float">
            <text:p>0.007201996</text:p>
          </table:table-cell>
          <table:table-cell table:style-name="ce149" table:formula="of:=([$'Process Standard'.G20]+[$'Process Shared'.G20]+[$'Process Stream_2'.G20]+[$'Process Stream_4'.G20]+[$'Process Shared &amp; Stream_4'.G20])/5" office:value-type="float" office:value="0.007129148" calcext:value-type="float">
            <text:p>0.007129148</text:p>
          </table:table-cell>
          <table:table-cell table:style-name="ce149" table:formula="of:=([$'Process Standard'.H20]+[$'Process Shared'.H20]+[$'Process Stream_2'.H20]+[$'Process Stream_4'.H20]+[$'Process Shared &amp; Stream_4'.H20])/5" office:value-type="float" office:value="0.00722765" calcext:value-type="float">
            <text:p>0.00722765</text:p>
          </table:table-cell>
          <table:table-cell table:style-name="ce149" table:formula="of:=([$'Process Standard'.I20]+[$'Process Shared'.I20]+[$'Process Stream_2'.I20]+[$'Process Stream_4'.I20]+[$'Process Shared &amp; Stream_4'.I20])/5" office:value-type="float" office:value="0.007170008" calcext:value-type="float">
            <text:p>0.007170008</text:p>
          </table:table-cell>
          <table:table-cell table:style-name="ce149" table:formula="of:=([$'Process Standard'.J20]+[$'Process Shared'.J20]+[$'Process Stream_2'.J20]+[$'Process Stream_4'.J20]+[$'Process Shared &amp; Stream_4'.J20])/5" office:value-type="float" office:value="0.007156942" calcext:value-type="float">
            <text:p>0.007156942</text:p>
          </table:table-cell>
          <table:table-cell table:style-name="ce149" table:formula="of:=([$'Process Standard'.K20]+[$'Process Shared'.K20]+[$'Process Stream_2'.K20]+[$'Process Stream_4'.K20]+[$'Process Shared &amp; Stream_4'.K20])/5" office:value-type="float" office:value="0.007190244" calcext:value-type="float">
            <text:p>0.007190244</text:p>
          </table:table-cell>
          <table:table-cell table:style-name="ce149" table:formula="of:=([$'Process Standard'.L20]+[$'Process Shared'.L20]+[$'Process Stream_2'.L20]+[$'Process Stream_4'.L20]+[$'Process Shared &amp; Stream_4'.L20])/5" office:value-type="float" office:value="0.007170478" calcext:value-type="float">
            <text:p>0.007170478</text:p>
          </table:table-cell>
          <table:table-cell table:style-name="ce149" table:formula="of:=([$'Process Standard'.M20]+[$'Process Shared'.M20]+[$'Process Stream_2'.M20]+[$'Process Stream_4'.M20]+[$'Process Shared &amp; Stream_4'.M20])/5" office:value-type="float" office:value="0.007193748" calcext:value-type="float">
            <text:p>0.007193748</text:p>
          </table:table-cell>
          <table:table-cell table:style-name="ce149" table:formula="of:=([$'Process Standard'.N20]+[$'Process Shared'.N20]+[$'Process Stream_2'.N20]+[$'Process Stream_4'.N20]+[$'Process Shared &amp; Stream_4'.N20])/5" office:value-type="float" office:value="0.007189512" calcext:value-type="float">
            <text:p>0.007189512</text:p>
          </table:table-cell>
          <table:table-cell table:style-name="ce149" table:formula="of:=([$'Process Standard'.O20]+[$'Process Shared'.O20]+[$'Process Stream_2'.O20]+[$'Process Stream_4'.O20]+[$'Process Shared &amp; Stream_4'.O20])/5" office:value-type="float" office:value="0.007205726" calcext:value-type="float">
            <text:p>0.007205726</text:p>
          </table:table-cell>
          <table:table-cell table:style-name="ce149" table:formula="of:=([$'Process Standard'.P20]+[$'Process Shared'.P20]+[$'Process Stream_2'.P20]+[$'Process Stream_4'.P20]+[$'Process Shared &amp; Stream_4'.P20])/5" office:value-type="float" office:value="0.007141796" calcext:value-type="float">
            <text:p>0.007141796</text:p>
          </table:table-cell>
          <table:table-cell table:style-name="ce149" table:formula="of:=([$'Process Standard'.Q20]+[$'Process Shared'.Q20]+[$'Process Stream_2'.Q20]+[$'Process Stream_4'.Q20]+[$'Process Shared &amp; Stream_4'.Q20])/5" office:value-type="float" office:value="0.007210936" calcext:value-type="float">
            <text:p>0.007210936</text:p>
          </table:table-cell>
          <table:table-cell table:style-name="ce153" table:formula="of:=([$'Process Standard'.R20]+[$'Process Shared'.R20]+[$'Process Stream_2'.R20]+[$'Process Stream_4'.R20]+[$'Process Shared &amp; Stream_4'.R20])/5" office:value-type="float" office:value="0.007170348" calcext:value-type="float">
            <text:p>0.007170348</text:p>
          </table:table-cell>
          <table:table-cell table:style-name="ce168" table:formula="of:=AVERAGE([.C20:.R20])" office:value-type="float" office:value="0.007174186375" calcext:value-type="float">
            <text:p>0.007174186375</text:p>
          </table:table-cell>
          <table:table-cell/>
          <table:table-cell table:style-name="ce70" table:formula="of:=MAX([.C20:.R20])" office:value-type="float" office:value="0.00722765" calcext:value-type="float">
            <text:p>0.00722765</text:p>
          </table:table-cell>
          <table:table-cell table:style-name="ce70" table:formula="of:=MIN([.C20:.R20])" office:value-type="float" office:value="0.007114024" calcext:value-type="float">
            <text:p>0.007114024</text:p>
          </table:table-cell>
        </table:table-row>
        <table:table-row table:style-name="ro1">
          <table:table-cell/>
          <table:table-cell table:style-name="ce4" office:value-type="float" office:value="1024" calcext:value-type="float">
            <text:p>1024</text:p>
          </table:table-cell>
          <table:table-cell table:style-name="ce146" table:formula="of:=([$'Process Standard'.C21]+[$'Process Shared'.C21]+[$'Process Stream_2'.C21]+[$'Process Stream_4'.C21]+[$'Process Shared &amp; Stream_4'.C21])/5" office:value-type="float" office:value="0.007186888" calcext:value-type="float">
            <text:p>0.007186888</text:p>
          </table:table-cell>
          <table:table-cell table:style-name="ce150" table:formula="of:=([$'Process Standard'.D21]+[$'Process Shared'.D21]+[$'Process Stream_2'.D21]+[$'Process Stream_4'.D21]+[$'Process Shared &amp; Stream_4'.D21])/5" office:value-type="float" office:value="0.007197716" calcext:value-type="float">
            <text:p>0.007197716</text:p>
          </table:table-cell>
          <table:table-cell table:style-name="ce150" table:formula="of:=([$'Process Standard'.E21]+[$'Process Shared'.E21]+[$'Process Stream_2'.E21]+[$'Process Stream_4'.E21]+[$'Process Shared &amp; Stream_4'.E21])/5" office:value-type="float" office:value="0.007221286" calcext:value-type="float">
            <text:p>0.007221286</text:p>
          </table:table-cell>
          <table:table-cell table:style-name="ce150" table:formula="of:=([$'Process Standard'.F21]+[$'Process Shared'.F21]+[$'Process Stream_2'.F21]+[$'Process Stream_4'.F21]+[$'Process Shared &amp; Stream_4'.F21])/5" office:value-type="float" office:value="0.007188262" calcext:value-type="float">
            <text:p>0.007188262</text:p>
          </table:table-cell>
          <table:table-cell table:style-name="ce150" table:formula="of:=([$'Process Standard'.G21]+[$'Process Shared'.G21]+[$'Process Stream_2'.G21]+[$'Process Stream_4'.G21]+[$'Process Shared &amp; Stream_4'.G21])/5" office:value-type="float" office:value="0.007184736" calcext:value-type="float">
            <text:p>0.007184736</text:p>
          </table:table-cell>
          <table:table-cell table:style-name="ce150" table:formula="of:=([$'Process Standard'.H21]+[$'Process Shared'.H21]+[$'Process Stream_2'.H21]+[$'Process Stream_4'.H21]+[$'Process Shared &amp; Stream_4'.H21])/5" office:value-type="float" office:value="0.00719673" calcext:value-type="float">
            <text:p>0.00719673</text:p>
          </table:table-cell>
          <table:table-cell table:style-name="ce150" table:formula="of:=([$'Process Standard'.I21]+[$'Process Shared'.I21]+[$'Process Stream_2'.I21]+[$'Process Stream_4'.I21]+[$'Process Shared &amp; Stream_4'.I21])/5" office:value-type="float" office:value="0.007182326" calcext:value-type="float">
            <text:p>0.007182326</text:p>
          </table:table-cell>
          <table:table-cell table:style-name="ce150" table:formula="of:=([$'Process Standard'.J21]+[$'Process Shared'.J21]+[$'Process Stream_2'.J21]+[$'Process Stream_4'.J21]+[$'Process Shared &amp; Stream_4'.J21])/5" office:value-type="float" office:value="0.007218404" calcext:value-type="float">
            <text:p>0.007218404</text:p>
          </table:table-cell>
          <table:table-cell table:style-name="ce150" table:formula="of:=([$'Process Standard'.K21]+[$'Process Shared'.K21]+[$'Process Stream_2'.K21]+[$'Process Stream_4'.K21]+[$'Process Shared &amp; Stream_4'.K21])/5" office:value-type="float" office:value="0.007219298" calcext:value-type="float">
            <text:p>0.007219298</text:p>
          </table:table-cell>
          <table:table-cell table:style-name="ce150" table:formula="of:=([$'Process Standard'.L21]+[$'Process Shared'.L21]+[$'Process Stream_2'.L21]+[$'Process Stream_4'.L21]+[$'Process Shared &amp; Stream_4'.L21])/5" office:value-type="float" office:value="0.00720349" calcext:value-type="float">
            <text:p>0.00720349</text:p>
          </table:table-cell>
          <table:table-cell table:style-name="ce150" table:formula="of:=([$'Process Standard'.M21]+[$'Process Shared'.M21]+[$'Process Stream_2'.M21]+[$'Process Stream_4'.M21]+[$'Process Shared &amp; Stream_4'.M21])/5" office:value-type="float" office:value="0.007202128" calcext:value-type="float">
            <text:p>0.007202128</text:p>
          </table:table-cell>
          <table:table-cell table:style-name="ce150" table:formula="of:=([$'Process Standard'.N21]+[$'Process Shared'.N21]+[$'Process Stream_2'.N21]+[$'Process Stream_4'.N21]+[$'Process Shared &amp; Stream_4'.N21])/5" office:value-type="float" office:value="0.00719824" calcext:value-type="float">
            <text:p>0.00719824</text:p>
          </table:table-cell>
          <table:table-cell table:style-name="ce150" table:formula="of:=([$'Process Standard'.O21]+[$'Process Shared'.O21]+[$'Process Stream_2'.O21]+[$'Process Stream_4'.O21]+[$'Process Shared &amp; Stream_4'.O21])/5" office:value-type="float" office:value="0.007184958" calcext:value-type="float">
            <text:p>0.007184958</text:p>
          </table:table-cell>
          <table:table-cell table:style-name="ce150" table:formula="of:=([$'Process Standard'.P21]+[$'Process Shared'.P21]+[$'Process Stream_2'.P21]+[$'Process Stream_4'.P21]+[$'Process Shared &amp; Stream_4'.P21])/5" office:value-type="float" office:value="0.007209018" calcext:value-type="float">
            <text:p>0.007209018</text:p>
          </table:table-cell>
          <table:table-cell table:style-name="ce150" table:formula="of:=([$'Process Standard'.Q21]+[$'Process Shared'.Q21]+[$'Process Stream_2'.Q21]+[$'Process Stream_4'.Q21]+[$'Process Shared &amp; Stream_4'.Q21])/5" office:value-type="float" office:value="0.007173076" calcext:value-type="float">
            <text:p>0.007173076</text:p>
          </table:table-cell>
          <table:table-cell table:style-name="ce154" table:formula="of:=([$'Process Standard'.R21]+[$'Process Shared'.R21]+[$'Process Stream_2'.R21]+[$'Process Stream_4'.R21]+[$'Process Shared &amp; Stream_4'.R21])/5" office:value-type="float" office:value="0.007156192" calcext:value-type="float">
            <text:p>0.007156192</text:p>
          </table:table-cell>
          <table:table-cell table:style-name="ce169" table:formula="of:=AVERAGE([.C21:.R21])" office:value-type="float" office:value="0.00719517175" calcext:value-type="float">
            <text:p>0.00719517175</text:p>
          </table:table-cell>
          <table:table-cell/>
          <table:table-cell table:style-name="ce71" table:formula="of:=MAX([.C21:.R21])" office:value-type="float" office:value="0.007221286" calcext:value-type="float">
            <text:p>0.007221286</text:p>
          </table:table-cell>
          <table:table-cell table:style-name="ce71" table:formula="of:=MIN([.C21:.R21])" office:value-type="float" office:value="0.007156192" calcext:value-type="float">
            <text:p>0.007156192</text:p>
          </table:table-cell>
        </table:table-row>
        <table:table-row table:style-name="ro1">
          <table:table-cell/>
          <table:table-cell table:style-name="ce44" office:value-type="string" calcext:value-type="string">
            <text:p>Moyenne X</text:p>
          </table:table-cell>
          <table:table-cell table:style-name="ce147" table:formula="of:=AVERAGE([.C6:.C21])" office:value-type="float" office:value="0.007186838125" calcext:value-type="float">
            <text:p>0.007186838125</text:p>
          </table:table-cell>
          <table:table-cell table:style-name="ce151" table:formula="of:=AVERAGE([.D6:.D21])" office:value-type="float" office:value="0.007185544875" calcext:value-type="float">
            <text:p>0.007185544875</text:p>
          </table:table-cell>
          <table:table-cell table:style-name="ce151" table:formula="of:=AVERAGE([.E6:.E21])" office:value-type="float" office:value="0.00718664925" calcext:value-type="float">
            <text:p>0.00718664925</text:p>
          </table:table-cell>
          <table:table-cell table:style-name="ce151" table:formula="of:=AVERAGE([.F6:.F21])" office:value-type="float" office:value="0.007181287375" calcext:value-type="float">
            <text:p>0.007181287375</text:p>
          </table:table-cell>
          <table:table-cell table:style-name="ce151" table:formula="of:=AVERAGE([.G6:.G21])" office:value-type="float" office:value="0.007193246125" calcext:value-type="float">
            <text:p>0.007193246125</text:p>
          </table:table-cell>
          <table:table-cell table:style-name="ce151" table:formula="of:=AVERAGE([.H6:.H21])" office:value-type="float" office:value="0.007191984125" calcext:value-type="float">
            <text:p>0.007191984125</text:p>
          </table:table-cell>
          <table:table-cell table:style-name="ce151" table:formula="of:=AVERAGE([.I6:.I21])" office:value-type="float" office:value="0.00718929325" calcext:value-type="float">
            <text:p>0.00718929325</text:p>
          </table:table-cell>
          <table:table-cell table:style-name="ce151" table:formula="of:=AVERAGE([.J6:.J21])" office:value-type="float" office:value="0.007176916875" calcext:value-type="float">
            <text:p>0.007176916875</text:p>
          </table:table-cell>
          <table:table-cell table:style-name="ce151" table:formula="of:=AVERAGE([.K6:.K21])" office:value-type="float" office:value="0.007190706375" calcext:value-type="float">
            <text:p>0.007190706375</text:p>
          </table:table-cell>
          <table:table-cell table:style-name="ce151" table:formula="of:=AVERAGE([.L6:.L21])" office:value-type="float" office:value="0.007182143875" calcext:value-type="float">
            <text:p>0.007182143875</text:p>
          </table:table-cell>
          <table:table-cell table:style-name="ce151" table:formula="of:=AVERAGE([.M6:.M21])" office:value-type="float" office:value="0.007182793375" calcext:value-type="float">
            <text:p>0.007182793375</text:p>
          </table:table-cell>
          <table:table-cell table:style-name="ce151" table:formula="of:=AVERAGE([.N6:.N21])" office:value-type="float" office:value="0.00719792325" calcext:value-type="float">
            <text:p>0.00719792325</text:p>
          </table:table-cell>
          <table:table-cell table:style-name="ce151" table:formula="of:=AVERAGE([.O6:.O21])" office:value-type="float" office:value="0.007184830125" calcext:value-type="float">
            <text:p>0.007184830125</text:p>
          </table:table-cell>
          <table:table-cell table:style-name="ce151" table:formula="of:=AVERAGE([.P6:.P21])" office:value-type="float" office:value="0.007185762375" calcext:value-type="float">
            <text:p>0.007185762375</text:p>
          </table:table-cell>
          <table:table-cell table:style-name="ce151" table:formula="of:=AVERAGE([.Q6:.Q21])" office:value-type="float" office:value="0.007193636875" calcext:value-type="float">
            <text:p>0.007193636875</text:p>
          </table:table-cell>
          <table:table-cell table:style-name="ce155" table:formula="of:=AVERAGE([.R6:.R21])" office:value-type="float" office:value="0.00717551175" calcext:value-type="float">
            <text:p>0.00717551175</text:p>
          </table:table-cell>
          <table:table-cell table:style-name="ce6" table:formula="of:=AVERAGE([.S6:.S21])" office:value-type="float" office:value="0.00718656675" calcext:value-type="float">
            <text:p>0.00718656675</text:p>
          </table:table-cell>
          <table:table-cell/>
          <table:table-cell table:style-name="ce44" table:formula="of:=MAX([.U6:.U21])" office:value-type="float" office:value="0.007288672" calcext:value-type="float">
            <text:p>0.007288672</text:p>
          </table:table-cell>
          <table:table-cell table:style-name="ce44" table:formula="of:=MIN([.V6:.V21])" office:value-type="float" office:value="0.007107192" calcext:value-type="float">
            <text:p>0.007107192</text:p>
          </table:table-cell>
        </table:table-row>
        <table:table-row table:style-name="ro1" table:number-rows-repeated="1048553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Moyenne Finale'.S6:'Moyenne Finale'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Moyenne Finale'.C22:'Moyenne Finale'.R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Moyenne Finale'.C6:'Moyenne Finale'.R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20:36:48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0T09:49:53.362000000</meta:creation-date>
    <dc:date>2021-04-12T21:06:22.344000000</dc:date>
    <meta:editing-duration>PT2H45M5S</meta:editing-duration>
    <meta:editing-cycles>7</meta:editing-cycles>
    <meta:generator>LibreOffice/7.0.1.2$Windows_X86_64 LibreOffice_project/7cbcfc562f6eb6708b5ff7d7397325de9e764452</meta:generator>
    <meta:document-statistic meta:table-count="6" meta:cell-count="2166" meta:object-count="0"/>
  </office:meta>
</office:document-meta>
</file>